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9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Arial1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>
            <text:p>T</text:p>
          </table:table-cell>
          <table:table-cell office:value-type="string">
            <text:p>Ángulo objetivo</text:p>
          </table:table-cell>
          <table:table-cell office:value-type="string">
            <text:p>Ángulo real</text:p>
          </table:table-cell>
          <table:table-cell>
            <draw:frame table:end-cell-address="Hoja1.J17" table:end-x="2.047cm" table:end-y="0.328cm" draw:z-index="0" draw:style-name="gr1" draw:text-style-name="P1" svg:width="15.391cm" svg:height="7.554cm" svg:x="0.205cm" svg:y="0cm">
              <draw:object draw:notify-on-update-of-ranges="Hoja1.A105:Hoja1.A170 Hoja1.C1:Hoja1.C1 Hoja1.C105:Hoja1.C170 Hoja1.B1:Hoja1.B1 Hoja1.B105:Hoja1.B17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07132625">
            <text:p>0.071326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0.04423466">
            <text:p>-0.044234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0.0656106">
            <text:p>-0.06561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0.08156468">
            <text:p>-0.081564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09487279">
            <text:p>0.094872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09487279">
            <text:p>0.094872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04423466">
            <text:p>0.044234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07401875">
            <text:p>0.074018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1251145">
            <text:p>0.12511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1978235">
            <text:p>0.19782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2446942">
            <text:p>0.24469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2510099">
            <text:p>0.25100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2238118">
            <text:p>0.22381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2065338">
            <text:p>0.20653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0.1997919">
            <text:p>-0.19979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1978235">
            <text:p>0.19782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191797">
            <text:p>0.1917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1897456">
            <text:p>0.18974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2046302">
            <text:p>0.20463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2281412">
            <text:p>0.22814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2454926">
            <text:p>0.24549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2306999">
            <text:p>0.2306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0.1235407">
            <text:p>-0.12354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0.9104272">
            <text:p>-0.91042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7611">
            <text:p>-22.7611</text:p>
          </table:table-cell>
          <table:table-cell office:value-type="float" office:value="-2.18382">
            <text:p>-2.183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35953">
            <text:p>-27.35953</text:p>
          </table:table-cell>
          <table:table-cell office:value-type="float" office:value="-3.799781">
            <text:p>-3.7997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83126">
            <text:p>-31.83126</text:p>
          </table:table-cell>
          <table:table-cell office:value-type="float" office:value="-8.585654">
            <text:p>-8.5856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01424">
            <text:p>-36.01424</text:p>
          </table:table-cell>
          <table:table-cell office:value-type="float" office:value="-15.14869">
            <text:p>-15.148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75689">
            <text:p>-39.75689</text:p>
          </table:table-cell>
          <table:table-cell office:value-type="float" office:value="-22.11928">
            <text:p>-22.119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92356">
            <text:p>-42.92356</text:p>
          </table:table-cell>
          <table:table-cell office:value-type="float" office:value="-28.04497">
            <text:p>-28.044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39952">
            <text:p>-45.39952</text:p>
          </table:table-cell>
          <table:table-cell office:value-type="float" office:value="-32.44237">
            <text:p>-32.442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9503">
            <text:p>-47.09503</text:p>
          </table:table-cell>
          <table:table-cell office:value-type="float" office:value="-35.50073">
            <text:p>-35.500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4864">
            <text:p>-47.94864</text:p>
          </table:table-cell>
          <table:table-cell office:value-type="float" office:value="-37.42877">
            <text:p>-37.428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2943">
            <text:p>-47.92943</text:p>
          </table:table-cell>
          <table:table-cell office:value-type="float" office:value="-38.95103">
            <text:p>-38.951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3809">
            <text:p>-47.03809</text:p>
          </table:table-cell>
          <table:table-cell office:value-type="float" office:value="-41.10234">
            <text:p>-41.102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30691">
            <text:p>-45.30691</text:p>
          </table:table-cell>
          <table:table-cell office:value-type="float" office:value="-42.82757">
            <text:p>-42.827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79865">
            <text:p>-42.79865</text:p>
          </table:table-cell>
          <table:table-cell office:value-type="float" office:value="-42.18552">
            <text:p>-42.185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60418">
            <text:p>-39.60418</text:p>
          </table:table-cell>
          <table:table-cell office:value-type="float" office:value="-38.6911">
            <text:p>-38.69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83929">
            <text:p>-35.83929</text:p>
          </table:table-cell>
          <table:table-cell office:value-type="float" office:value="-35.48957">
            <text:p>-35.489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6404">
            <text:p>-31.6404</text:p>
          </table:table-cell>
          <table:table-cell office:value-type="float" office:value="-33.97607">
            <text:p>-33.976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15968">
            <text:p>-27.15968</text:p>
          </table:table-cell>
          <table:table-cell office:value-type="float" office:value="-32.32874">
            <text:p>-32.328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5595">
            <text:p>-22.5595</text:p>
          </table:table-cell>
          <table:table-cell office:value-type="float" office:value="-30.46489">
            <text:p>-30.464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00657">
            <text:p>-18.00657</text:p>
          </table:table-cell>
          <table:table-cell office:value-type="float" office:value="-27.922">
            <text:p>-27.9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66588">
            <text:p>-13.66588</text:p>
          </table:table-cell>
          <table:table-cell office:value-type="float" office:value="-24.72631">
            <text:p>-24.726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694738">
            <text:p>-9.694738</text:p>
          </table:table-cell>
          <table:table-cell office:value-type="float" office:value="-20.87401">
            <text:p>-20.874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237031">
            <text:p>-6.237031</text:p>
          </table:table-cell>
          <table:table-cell office:value-type="float" office:value="-16.92892">
            <text:p>-16.928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4181">
            <text:p>-3.4181</text:p>
          </table:table-cell>
          <table:table-cell office:value-type="float" office:value="-13.0405">
            <text:p>-13.04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340082">
            <text:p>-1.340082</text:p>
          </table:table-cell>
          <table:table-cell office:value-type="float" office:value="-9.618709">
            <text:p>-9.6187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7827929">
            <text:p>-0.07827929</text:p>
          </table:table-cell>
          <table:table-cell office:value-type="float" office:value="-6.826334">
            <text:p>-6.8263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.668499">
            <text:p>-4.6684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550017">
            <text:p>-0.1550017</text:p>
          </table:table-cell>
          <table:table-cell office:value-type="float" office:value="-3.928997">
            <text:p>-3.928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490745">
            <text:p>-1.490745</text:p>
          </table:table-cell>
          <table:table-cell office:value-type="float" office:value="-3.974093">
            <text:p>-3.9740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637245">
            <text:p>-3.637245</text:p>
          </table:table-cell>
          <table:table-cell office:value-type="float" office:value="-3.700099">
            <text:p>-3.7000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516716">
            <text:p>-6.516716</text:p>
          </table:table-cell>
          <table:table-cell office:value-type="float" office:value="-3.580366">
            <text:p>-3.5803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02481">
            <text:p>-10.02481</text:p>
          </table:table-cell>
          <table:table-cell office:value-type="float" office:value="-3.548782">
            <text:p>-3.5487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03439">
            <text:p>-14.03439</text:p>
          </table:table-cell>
          <table:table-cell office:value-type="float" office:value="-4.443956">
            <text:p>-4.4439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40017">
            <text:p>-18.40017</text:p>
          </table:table-cell>
          <table:table-cell office:value-type="float" office:value="-5.389652">
            <text:p>-5.3896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96392">
            <text:p>-22.96392</text:p>
          </table:table-cell>
          <table:table-cell office:value-type="float" office:value="-7.50807">
            <text:p>-7.508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56027">
            <text:p>-27.56027</text:p>
          </table:table-cell>
          <table:table-cell office:value-type="float" office:value="-10.95244">
            <text:p>-10.952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02266">
            <text:p>-32.02266</text:p>
          </table:table-cell>
          <table:table-cell office:value-type="float" office:value="-15.49107">
            <text:p>-15.491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18933">
            <text:p>-36.18933</text:p>
          </table:table-cell>
          <table:table-cell office:value-type="float" office:value="-20.37514">
            <text:p>-20.375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90935">
            <text:p>-39.90935</text:p>
          </table:table-cell>
          <table:table-cell office:value-type="float" office:value="-25.12311">
            <text:p>-25.123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04785">
            <text:p>-43.04785</text:p>
          </table:table-cell>
          <table:table-cell office:value-type="float" office:value="-29.4109">
            <text:p>-29.41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49115">
            <text:p>-45.49115</text:p>
          </table:table-cell>
          <table:table-cell office:value-type="float" office:value="-33.81973">
            <text:p>-33.819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5066">
            <text:p>-47.15066</text:p>
          </table:table-cell>
          <table:table-cell office:value-type="float" office:value="-38.40421">
            <text:p>-38.40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6627">
            <text:p>-47.96627</text:p>
          </table:table-cell>
          <table:table-cell office:value-type="float" office:value="-41.47642">
            <text:p>-41.476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0841">
            <text:p>-47.90841</text:p>
          </table:table-cell>
          <table:table-cell office:value-type="float" office:value="-43.65244">
            <text:p>-43.652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97919">
            <text:p>-46.97919</text:p>
          </table:table-cell>
          <table:table-cell office:value-type="float" office:value="-45.00774">
            <text:p>-45.007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21227">
            <text:p>-45.21227</text:p>
          </table:table-cell>
          <table:table-cell office:value-type="float" office:value="-45.61623">
            <text:p>-45.616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6717">
            <text:p>-42.6717</text:p>
          </table:table-cell>
          <table:table-cell office:value-type="float" office:value="-45.37713">
            <text:p>-45.377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4495">
            <text:p>-39.4495</text:p>
          </table:table-cell>
          <table:table-cell office:value-type="float" office:value="-44.28672">
            <text:p>-44.286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66251">
            <text:p>-35.66251</text:p>
          </table:table-cell>
          <table:table-cell office:value-type="float" office:value="-42.47919">
            <text:p>-42.479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4479">
            <text:p>-31.4479</text:p>
          </table:table-cell>
          <table:table-cell office:value-type="float" office:value="-39.95879">
            <text:p>-39.958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95847">
            <text:p>-26.95847</text:p>
          </table:table-cell>
          <table:table-cell office:value-type="float" office:value="-36.82423">
            <text:p>-36.824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35683">
            <text:p>-22.35683</text:p>
          </table:table-cell>
          <table:table-cell office:value-type="float" office:value="-33.30864">
            <text:p>-33.308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80983">
            <text:p>-17.80983</text:p>
          </table:table-cell>
          <table:table-cell office:value-type="float" office:value="-29.83916">
            <text:p>-29.839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48216">
            <text:p>-13.48216</text:p>
          </table:table-cell>
          <table:table-cell office:value-type="float" office:value="-26.63361">
            <text:p>-26.633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53069">
            <text:p>-9.53069</text:p>
          </table:table-cell>
          <table:table-cell office:value-type="float" office:value="-23.34576">
            <text:p>-23.345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098658">
            <text:p>-6.098658</text:p>
          </table:table-cell>
          <table:table-cell office:value-type="float" office:value="-20.05824">
            <text:p>-20.058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310366">
            <text:p>-3.310366</text:p>
          </table:table-cell>
          <table:table-cell office:value-type="float" office:value="-16.5356">
            <text:p>-16.53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266914">
            <text:p>-1.266914</text:p>
          </table:table-cell>
          <table:table-cell office:value-type="float" office:value="-13.77264">
            <text:p>-13.772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4231613">
            <text:p>-0.04231613</text:p>
          </table:table-cell>
          <table:table-cell office:value-type="float" office:value="-10.67429">
            <text:p>-10.674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604007">
            <text:p>-7.6040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959701">
            <text:p>-0.1959701</text:p>
          </table:table-cell>
          <table:table-cell office:value-type="float" office:value="-5.099926">
            <text:p>-5.0999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568638">
            <text:p>-1.568638</text:p>
          </table:table-cell>
          <table:table-cell office:value-type="float" office:value="-4.420889">
            <text:p>-4.4208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749256">
            <text:p>-3.749256</text:p>
          </table:table-cell>
          <table:table-cell office:value-type="float" office:value="-4.003012">
            <text:p>-4.0030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658762">
            <text:p>-6.658762</text:p>
          </table:table-cell>
          <table:table-cell office:value-type="float" office:value="-3.509894">
            <text:p>-3.5098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19177">
            <text:p>-10.19177</text:p>
          </table:table-cell>
          <table:table-cell office:value-type="float" office:value="-3.338709">
            <text:p>-3.3387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22019">
            <text:p>-14.22019</text:p>
          </table:table-cell>
          <table:table-cell office:value-type="float" office:value="-4.105082">
            <text:p>-4.1050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5981">
            <text:p>-18.5981</text:p>
          </table:table-cell>
          <table:table-cell office:value-type="float" office:value="-6.012163">
            <text:p>-6.0121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16682">
            <text:p>-23.16682</text:p>
          </table:table-cell>
          <table:table-cell office:value-type="float" office:value="-9.288126">
            <text:p>-9.2881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76074">
            <text:p>-27.76074</text:p>
          </table:table-cell>
          <table:table-cell office:value-type="float" office:value="-13.8246">
            <text:p>-13.82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21346">
            <text:p>-32.21346</text:p>
          </table:table-cell>
          <table:table-cell office:value-type="float" office:value="-18.92517">
            <text:p>-18.925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36354">
            <text:p>-36.36354</text:p>
          </table:table-cell>
          <table:table-cell office:value-type="float" office:value="-24.46497">
            <text:p>-24.464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06067">
            <text:p>-40.06067</text:p>
          </table:table-cell>
          <table:table-cell office:value-type="float" office:value="-30.14809">
            <text:p>-30.148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17078">
            <text:p>-43.17078</text:p>
          </table:table-cell>
          <table:table-cell office:value-type="float" office:value="-35.0077">
            <text:p>-35.00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58124">
            <text:p>-45.58124</text:p>
          </table:table-cell>
          <table:table-cell office:value-type="float" office:value="-38.85495">
            <text:p>-38.854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0465">
            <text:p>-47.20465</text:p>
          </table:table-cell>
          <table:table-cell office:value-type="float" office:value="-41.83447">
            <text:p>-41.834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822">
            <text:p>-47.9822</text:p>
          </table:table-cell>
          <table:table-cell office:value-type="float" office:value="-45.08941">
            <text:p>-45.089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8571">
            <text:p>-47.88571</text:p>
          </table:table-cell>
          <table:table-cell office:value-type="float" office:value="-46.27922">
            <text:p>-46.279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91866">
            <text:p>-46.91866</text:p>
          </table:table-cell>
          <table:table-cell office:value-type="float" office:value="-48.02019">
            <text:p>-48.020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11612">
            <text:p>-45.11612</text:p>
          </table:table-cell>
          <table:table-cell office:value-type="float" office:value="-49.16344">
            <text:p>-49.163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54339">
            <text:p>-42.54339</text:p>
          </table:table-cell>
          <table:table-cell office:value-type="float" office:value="-51.13495">
            <text:p>-51.13495</text:p>
          </table:table-cell>
          <table:table-cell table:number-columns-repeated="6"/>
        </table:table-row>
        <table:table-row table:style-name="ro1">
          <table:table-cell office:value-type="string">
            <text:p>T</text:p>
          </table:table-cell>
          <table:table-cell office:value-type="float" office:value="-39.29374">
            <text:p>-39.29374</text:p>
          </table:table-cell>
          <table:table-cell office:value-type="float" office:value="-51.66211">
            <text:p>-51.662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48487">
            <text:p>-35.48487</text:p>
          </table:table-cell>
          <table:table-cell office:value-type="float" office:value="-50.26927">
            <text:p>-50.269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25488">
            <text:p>-31.25488</text:p>
          </table:table-cell>
          <table:table-cell office:value-type="float" office:value="-46.81858">
            <text:p>-46.818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757">
            <text:p>-26.757</text:p>
          </table:table-cell>
          <table:table-cell office:value-type="float" office:value="-42.42387">
            <text:p>-42.423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15429">
            <text:p>-22.15429</text:p>
          </table:table-cell>
          <table:table-cell office:value-type="float" office:value="-37.97186">
            <text:p>-37.971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61347">
            <text:p>-17.61347</text:p>
          </table:table-cell>
          <table:table-cell office:value-type="float" office:value="-33.7813">
            <text:p>-33.78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29914">
            <text:p>-13.29914</text:p>
          </table:table-cell>
          <table:table-cell office:value-type="float" office:value="-29.87097">
            <text:p>-29.870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367689">
            <text:p>-9.367689</text:p>
          </table:table-cell>
          <table:table-cell office:value-type="float" office:value="-26.19593">
            <text:p>-26.195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961505">
            <text:p>-5.961505</text:p>
          </table:table-cell>
          <table:table-cell office:value-type="float" office:value="-24.22324">
            <text:p>-24.223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204093">
            <text:p>-3.204093</text:p>
          </table:table-cell>
          <table:table-cell office:value-type="float" office:value="-22.00844">
            <text:p>-22.008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195324">
            <text:p>-1.195324</text:p>
          </table:table-cell>
          <table:table-cell office:value-type="float" office:value="-18.88936">
            <text:p>-18.889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08035302">
            <text:p>-0.008035302</text:p>
          </table:table-cell>
          <table:table-cell office:value-type="float" office:value="-15.14413">
            <text:p>-15.144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1.17066">
            <text:p>-11.170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386049">
            <text:p>-0.2386049</text:p>
          </table:table-cell>
          <table:table-cell office:value-type="float" office:value="-7.669102">
            <text:p>-7.6691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648126">
            <text:p>-1.648126</text:p>
          </table:table-cell>
          <table:table-cell office:value-type="float" office:value="-4.440164">
            <text:p>-4.4401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862684">
            <text:p>-3.862684</text:p>
          </table:table-cell>
          <table:table-cell office:value-type="float" office:value="-3.394307">
            <text:p>-3.3943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802068">
            <text:p>-6.802068</text:p>
          </table:table-cell>
          <table:table-cell office:value-type="float" office:value="-3.637335">
            <text:p>-3.6373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35974">
            <text:p>-10.35974</text:p>
          </table:table-cell>
          <table:table-cell office:value-type="float" office:value="-4.242194">
            <text:p>-4.2421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40673">
            <text:p>-14.40673</text:p>
          </table:table-cell>
          <table:table-cell office:value-type="float" office:value="-5.755749">
            <text:p>-5.7557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79645">
            <text:p>-18.79645</text:p>
          </table:table-cell>
          <table:table-cell office:value-type="float" office:value="-8.415709">
            <text:p>-8.4157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36975">
            <text:p>-23.36975</text:p>
          </table:table-cell>
          <table:table-cell office:value-type="float" office:value="-12.47471">
            <text:p>-12.474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96098">
            <text:p>-27.96098</text:p>
          </table:table-cell>
          <table:table-cell office:value-type="float" office:value="-17.18661">
            <text:p>-17.186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40367">
            <text:p>-32.40367</text:p>
          </table:table-cell>
          <table:table-cell office:value-type="float" office:value="-22.63895">
            <text:p>-22.638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53691">
            <text:p>-36.53691</text:p>
          </table:table-cell>
          <table:table-cell office:value-type="float" office:value="-28.41131">
            <text:p>-28.411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21084">
            <text:p>-40.21084</text:p>
          </table:table-cell>
          <table:table-cell office:value-type="float" office:value="-34.22573">
            <text:p>-34.225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29238">
            <text:p>-43.29238</text:p>
          </table:table-cell>
          <table:table-cell office:value-type="float" office:value="-38.95649">
            <text:p>-38.956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6698">
            <text:p>-45.6698</text:p>
          </table:table-cell>
          <table:table-cell office:value-type="float" office:value="-41.47213">
            <text:p>-41.472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5701">
            <text:p>-47.25701</text:p>
          </table:table-cell>
          <table:table-cell office:value-type="float" office:value="-45.54404">
            <text:p>-45.544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9644">
            <text:p>-47.99644</text:p>
          </table:table-cell>
          <table:table-cell office:value-type="float" office:value="-47.61218">
            <text:p>-47.612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6131">
            <text:p>-47.86131</text:p>
          </table:table-cell>
          <table:table-cell office:value-type="float" office:value="-50.54396">
            <text:p>-50.543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85651">
            <text:p>-46.85651</text:p>
          </table:table-cell>
          <table:table-cell office:value-type="float" office:value="-51.44418">
            <text:p>-51.444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01849">
            <text:p>-45.01849</text:p>
          </table:table-cell>
          <table:table-cell office:value-type="float" office:value="-53.62328">
            <text:p>-53.62328</text:p>
          </table:table-cell>
          <table:table-cell table:number-columns-repeated="6"/>
        </table:table-row>
        <table:table-row table:style-name="ro2">
          <table:table-cell office:value-type="string">
            <text:p>T + 2<text:span text:style-name="T1">π/ω</text:span></text:p>
          </table:table-cell>
          <table:table-cell office:value-type="float" office:value="-42.4138">
            <text:p>-42.4138</text:p>
          </table:table-cell>
          <table:table-cell office:value-type="float" office:value="-54.11367">
            <text:p>-54.113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13688">
            <text:p>-39.13688</text:p>
          </table:table-cell>
          <table:table-cell office:value-type="float" office:value="-55.32823">
            <text:p>-55.328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0644">
            <text:p>-35.30644</text:p>
          </table:table-cell>
          <table:table-cell office:value-type="float" office:value="-52.57638">
            <text:p>-52.576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06135">
            <text:p>-31.06135</text:p>
          </table:table-cell>
          <table:table-cell office:value-type="float" office:value="-50.39461">
            <text:p>-50.394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55536">
            <text:p>-26.55536</text:p>
          </table:table-cell>
          <table:table-cell office:value-type="float" office:value="-45.76097">
            <text:p>-45.760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95187">
            <text:p>-21.95187</text:p>
          </table:table-cell>
          <table:table-cell office:value-type="float" office:value="-41.39704">
            <text:p>-41.397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4176">
            <text:p>-17.4176</text:p>
          </table:table-cell>
          <table:table-cell office:value-type="float" office:value="-36.86912">
            <text:p>-36.869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11692">
            <text:p>-13.11692</text:p>
          </table:table-cell>
          <table:table-cell office:value-type="float" office:value="-32.82233">
            <text:p>-32.822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205674">
            <text:p>-9.205674</text:p>
          </table:table-cell>
          <table:table-cell office:value-type="float" office:value="-28.86264">
            <text:p>-28.862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825675">
            <text:p>-5.825675</text:p>
          </table:table-cell>
          <table:table-cell office:value-type="float" office:value="-25.97912">
            <text:p>-25.979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099275">
            <text:p>-3.099275</text:p>
          </table:table-cell>
          <table:table-cell office:value-type="float" office:value="-22.16513">
            <text:p>-22.165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125348">
            <text:p>-1.125348</text:p>
          </table:table-cell>
          <table:table-cell office:value-type="float" office:value="-17.68373">
            <text:p>-17.683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2.80857">
            <text:p>-12.808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295123">
            <text:p>-8.2951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829047">
            <text:p>-0.2829047</text:p>
          </table:table-cell>
          <table:table-cell office:value-type="float" office:value="-4.453642">
            <text:p>-4.4536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729164">
            <text:p>-1.729164</text:p>
          </table:table-cell>
          <table:table-cell office:value-type="float" office:value="-3.729511">
            <text:p>-3.7295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977548">
            <text:p>-3.977548</text:p>
          </table:table-cell>
          <table:table-cell office:value-type="float" office:value="-3.432393">
            <text:p>-3.4323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946511">
            <text:p>-6.946511</text:p>
          </table:table-cell>
          <table:table-cell office:value-type="float" office:value="4.984248">
            <text:p>4.9842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52858">
            <text:p>-10.52858</text:p>
          </table:table-cell>
          <table:table-cell office:value-type="float" office:value="-6.692253">
            <text:p>-6.6922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59389">
            <text:p>-14.59389</text:p>
          </table:table-cell>
          <table:table-cell office:value-type="float" office:value="-5.917152">
            <text:p>-5.9171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99512">
            <text:p>-18.99512</text:p>
          </table:table-cell>
          <table:table-cell office:value-type="float" office:value="-7.445238">
            <text:p>-7.4452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57276">
            <text:p>-23.57276</text:p>
          </table:table-cell>
          <table:table-cell office:value-type="float" office:value="-10.59641">
            <text:p>-10.596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16085">
            <text:p>-28.16085</text:p>
          </table:table-cell>
          <table:table-cell office:value-type="float" office:value="-15.45059">
            <text:p>-15.45059</text:p>
          </table:table-cell>
          <table:table-cell table:number-columns-repeated="5"/>
          <table:table-cell table:style-name="ce1"/>
        </table:table-row>
        <table:table-row table:style-name="ro1">
          <table:table-cell/>
          <table:table-cell office:value-type="float" office:value="-32.59328">
            <text:p>-32.59328</text:p>
          </table:table-cell>
          <table:table-cell office:value-type="float" office:value="-20.91562">
            <text:p>-20.915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70935">
            <text:p>-36.70935</text:p>
          </table:table-cell>
          <table:table-cell office:value-type="float" office:value="-26.82986">
            <text:p>-26.829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35989">
            <text:p>-40.35989</text:p>
          </table:table-cell>
          <table:table-cell office:value-type="float" office:value="-32.64191">
            <text:p>-32.641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41255">
            <text:p>-43.41255</text:p>
          </table:table-cell>
          <table:table-cell office:value-type="float" office:value="-36.08984">
            <text:p>-36.089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75683">
            <text:p>-45.75683</text:p>
          </table:table-cell>
          <table:table-cell office:value-type="float" office:value="-40.12992">
            <text:p>-40.129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077">
            <text:p>-47.3077</text:p>
          </table:table-cell>
          <table:table-cell office:value-type="float" office:value="-42.2343">
            <text:p>-42.23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0897">
            <text:p>-48.00897</text:p>
          </table:table-cell>
          <table:table-cell office:value-type="float" office:value="-44.14292">
            <text:p>-44.142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3522">
            <text:p>-47.83522</text:p>
          </table:table-cell>
          <table:table-cell office:value-type="float" office:value="-45.55569">
            <text:p>-45.55569</text:p>
          </table:table-cell>
          <table:table-cell table:number-columns-repeated="6"/>
        </table:table-row>
        <table:table-row table:style-name="ro2">
          <table:table-cell office:value-type="string">
            <text:p>T + 4<text:span text:style-name="T1">π/ω</text:span></text:p>
          </table:table-cell>
          <table:table-cell office:value-type="float" office:value="-46.79277">
            <text:p>-46.79277</text:p>
          </table:table-cell>
          <table:table-cell office:value-type="float" office:value="-47.93219">
            <text:p>-47.93219</text:p>
          </table:table-cell>
          <table:table-cell table:number-columns-repeated="6"/>
        </table:table-row>
        <table:table-row table:style-name="ro1">
          <table:table-cell office:value-type="float" office:value="3.4">
            <text:p>3.4</text:p>
          </table:table-cell>
          <table:table-cell office:value-type="float" office:value="-44.91936">
            <text:p>-44.91936</text:p>
          </table:table-cell>
          <table:table-cell office:value-type="float" office:value="-49.32883">
            <text:p>-49.32883</text:p>
          </table:table-cell>
          <table:table-cell table:number-columns-repeated="6"/>
        </table:table-row>
        <table:table-row table:style-name="ro1">
          <table:table-cell office:value-type="float" office:value="3.42">
            <text:p>3.42</text:p>
          </table:table-cell>
          <table:table-cell office:value-type="float" office:value="-42.28289">
            <text:p>-42.28289</text:p>
          </table:table-cell>
          <table:table-cell office:value-type="float" office:value="-51.55093">
            <text:p>-51.55093</text:p>
          </table:table-cell>
          <table:table-cell table:number-columns-repeated="6"/>
        </table:table-row>
        <table:table-row table:style-name="ro1">
          <table:table-cell office:value-type="float" office:value="3.44">
            <text:p>3.44</text:p>
          </table:table-cell>
          <table:table-cell office:value-type="float" office:value="-38.97892">
            <text:p>-38.97892</text:p>
          </table:table-cell>
          <table:table-cell office:value-type="float" office:value="-53.00535">
            <text:p>-53.00535</text:p>
          </table:table-cell>
          <table:table-cell table:number-columns-repeated="6"/>
        </table:table-row>
        <table:table-row table:style-name="ro1">
          <table:table-cell office:value-type="float" office:value="3.46">
            <text:p>3.46</text:p>
          </table:table-cell>
          <table:table-cell office:value-type="float" office:value="-35.12725">
            <text:p>-35.12725</text:p>
          </table:table-cell>
          <table:table-cell office:value-type="float" office:value="-53.08652">
            <text:p>-53.08652</text:p>
          </table:table-cell>
          <table:table-cell table:number-columns-repeated="6"/>
        </table:table-row>
        <table:table-row table:style-name="ro1">
          <table:table-cell office:value-type="float" office:value="3.48">
            <text:p>3.48</text:p>
          </table:table-cell>
          <table:table-cell office:value-type="float" office:value="-30.8673">
            <text:p>-30.8673</text:p>
          </table:table-cell>
          <table:table-cell office:value-type="float" office:value="-48.68459">
            <text:p>-48.68459</text:p>
          </table:table-cell>
          <table:table-cell table:number-columns-repeated="6"/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-26.35354">
            <text:p>-26.35354</text:p>
          </table:table-cell>
          <table:table-cell office:value-type="float" office:value="-45.34037">
            <text:p>-45.34037</text:p>
          </table:table-cell>
          <table:table-cell table:number-columns-repeated="6"/>
        </table:table-row>
        <table:table-row table:style-name="ro1">
          <table:table-cell office:value-type="float" office:value="3.52">
            <text:p>3.52</text:p>
          </table:table-cell>
          <table:table-cell office:value-type="float" office:value="-21.74954">
            <text:p>-21.74954</text:p>
          </table:table-cell>
          <table:table-cell office:value-type="float" office:value="-40.90717">
            <text:p>-40.90717</text:p>
          </table:table-cell>
          <table:table-cell table:number-columns-repeated="6"/>
        </table:table-row>
        <table:table-row table:style-name="ro1">
          <table:table-cell office:value-type="float" office:value="3.54">
            <text:p>3.54</text:p>
          </table:table-cell>
          <table:table-cell office:value-type="float" office:value="-17.22222">
            <text:p>-17.22222</text:p>
          </table:table-cell>
          <table:table-cell office:value-type="float" office:value="-35.86777">
            <text:p>-35.86777</text:p>
          </table:table-cell>
          <table:table-cell table:number-columns-repeated="6"/>
        </table:table-row>
        <table:table-row table:style-name="ro1">
          <table:table-cell office:value-type="float" office:value="3.56">
            <text:p>3.56</text:p>
          </table:table-cell>
          <table:table-cell office:value-type="float" office:value="-12.93549">
            <text:p>-12.93549</text:p>
          </table:table-cell>
          <table:table-cell office:value-type="float" office:value="-30.43197">
            <text:p>-30.43197</text:p>
          </table:table-cell>
          <table:table-cell table:number-columns-repeated="6"/>
        </table:table-row>
        <table:table-row table:style-name="ro1">
          <table:table-cell office:value-type="float" office:value="3.58">
            <text:p>3.58</text:p>
          </table:table-cell>
          <table:table-cell office:value-type="float" office:value="-9.044764">
            <text:p>-9.044764</text:p>
          </table:table-cell>
          <table:table-cell office:value-type="float" office:value="-25.41544">
            <text:p>-25.41544</text:p>
          </table:table-cell>
          <table:table-cell table:number-columns-repeated="6"/>
        </table:table-row>
        <table:table-row table:style-name="ro1">
          <table:table-cell office:value-type="float" office:value="3.6">
            <text:p>3.6</text:p>
          </table:table-cell>
          <table:table-cell office:value-type="float" office:value="-5.691054">
            <text:p>-5.691054</text:p>
          </table:table-cell>
          <table:table-cell office:value-type="float" office:value="-20.96237">
            <text:p>-20.96237</text:p>
          </table:table-cell>
          <table:table-cell table:number-columns-repeated="6"/>
        </table:table-row>
        <table:table-row table:style-name="ro1">
          <table:table-cell office:value-type="float" office:value="3.62">
            <text:p>3.62</text:p>
          </table:table-cell>
          <table:table-cell office:value-type="float" office:value="-2.995897">
            <text:p>-2.995897</text:p>
          </table:table-cell>
          <table:table-cell office:value-type="float" office:value="-17.23672">
            <text:p>-17.23672</text:p>
          </table:table-cell>
          <table:table-cell table:number-columns-repeated="6"/>
        </table:table-row>
        <table:table-row table:style-name="ro1">
          <table:table-cell office:value-type="float" office:value="3.64">
            <text:p>3.64</text:p>
          </table:table-cell>
          <table:table-cell office:value-type="float" office:value="-1.056987">
            <text:p>-1.056987</text:p>
          </table:table-cell>
          <table:table-cell office:value-type="float" office:value="-13.63801">
            <text:p>-13.63801</text:p>
          </table:table-cell>
          <table:table-cell table:number-columns-repeated="6"/>
        </table:table-row>
        <table:table-row table:style-name="ro1">
          <table:table-cell office:value-type="float" office:value="3.66">
            <text:p>3.66</text:p>
          </table:table-cell>
          <table:table-cell office:value-type="float" office:value="0">
            <text:p>0</text:p>
          </table:table-cell>
          <table:table-cell office:value-type="float" office:value="-10.01418">
            <text:p>-10.01418</text:p>
          </table:table-cell>
          <table:table-cell table:number-columns-repeated="6"/>
        </table:table-row>
        <table:table-row table:style-name="ro1">
          <table:table-cell office:value-type="float" office:value="3.68">
            <text:p>3.68</text:p>
          </table:table-cell>
          <table:table-cell office:value-type="float" office:value="0">
            <text:p>0</text:p>
          </table:table-cell>
          <table:table-cell office:value-type="float" office:value="-6.660912">
            <text:p>-6.660912</text:p>
          </table:table-cell>
          <table:table-cell table:number-columns-repeated="6"/>
        </table:table-row>
        <table:table-row table:style-name="ro1">
          <table:table-cell office:value-type="float" office:value="3.7">
            <text:p>3.7</text:p>
          </table:table-cell>
          <table:table-cell office:value-type="float" office:value="-0.3288768">
            <text:p>-0.3288768</text:p>
          </table:table-cell>
          <table:table-cell office:value-type="float" office:value="-4.079095">
            <text:p>-4.079095</text:p>
          </table:table-cell>
          <table:table-cell table:number-columns-repeated="6"/>
        </table:table-row>
        <table:table-row table:style-name="ro1">
          <table:table-cell office:value-type="float" office:value="3.72">
            <text:p>3.72</text:p>
          </table:table-cell>
          <table:table-cell office:value-type="float" office:value="-1.81174">
            <text:p>-1.81174</text:p>
          </table:table-cell>
          <table:table-cell office:value-type="float" office:value="-3.626498">
            <text:p>-3.626498</text:p>
          </table:table-cell>
          <table:table-cell table:number-columns-repeated="6"/>
        </table:table-row>
        <table:table-row table:style-name="ro1">
          <table:table-cell office:value-type="float" office:value="3.74">
            <text:p>3.74</text:p>
          </table:table-cell>
          <table:table-cell office:value-type="float" office:value="-4.09376">
            <text:p>-4.09376</text:p>
          </table:table-cell>
          <table:table-cell office:value-type="float" office:value="-5.05904">
            <text:p>-5.05904</text:p>
          </table:table-cell>
          <table:table-cell table:number-columns-repeated="6"/>
        </table:table-row>
        <table:table-row table:style-name="ro1">
          <table:table-cell office:value-type="float" office:value="3.76">
            <text:p>3.76</text:p>
          </table:table-cell>
          <table:table-cell office:value-type="float" office:value="-7.092211">
            <text:p>-7.092211</text:p>
          </table:table-cell>
          <table:table-cell office:value-type="float" office:value="-5.157993">
            <text:p>-5.157993</text:p>
          </table:table-cell>
          <table:table-cell table:number-columns-repeated="6"/>
        </table:table-row>
        <table:table-row table:style-name="ro1">
          <table:table-cell office:value-type="float" office:value="3.78">
            <text:p>3.78</text:p>
          </table:table-cell>
          <table:table-cell office:value-type="float" office:value="-10.69844">
            <text:p>-10.69844</text:p>
          </table:table-cell>
          <table:table-cell office:value-type="float" office:value="5.155789">
            <text:p>5.155789</text:p>
          </table:table-cell>
          <table:table-cell table:number-columns-repeated="6"/>
        </table:table-row>
        <table:table-row table:style-name="ro1">
          <table:table-cell office:value-type="float" office:value="3.8">
            <text:p>3.8</text:p>
          </table:table-cell>
          <table:table-cell office:value-type="float" office:value="-14.78175">
            <text:p>-14.78175</text:p>
          </table:table-cell>
          <table:table-cell office:value-type="float" office:value="-7.727839">
            <text:p>-7.727839</text:p>
          </table:table-cell>
          <table:table-cell table:number-columns-repeated="6"/>
        </table:table-row>
        <table:table-row table:style-name="ro1">
          <table:table-cell office:value-type="float" office:value="3.82">
            <text:p>3.82</text:p>
          </table:table-cell>
          <table:table-cell office:value-type="float" office:value="-19.19407">
            <text:p>-19.19407</text:p>
          </table:table-cell>
          <table:table-cell office:value-type="float" office:value="-7.842374">
            <text:p>-7.842374</text:p>
          </table:table-cell>
          <table:table-cell table:number-columns-repeated="6"/>
        </table:table-row>
        <table:table-row table:style-name="ro1">
          <table:table-cell office:value-type="float" office:value="3.84">
            <text:p>3.84</text:p>
          </table:table-cell>
          <table:table-cell office:value-type="float" office:value="-23.7757">
            <text:p>-23.7757</text:p>
          </table:table-cell>
          <table:table-cell office:value-type="float" office:value="-10.24256">
            <text:p>-10.24256</text:p>
          </table:table-cell>
          <table:table-cell table:number-columns-repeated="6"/>
        </table:table-row>
        <table:table-row table:style-name="ro1">
          <table:table-cell office:value-type="float" office:value="3.86">
            <text:p>3.86</text:p>
          </table:table-cell>
          <table:table-cell office:value-type="float" office:value="-28.3605">
            <text:p>-28.3605</text:p>
          </table:table-cell>
          <table:table-cell office:value-type="float" office:value="-13.74019">
            <text:p>-13.74019</text:p>
          </table:table-cell>
          <table:table-cell table:number-columns-repeated="6"/>
        </table:table-row>
        <table:table-row table:style-name="ro1">
          <table:table-cell office:value-type="float" office:value="3.88">
            <text:p>3.88</text:p>
          </table:table-cell>
          <table:table-cell office:value-type="float" office:value="-32.78232">
            <text:p>-32.78232</text:p>
          </table:table-cell>
          <table:table-cell office:value-type="float" office:value="-18.24711">
            <text:p>-18.24711</text:p>
          </table:table-cell>
          <table:table-cell table:number-columns-repeated="6"/>
        </table:table-row>
        <table:table-row table:style-name="ro1">
          <table:table-cell office:value-type="float" office:value="3.9">
            <text:p>3.9</text:p>
          </table:table-cell>
          <table:table-cell office:value-type="float" office:value="-36.88085">
            <text:p>-36.88085</text:p>
          </table:table-cell>
          <table:table-cell office:value-type="float" office:value="-23.08167">
            <text:p>-23.08167</text:p>
          </table:table-cell>
          <table:table-cell table:number-columns-repeated="6"/>
        </table:table-row>
        <table:table-row table:style-name="ro1">
          <table:table-cell office:value-type="float" office:value="3.92">
            <text:p>3.92</text:p>
          </table:table-cell>
          <table:table-cell office:value-type="float" office:value="-40.50772">
            <text:p>-40.50772</text:p>
          </table:table-cell>
          <table:table-cell office:value-type="float" office:value="-28.09816">
            <text:p>-28.09816</text:p>
          </table:table-cell>
          <table:table-cell table:number-columns-repeated="6"/>
        </table:table-row>
        <table:table-row table:style-name="ro1">
          <table:table-cell office:value-type="float" office:value="3.94">
            <text:p>3.94</text:p>
          </table:table-cell>
          <table:table-cell office:value-type="float" office:value="-43.53141">
            <text:p>-43.53141</text:p>
          </table:table-cell>
          <table:table-cell office:value-type="float" office:value="-33.01352">
            <text:p>-33.01352</text:p>
          </table:table-cell>
          <table:table-cell table:number-columns-repeated="6"/>
        </table:table-row>
        <table:table-row table:style-name="ro1">
          <table:table-cell office:value-type="float" office:value="3.96">
            <text:p>3.96</text:p>
          </table:table-cell>
          <table:table-cell office:value-type="float" office:value="-45.84233">
            <text:p>-45.84233</text:p>
          </table:table-cell>
          <table:table-cell office:value-type="float" office:value="-37.5353">
            <text:p>-37.5353</text:p>
          </table:table-cell>
          <table:table-cell table:number-columns-repeated="6"/>
        </table:table-row>
        <table:table-row table:style-name="ro1">
          <table:table-cell office:value-type="float" office:value="3.98">
            <text:p>3.98</text:p>
          </table:table-cell>
          <table:table-cell office:value-type="float" office:value="-47.35674">
            <text:p>-47.35674</text:p>
          </table:table-cell>
          <table:table-cell office:value-type="float" office:value="-41.55089">
            <text:p>-41.55089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48.0198">
            <text:p>-48.0198</text:p>
          </table:table-cell>
          <table:table-cell office:value-type="float" office:value="-44.95389">
            <text:p>-44.95389</text:p>
          </table:table-cell>
          <table:table-cell table:number-columns-repeated="6"/>
        </table:table-row>
        <table:table-row table:style-name="ro1">
          <table:table-cell office:value-type="float" office:value="4.02">
            <text:p>4.02</text:p>
          </table:table-cell>
          <table:table-cell office:value-type="float" office:value="-47.80745">
            <text:p>-47.80745</text:p>
          </table:table-cell>
          <table:table-cell office:value-type="float" office:value="-47.48275">
            <text:p>-47.48275</text:p>
          </table:table-cell>
          <table:table-cell table:number-columns-repeated="6"/>
        </table:table-row>
        <table:table-row table:style-name="ro1">
          <table:table-cell office:value-type="float" office:value="4.04">
            <text:p>4.04</text:p>
          </table:table-cell>
          <table:table-cell office:value-type="float" office:value="-46.72737">
            <text:p>-46.72737</text:p>
          </table:table-cell>
          <table:table-cell office:value-type="float" office:value="-49.02283">
            <text:p>-49.02283</text:p>
          </table:table-cell>
          <table:table-cell table:number-columns-repeated="6"/>
        </table:table-row>
        <table:table-row table:style-name="ro1">
          <table:table-cell office:value-type="float" office:value="4.06">
            <text:p>4.06</text:p>
          </table:table-cell>
          <table:table-cell office:value-type="float" office:value="-44.81872">
            <text:p>-44.81872</text:p>
          </table:table-cell>
          <table:table-cell office:value-type="float" office:value="-49.69408">
            <text:p>-49.69408</text:p>
          </table:table-cell>
          <table:table-cell table:number-columns-repeated="6"/>
        </table:table-row>
        <table:table-row table:style-name="ro1">
          <table:table-cell office:value-type="float" office:value="4.08">
            <text:p>4.08</text:p>
          </table:table-cell>
          <table:table-cell office:value-type="float" office:value="-42.15067">
            <text:p>-42.15067</text:p>
          </table:table-cell>
          <table:table-cell office:value-type="float" office:value="-49.35529">
            <text:p>-49.35529</text:p>
          </table:table-cell>
          <table:table-cell table:number-columns-repeated="6"/>
        </table:table-row>
        <table:table-row table:style-name="ro1">
          <table:table-cell office:value-type="float" office:value="4.1">
            <text:p>4.1</text:p>
          </table:table-cell>
          <table:table-cell office:value-type="float" office:value="-38.81989">
            <text:p>-38.81989</text:p>
          </table:table-cell>
          <table:table-cell office:value-type="float" office:value="-48.17844">
            <text:p>-48.17844</text:p>
          </table:table-cell>
          <table:table-cell table:number-columns-repeated="6"/>
        </table:table-row>
        <table:table-row table:style-name="ro1">
          <table:table-cell office:value-type="float" office:value="4.12">
            <text:p>4.12</text:p>
          </table:table-cell>
          <table:table-cell office:value-type="float" office:value="-34.94718">
            <text:p>-34.94718</text:p>
          </table:table-cell>
          <table:table-cell office:value-type="float" office:value="-46.36351">
            <text:p>-46.36351</text:p>
          </table:table-cell>
          <table:table-cell table:number-columns-repeated="6"/>
        </table:table-row>
        <table:table-row table:style-name="ro1">
          <table:table-cell office:value-type="float" office:value="4.14">
            <text:p>4.14</text:p>
          </table:table-cell>
          <table:table-cell office:value-type="float" office:value="-30.67272">
            <text:p>-30.67272</text:p>
          </table:table-cell>
          <table:table-cell office:value-type="float" office:value="-43.6906">
            <text:p>-43.6906</text:p>
          </table:table-cell>
          <table:table-cell table:number-columns-repeated="6"/>
        </table:table-row>
        <table:table-row table:style-name="ro1">
          <table:table-cell office:value-type="float" office:value="4.16">
            <text:p>4.16</text:p>
          </table:table-cell>
          <table:table-cell office:value-type="float" office:value="-26.1515">
            <text:p>-26.1515</text:p>
          </table:table-cell>
          <table:table-cell office:value-type="float" office:value="-40.54884">
            <text:p>-40.54884</text:p>
          </table:table-cell>
          <table:table-cell table:number-columns-repeated="6"/>
        </table:table-row>
        <table:table-row table:style-name="ro1">
          <table:table-cell office:value-type="float" office:value="4.18">
            <text:p>4.18</text:p>
          </table:table-cell>
          <table:table-cell office:value-type="float" office:value="-21.54736">
            <text:p>-21.54736</text:p>
          </table:table-cell>
          <table:table-cell office:value-type="float" office:value="-36.77869">
            <text:p>-36.77869</text:p>
          </table:table-cell>
          <table:table-cell table:number-columns-repeated="6"/>
        </table:table-row>
        <table:table-row table:style-name="ro1">
          <table:table-cell office:value-type="float" office:value="4.2">
            <text:p>4.2</text:p>
          </table:table-cell>
          <table:table-cell office:value-type="float" office:value="-17.02714">
            <text:p>-17.02714</text:p>
          </table:table-cell>
          <table:table-cell office:value-type="float" office:value="-32.68606">
            <text:p>-32.68606</text:p>
          </table:table-cell>
          <table:table-cell table:number-columns-repeated="6"/>
        </table:table-row>
        <table:table-row table:style-name="ro1">
          <table:table-cell office:value-type="float" office:value="4.22">
            <text:p>4.22</text:p>
          </table:table-cell>
          <table:table-cell office:value-type="float" office:value="-12.75474">
            <text:p>-12.75474</text:p>
          </table:table-cell>
          <table:table-cell office:value-type="float" office:value="-28.44854">
            <text:p>-28.44854</text:p>
          </table:table-cell>
          <table:table-cell table:number-columns-repeated="6"/>
        </table:table-row>
        <table:table-row table:style-name="ro1">
          <table:table-cell office:value-type="float" office:value="4.24">
            <text:p>4.24</text:p>
          </table:table-cell>
          <table:table-cell office:value-type="float" office:value="-8.884824">
            <text:p>-8.884824</text:p>
          </table:table-cell>
          <table:table-cell office:value-type="float" office:value="-24.33179">
            <text:p>-24.33179</text:p>
          </table:table-cell>
          <table:table-cell table:number-columns-repeated="6"/>
        </table:table-row>
        <table:table-row table:style-name="ro1">
          <table:table-cell office:value-type="float" office:value="4.26">
            <text:p>4.26</text:p>
          </table:table-cell>
          <table:table-cell office:value-type="float" office:value="-5.557715">
            <text:p>-5.557715</text:p>
          </table:table-cell>
          <table:table-cell office:value-type="float" office:value="-20.51732">
            <text:p>-20.51732</text:p>
          </table:table-cell>
          <table:table-cell table:number-columns-repeated="6"/>
        </table:table-row>
        <table:table-row table:style-name="ro1">
          <table:table-cell office:value-type="float" office:value="4.28">
            <text:p>4.28</text:p>
          </table:table-cell>
          <table:table-cell office:value-type="float" office:value="-2.893988">
            <text:p>-2.893988</text:p>
          </table:table-cell>
          <table:table-cell office:value-type="float" office:value="-16.73328">
            <text:p>-16.73328</text:p>
          </table:table-cell>
          <table:table-cell table:number-columns-repeated="6"/>
        </table:table-row>
        <table:table-row table:style-name="ro1">
          <table:table-cell office:value-type="float" office:value="4.3">
            <text:p>4.3</text:p>
          </table:table-cell>
          <table:table-cell office:value-type="float" office:value="-0.9902027">
            <text:p>-0.9902027</text:p>
          </table:table-cell>
          <table:table-cell office:value-type="float" office:value="-12.88123">
            <text:p>-12.88123</text:p>
          </table:table-cell>
          <table:table-cell table:number-columns-repeated="6"/>
        </table:table-row>
        <table:table-row table:style-name="ro1">
          <table:table-cell office:value-type="float" office:value="4.32">
            <text:p>4.32</text:p>
          </table:table-cell>
          <table:table-cell office:value-type="float" office:value="0">
            <text:p>0</text:p>
          </table:table-cell>
          <table:table-cell office:value-type="float" office:value="-9.550593">
            <text:p>-9.550593</text:p>
          </table:table-cell>
          <table:table-cell table:number-columns-repeated="6"/>
        </table:table-row>
        <table:table-row table:style-name="ro1">
          <table:table-cell office:value-type="float" office:value="4.34">
            <text:p>4.34</text:p>
          </table:table-cell>
          <table:table-cell office:value-type="float" office:value="0">
            <text:p>0</text:p>
          </table:table-cell>
          <table:table-cell office:value-type="float" office:value="-6.499536">
            <text:p>-6.499536</text:p>
          </table:table-cell>
          <table:table-cell table:number-columns-repeated="6"/>
        </table:table-row>
        <table:table-row table:style-name="ro1">
          <table:table-cell office:value-type="float" office:value="4.36">
            <text:p>4.36</text:p>
          </table:table-cell>
          <table:table-cell office:value-type="float" office:value="-0.3765067">
            <text:p>-0.3765067</text:p>
          </table:table-cell>
          <table:table-cell office:value-type="float" office:value="-4.117182">
            <text:p>-4.117182</text:p>
          </table:table-cell>
          <table:table-cell table:number-columns-repeated="6"/>
        </table:table-row>
        <table:table-row table:style-name="ro1">
          <table:table-cell office:value-type="float" office:value="4.38">
            <text:p>4.38</text:p>
          </table:table-cell>
          <table:table-cell office:value-type="float" office:value="-1.895947">
            <text:p>-1.895947</text:p>
          </table:table-cell>
          <table:table-cell office:value-type="float" office:value="-4.116896">
            <text:p>-4.116896</text:p>
          </table:table-cell>
          <table:table-cell table:number-columns-repeated="6"/>
        </table:table-row>
        <table:table-row table:style-name="ro1">
          <table:table-cell office:value-type="float" office:value="4.4">
            <text:p>4.4</text:p>
          </table:table-cell>
          <table:table-cell office:value-type="float" office:value="-4.211416">
            <text:p>-4.211416</text:p>
          </table:table-cell>
          <table:table-cell office:value-type="float" office:value="-4.277595">
            <text:p>-4.277595</text:p>
          </table:table-cell>
          <table:table-cell table:number-columns-repeated="6"/>
        </table:table-row>
        <table:table-row table:style-name="ro1">
          <table:table-cell office:value-type="float" office:value="4.42">
            <text:p>4.42</text:p>
          </table:table-cell>
          <table:table-cell office:value-type="float" office:value="-7.239093">
            <text:p>-7.239093</text:p>
          </table:table-cell>
          <table:table-cell office:value-type="float" office:value="-4.439458">
            <text:p>-4.439458</text:p>
          </table:table-cell>
          <table:table-cell table:number-columns-repeated="6"/>
        </table:table-row>
        <table:table-row table:style-name="ro1">
          <table:table-cell office:value-type="float" office:value="4.44">
            <text:p>4.44</text:p>
          </table:table-cell>
          <table:table-cell office:value-type="float" office:value="-10.86922">
            <text:p>-10.86922</text:p>
          </table:table-cell>
          <table:table-cell office:value-type="float" office:value="-4.741484">
            <text:p>-4.741484</text:p>
          </table:table-cell>
          <table:table-cell table:number-columns-repeated="6"/>
        </table:table-row>
        <table:table-row table:style-name="ro1">
          <table:table-cell office:value-type="float" office:value="4.46">
            <text:p>4.46</text:p>
          </table:table-cell>
          <table:table-cell office:value-type="float" office:value="-14.97024">
            <text:p>-14.97024</text:p>
          </table:table-cell>
          <table:table-cell office:value-type="float" office:value="-5.819822">
            <text:p>-5.819822</text:p>
          </table:table-cell>
          <table:table-cell table:number-columns-repeated="6"/>
        </table:table-row>
        <table:table-row table:style-name="ro1">
          <table:table-cell office:value-type="float" office:value="4.48">
            <text:p>4.48</text:p>
          </table:table-cell>
          <table:table-cell office:value-type="float" office:value="-19.39345">
            <text:p>-19.39345</text:p>
          </table:table-cell>
          <table:table-cell office:value-type="float" office:value="-7.855703">
            <text:p>-7.855703</text:p>
          </table:table-cell>
          <table:table-cell table:number-columns-repeated="6"/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-23.97873">
            <text:p>-23.97873</text:p>
          </table:table-cell>
          <table:table-cell office:value-type="float" office:value="-11.51642">
            <text:p>-11.51642</text:p>
          </table:table-cell>
          <table:table-cell table:number-columns-repeated="6"/>
        </table:table-row>
        <table:table-row table:style-name="ro1">
          <table:table-cell office:value-type="float" office:value="4.52">
            <text:p>4.52</text:p>
          </table:table-cell>
          <table:table-cell office:value-type="float" office:value="-28.55983">
            <text:p>-28.55983</text:p>
          </table:table-cell>
          <table:table-cell office:value-type="float" office:value="-15.67936">
            <text:p>-15.67936</text:p>
          </table:table-cell>
          <table:table-cell table:number-columns-repeated="6"/>
        </table:table-row>
        <table:table-row table:style-name="ro1">
          <table:table-cell office:value-type="float" office:value="4.54">
            <text:p>4.54</text:p>
          </table:table-cell>
          <table:table-cell office:value-type="float" office:value="-32.97073">
            <text:p>-32.97073</text:p>
          </table:table-cell>
          <table:table-cell office:value-type="float" office:value="-20.86572">
            <text:p>-20.86572</text:p>
          </table:table-cell>
          <table:table-cell table:number-columns-repeated="6"/>
        </table:table-row>
        <table:table-row table:style-name="ro1">
          <table:table-cell office:value-type="float" office:value="4.56">
            <text:p>4.56</text:p>
          </table:table-cell>
          <table:table-cell office:value-type="float" office:value="-37.05151">
            <text:p>-37.05151</text:p>
          </table:table-cell>
          <table:table-cell office:value-type="float" office:value="-26.74401">
            <text:p>-26.74401</text:p>
          </table:table-cell>
          <table:table-cell table:number-columns-repeated="6"/>
        </table:table-row>
        <table:table-row table:style-name="ro1">
          <table:table-cell office:value-type="float" office:value="4.58">
            <text:p>4.58</text:p>
          </table:table-cell>
          <table:table-cell office:value-type="float" office:value="-40.65444">
            <text:p>-40.65444</text:p>
          </table:table-cell>
          <table:table-cell office:value-type="float" office:value="-33.02054">
            <text:p>-33.02054</text:p>
          </table:table-cell>
          <table:table-cell table:number-columns-repeated="6"/>
        </table:table-row>
        <table:table-row table:style-name="ro1">
          <table:table-cell office:value-type="float" office:value="4.6">
            <text:p>4.6</text:p>
          </table:table-cell>
          <table:table-cell office:value-type="float" office:value="-43.64887">
            <text:p>-43.64887</text:p>
          </table:table-cell>
          <table:table-cell office:value-type="float" office:value="-36.78641">
            <text:p>-36.78641</text:p>
          </table:table-cell>
          <table:table-cell table:number-columns-repeated="6"/>
        </table:table-row>
        <table:table-row table:style-name="ro1">
          <table:table-cell office:value-type="float" office:value="4.62">
            <text:p>4.62</text:p>
          </table:table-cell>
          <table:table-cell office:value-type="float" office:value="-45.92629">
            <text:p>-45.92629</text:p>
          </table:table-cell>
          <table:table-cell office:value-type="float" office:value="-40.73172">
            <text:p>-40.73172</text:p>
          </table:table-cell>
          <table:table-cell table:number-columns-repeated="6"/>
        </table:table-row>
        <table:table-row table:style-name="ro1">
          <table:table-cell office:value-type="float" office:value="4.64">
            <text:p>4.64</text:p>
          </table:table-cell>
          <table:table-cell office:value-type="float" office:value="-47.40417">
            <text:p>-47.40417</text:p>
          </table:table-cell>
          <table:table-cell office:value-type="float" office:value="-43.67086">
            <text:p>-43.67086</text:p>
          </table:table-cell>
          <table:table-cell table:number-columns-repeated="6"/>
        </table:table-row>
        <table:table-row table:style-name="ro1">
          <table:table-cell office:value-type="float" office:value="4.66">
            <text:p>4.66</text:p>
          </table:table-cell>
          <table:table-cell office:value-type="float" office:value="-48.02893">
            <text:p>-48.02893</text:p>
          </table:table-cell>
          <table:table-cell office:value-type="float" office:value="-46.77708">
            <text:p>-46.77708</text:p>
          </table:table-cell>
          <table:table-cell table:number-columns-repeated="6"/>
        </table:table-row>
        <table:table-row table:style-name="ro1">
          <table:table-cell office:value-type="float" office:value="4.68">
            <text:p>4.68</text:p>
          </table:table-cell>
          <table:table-cell office:value-type="float" office:value="-47.77798">
            <text:p>-47.77798</text:p>
          </table:table-cell>
          <table:table-cell office:value-type="float" office:value="-49.68752">
            <text:p>-49.68752</text:p>
          </table:table-cell>
          <table:table-cell table:number-columns-repeated="6"/>
        </table:table-row>
        <table:table-row table:style-name="ro1">
          <table:table-cell office:value-type="float" office:value="4.7">
            <text:p>4.7</text:p>
          </table:table-cell>
          <table:table-cell office:value-type="float" office:value="-46.66037">
            <text:p>-46.66037</text:p>
          </table:table-cell>
          <table:table-cell office:value-type="float" office:value="-52.42761">
            <text:p>-52.42761</text:p>
          </table:table-cell>
          <table:table-cell table:number-columns-repeated="6"/>
        </table:table-row>
        <table:table-row table:style-name="ro1">
          <table:table-cell office:value-type="float" office:value="4.72">
            <text:p>4.72</text:p>
          </table:table-cell>
          <table:table-cell office:value-type="float" office:value="-44.71661">
            <text:p>-44.71661</text:p>
          </table:table-cell>
          <table:table-cell office:value-type="float" office:value="-54.58238">
            <text:p>-54.58238</text:p>
          </table:table-cell>
          <table:table-cell table:number-columns-repeated="6"/>
        </table:table-row>
        <table:table-row table:style-name="ro1">
          <table:table-cell office:value-type="float" office:value="4.74">
            <text:p>4.74</text:p>
          </table:table-cell>
          <table:table-cell office:value-type="float" office:value="-42.01721">
            <text:p>-42.01721</text:p>
          </table:table-cell>
          <table:table-cell office:value-type="float" office:value="-55.44395">
            <text:p>-55.44395</text:p>
          </table:table-cell>
          <table:table-cell table:number-columns-repeated="6"/>
        </table:table-row>
        <table:table-row table:style-name="ro1">
          <table:table-cell office:value-type="float" office:value="4.76">
            <text:p>4.76</text:p>
          </table:table-cell>
          <table:table-cell office:value-type="float" office:value="-38.65988">
            <text:p>-38.65988</text:p>
          </table:table-cell>
          <table:table-cell office:value-type="float" office:value="-54.87484">
            <text:p>-54.87484</text:p>
          </table:table-cell>
          <table:table-cell table:number-columns-repeated="6"/>
        </table:table-row>
        <table:table-row table:style-name="ro1">
          <table:table-cell office:value-type="float" office:value="4.78">
            <text:p>4.78</text:p>
          </table:table-cell>
          <table:table-cell office:value-type="float" office:value="-34.76633">
            <text:p>-34.76633</text:p>
          </table:table-cell>
          <table:table-cell office:value-type="float" office:value="-51.91348">
            <text:p>-51.91348</text:p>
          </table:table-cell>
          <table:table-cell table:number-columns-repeated="6"/>
        </table:table-row>
        <table:table-row table:style-name="ro1">
          <table:table-cell office:value-type="float" office:value="4.8">
            <text:p>4.8</text:p>
          </table:table-cell>
          <table:table-cell office:value-type="float" office:value="-30.47766">
            <text:p>-30.47766</text:p>
          </table:table-cell>
          <table:table-cell office:value-type="float" office:value="-47.00299">
            <text:p>-47.00299</text:p>
          </table:table-cell>
          <table:table-cell table:number-columns-repeated="6"/>
        </table:table-row>
        <table:table-row table:style-name="ro1">
          <table:table-cell office:value-type="float" office:value="4.82">
            <text:p>4.82</text:p>
          </table:table-cell>
          <table:table-cell office:value-type="float" office:value="-25.94939">
            <text:p>-25.94939</text:p>
          </table:table-cell>
          <table:table-cell office:value-type="float" office:value="-42.04954">
            <text:p>-42.04954</text:p>
          </table:table-cell>
          <table:table-cell table:number-columns-repeated="6"/>
        </table:table-row>
        <table:table-row table:style-name="ro1">
          <table:table-cell office:value-type="float" office:value="4.84">
            <text:p>4.84</text:p>
          </table:table-cell>
          <table:table-cell office:value-type="float" office:value="-21.34543">
            <text:p>-21.34543</text:p>
          </table:table-cell>
          <table:table-cell office:value-type="float" office:value="-37.41601">
            <text:p>-37.41601</text:p>
          </table:table-cell>
          <table:table-cell table:number-columns-repeated="6"/>
        </table:table-row>
        <table:table-row table:style-name="ro1">
          <table:table-cell office:value-type="float" office:value="4.86">
            <text:p>4.86</text:p>
          </table:table-cell>
          <table:table-cell office:value-type="float" office:value="-16.83271">
            <text:p>-16.83271</text:p>
          </table:table-cell>
          <table:table-cell office:value-type="float" office:value="-33.32778">
            <text:p>-33.32778</text:p>
          </table:table-cell>
          <table:table-cell table:number-columns-repeated="6"/>
        </table:table-row>
        <table:table-row table:style-name="ro1">
          <table:table-cell office:value-type="float" office:value="4.88">
            <text:p>4.88</text:p>
          </table:table-cell>
          <table:table-cell office:value-type="float" office:value="-12.57478">
            <text:p>-12.57478</text:p>
          </table:table-cell>
          <table:table-cell office:value-type="float" office:value="-29.40713">
            <text:p>-29.40713</text:p>
          </table:table-cell>
          <table:table-cell table:number-columns-repeated="6"/>
        </table:table-row>
        <table:table-row table:style-name="ro1">
          <table:table-cell office:value-type="float" office:value="4.9">
            <text:p>4.9</text:p>
          </table:table-cell>
          <table:table-cell office:value-type="float" office:value="-8.72594">
            <text:p>-8.72594</text:p>
          </table:table-cell>
          <table:table-cell office:value-type="float" office:value="-25.6682">
            <text:p>-25.6682</text:p>
          </table:table-cell>
          <table:table-cell table:number-columns-repeated="6"/>
        </table:table-row>
        <table:table-row table:style-name="ro1">
          <table:table-cell office:value-type="float" office:value="4.92">
            <text:p>4.92</text:p>
          </table:table-cell>
          <table:table-cell office:value-type="float" office:value="-5.425725">
            <text:p>-5.425725</text:p>
          </table:table-cell>
          <table:table-cell office:value-type="float" office:value="-21.82468">
            <text:p>-21.82468</text:p>
          </table:table-cell>
          <table:table-cell table:number-columns-repeated="6"/>
        </table:table-row>
        <table:table-row table:style-name="ro1">
          <table:table-cell office:value-type="float" office:value="4.94">
            <text:p>4.94</text:p>
          </table:table-cell>
          <table:table-cell office:value-type="float" office:value="-2.793602">
            <text:p>-2.793602</text:p>
          </table:table-cell>
          <table:table-cell office:value-type="float" office:value="-18.26534">
            <text:p>-18.26534</text:p>
          </table:table-cell>
          <table:table-cell table:number-columns-repeated="6"/>
        </table:table-row>
        <table:table-row table:style-name="ro1">
          <table:table-cell office:value-type="float" office:value="4.96">
            <text:p>4.96</text:p>
          </table:table-cell>
          <table:table-cell office:value-type="float" office:value="-0.9250302">
            <text:p>-0.9250302</text:p>
          </table:table-cell>
          <table:table-cell office:value-type="float" office:value="-14.56557">
            <text:p>-14.56557</text:p>
          </table:table-cell>
          <table:table-cell table:number-columns-repeated="6"/>
        </table:table-row>
        <table:table-row table:style-name="ro1">
          <table:table-cell office:value-type="float" office:value="4.98">
            <text:p>4.98</text:p>
          </table:table-cell>
          <table:table-cell office:value-type="float" office:value="0">
            <text:p>0</text:p>
          </table:table-cell>
          <table:table-cell office:value-type="float" office:value="-11.17977">
            <text:p>-11.17977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-7.894437">
            <text:p>-7.894437</text:p>
          </table:table-cell>
          <table:table-cell table:number-columns-repeated="6"/>
        </table:table-row>
        <table:table-row table:style-name="ro1">
          <table:table-cell office:value-type="float" office:value="5.02">
            <text:p>5.02</text:p>
          </table:table-cell>
          <table:table-cell office:value-type="float" office:value="-0.4257684">
            <text:p>-0.4257684</text:p>
          </table:table-cell>
          <table:table-cell office:value-type="float" office:value="-5.163536">
            <text:p>-5.163536</text:p>
          </table:table-cell>
          <table:table-cell table:number-columns-repeated="6"/>
        </table:table-row>
        <table:table-row table:style-name="ro1">
          <table:table-cell office:value-type="float" office:value="5.04">
            <text:p>5.04</text:p>
          </table:table-cell>
          <table:table-cell office:value-type="float" office:value="-1.981625">
            <text:p>-1.981625</text:p>
          </table:table-cell>
          <table:table-cell office:value-type="float" office:value="-5.601472">
            <text:p>-5.601472</text:p>
          </table:table-cell>
          <table:table-cell table:number-columns-repeated="6"/>
        </table:table-row>
        <table:table-row table:style-name="ro1">
          <table:table-cell office:value-type="float" office:value="5.06">
            <text:p>5.06</text:p>
          </table:table-cell>
          <table:table-cell office:value-type="float" office:value="-4.330459">
            <text:p>-4.330459</text:p>
          </table:table-cell>
          <table:table-cell office:value-type="float" office:value="-5.522474">
            <text:p>-5.522474</text:p>
          </table:table-cell>
          <table:table-cell table:number-columns-repeated="6"/>
        </table:table-row>
        <table:table-row table:style-name="ro1">
          <table:table-cell office:value-type="float" office:value="5.08">
            <text:p>5.08</text:p>
          </table:table-cell>
          <table:table-cell office:value-type="float" office:value="-7.387147">
            <text:p>-7.387147</text:p>
          </table:table-cell>
          <table:table-cell office:value-type="float" office:value="-5.336159">
            <text:p>-5.336159</text:p>
          </table:table-cell>
          <table:table-cell table:number-columns-repeated="6"/>
        </table:table-row>
        <table:table-row table:style-name="ro1">
          <table:table-cell office:value-type="float" office:value="5.1">
            <text:p>5.1</text:p>
          </table:table-cell>
          <table:table-cell office:value-type="float" office:value="-11.04084">
            <text:p>-11.04084</text:p>
          </table:table-cell>
          <table:table-cell office:value-type="float" office:value="7.123178">
            <text:p>7.123178</text:p>
          </table:table-cell>
          <table:table-cell table:number-columns-repeated="6"/>
        </table:table-row>
        <table:table-row table:style-name="ro1">
          <table:table-cell office:value-type="float" office:value="5.12">
            <text:p>5.12</text:p>
          </table:table-cell>
          <table:table-cell office:value-type="float" office:value="-15.15928">
            <text:p>-15.15928</text:p>
          </table:table-cell>
          <table:table-cell office:value-type="float" office:value="-9.974014">
            <text:p>-9.974014</text:p>
          </table:table-cell>
          <table:table-cell table:number-columns-repeated="6"/>
        </table:table-row>
        <table:table-row table:style-name="ro1">
          <table:table-cell office:value-type="float" office:value="5.14">
            <text:p>5.14</text:p>
          </table:table-cell>
          <table:table-cell office:value-type="float" office:value="-19.59315">
            <text:p>-19.59315</text:p>
          </table:table-cell>
          <table:table-cell office:value-type="float" office:value="-9.151843">
            <text:p>-9.151843</text:p>
          </table:table-cell>
          <table:table-cell table:number-columns-repeated="6"/>
        </table:table-row>
        <table:table-row table:style-name="ro1">
          <table:table-cell office:value-type="float" office:value="5.16">
            <text:p>5.16</text:p>
          </table:table-cell>
          <table:table-cell office:value-type="float" office:value="-24.18176">
            <text:p>-24.18176</text:p>
          </table:table-cell>
          <table:table-cell office:value-type="float" office:value="-11.72207">
            <text:p>-11.72207</text:p>
          </table:table-cell>
          <table:table-cell table:number-columns-repeated="6"/>
        </table:table-row>
        <table:table-row table:style-name="ro1">
          <table:table-cell office:value-type="float" office:value="5.18">
            <text:p>5.18</text:p>
          </table:table-cell>
          <table:table-cell office:value-type="float" office:value="-28.75875">
            <text:p>-28.75875</text:p>
          </table:table-cell>
          <table:table-cell office:value-type="float" office:value="-14.9564">
            <text:p>-14.9564</text:p>
          </table:table-cell>
          <table:table-cell table:number-columns-repeated="6"/>
        </table:table-row>
        <table:table-row table:style-name="ro1">
          <table:table-cell office:value-type="float" office:value="5.2">
            <text:p>5.2</text:p>
          </table:table-cell>
          <table:table-cell office:value-type="float" office:value="-33.15842">
            <text:p>-33.15842</text:p>
          </table:table-cell>
          <table:table-cell office:value-type="float" office:value="-19.79222">
            <text:p>-19.79222</text:p>
          </table:table-cell>
          <table:table-cell table:number-columns-repeated="6"/>
        </table:table-row>
        <table:table-row table:style-name="ro1">
          <table:table-cell office:value-type="float" office:value="5.22">
            <text:p>5.22</text:p>
          </table:table-cell>
          <table:table-cell office:value-type="float" office:value="-37.22124">
            <text:p>-37.22124</text:p>
          </table:table-cell>
          <table:table-cell office:value-type="float" office:value="-25.40997">
            <text:p>-25.40997</text:p>
          </table:table-cell>
          <table:table-cell table:number-columns-repeated="6"/>
        </table:table-row>
        <table:table-row table:style-name="ro1">
          <table:table-cell office:value-type="float" office:value="5.24">
            <text:p>5.24</text:p>
          </table:table-cell>
          <table:table-cell office:value-type="float" office:value="-40.79998">
            <text:p>-40.79998</text:p>
          </table:table-cell>
          <table:table-cell office:value-type="float" office:value="-31.39268">
            <text:p>-31.39268</text:p>
          </table:table-cell>
          <table:table-cell table:number-columns-repeated="6"/>
        </table:table-row>
        <table:table-row table:style-name="ro1">
          <table:table-cell office:value-type="float" office:value="5.26">
            <text:p>5.26</text:p>
          </table:table-cell>
          <table:table-cell office:value-type="float" office:value="-43.76489">
            <text:p>-43.76489</text:p>
          </table:table-cell>
          <table:table-cell office:value-type="float" office:value="-37.3856">
            <text:p>-37.3856</text:p>
          </table:table-cell>
          <table:table-cell table:number-columns-repeated="6"/>
        </table:table-row>
        <table:table-row table:style-name="ro1">
          <table:table-cell office:value-type="float" office:value="5.28">
            <text:p>5.28</text:p>
          </table:table-cell>
          <table:table-cell office:value-type="float" office:value="-46.00866">
            <text:p>-46.00866</text:p>
          </table:table-cell>
          <table:table-cell office:value-type="float" office:value="-42.92606">
            <text:p>-42.92606</text:p>
          </table:table-cell>
          <table:table-cell table:number-columns-repeated="6"/>
        </table:table-row>
        <table:table-row table:style-name="ro1">
          <table:table-cell office:value-type="float" office:value="5.3">
            <text:p>5.3</text:p>
          </table:table-cell>
          <table:table-cell office:value-type="float" office:value="-47.44989">
            <text:p>-47.44989</text:p>
          </table:table-cell>
          <table:table-cell office:value-type="float" office:value="-46.3274">
            <text:p>-46.3274</text:p>
          </table:table-cell>
          <table:table-cell table:number-columns-repeated="6"/>
        </table:table-row>
        <table:table-row table:style-name="ro1">
          <table:table-cell office:value-type="float" office:value="5.32">
            <text:p>5.32</text:p>
          </table:table-cell>
          <table:table-cell office:value-type="float" office:value="-48.03636">
            <text:p>-48.03636</text:p>
          </table:table-cell>
          <table:table-cell office:value-type="float" office:value="-50.12676">
            <text:p>-50.12676</text:p>
          </table:table-cell>
          <table:table-cell table:number-columns-repeated="6"/>
        </table:table-row>
        <table:table-row table:style-name="ro1">
          <table:table-cell office:value-type="float" office:value="5.34">
            <text:p>5.34</text:p>
          </table:table-cell>
          <table:table-cell office:value-type="float" office:value="-47.74682">
            <text:p>-47.74682</text:p>
          </table:table-cell>
          <table:table-cell office:value-type="float" office:value="-51.96245">
            <text:p>-51.96245</text:p>
          </table:table-cell>
          <table:table-cell table:number-columns-repeated="6"/>
        </table:table-row>
        <table:table-row table:style-name="ro1">
          <table:table-cell office:value-type="float" office:value="5.36">
            <text:p>5.36</text:p>
          </table:table-cell>
          <table:table-cell office:value-type="float" office:value="-46.59179">
            <text:p>-46.59179</text:p>
          </table:table-cell>
          <table:table-cell office:value-type="float" office:value="-53.70168">
            <text:p>-53.70168</text:p>
          </table:table-cell>
          <table:table-cell table:number-columns-repeated="6"/>
        </table:table-row>
        <table:table-row table:style-name="ro1">
          <table:table-cell office:value-type="float" office:value="5.38">
            <text:p>5.38</text:p>
          </table:table-cell>
          <table:table-cell office:value-type="float" office:value="-44.61308">
            <text:p>-44.61308</text:p>
          </table:table-cell>
          <table:table-cell office:value-type="float" office:value="-54.66876">
            <text:p>-54.66876</text:p>
          </table:table-cell>
          <table:table-cell table:number-columns-repeated="6"/>
        </table:table-row>
        <table:table-row table:style-name="ro1">
          <table:table-cell office:value-type="float" office:value="5.4">
            <text:p>5.4</text:p>
          </table:table-cell>
          <table:table-cell office:value-type="float" office:value="-41.88242">
            <text:p>-41.88242</text:p>
          </table:table-cell>
          <table:table-cell office:value-type="float" office:value="-54.69905">
            <text:p>-54.69905</text:p>
          </table:table-cell>
          <table:table-cell table:number-columns-repeated="6"/>
        </table:table-row>
        <table:table-row table:style-name="ro1">
          <table:table-cell office:value-type="float" office:value="5.42">
            <text:p>5.42</text:p>
          </table:table-cell>
          <table:table-cell office:value-type="float" office:value="-38.49875">
            <text:p>-38.49875</text:p>
          </table:table-cell>
          <table:table-cell office:value-type="float" office:value="-52.24213">
            <text:p>-52.24213</text:p>
          </table:table-cell>
          <table:table-cell table:number-columns-repeated="6"/>
        </table:table-row>
        <table:table-row table:style-name="ro1">
          <table:table-cell office:value-type="float" office:value="5.44">
            <text:p>5.44</text:p>
          </table:table-cell>
          <table:table-cell office:value-type="float" office:value="-34.58479">
            <text:p>-34.58479</text:p>
          </table:table-cell>
          <table:table-cell office:value-type="float" office:value="-50.1754">
            <text:p>-50.1754</text:p>
          </table:table-cell>
          <table:table-cell table:number-columns-repeated="6"/>
        </table:table-row>
        <table:table-row table:style-name="ro1">
          <table:table-cell office:value-type="float" office:value="5.46">
            <text:p>5.46</text:p>
          </table:table-cell>
          <table:table-cell office:value-type="float" office:value="-30.28222">
            <text:p>-30.28222</text:p>
          </table:table-cell>
          <table:table-cell office:value-type="float" office:value="-46.47591">
            <text:p>-46.47591</text:p>
          </table:table-cell>
          <table:table-cell table:number-columns-repeated="6"/>
        </table:table-row>
        <table:table-row table:style-name="ro1">
          <table:table-cell office:value-type="float" office:value="5.48">
            <text:p>5.48</text:p>
          </table:table-cell>
          <table:table-cell office:value-type="float" office:value="-25.74704">
            <text:p>-25.74704</text:p>
          </table:table-cell>
          <table:table-cell office:value-type="float" office:value="-42.65649">
            <text:p>-42.65649</text:p>
          </table:table-cell>
          <table:table-cell table:number-columns-repeated="6"/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-21.14359">
            <text:p>-21.14359</text:p>
          </table:table-cell>
          <table:table-cell office:value-type="float" office:value="-38.42682">
            <text:p>-38.42682</text:p>
          </table:table-cell>
          <table:table-cell table:number-columns-repeated="6"/>
        </table:table-row>
        <table:table-row table:style-name="ro1">
          <table:table-cell office:value-type="float" office:value="5.52">
            <text:p>5.52</text:p>
          </table:table-cell>
          <table:table-cell office:value-type="float" office:value="-16.63869">
            <text:p>-16.63869</text:p>
          </table:table-cell>
          <table:table-cell office:value-type="float" office:value="-34.36874">
            <text:p>-34.36874</text:p>
          </table:table-cell>
          <table:table-cell table:number-columns-repeated="6"/>
        </table:table-row>
        <table:table-row table:style-name="ro1">
          <table:table-cell office:value-type="float" office:value="5.54">
            <text:p>5.54</text:p>
          </table:table-cell>
          <table:table-cell office:value-type="float" office:value="-12.3957">
            <text:p>-12.3957</text:p>
          </table:table-cell>
          <table:table-cell office:value-type="float" office:value="-30.25405">
            <text:p>-30.25405</text:p>
          </table:table-cell>
          <table:table-cell table:number-columns-repeated="6"/>
        </table:table-row>
        <table:table-row table:style-name="ro1">
          <table:table-cell office:value-type="float" office:value="5.56">
            <text:p>5.56</text:p>
          </table:table-cell>
          <table:table-cell office:value-type="float" office:value="-8.568195">
            <text:p>-8.568195</text:p>
          </table:table-cell>
          <table:table-cell office:value-type="float" office:value="-26.26019">
            <text:p>-26.26019</text:p>
          </table:table-cell>
          <table:table-cell table:number-columns-repeated="6"/>
        </table:table-row>
        <table:table-row table:style-name="ro1">
          <table:table-cell office:value-type="float" office:value="5.58">
            <text:p>5.58</text:p>
          </table:table-cell>
          <table:table-cell office:value-type="float" office:value="-5.294974">
            <text:p>-5.294974</text:p>
          </table:table-cell>
          <table:table-cell office:value-type="float" office:value="-22.37691">
            <text:p>-22.37691</text:p>
          </table:table-cell>
          <table:table-cell table:number-columns-repeated="6"/>
        </table:table-row>
        <table:table-row table:style-name="ro1">
          <table:table-cell office:value-type="float" office:value="5.6">
            <text:p>5.6</text:p>
          </table:table-cell>
          <table:table-cell office:value-type="float" office:value="-2.694656">
            <text:p>-2.694656</text:p>
          </table:table-cell>
          <table:table-cell office:value-type="float" office:value="-18.80885">
            <text:p>-18.80885</text:p>
          </table:table-cell>
          <table:table-cell table:number-columns-repeated="6"/>
        </table:table-row>
        <table:table-row table:style-name="ro1">
          <table:table-cell office:value-type="float" office:value="5.62">
            <text:p>5.62</text:p>
          </table:table-cell>
          <table:table-cell office:value-type="float" office:value="-0.8615025">
            <text:p>-0.8615025</text:p>
          </table:table-cell>
          <table:table-cell office:value-type="float" office:value="-15.57462">
            <text:p>-15.57462</text:p>
          </table:table-cell>
          <table:table-cell table:number-columns-repeated="6"/>
        </table:table-row>
        <table:table-row table:style-name="ro1">
          <table:table-cell office:value-type="float" office:value="5.64">
            <text:p>5.64</text:p>
          </table:table-cell>
          <table:table-cell office:value-type="float" office:value="0">
            <text:p>0</text:p>
          </table:table-cell>
          <table:table-cell office:value-type="float" office:value="-11.58101">
            <text:p>-11.58101</text:p>
          </table:table-cell>
          <table:table-cell table:number-columns-repeated="6"/>
        </table:table-row>
        <table:table-row table:style-name="ro1">
          <table:table-cell office:value-type="float" office:value="5.66">
            <text:p>5.66</text:p>
          </table:table-cell>
          <table:table-cell office:value-type="float" office:value="0">
            <text:p>0</text:p>
          </table:table-cell>
          <table:table-cell office:value-type="float" office:value="-8.025829">
            <text:p>-8.025829</text:p>
          </table:table-cell>
          <table:table-cell table:number-columns-repeated="6"/>
        </table:table-row>
        <table:table-row table:style-name="ro1">
          <table:table-cell office:value-type="float" office:value="5.68">
            <text:p>5.68</text:p>
          </table:table-cell>
          <table:table-cell office:value-type="float" office:value="-0.4767053">
            <text:p>-0.4767053</text:p>
          </table:table-cell>
          <table:table-cell office:value-type="float" office:value="-5.702448">
            <text:p>-5.702448</text:p>
          </table:table-cell>
          <table:table-cell table:number-columns-repeated="6"/>
        </table:table-row>
        <table:table-row table:style-name="ro1">
          <table:table-cell office:value-type="float" office:value="5.7">
            <text:p>5.7</text:p>
          </table:table-cell>
          <table:table-cell office:value-type="float" office:value="-2.068844">
            <text:p>-2.068844</text:p>
          </table:table-cell>
          <table:table-cell office:value-type="float" office:value="-5.746411">
            <text:p>-5.746411</text:p>
          </table:table-cell>
          <table:table-cell table:number-columns-repeated="6"/>
        </table:table-row>
        <table:table-row table:style-name="ro1">
          <table:table-cell office:value-type="float" office:value="5.72">
            <text:p>5.72</text:p>
          </table:table-cell>
          <table:table-cell office:value-type="float" office:value="-4.450822">
            <text:p>-4.450822</text:p>
          </table:table-cell>
          <table:table-cell office:value-type="float" office:value="-7.665185">
            <text:p>-7.665185</text:p>
          </table:table-cell>
          <table:table-cell table:number-columns-repeated="6"/>
        </table:table-row>
        <table:table-row table:style-name="ro1">
          <table:table-cell office:value-type="float" office:value="5.74">
            <text:p>5.74</text:p>
          </table:table-cell>
          <table:table-cell office:value-type="float" office:value="-7.536294">
            <text:p>-7.536294</text:p>
          </table:table-cell>
          <table:table-cell office:value-type="float" office:value="-8.01741">
            <text:p>-8.01741</text:p>
          </table:table-cell>
          <table:table-cell table:number-columns-repeated="6"/>
        </table:table-row>
        <table:table-row table:style-name="ro1">
          <table:table-cell office:value-type="float" office:value="5.76">
            <text:p>5.76</text:p>
          </table:table-cell>
          <table:table-cell office:value-type="float" office:value="-11.21345">
            <text:p>-11.21345</text:p>
          </table:table-cell>
          <table:table-cell office:value-type="float" office:value="-8.076595">
            <text:p>-8.076595</text:p>
          </table:table-cell>
          <table:table-cell table:number-columns-repeated="6"/>
        </table:table-row>
        <table:table-row table:style-name="ro1">
          <table:table-cell office:value-type="float" office:value="5.78">
            <text:p>5.78</text:p>
          </table:table-cell>
          <table:table-cell office:value-type="float" office:value="-15.34902">
            <text:p>-15.34902</text:p>
          </table:table-cell>
          <table:table-cell office:value-type="float" office:value="-8.04513">
            <text:p>-8.04513</text:p>
          </table:table-cell>
          <table:table-cell table:number-columns-repeated="6"/>
        </table:table-row>
        <table:table-row table:style-name="ro1">
          <table:table-cell office:value-type="float" office:value="5.8">
            <text:p>5.8</text:p>
          </table:table-cell>
          <table:table-cell office:value-type="float" office:value="-19.79305">
            <text:p>-19.79305</text:p>
          </table:table-cell>
          <table:table-cell office:value-type="float" office:value="-8.664016">
            <text:p>-8.664016</text:p>
          </table:table-cell>
          <table:table-cell table:number-columns-repeated="6"/>
        </table:table-row>
        <table:table-row table:style-name="ro1">
          <table:table-cell office:value-type="float" office:value="5.82">
            <text:p>5.82</text:p>
          </table:table-cell>
          <table:table-cell office:value-type="float" office:value="-24.38468">
            <text:p>-24.38468</text:p>
          </table:table-cell>
          <table:table-cell office:value-type="float" office:value="-10.26389">
            <text:p>-10.26389</text:p>
          </table:table-cell>
          <table:table-cell table:number-columns-repeated="6"/>
        </table:table-row>
        <table:table-row table:style-name="ro1">
          <table:table-cell office:value-type="float" office:value="5.84">
            <text:p>5.84</text:p>
          </table:table-cell>
          <table:table-cell office:value-type="float" office:value="-28.95741">
            <text:p>-28.95741</text:p>
          </table:table-cell>
          <table:table-cell office:value-type="float" office:value="-13.65026">
            <text:p>-13.65026</text:p>
          </table:table-cell>
          <table:table-cell table:number-columns-repeated="6"/>
        </table:table-row>
        <table:table-row table:style-name="ro1">
          <table:table-cell office:value-type="float" office:value="5.86">
            <text:p>5.86</text:p>
          </table:table-cell>
          <table:table-cell office:value-type="float" office:value="-33.34553">
            <text:p>-33.34553</text:p>
          </table:table-cell>
          <table:table-cell office:value-type="float" office:value="-19.2552">
            <text:p>-19.2552</text:p>
          </table:table-cell>
          <table:table-cell table:number-columns-repeated="6"/>
        </table:table-row>
        <table:table-row table:style-name="ro1">
          <table:table-cell office:value-type="float" office:value="5.88">
            <text:p>5.88</text:p>
          </table:table-cell>
          <table:table-cell office:value-type="float" office:value="-37.38995">
            <text:p>-37.38995</text:p>
          </table:table-cell>
          <table:table-cell office:value-type="float" office:value="-25.58201">
            <text:p>-25.58201</text:p>
          </table:table-cell>
          <table:table-cell table:number-columns-repeated="6"/>
        </table:table-row>
        <table:table-row table:style-name="ro1">
          <table:table-cell office:value-type="float" office:value="5.9">
            <text:p>5.9</text:p>
          </table:table-cell>
          <table:table-cell office:value-type="float" office:value="-40.94426">
            <text:p>-40.94426</text:p>
          </table:table-cell>
          <table:table-cell office:value-type="float" office:value="-32.22971">
            <text:p>-32.22971</text:p>
          </table:table-cell>
          <table:table-cell table:number-columns-repeated="6"/>
        </table:table-row>
        <table:table-row table:style-name="ro1">
          <table:table-cell office:value-type="float" office:value="5.92">
            <text:p>5.92</text:p>
          </table:table-cell>
          <table:table-cell office:value-type="float" office:value="-43.87957">
            <text:p>-43.87957</text:p>
          </table:table-cell>
          <table:table-cell office:value-type="float" office:value="-38.21019">
            <text:p>-38.21019</text:p>
          </table:table-cell>
          <table:table-cell table:number-columns-repeated="6"/>
        </table:table-row>
        <table:table-row table:style-name="ro1">
          <table:table-cell office:value-type="float" office:value="5.94">
            <text:p>5.94</text:p>
          </table:table-cell>
          <table:table-cell office:value-type="float" office:value="-46.0895">
            <text:p>-46.0895</text:p>
          </table:table-cell>
          <table:table-cell office:value-type="float" office:value="-41.45612">
            <text:p>-41.45612</text:p>
          </table:table-cell>
          <table:table-cell table:number-columns-repeated="6"/>
        </table:table-row>
        <table:table-row table:style-name="ro1">
          <table:table-cell office:value-type="float" office:value="5.96">
            <text:p>5.96</text:p>
          </table:table-cell>
          <table:table-cell office:value-type="float" office:value="-47.49397">
            <text:p>-47.49397</text:p>
          </table:table-cell>
          <table:table-cell office:value-type="float" office:value="-46.37883">
            <text:p>-46.37883</text:p>
          </table:table-cell>
          <table:table-cell table:number-columns-repeated="6"/>
        </table:table-row>
        <table:table-row table:style-name="ro1">
          <table:table-cell office:value-type="float" office:value="5.98">
            <text:p>5.98</text:p>
          </table:table-cell>
          <table:table-cell office:value-type="float" office:value="-48.04208">
            <text:p>-48.04208</text:p>
          </table:table-cell>
          <table:table-cell office:value-type="float" office:value="-47.62125">
            <text:p>-47.62125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-47.71399">
            <text:p>-47.71399</text:p>
          </table:table-cell>
          <table:table-cell office:value-type="float" office:value="-50.91549">
            <text:p>-50.91549</text:p>
          </table:table-cell>
          <table:table-cell table:number-columns-repeated="6"/>
        </table:table-row>
        <table:table-row table:style-name="ro1">
          <table:table-cell office:value-type="float" office:value="6.02">
            <text:p>6.02</text:p>
          </table:table-cell>
          <table:table-cell office:value-type="float" office:value="-46.52158">
            <text:p>-46.52158</text:p>
          </table:table-cell>
          <table:table-cell office:value-type="float" office:value="-51.12989">
            <text:p>-51.12989</text:p>
          </table:table-cell>
          <table:table-cell table:number-columns-repeated="6"/>
        </table:table-row>
        <table:table-row table:style-name="ro1">
          <table:table-cell office:value-type="float" office:value="6.04">
            <text:p>6.04</text:p>
          </table:table-cell>
          <table:table-cell office:value-type="float" office:value="-44.50804">
            <text:p>-44.50804</text:p>
          </table:table-cell>
          <table:table-cell office:value-type="float" office:value="-53.24125">
            <text:p>-53.24125</text:p>
          </table:table-cell>
          <table:table-cell table:number-columns-repeated="6"/>
        </table:table-row>
        <table:table-row table:style-name="ro1">
          <table:table-cell office:value-type="float" office:value="6.06">
            <text:p>6.06</text:p>
          </table:table-cell>
          <table:table-cell office:value-type="float" office:value="-41.74641">
            <text:p>-41.74641</text:p>
          </table:table-cell>
          <table:table-cell office:value-type="float" office:value="-51.73398">
            <text:p>-51.73398</text:p>
          </table:table-cell>
          <table:table-cell table:number-columns-repeated="6"/>
        </table:table-row>
        <table:table-row table:style-name="ro1">
          <table:table-cell office:value-type="float" office:value="6.08">
            <text:p>6.08</text:p>
          </table:table-cell>
          <table:table-cell office:value-type="float" office:value="-38.33667">
            <text:p>-38.33667</text:p>
          </table:table-cell>
          <table:table-cell office:value-type="float" office:value="-51.60195">
            <text:p>-51.60195</text:p>
          </table:table-cell>
          <table:table-cell table:number-columns-repeated="6"/>
        </table:table-row>
        <table:table-row table:style-name="ro1">
          <table:table-cell office:value-type="float" office:value="6.1">
            <text:p>6.1</text:p>
          </table:table-cell>
          <table:table-cell office:value-type="float" office:value="-34.40242">
            <text:p>-34.40242</text:p>
          </table:table-cell>
          <table:table-cell office:value-type="float" office:value="-48.9818">
            <text:p>-48.9818</text:p>
          </table:table-cell>
          <table:table-cell table:number-columns-repeated="6"/>
        </table:table-row>
        <table:table-row table:style-name="ro1">
          <table:table-cell office:value-type="float" office:value="6.12">
            <text:p>6.12</text:p>
          </table:table-cell>
          <table:table-cell office:value-type="float" office:value="-30.08624">
            <text:p>-30.08624</text:p>
          </table:table-cell>
          <table:table-cell office:value-type="float" office:value="-45.3713">
            <text:p>-45.3713</text:p>
          </table:table-cell>
          <table:table-cell table:number-columns-repeated="6"/>
        </table:table-row>
        <table:table-row table:style-name="ro1">
          <table:table-cell office:value-type="float" office:value="6.14">
            <text:p>6.14</text:p>
          </table:table-cell>
          <table:table-cell office:value-type="float" office:value="-25.54465">
            <text:p>-25.54465</text:p>
          </table:table-cell>
          <table:table-cell office:value-type="float" office:value="-41.59382">
            <text:p>-41.59382</text:p>
          </table:table-cell>
          <table:table-cell table:number-columns-repeated="6"/>
        </table:table-row>
        <table:table-row table:style-name="ro1">
          <table:table-cell office:value-type="float" office:value="6.16">
            <text:p>6.16</text:p>
          </table:table-cell>
          <table:table-cell office:value-type="float" office:value="-20.94203">
            <text:p>-20.94203</text:p>
          </table:table-cell>
          <table:table-cell office:value-type="float" office:value="-37.59624">
            <text:p>-37.59624</text:p>
          </table:table-cell>
          <table:table-cell table:number-columns-repeated="6"/>
        </table:table-row>
        <table:table-row table:style-name="ro1">
          <table:table-cell office:value-type="float" office:value="6.18">
            <text:p>6.18</text:p>
          </table:table-cell>
          <table:table-cell office:value-type="float" office:value="-16.44527">
            <text:p>-16.44527</text:p>
          </table:table-cell>
          <table:table-cell office:value-type="float" office:value="-33.5907">
            <text:p>-33.5907</text:p>
          </table:table-cell>
          <table:table-cell table:number-columns-repeated="6"/>
        </table:table-row>
        <table:table-row table:style-name="ro1">
          <table:table-cell office:value-type="float" office:value="6.2">
            <text:p>6.2</text:p>
          </table:table-cell>
          <table:table-cell office:value-type="float" office:value="-12.21734">
            <text:p>-12.21734</text:p>
          </table:table-cell>
          <table:table-cell office:value-type="float" office:value="-29.4741">
            <text:p>-29.4741</text:p>
          </table:table-cell>
          <table:table-cell table:number-columns-repeated="6"/>
        </table:table-row>
        <table:table-row table:style-name="ro1">
          <table:table-cell office:value-type="float" office:value="6.22">
            <text:p>6.22</text:p>
          </table:table-cell>
          <table:table-cell office:value-type="float" office:value="-8.411456">
            <text:p>-8.411456</text:p>
          </table:table-cell>
          <table:table-cell office:value-type="float" office:value="-25.46273">
            <text:p>-25.46273</text:p>
          </table:table-cell>
          <table:table-cell table:number-columns-repeated="6"/>
        </table:table-row>
        <table:table-row table:style-name="ro1">
          <table:table-cell office:value-type="float" office:value="6.24">
            <text:p>6.24</text:p>
          </table:table-cell>
          <table:table-cell office:value-type="float" office:value="-5.16559">
            <text:p>-5.16559</text:p>
          </table:table-cell>
          <table:table-cell office:value-type="float" office:value="-21.4776">
            <text:p>-21.4776</text:p>
          </table:table-cell>
          <table:table-cell table:number-columns-repeated="6"/>
        </table:table-row>
        <table:table-row table:style-name="ro1">
          <table:table-cell office:value-type="float" office:value="6.26">
            <text:p>6.26</text:p>
          </table:table-cell>
          <table:table-cell office:value-type="float" office:value="-2.597246">
            <text:p>-2.597246</text:p>
          </table:table-cell>
          <table:table-cell office:value-type="float" office:value="-17.94999">
            <text:p>-17.94999</text:p>
          </table:table-cell>
          <table:table-cell table:number-columns-repeated="6"/>
        </table:table-row>
        <table:table-row table:style-name="ro1">
          <table:table-cell office:value-type="float" office:value="6.28">
            <text:p>6.28</text:p>
          </table:table-cell>
          <table:table-cell office:value-type="float" office:value="-0.7995952">
            <text:p>-0.7995952</text:p>
          </table:table-cell>
          <table:table-cell office:value-type="float" office:value="-14.61642">
            <text:p>-14.61642</text:p>
          </table:table-cell>
          <table:table-cell table:number-columns-repeated="6"/>
        </table:table-row>
        <table:table-row table:style-name="ro1">
          <table:table-cell office:value-type="float" office:value="6.3">
            <text:p>6.3</text:p>
          </table:table-cell>
          <table:table-cell office:value-type="float" office:value="0">
            <text:p>0</text:p>
          </table:table-cell>
          <table:table-cell office:value-type="float" office:value="-11.01866">
            <text:p>-11.01866</text:p>
          </table:table-cell>
          <table:table-cell table:number-columns-repeated="6"/>
        </table:table-row>
        <table:table-row table:style-name="ro1">
          <table:table-cell office:value-type="float" office:value="6.32">
            <text:p>6.32</text:p>
          </table:table-cell>
          <table:table-cell office:value-type="float" office:value="0">
            <text:p>0</text:p>
          </table:table-cell>
          <table:table-cell office:value-type="float" office:value="-7.715614">
            <text:p>-7.715614</text:p>
          </table:table-cell>
          <table:table-cell table:number-columns-repeated="6"/>
        </table:table-row>
        <table:table-row table:style-name="ro1">
          <table:table-cell office:value-type="float" office:value="6.34">
            <text:p>6.34</text:p>
          </table:table-cell>
          <table:table-cell office:value-type="float" office:value="-0.5292899">
            <text:p>-0.5292899</text:p>
          </table:table-cell>
          <table:table-cell office:value-type="float" office:value="-4.83347">
            <text:p>-4.83347</text:p>
          </table:table-cell>
          <table:table-cell table:number-columns-repeated="6"/>
        </table:table-row>
        <table:table-row table:style-name="ro1">
          <table:table-cell office:value-type="float" office:value="6.36">
            <text:p>6.36</text:p>
          </table:table-cell>
          <table:table-cell office:value-type="float" office:value="-2.157638">
            <text:p>-2.157638</text:p>
          </table:table-cell>
          <table:table-cell office:value-type="float" office:value="-4.481307">
            <text:p>-4.481307</text:p>
          </table:table-cell>
          <table:table-cell table:number-columns-repeated="6"/>
        </table:table-row>
        <table:table-row table:style-name="ro1">
          <table:table-cell office:value-type="float" office:value="6.38">
            <text:p>6.38</text:p>
          </table:table-cell>
          <table:table-cell office:value-type="float" office:value="-4.572552">
            <text:p>-4.572552</text:p>
          </table:table-cell>
          <table:table-cell office:value-type="float" office:value="-6.451966">
            <text:p>-6.451966</text:p>
          </table:table-cell>
          <table:table-cell table:number-columns-repeated="6"/>
        </table:table-row>
        <table:table-row table:style-name="ro1">
          <table:table-cell office:value-type="float" office:value="6.4">
            <text:p>6.4</text:p>
          </table:table-cell>
          <table:table-cell office:value-type="float" office:value="-7.686658">
            <text:p>-7.686658</text:p>
          </table:table-cell>
          <table:table-cell office:value-type="float" office:value="-6.738892">
            <text:p>-6.738892</text:p>
          </table:table-cell>
          <table:table-cell table:number-columns-repeated="6"/>
        </table:table-row>
        <table:table-row table:style-name="ro1">
          <table:table-cell office:value-type="float" office:value="6.42">
            <text:p>6.42</text:p>
          </table:table-cell>
          <table:table-cell office:value-type="float" office:value="-11.38686">
            <text:p>-11.38686</text:p>
          </table:table-cell>
          <table:table-cell office:value-type="float" office:value="-6.716912">
            <text:p>-6.716912</text:p>
          </table:table-cell>
          <table:table-cell table:number-columns-repeated="6"/>
        </table:table-row>
        <table:table-row table:style-name="ro1">
          <table:table-cell office:value-type="float" office:value="6.44">
            <text:p>6.44</text:p>
          </table:table-cell>
          <table:table-cell office:value-type="float" office:value="-15.53936">
            <text:p>-15.53936</text:p>
          </table:table-cell>
          <table:table-cell office:value-type="float" office:value="-6.885497">
            <text:p>-6.885497</text:p>
          </table:table-cell>
          <table:table-cell table:number-columns-repeated="6"/>
        </table:table-row>
        <table:table-row table:style-name="ro1">
          <table:table-cell office:value-type="float" office:value="6.46">
            <text:p>6.46</text:p>
          </table:table-cell>
          <table:table-cell office:value-type="float" office:value="-19.99333">
            <text:p>-19.99333</text:p>
          </table:table-cell>
          <table:table-cell office:value-type="float" office:value="-7.630466">
            <text:p>-7.630466</text:p>
          </table:table-cell>
          <table:table-cell table:number-columns-repeated="6"/>
        </table:table-row>
        <table:table-row table:style-name="ro1">
          <table:table-cell office:value-type="float" office:value="6.48">
            <text:p>6.48</text:p>
          </table:table-cell>
          <table:table-cell office:value-type="float" office:value="-24.58755">
            <text:p>-24.58755</text:p>
          </table:table-cell>
          <table:table-cell office:value-type="float" office:value="-9.634414">
            <text:p>-9.634414</text:p>
          </table:table-cell>
          <table:table-cell table:number-columns-repeated="6"/>
        </table:table-row>
        <table:table-row table:style-name="ro1">
          <table:table-cell office:value-type="float" office:value="6.5">
            <text:p>6.5</text:p>
          </table:table-cell>
          <table:table-cell office:value-type="float" office:value="-29.15571">
            <text:p>-29.15571</text:p>
          </table:table-cell>
          <table:table-cell office:value-type="float" office:value="-14.25532">
            <text:p>-14.25532</text:p>
          </table:table-cell>
          <table:table-cell table:number-columns-repeated="6"/>
        </table:table-row>
        <table:table-row table:style-name="ro1">
          <table:table-cell office:value-type="float" office:value="6.52">
            <text:p>6.52</text:p>
          </table:table-cell>
          <table:table-cell office:value-type="float" office:value="-33.53189">
            <text:p>-33.53189</text:p>
          </table:table-cell>
          <table:table-cell office:value-type="float" office:value="-19.41834">
            <text:p>-19.41834</text:p>
          </table:table-cell>
          <table:table-cell table:number-columns-repeated="6"/>
        </table:table-row>
        <table:table-row table:style-name="ro1">
          <table:table-cell office:value-type="float" office:value="6.54">
            <text:p>6.54</text:p>
          </table:table-cell>
          <table:table-cell office:value-type="float" office:value="-37.5577">
            <text:p>-37.5577</text:p>
          </table:table-cell>
          <table:table-cell office:value-type="float" office:value="-25.67017">
            <text:p>-25.67017</text:p>
          </table:table-cell>
          <table:table-cell table:number-columns-repeated="6"/>
        </table:table-row>
        <table:table-row table:style-name="ro1">
          <table:table-cell office:value-type="float" office:value="6.56">
            <text:p>6.56</text:p>
          </table:table-cell>
          <table:table-cell office:value-type="float" office:value="-41.0874">
            <text:p>-41.0874</text:p>
          </table:table-cell>
          <table:table-cell office:value-type="float" office:value="-32.31398">
            <text:p>-32.31398</text:p>
          </table:table-cell>
          <table:table-cell table:number-columns-repeated="6"/>
        </table:table-row>
        <table:table-row table:style-name="ro1">
          <table:table-cell office:value-type="float" office:value="6.58">
            <text:p>6.58</text:p>
          </table:table-cell>
          <table:table-cell office:value-type="float" office:value="-43.99277">
            <text:p>-43.99277</text:p>
          </table:table-cell>
          <table:table-cell office:value-type="float" office:value="-36.91388">
            <text:p>-36.91388</text:p>
          </table:table-cell>
          <table:table-cell table:number-columns-repeated="6"/>
        </table:table-row>
        <table:table-row table:style-name="ro1">
          <table:table-cell office:value-type="float" office:value="6.6">
            <text:p>6.6</text:p>
          </table:table-cell>
          <table:table-cell office:value-type="float" office:value="-46.16877">
            <text:p>-46.16877</text:p>
          </table:table-cell>
          <table:table-cell office:value-type="float" office:value="-41.12349">
            <text:p>-41.12349</text:p>
          </table:table-cell>
          <table:table-cell table:number-columns-repeated="6"/>
        </table:table-row>
        <table:table-row table:style-name="ro1">
          <table:table-cell office:value-type="float" office:value="6.62">
            <text:p>6.62</text:p>
          </table:table-cell>
          <table:table-cell office:value-type="float" office:value="-47.53637">
            <text:p>-47.53637</text:p>
          </table:table-cell>
          <table:table-cell office:value-type="float" office:value="-44.43476">
            <text:p>-44.43476</text:p>
          </table:table-cell>
          <table:table-cell table:number-columns-repeated="6"/>
        </table:table-row>
        <table:table-row table:style-name="ro1">
          <table:table-cell office:value-type="float" office:value="6.64">
            <text:p>6.64</text:p>
          </table:table-cell>
          <table:table-cell office:value-type="float" office:value="-48.0461">
            <text:p>-48.0461</text:p>
          </table:table-cell>
          <table:table-cell office:value-type="float" office:value="-46.76921">
            <text:p>-46.76921</text:p>
          </table:table-cell>
          <table:table-cell table:number-columns-repeated="6"/>
        </table:table-row>
        <table:table-row table:style-name="ro1">
          <table:table-cell office:value-type="float" office:value="6.66">
            <text:p>6.66</text:p>
          </table:table-cell>
          <table:table-cell office:value-type="float" office:value="-47.67948">
            <text:p>-47.67948</text:p>
          </table:table-cell>
          <table:table-cell office:value-type="float" office:value="-49.12639">
            <text:p>-49.12639</text:p>
          </table:table-cell>
          <table:table-cell table:number-columns-repeated="6"/>
        </table:table-row>
        <table:table-row table:style-name="ro1">
          <table:table-cell office:value-type="float" office:value="6.68">
            <text:p>6.68</text:p>
          </table:table-cell>
          <table:table-cell office:value-type="float" office:value="-46.4498">
            <text:p>-46.4498</text:p>
          </table:table-cell>
          <table:table-cell office:value-type="float" office:value="-50.74131">
            <text:p>-50.74131</text:p>
          </table:table-cell>
          <table:table-cell table:number-columns-repeated="6"/>
        </table:table-row>
        <table:table-row table:style-name="ro1">
          <table:table-cell office:value-type="float" office:value="6.7">
            <text:p>6.7</text:p>
          </table:table-cell>
          <table:table-cell office:value-type="float" office:value="-44.40154">
            <text:p>-44.40154</text:p>
          </table:table-cell>
          <table:table-cell office:value-type="float" office:value="-52.81987">
            <text:p>-52.81987</text:p>
          </table:table-cell>
          <table:table-cell table:number-columns-repeated="6"/>
        </table:table-row>
        <table:table-row table:style-name="ro1">
          <table:table-cell office:value-type="float" office:value="6.72">
            <text:p>6.72</text:p>
          </table:table-cell>
          <table:table-cell office:value-type="float" office:value="-41.60909">
            <text:p>-41.60909</text:p>
          </table:table-cell>
          <table:table-cell office:value-type="float" office:value="-53.32149">
            <text:p>-53.32149</text:p>
          </table:table-cell>
          <table:table-cell table:number-columns-repeated="6"/>
        </table:table-row>
        <table:table-row table:style-name="ro1">
          <table:table-cell office:value-type="float" office:value="6.74">
            <text:p>6.74</text:p>
          </table:table-cell>
          <table:table-cell office:value-type="float" office:value="-38.17356">
            <text:p>-38.17356</text:p>
          </table:table-cell>
          <table:table-cell office:value-type="float" office:value="-52.70628">
            <text:p>-52.70628</text:p>
          </table:table-cell>
          <table:table-cell table:number-columns-repeated="6"/>
        </table:table-row>
        <table:table-row table:style-name="ro1">
          <table:table-cell office:value-type="float" office:value="6.76">
            <text:p>6.76</text:p>
          </table:table-cell>
          <table:table-cell office:value-type="float" office:value="-34.21931">
            <text:p>-34.21931</text:p>
          </table:table-cell>
          <table:table-cell office:value-type="float" office:value="-48.89564">
            <text:p>-48.89564</text:p>
          </table:table-cell>
          <table:table-cell table:number-columns-repeated="6"/>
        </table:table-row>
        <table:table-row table:style-name="ro1">
          <table:table-cell office:value-type="float" office:value="6.78">
            <text:p>6.78</text:p>
          </table:table-cell>
          <table:table-cell office:value-type="float" office:value="-29.88992">
            <text:p>-29.88992</text:p>
          </table:table-cell>
          <table:table-cell office:value-type="float" office:value="-45.31894">
            <text:p>-45.31894</text:p>
          </table:table-cell>
          <table:table-cell table:number-columns-repeated="6"/>
        </table:table-row>
        <table:table-row table:style-name="ro1">
          <table:table-cell office:value-type="float" office:value="6.8">
            <text:p>6.8</text:p>
          </table:table-cell>
          <table:table-cell office:value-type="float" office:value="-25.34213">
            <text:p>-25.34213</text:p>
          </table:table-cell>
          <table:table-cell office:value-type="float" office:value="-41.12395">
            <text:p>-41.12395</text:p>
          </table:table-cell>
          <table:table-cell table:number-columns-repeated="6"/>
        </table:table-row>
        <table:table-row table:style-name="ro1">
          <table:table-cell office:value-type="float" office:value="6.82">
            <text:p>6.82</text:p>
          </table:table-cell>
          <table:table-cell office:value-type="float" office:value="-20.74058">
            <text:p>-20.74058</text:p>
          </table:table-cell>
          <table:table-cell office:value-type="float" office:value="-36.93433">
            <text:p>-36.93433</text:p>
          </table:table-cell>
          <table:table-cell table:number-columns-repeated="6"/>
        </table:table-row>
        <table:table-row table:style-name="ro1">
          <table:table-cell office:value-type="float" office:value="6.84">
            <text:p>6.84</text:p>
          </table:table-cell>
          <table:table-cell office:value-type="float" office:value="-16.25237">
            <text:p>-16.25237</text:p>
          </table:table-cell>
          <table:table-cell office:value-type="float" office:value="-32.7721">
            <text:p>-32.7721</text:p>
          </table:table-cell>
          <table:table-cell table:number-columns-repeated="6"/>
        </table:table-row>
        <table:table-row table:style-name="ro1">
          <table:table-cell office:value-type="float" office:value="6.86">
            <text:p>6.86</text:p>
          </table:table-cell>
          <table:table-cell office:value-type="float" office:value="-12.03981">
            <text:p>-12.03981</text:p>
          </table:table-cell>
          <table:table-cell office:value-type="float" office:value="-28.76452">
            <text:p>-28.76452</text:p>
          </table:table-cell>
          <table:table-cell table:number-columns-repeated="6"/>
        </table:table-row>
        <table:table-row table:style-name="ro1">
          <table:table-cell office:value-type="float" office:value="6.88">
            <text:p>6.88</text:p>
          </table:table-cell>
          <table:table-cell office:value-type="float" office:value="-8.255875">
            <text:p>-8.255875</text:p>
          </table:table-cell>
          <table:table-cell office:value-type="float" office:value="-24.6869">
            <text:p>-24.6869</text:p>
          </table:table-cell>
          <table:table-cell table:number-columns-repeated="6"/>
        </table:table-row>
        <table:table-row table:style-name="ro1">
          <table:table-cell office:value-type="float" office:value="6.9">
            <text:p>6.9</text:p>
          </table:table-cell>
          <table:table-cell office:value-type="float" office:value="-5.037523">
            <text:p>-5.037523</text:p>
          </table:table-cell>
          <table:table-cell office:value-type="float" office:value="-21.06562">
            <text:p>-21.06562</text:p>
          </table:table-cell>
          <table:table-cell table:number-columns-repeated="6"/>
        </table:table-row>
        <table:table-row table:style-name="ro1">
          <table:table-cell office:value-type="float" office:value="6.92">
            <text:p>6.92</text:p>
          </table:table-cell>
          <table:table-cell office:value-type="float" office:value="-2.50129">
            <text:p>-2.50129</text:p>
          </table:table-cell>
          <table:table-cell office:value-type="float" office:value="-17.38526">
            <text:p>-17.385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7392852">
            <text:p>-0.7392852</text:p>
          </table:table-cell>
          <table:table-cell office:value-type="float" office:value="-13.57295">
            <text:p>-13.572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23643">
            <text:p>-10.236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172909">
            <text:p>-7.1729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5834689">
            <text:p>-0.5834689</text:p>
          </table:table-cell>
          <table:table-cell office:value-type="float" office:value="-4.87789">
            <text:p>-4.877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247962">
            <text:p>-2.247962</text:p>
          </table:table-cell>
          <table:table-cell office:value-type="float" office:value="-6.200267">
            <text:p>-6.2002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695696">
            <text:p>-4.695696</text:p>
          </table:table-cell>
          <table:table-cell office:value-type="float" office:value="-6.29809">
            <text:p>-6.298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838026">
            <text:p>-7.838026</text:p>
          </table:table-cell>
          <table:table-cell office:value-type="float" office:value="-6.250436">
            <text:p>-6.2504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56123">
            <text:p>-11.56123</text:p>
          </table:table-cell>
          <table:table-cell office:value-type="float" office:value="6.147969">
            <text:p>6.1479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73011">
            <text:p>-15.73011</text:p>
          </table:table-cell>
          <table:table-cell office:value-type="float" office:value="-8.960939">
            <text:p>-8.9609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19389">
            <text:p>-20.19389</text:p>
          </table:table-cell>
          <table:table-cell office:value-type="float" office:value="-9.105477">
            <text:p>-9.1054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79047">
            <text:p>-24.79047</text:p>
          </table:table-cell>
          <table:table-cell office:value-type="float" office:value="-11.8174">
            <text:p>-11.81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35345">
            <text:p>-29.35345</text:p>
          </table:table-cell>
          <table:table-cell office:value-type="float" office:value="-16.29849">
            <text:p>-16.298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71766">
            <text:p>-33.71766</text:p>
          </table:table-cell>
          <table:table-cell office:value-type="float" office:value="-21.35147">
            <text:p>-21.351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72458">
            <text:p>-37.72458</text:p>
          </table:table-cell>
          <table:table-cell office:value-type="float" office:value="-26.98788">
            <text:p>-26.987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22932">
            <text:p>-41.22932</text:p>
          </table:table-cell>
          <table:table-cell office:value-type="float" office:value="-32.78734">
            <text:p>-32.787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10461">
            <text:p>-44.10461</text:p>
          </table:table-cell>
          <table:table-cell office:value-type="float" office:value="-38.53255">
            <text:p>-38.532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24641">
            <text:p>-46.24641</text:p>
          </table:table-cell>
          <table:table-cell office:value-type="float" office:value="-42.44716">
            <text:p>-42.447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7712">
            <text:p>-47.57712</text:p>
          </table:table-cell>
          <table:table-cell office:value-type="float" office:value="-46.39314">
            <text:p>-46.393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842">
            <text:p>-48.04842</text:p>
          </table:table-cell>
          <table:table-cell office:value-type="float" office:value="-48.95189">
            <text:p>-48.951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4328">
            <text:p>-47.64328</text:p>
          </table:table-cell>
          <table:table-cell office:value-type="float" office:value="-52.22465">
            <text:p>-52.224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3764">
            <text:p>-46.3764</text:p>
          </table:table-cell>
          <table:table-cell office:value-type="float" office:value="-53.89315">
            <text:p>-53.893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29369">
            <text:p>-44.29369</text:p>
          </table:table-cell>
          <table:table-cell office:value-type="float" office:value="-55.74894">
            <text:p>-55.748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47051">
            <text:p>-41.47051</text:p>
          </table:table-cell>
          <table:table-cell office:value-type="float" office:value="-54.38057">
            <text:p>-54.380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00938">
            <text:p>-38.00938</text:p>
          </table:table-cell>
          <table:table-cell office:value-type="float" office:value="-53.87269">
            <text:p>-53.872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03563">
            <text:p>-34.03563</text:p>
          </table:table-cell>
          <table:table-cell office:value-type="float" office:value="-51.18196">
            <text:p>-51.181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69307">
            <text:p>-29.69307</text:p>
          </table:table-cell>
          <table:table-cell office:value-type="float" office:value="-46.65202">
            <text:p>-46.652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13943">
            <text:p>-25.13943</text:p>
          </table:table-cell>
          <table:table-cell office:value-type="float" office:value="-41.66993">
            <text:p>-41.669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53936">
            <text:p>-20.53936</text:p>
          </table:table-cell>
          <table:table-cell office:value-type="float" office:value="-37.11692">
            <text:p>-37.116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05992">
            <text:p>-16.05992</text:p>
          </table:table-cell>
          <table:table-cell office:value-type="float" office:value="-32.98232">
            <text:p>-32.982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86327">
            <text:p>-11.86327</text:p>
          </table:table-cell>
          <table:table-cell office:value-type="float" office:value="-29.06808">
            <text:p>-29.068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101324">
            <text:p>-8.101324</text:p>
          </table:table-cell>
          <table:table-cell office:value-type="float" office:value="-25.16195">
            <text:p>-25.161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910723">
            <text:p>-4.910723</text:p>
          </table:table-cell>
          <table:table-cell office:value-type="float" office:value="-21.40251">
            <text:p>-21.402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406838">
            <text:p>-2.406838</text:p>
          </table:table-cell>
          <table:table-cell office:value-type="float" office:value="-17.79456">
            <text:p>-17.794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806027">
            <text:p>-0.6806027</text:p>
          </table:table-cell>
          <table:table-cell office:value-type="float" office:value="-13.94852">
            <text:p>-13.948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36115">
            <text:p>-10.361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079282">
            <text:p>-7.0792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393359">
            <text:p>-0.6393359</text:p>
          </table:table-cell>
          <table:table-cell office:value-type="float" office:value="-4.626942">
            <text:p>-4.6269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339724">
            <text:p>-2.339724</text:p>
          </table:table-cell>
          <table:table-cell office:value-type="float" office:value="-5.844725">
            <text:p>-5.8447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820193">
            <text:p>-4.820193</text:p>
          </table:table-cell>
          <table:table-cell office:value-type="float" office:value="-6.003418">
            <text:p>-6.0034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99066">
            <text:p>-7.99066</text:p>
          </table:table-cell>
          <table:table-cell office:value-type="float" office:value="-5.948573">
            <text:p>-5.9485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73647">
            <text:p>-11.73647</text:p>
          </table:table-cell>
          <table:table-cell office:value-type="float" office:value="5.807583">
            <text:p>5.8075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9216">
            <text:p>-15.9216</text:p>
          </table:table-cell>
          <table:table-cell office:value-type="float" office:value="-8.480402">
            <text:p>-8.4804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39452">
            <text:p>-20.39452</text:p>
          </table:table-cell>
          <table:table-cell office:value-type="float" office:value="-8.829306">
            <text:p>-8.8293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99332">
            <text:p>-24.99332</text:p>
          </table:table-cell>
          <table:table-cell office:value-type="float" office:value="-11.77908">
            <text:p>-11.779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55099">
            <text:p>-29.55099</text:p>
          </table:table-cell>
          <table:table-cell office:value-type="float" office:value="-16.47525">
            <text:p>-16.475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90273">
            <text:p>-33.90273</text:p>
          </table:table-cell>
          <table:table-cell office:value-type="float" office:value="-21.71682">
            <text:p>-21.716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89047">
            <text:p>-37.89047</text:p>
          </table:table-cell>
          <table:table-cell office:value-type="float" office:value="-27.5197">
            <text:p>-27.51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3699">
            <text:p>-41.3699</text:p>
          </table:table-cell>
          <table:table-cell office:value-type="float" office:value="-33.51733">
            <text:p>-33.517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21503">
            <text:p>-44.21503</text:p>
          </table:table-cell>
          <table:table-cell office:value-type="float" office:value="-39.39312">
            <text:p>-39.393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32253">
            <text:p>-46.32253</text:p>
          </table:table-cell>
          <table:table-cell office:value-type="float" office:value="-42.31858">
            <text:p>-42.318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1616">
            <text:p>-47.61616</text:p>
          </table:table-cell>
          <table:table-cell office:value-type="float" office:value="-47.16007">
            <text:p>-47.160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903">
            <text:p>-48.04903</text:p>
          </table:table-cell>
          <table:table-cell office:value-type="float" office:value="-48.83162">
            <text:p>-48.831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0544">
            <text:p>-47.60544</text:p>
          </table:table-cell>
          <table:table-cell office:value-type="float" office:value="-52.02534">
            <text:p>-52.025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30141">
            <text:p>-46.30141</text:p>
          </table:table-cell>
          <table:table-cell office:value-type="float" office:value="-53.3051">
            <text:p>-53.30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18431">
            <text:p>-44.18431</text:p>
          </table:table-cell>
          <table:table-cell office:value-type="float" office:value="-54.97034">
            <text:p>-54.970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3307">
            <text:p>-41.3307</text:p>
          </table:table-cell>
          <table:table-cell office:value-type="float" office:value="-55.21986">
            <text:p>-55.219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84405">
            <text:p>-37.84405</text:p>
          </table:table-cell>
          <table:table-cell office:value-type="float" office:value="-53.02293">
            <text:p>-53.022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85073">
            <text:p>-33.85073</text:p>
          </table:table-cell>
          <table:table-cell office:value-type="float" office:value="-51.06237">
            <text:p>-51.062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49546">
            <text:p>-29.49546</text:p>
          </table:table-cell>
          <table:table-cell office:value-type="float" office:value="-46.96616">
            <text:p>-46.966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93608">
            <text:p>-24.93608</text:p>
          </table:table-cell>
          <table:table-cell office:value-type="float" office:value="-42.1031">
            <text:p>-42.10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33782">
            <text:p>-20.33782</text:p>
          </table:table-cell>
          <table:table-cell office:value-type="float" office:value="-37.26362">
            <text:p>-37.263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86732">
            <text:p>-15.86732</text:p>
          </table:table-cell>
          <table:table-cell office:value-type="float" office:value="-32.80768">
            <text:p>-32.807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68661">
            <text:p>-11.68661</text:p>
          </table:table-cell>
          <table:table-cell office:value-type="float" office:value="-28.69237">
            <text:p>-28.692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947188">
            <text:p>-7.947188</text:p>
          </table:table-cell>
          <table:table-cell office:value-type="float" office:value="-24.75135">
            <text:p>-24.751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784579">
            <text:p>-4.784579</text:p>
          </table:table-cell>
          <table:table-cell office:value-type="float" office:value="-21.03365">
            <text:p>-21.033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313397">
            <text:p>-2.313397</text:p>
          </table:table-cell>
          <table:table-cell office:value-type="float" office:value="-17.10426">
            <text:p>-17.104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231974">
            <text:p>-0.6231974</text:p>
          </table:table-cell>
          <table:table-cell office:value-type="float" office:value="-13.4212">
            <text:p>-13.42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728194">
            <text:p>-9.7281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658703">
            <text:p>-6.6587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973178">
            <text:p>-0.6973178</text:p>
          </table:table-cell>
          <table:table-cell office:value-type="float" office:value="-5.829883">
            <text:p>-5.8298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433942">
            <text:p>-2.433942</text:p>
          </table:table-cell>
          <table:table-cell office:value-type="float" office:value="-6.370922">
            <text:p>-6.3709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947181">
            <text:p>-4.947181</text:p>
          </table:table-cell>
          <table:table-cell office:value-type="float" office:value="8.303262">
            <text:p>8.3032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145954">
            <text:p>-8.145954</text:p>
          </table:table-cell>
          <table:table-cell office:value-type="float" office:value="-10.5337">
            <text:p>-10.53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91433">
            <text:p>-11.91433</text:p>
          </table:table-cell>
          <table:table-cell office:value-type="float" office:value="-8.962693">
            <text:p>-8.9626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11576">
            <text:p>-16.11576</text:p>
          </table:table-cell>
          <table:table-cell office:value-type="float" office:value="-8.914294">
            <text:p>-8.9142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59795">
            <text:p>-20.59795</text:p>
          </table:table-cell>
          <table:table-cell office:value-type="float" office:value="-9.856144">
            <text:p>-9.8561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19849">
            <text:p>-25.19849</text:p>
          </table:table-cell>
          <table:table-cell office:value-type="float" office:value="-12.54316">
            <text:p>-12.543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75064">
            <text:p>-29.75064</text:p>
          </table:table-cell>
          <table:table-cell office:value-type="float" office:value="-15.77689">
            <text:p>-15.776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08943">
            <text:p>-34.08943</text:p>
          </table:table-cell>
          <table:table-cell office:value-type="float" office:value="-20.65725">
            <text:p>-20.657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05761">
            <text:p>-38.05761</text:p>
          </table:table-cell>
          <table:table-cell office:value-type="float" office:value="-26.39944">
            <text:p>-26.399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51139">
            <text:p>-41.51139</text:p>
          </table:table-cell>
          <table:table-cell office:value-type="float" office:value="-32.63636">
            <text:p>-32.636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32558">
            <text:p>-44.32558</text:p>
          </table:table-cell>
          <table:table-cell office:value-type="float" office:value="-38.08421">
            <text:p>-38.08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39822">
            <text:p>-46.39822</text:p>
          </table:table-cell>
          <table:table-cell office:value-type="float" office:value="-41.97459">
            <text:p>-41.974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5416">
            <text:p>-47.65416</text:p>
          </table:table-cell>
          <table:table-cell office:value-type="float" office:value="-45.83569">
            <text:p>-45.835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792">
            <text:p>-48.04792</text:p>
          </table:table-cell>
          <table:table-cell office:value-type="float" office:value="-48.42672">
            <text:p>-48.426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6524">
            <text:p>-47.56524</text:p>
          </table:table-cell>
          <table:table-cell office:value-type="float" office:value="-50.7651">
            <text:p>-50.76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22358">
            <text:p>-46.22358</text:p>
          </table:table-cell>
          <table:table-cell office:value-type="float" office:value="-52.35143">
            <text:p>-52.351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07157">
            <text:p>-44.07157</text:p>
          </table:table-cell>
          <table:table-cell office:value-type="float" office:value="-53.64209">
            <text:p>-53.642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1872">
            <text:p>-41.1872</text:p>
          </table:table-cell>
          <table:table-cell office:value-type="float" office:value="-53.85165">
            <text:p>-53.851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675">
            <text:p>-37.675</text:p>
          </table:table-cell>
          <table:table-cell office:value-type="float" office:value="-52.68597">
            <text:p>-52.685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66226">
            <text:p>-33.66226</text:p>
          </table:table-cell>
          <table:table-cell office:value-type="float" office:value="-49.47099">
            <text:p>-49.470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29439">
            <text:p>-29.29439</text:p>
          </table:table-cell>
          <table:table-cell office:value-type="float" office:value="-44.95256">
            <text:p>-44.952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7297">
            <text:p>-24.7297</text:p>
          </table:table-cell>
          <table:table-cell office:value-type="float" office:value="-40.5785">
            <text:p>-40.57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13361">
            <text:p>-20.13361</text:p>
          </table:table-cell>
          <table:table-cell office:value-type="float" office:value="-36.51557">
            <text:p>-36.515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67269">
            <text:p>-15.67269</text:p>
          </table:table-cell>
          <table:table-cell office:value-type="float" office:value="-32.49662">
            <text:p>-32.496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5086">
            <text:p>-11.5086</text:p>
          </table:table-cell>
          <table:table-cell office:value-type="float" office:value="-28.64304">
            <text:p>-28.643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792254">
            <text:p>-7.792254</text:p>
          </table:table-cell>
          <table:table-cell office:value-type="float" office:value="-24.66331">
            <text:p>-24.663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658337">
            <text:p>-4.658337</text:p>
          </table:table-cell>
          <table:table-cell office:value-type="float" office:value="-20.99342">
            <text:p>-20.993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220419">
            <text:p>-2.220419</text:p>
          </table:table-cell>
          <table:table-cell office:value-type="float" office:value="-17.1619">
            <text:p>-17.16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5668561">
            <text:p>-0.5668561</text:p>
          </table:table-cell>
          <table:table-cell office:value-type="float" office:value="-13.34409">
            <text:p>-13.344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450139">
            <text:p>-9.4501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113562">
            <text:p>-6.1135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7575039">
            <text:p>-0.7575039</text:p>
          </table:table-cell>
          <table:table-cell office:value-type="float" office:value="-4.233783">
            <text:p>-4.2337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530479">
            <text:p>-2.530479</text:p>
          </table:table-cell>
          <table:table-cell office:value-type="float" office:value="-5.852131">
            <text:p>-5.8521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076571">
            <text:p>-5.076571</text:p>
          </table:table-cell>
          <table:table-cell office:value-type="float" office:value="-6.089754">
            <text:p>-6.0897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303509">
            <text:p>-8.303509</text:p>
          </table:table-cell>
          <table:table-cell office:value-type="float" office:value="-6.060842">
            <text:p>-6.0608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09434">
            <text:p>-12.09434</text:p>
          </table:table-cell>
          <table:table-cell office:value-type="float" office:value="-5.929793">
            <text:p>-5.9297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3117">
            <text:p>-16.3117</text:p>
          </table:table-cell>
          <table:table-cell office:value-type="float" office:value="-6.149499">
            <text:p>-6.1494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80272">
            <text:p>-20.80272</text:p>
          </table:table-cell>
          <table:table-cell office:value-type="float" office:value="-7.150447">
            <text:p>-7.1504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40467">
            <text:p>-25.40467</text:p>
          </table:table-cell>
          <table:table-cell office:value-type="float" office:value="-9.886045">
            <text:p>-9.8860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95075">
            <text:p>-29.95075</text:p>
          </table:table-cell>
          <table:table-cell office:value-type="float" office:value="-14.9669">
            <text:p>-14.96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27623">
            <text:p>-34.27623</text:p>
          </table:table-cell>
          <table:table-cell office:value-type="float" office:value="-20.7102">
            <text:p>-20.71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22433">
            <text:p>-38.22433</text:p>
          </table:table-cell>
          <table:table-cell office:value-type="float" office:value="-26.73788">
            <text:p>-26.737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65197">
            <text:p>-41.65197</text:p>
          </table:table-cell>
          <table:table-cell office:value-type="float" office:value="-32.9194">
            <text:p>-32.91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43495">
            <text:p>-44.43495</text:p>
          </table:table-cell>
          <table:table-cell office:value-type="float" office:value="-38.21271">
            <text:p>-38.212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47239">
            <text:p>-46.47239</text:p>
          </table:table-cell>
          <table:table-cell office:value-type="float" office:value="-41.39539">
            <text:p>-41.395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9047">
            <text:p>-47.69047</text:p>
          </table:table-cell>
          <table:table-cell office:value-type="float" office:value="-45.98774">
            <text:p>-45.987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503">
            <text:p>-48.04503</text:p>
          </table:table-cell>
          <table:table-cell office:value-type="float" office:value="-46.99754">
            <text:p>-46.997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2323">
            <text:p>-47.52323</text:p>
          </table:table-cell>
          <table:table-cell office:value-type="float" office:value="-50.25253">
            <text:p>-50.252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14397">
            <text:p>-46.14397</text:p>
          </table:table-cell>
          <table:table-cell office:value-type="float" office:value="-50.388">
            <text:p>-50.3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95725">
            <text:p>-43.95725</text:p>
          </table:table-cell>
          <table:table-cell office:value-type="float" office:value="-52.30608">
            <text:p>-52.306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04232">
            <text:p>-41.04232</text:p>
          </table:table-cell>
          <table:table-cell office:value-type="float" office:value="-52.04478">
            <text:p>-52.044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5048">
            <text:p>-37.5048</text:p>
          </table:table-cell>
          <table:table-cell office:value-type="float" office:value="-51.07159">
            <text:p>-51.071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4729">
            <text:p>-33.4729</text:p>
          </table:table-cell>
          <table:table-cell office:value-type="float" office:value="-48.20395">
            <text:p>-48.203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09275">
            <text:p>-29.09275</text:p>
          </table:table-cell>
          <table:table-cell office:value-type="float" office:value="-44.2557">
            <text:p>-44.25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52308">
            <text:p>-24.52308</text:p>
          </table:table-cell>
          <table:table-cell office:value-type="float" office:value="-40.12155">
            <text:p>-40.121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9295">
            <text:p>-19.9295</text:p>
          </table:table-cell>
          <table:table-cell office:value-type="float" office:value="-36.25937">
            <text:p>-36.259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47848">
            <text:p>-15.47848</text:p>
          </table:table-cell>
          <table:table-cell office:value-type="float" office:value="-32.25631">
            <text:p>-32.256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33133">
            <text:p>-11.33133</text:p>
          </table:table-cell>
          <table:table-cell office:value-type="float" office:value="-28.18057">
            <text:p>-28.180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638357">
            <text:p>-7.638357</text:p>
          </table:table-cell>
          <table:table-cell office:value-type="float" office:value="-24.15526">
            <text:p>-24.155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533383">
            <text:p>-4.533383</text:p>
          </table:table-cell>
          <table:table-cell office:value-type="float" office:value="-20.3905">
            <text:p>-20.39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12894">
            <text:p>-2.12894</text:p>
          </table:table-cell>
          <table:table-cell office:value-type="float" office:value="-16.33149">
            <text:p>-16.331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5121653">
            <text:p>-0.5121653</text:p>
          </table:table-cell>
          <table:table-cell office:value-type="float" office:value="-12.68829">
            <text:p>-12.688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195605">
            <text:p>-9.1956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426173">
            <text:p>-6.4261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8194314">
            <text:p>-0.8194314</text:p>
          </table:table-cell>
          <table:table-cell office:value-type="float" office:value="-4.635401">
            <text:p>-4.6354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628661">
            <text:p>-2.628661</text:p>
          </table:table-cell>
          <table:table-cell office:value-type="float" office:value="-6.605211">
            <text:p>-6.6052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20745">
            <text:p>-5.20745</text:p>
          </table:table-cell>
          <table:table-cell office:value-type="float" office:value="6.787812">
            <text:p>6.7878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462339">
            <text:p>-8.462339</text:p>
          </table:table-cell>
          <table:table-cell office:value-type="float" office:value="-8.610439">
            <text:p>-8.6104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27537">
            <text:p>-12.27537</text:p>
          </table:table-cell>
          <table:table-cell office:value-type="float" office:value="-6.752847">
            <text:p>-6.7528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50818">
            <text:p>-16.50818</text:p>
          </table:table-cell>
          <table:table-cell office:value-type="float" office:value="-7.163385">
            <text:p>-7.1633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00771">
            <text:p>-21.00771</text:p>
          </table:table-cell>
          <table:table-cell office:value-type="float" office:value="-8.528135">
            <text:p>-8.5281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61073">
            <text:p>-25.61073</text:p>
          </table:table-cell>
          <table:table-cell office:value-type="float" office:value="-11.3467">
            <text:p>-11.34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15042">
            <text:p>-30.15042</text:p>
          </table:table-cell>
          <table:table-cell office:value-type="float" office:value="-16.12353">
            <text:p>-16.123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46226">
            <text:p>-34.46226</text:p>
          </table:table-cell>
          <table:table-cell office:value-type="float" office:value="-21.5453">
            <text:p>-21.54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38999">
            <text:p>-38.38999</text:p>
          </table:table-cell>
          <table:table-cell office:value-type="float" office:value="-27.31056">
            <text:p>-27.310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79126">
            <text:p>-41.79126</text:p>
          </table:table-cell>
          <table:table-cell office:value-type="float" office:value="-33.13882">
            <text:p>-33.138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54281">
            <text:p>-44.54281</text:p>
          </table:table-cell>
          <table:table-cell office:value-type="float" office:value="-38.84383">
            <text:p>-38.843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54492">
            <text:p>-46.54492</text:p>
          </table:table-cell>
          <table:table-cell office:value-type="float" office:value="-42.49675">
            <text:p>-42.496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2503">
            <text:p>-47.72503</text:p>
          </table:table-cell>
          <table:table-cell office:value-type="float" office:value="-46.63339">
            <text:p>-46.633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038">
            <text:p>-48.04038</text:p>
          </table:table-cell>
          <table:table-cell office:value-type="float" office:value="-48.95646">
            <text:p>-48.956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7953">
            <text:p>-47.47953</text:p>
          </table:table-cell>
          <table:table-cell office:value-type="float" office:value="-51.90652">
            <text:p>-51.906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06281">
            <text:p>-46.06281</text:p>
          </table:table-cell>
          <table:table-cell office:value-type="float" office:value="-53.47158">
            <text:p>-53.471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84157">
            <text:p>-43.84157</text:p>
          </table:table-cell>
          <table:table-cell office:value-type="float" office:value="-54.77779">
            <text:p>-54.777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89631">
            <text:p>-40.89631</text:p>
          </table:table-cell>
          <table:table-cell office:value-type="float" office:value="-54.46288">
            <text:p>-54.462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33375">
            <text:p>-37.33375</text:p>
          </table:table-cell>
          <table:table-cell office:value-type="float" office:value="-52.33396">
            <text:p>-52.333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28302">
            <text:p>-33.28302</text:p>
          </table:table-cell>
          <table:table-cell office:value-type="float" office:value="-48.59209">
            <text:p>-48.592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89091">
            <text:p>-28.89091</text:p>
          </table:table-cell>
          <table:table-cell office:value-type="float" office:value="-44.20057">
            <text:p>-44.200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31659">
            <text:p>-24.31659</text:p>
          </table:table-cell>
          <table:table-cell office:value-type="float" office:value="-40.11056">
            <text:p>-40.110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72585">
            <text:p>-19.72585</text:p>
          </table:table-cell>
          <table:table-cell office:value-type="float" office:value="-36.13776">
            <text:p>-36.137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28505">
            <text:p>-15.28505</text:p>
          </table:table-cell>
          <table:table-cell office:value-type="float" office:value="-32.1843">
            <text:p>-32.18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15514">
            <text:p>-11.15514</text:p>
          </table:table-cell>
          <table:table-cell office:value-type="float" office:value="-28.31395">
            <text:p>-28.313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485778">
            <text:p>-7.485778</text:p>
          </table:table-cell>
          <table:table-cell office:value-type="float" office:value="-24.21979">
            <text:p>-24.219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409952">
            <text:p>-4.409952</text:p>
          </table:table-cell>
          <table:table-cell office:value-type="float" office:value="-20.30729">
            <text:p>-20.307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039128">
            <text:p>-2.039128</text:p>
          </table:table-cell>
          <table:table-cell office:value-type="float" office:value="-16.32446">
            <text:p>-16.324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592275">
            <text:p>-0.4592275</text:p>
          </table:table-cell>
          <table:table-cell office:value-type="float" office:value="-12.5357">
            <text:p>-12.53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064253">
            <text:p>-9.0642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093616">
            <text:p>-6.0936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882985">
            <text:p>-0.882985</text:p>
          </table:table-cell>
          <table:table-cell office:value-type="float" office:value="-5.124112">
            <text:p>-5.1241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728304">
            <text:p>-2.728304</text:p>
          </table:table-cell>
          <table:table-cell office:value-type="float" office:value="-5.552838">
            <text:p>-5.5528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339572">
            <text:p>-5.339572</text:p>
          </table:table-cell>
          <table:table-cell office:value-type="float" office:value="-7.414497">
            <text:p>-7.4144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622153">
            <text:p>-8.622153</text:p>
          </table:table-cell>
          <table:table-cell office:value-type="float" office:value="7.574891">
            <text:p>7.5748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45708">
            <text:p>-12.45708</text:p>
          </table:table-cell>
          <table:table-cell office:value-type="float" office:value="-10.24223">
            <text:p>-10.242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70539">
            <text:p>-16.70539</text:p>
          </table:table-cell>
          <table:table-cell office:value-type="float" office:value="-8.678898">
            <text:p>-8.6788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2131">
            <text:p>-21.2131</text:p>
          </table:table-cell>
          <table:table-cell office:value-type="float" office:value="-10.06554">
            <text:p>-10.065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81685">
            <text:p>-25.81685</text:p>
          </table:table-cell>
          <table:table-cell office:value-type="float" office:value="-13.169">
            <text:p>-13.1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34981">
            <text:p>-30.34981</text:p>
          </table:table-cell>
          <table:table-cell office:value-type="float" office:value="-16.78026">
            <text:p>-16.780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64769">
            <text:p>-34.64769</text:p>
          </table:table-cell>
          <table:table-cell office:value-type="float" office:value="-21.73496">
            <text:p>-21.734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55474">
            <text:p>-38.55474</text:p>
          </table:table-cell>
          <table:table-cell office:value-type="float" office:value="-27.35493">
            <text:p>-27.354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92936">
            <text:p>-41.92936</text:p>
          </table:table-cell>
          <table:table-cell office:value-type="float" office:value="-33.34258">
            <text:p>-33.342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64926">
            <text:p>-44.64926</text:p>
          </table:table-cell>
          <table:table-cell office:value-type="float" office:value="-38.77814">
            <text:p>-38.778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61586">
            <text:p>-46.61586</text:p>
          </table:table-cell>
          <table:table-cell office:value-type="float" office:value="-42.36675">
            <text:p>-42.366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5788">
            <text:p>-47.75788</text:p>
          </table:table-cell>
          <table:table-cell office:value-type="float" office:value="-46.09991">
            <text:p>-46.099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3396">
            <text:p>-48.03396</text:p>
          </table:table-cell>
          <table:table-cell office:value-type="float" office:value="-48.42027">
            <text:p>-48.420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3407">
            <text:p>-47.43407</text:p>
          </table:table-cell>
          <table:table-cell office:value-type="float" office:value="-50.85237">
            <text:p>-50.852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97996">
            <text:p>-45.97996</text:p>
          </table:table-cell>
          <table:table-cell office:value-type="float" office:value="-52.39066">
            <text:p>-52.390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72433">
            <text:p>-43.72433</text:p>
          </table:table-cell>
          <table:table-cell office:value-type="float" office:value="-53.6477">
            <text:p>-53.64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74892">
            <text:p>-40.74892</text:p>
          </table:table-cell>
          <table:table-cell office:value-type="float" office:value="-53.77666">
            <text:p>-53.776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16156">
            <text:p>-37.16156</text:p>
          </table:table-cell>
          <table:table-cell office:value-type="float" office:value="-52.49358">
            <text:p>-52.493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09227">
            <text:p>-33.09227</text:p>
          </table:table-cell>
          <table:table-cell office:value-type="float" office:value="-49.2135">
            <text:p>-49.21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68851">
            <text:p>-28.68851</text:p>
          </table:table-cell>
          <table:table-cell office:value-type="float" office:value="-44.62755">
            <text:p>-44.627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10989">
            <text:p>-24.10989</text:p>
          </table:table-cell>
          <table:table-cell office:value-type="float" office:value="-40.17091">
            <text:p>-40.170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52232">
            <text:p>-19.52232</text:p>
          </table:table-cell>
          <table:table-cell office:value-type="float" office:value="-36.04751">
            <text:p>-36.047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09208">
            <text:p>-15.09208</text:p>
          </table:table-cell>
          <table:table-cell office:value-type="float" office:value="-32.01793">
            <text:p>-32.017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97972">
            <text:p>-10.97972</text:p>
          </table:table-cell>
          <table:table-cell office:value-type="float" office:value="-28.16961">
            <text:p>-28.169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334396">
            <text:p>-7.334396</text:p>
          </table:table-cell>
          <table:table-cell office:value-type="float" office:value="-24.21811">
            <text:p>-24.218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287939">
            <text:p>-4.287939</text:p>
          </table:table-cell>
          <table:table-cell office:value-type="float" office:value="-20.47378">
            <text:p>-20.473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950908">
            <text:p>-1.950908</text:p>
          </table:table-cell>
          <table:table-cell office:value-type="float" office:value="-17.02939">
            <text:p>-17.029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079966">
            <text:p>-0.4079966</text:p>
          </table:table-cell>
          <table:table-cell office:value-type="float" office:value="-12.87402">
            <text:p>-12.874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292992">
            <text:p>-9.2929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100111">
            <text:p>-6.1001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9482138">
            <text:p>-0.9482138</text:p>
          </table:table-cell>
          <table:table-cell office:value-type="float" office:value="-4.590944">
            <text:p>-4.5909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82949">
            <text:p>-2.82949</text:p>
          </table:table-cell>
          <table:table-cell office:value-type="float" office:value="-4.961516">
            <text:p>-4.9615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473045">
            <text:p>-5.473045</text:p>
          </table:table-cell>
          <table:table-cell office:value-type="float" office:value="-7.006083">
            <text:p>-7.0060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783078">
            <text:p>-8.783078</text:p>
          </table:table-cell>
          <table:table-cell office:value-type="float" office:value="-7.256744">
            <text:p>-7.2567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63963">
            <text:p>-12.63963</text:p>
          </table:table-cell>
          <table:table-cell office:value-type="float" office:value="-7.292371">
            <text:p>-7.2923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90294">
            <text:p>-16.90294</text:p>
          </table:table-cell>
          <table:table-cell office:value-type="float" office:value="-7.555359">
            <text:p>-7.5553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41849">
            <text:p>-21.41849</text:p>
          </table:table-cell>
          <table:table-cell office:value-type="float" office:value="-8.470324">
            <text:p>-8.4703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02265">
            <text:p>-26.02265</text:p>
          </table:table-cell>
          <table:table-cell office:value-type="float" office:value="-10.68016">
            <text:p>-10.68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54855">
            <text:p>-30.54855</text:p>
          </table:table-cell>
          <table:table-cell office:value-type="float" office:value="-15.25995">
            <text:p>-15.259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83217">
            <text:p>-34.83217</text:p>
          </table:table-cell>
          <table:table-cell office:value-type="float" office:value="-20.74587">
            <text:p>-20.745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71827">
            <text:p>-38.71827</text:p>
          </table:table-cell>
          <table:table-cell office:value-type="float" office:value="-26.80367">
            <text:p>-26.803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06602">
            <text:p>-42.06602</text:p>
          </table:table-cell>
          <table:table-cell office:value-type="float" office:value="-33.18242">
            <text:p>-33.182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75409">
            <text:p>-44.75409</text:p>
          </table:table-cell>
          <table:table-cell office:value-type="float" office:value="-38.30676">
            <text:p>-38.306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68507">
            <text:p>-46.68507</text:p>
          </table:table-cell>
          <table:table-cell office:value-type="float" office:value="-41.61563">
            <text:p>-41.615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8897">
            <text:p>-47.78897</text:p>
          </table:table-cell>
          <table:table-cell office:value-type="float" office:value="-46.1265">
            <text:p>-46.12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2578">
            <text:p>-48.02578</text:p>
          </table:table-cell>
          <table:table-cell office:value-type="float" office:value="-47.32507">
            <text:p>-47.325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8693">
            <text:p>-47.38693</text:p>
          </table:table-cell>
          <table:table-cell office:value-type="float" office:value="-50.55073">
            <text:p>-50.550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89557">
            <text:p>-45.89557</text:p>
          </table:table-cell>
          <table:table-cell office:value-type="float" office:value="-50.99809">
            <text:p>-50.998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60574">
            <text:p>-43.60574</text:p>
          </table:table-cell>
          <table:table-cell office:value-type="float" office:value="-52.80056">
            <text:p>-52.800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60043">
            <text:p>-40.60043</text:p>
          </table:table-cell>
          <table:table-cell office:value-type="float" office:value="-52.39578">
            <text:p>-52.395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98856">
            <text:p>-36.98856</text:p>
          </table:table-cell>
          <table:table-cell office:value-type="float" office:value="-50.87584">
            <text:p>-50.875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90102">
            <text:p>-32.90102</text:p>
          </table:table-cell>
          <table:table-cell office:value-type="float" office:value="-47.50937">
            <text:p>-47.509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48595">
            <text:p>-28.48595</text:p>
          </table:table-cell>
          <table:table-cell office:value-type="float" office:value="-43.75163">
            <text:p>-43.751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90335">
            <text:p>-23.90335</text:p>
          </table:table-cell>
          <table:table-cell office:value-type="float" office:value="-39.8287">
            <text:p>-39.82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3193">
            <text:p>-19.3193</text:p>
          </table:table-cell>
          <table:table-cell office:value-type="float" office:value="-35.81639">
            <text:p>-35.816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89992">
            <text:p>-14.89992</text:p>
          </table:table-cell>
          <table:table-cell office:value-type="float" office:value="-31.80853">
            <text:p>-31.808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80539">
            <text:p>-10.80539</text:p>
          </table:table-cell>
          <table:table-cell office:value-type="float" office:value="-27.72828">
            <text:p>-27.728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184084">
            <text:p>-7.184084</text:p>
          </table:table-cell>
          <table:table-cell office:value-type="float" office:value="-23.7197">
            <text:p>-23.71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167247">
            <text:p>-4.167247</text:p>
          </table:table-cell>
          <table:table-cell office:value-type="float" office:value="-20.03691">
            <text:p>-20.036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864208">
            <text:p>-1.864208</text:p>
          </table:table-cell>
          <table:table-cell office:value-type="float" office:value="-16.3105">
            <text:p>-16.31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584321">
            <text:p>-0.3584321</text:p>
          </table:table-cell>
          <table:table-cell office:value-type="float" office:value="-12.22597">
            <text:p>-12.225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044744">
            <text:p>-9.0447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263534">
            <text:p>-6.2635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015175">
            <text:p>-1.015175</text:p>
          </table:table-cell>
          <table:table-cell office:value-type="float" office:value="-5.19535">
            <text:p>-5.195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932301">
            <text:p>-2.932301</text:p>
          </table:table-cell>
          <table:table-cell office:value-type="float" office:value="-5.602171">
            <text:p>-5.6021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607982">
            <text:p>-5.607982</text:p>
          </table:table-cell>
          <table:table-cell office:value-type="float" office:value="-7.386526">
            <text:p>-7.3865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945248">
            <text:p>-8.945248</text:p>
          </table:table-cell>
          <table:table-cell office:value-type="float" office:value="-7.580847">
            <text:p>-7.5808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82316">
            <text:p>-12.82316</text:p>
          </table:table-cell>
          <table:table-cell office:value-type="float" office:value="-7.597991">
            <text:p>-7.5979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10117">
            <text:p>-17.10117</text:p>
          </table:table-cell>
          <table:table-cell office:value-type="float" office:value="-7.792309">
            <text:p>-7.7923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62424">
            <text:p>-21.62424</text:p>
          </table:table-cell>
          <table:table-cell office:value-type="float" office:value="-8.61028">
            <text:p>-8.610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22847">
            <text:p>-26.22847</text:p>
          </table:table-cell>
          <table:table-cell office:value-type="float" office:value="-10.66116">
            <text:p>-10.661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74697">
            <text:p>-30.74697</text:p>
          </table:table-cell>
          <table:table-cell office:value-type="float" office:value="-15.14391">
            <text:p>-15.143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01601">
            <text:p>-35.01601</text:p>
          </table:table-cell>
          <table:table-cell office:value-type="float" office:value="-20.63436">
            <text:p>-20.634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88087">
            <text:p>-38.88087</text:p>
          </table:table-cell>
          <table:table-cell office:value-type="float" office:value="-26.74102">
            <text:p>-26.741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20148">
            <text:p>-42.20148</text:p>
          </table:table-cell>
          <table:table-cell office:value-type="float" office:value="-33.23207">
            <text:p>-33.232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8575">
            <text:p>-44.8575</text:p>
          </table:table-cell>
          <table:table-cell office:value-type="float" office:value="-37.96098">
            <text:p>-37.960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75268">
            <text:p>-46.75268</text:p>
          </table:table-cell>
          <table:table-cell office:value-type="float" office:value="-42.43819">
            <text:p>-42.438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1833">
            <text:p>-47.81833</text:p>
          </table:table-cell>
          <table:table-cell office:value-type="float" office:value="-45.46751">
            <text:p>-45.467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1583">
            <text:p>-48.01583</text:p>
          </table:table-cell>
          <table:table-cell office:value-type="float" office:value="-48.74829">
            <text:p>-48.748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3807">
            <text:p>-47.33807</text:p>
          </table:table-cell>
          <table:table-cell office:value-type="float" office:value="-51.25299">
            <text:p>-51.252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80957">
            <text:p>-45.80957</text:p>
          </table:table-cell>
          <table:table-cell office:value-type="float" office:value="-53.72493">
            <text:p>-53.724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48571">
            <text:p>-43.48571</text:p>
          </table:table-cell>
          <table:table-cell office:value-type="float" office:value="-54.88795">
            <text:p>-54.887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45073">
            <text:p>-40.45073</text:p>
          </table:table-cell>
          <table:table-cell office:value-type="float" office:value="-54.86678">
            <text:p>-54.866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8146">
            <text:p>-36.8146</text:p>
          </table:table-cell>
          <table:table-cell office:value-type="float" office:value="-51.65785">
            <text:p>-51.657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70911">
            <text:p>-32.70911</text:p>
          </table:table-cell>
          <table:table-cell office:value-type="float" office:value="-49.0844">
            <text:p>-49.08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28305">
            <text:p>-28.28305</text:p>
          </table:table-cell>
          <table:table-cell office:value-type="float" office:value="-44.59844">
            <text:p>-44.598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69681">
            <text:p>-23.69681</text:p>
          </table:table-cell>
          <table:table-cell office:value-type="float" office:value="-40.0892">
            <text:p>-40.08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1166">
            <text:p>-19.1166</text:p>
          </table:table-cell>
          <table:table-cell office:value-type="float" office:value="-35.62706">
            <text:p>-35.627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70842">
            <text:p>-14.70842</text:p>
          </table:table-cell>
          <table:table-cell office:value-type="float" office:value="-31.54719">
            <text:p>-31.547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63202">
            <text:p>-10.63202</text:p>
          </table:table-cell>
          <table:table-cell office:value-type="float" office:value="-27.49053">
            <text:p>-27.490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035124">
            <text:p>-7.035124</text:p>
          </table:table-cell>
          <table:table-cell office:value-type="float" office:value="-23.58478">
            <text:p>-23.584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048099">
            <text:p>-4.048099</text:p>
          </table:table-cell>
          <table:table-cell office:value-type="float" office:value="-19.73108">
            <text:p>-19.731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779191">
            <text:p>-1.779191</text:p>
          </table:table-cell>
          <table:table-cell office:value-type="float" office:value="-16.08895">
            <text:p>-16.088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106278">
            <text:p>-0.3106278</text:p>
          </table:table-cell>
          <table:table-cell office:value-type="float" office:value="-12.49651">
            <text:p>-12.496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182112">
            <text:p>-9.1821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222866">
            <text:p>-6.2228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083743">
            <text:p>-1.083743</text:p>
          </table:table-cell>
          <table:table-cell office:value-type="float" office:value="-5.045273">
            <text:p>-5.0452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036548">
            <text:p>-3.036548</text:p>
          </table:table-cell>
          <table:table-cell office:value-type="float" office:value="-5.436064">
            <text:p>-5.4360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744129">
            <text:p>-5.744129</text:p>
          </table:table-cell>
          <table:table-cell office:value-type="float" office:value="-7.279904">
            <text:p>-7.2799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108363">
            <text:p>-9.108363</text:p>
          </table:table-cell>
          <table:table-cell office:value-type="float" office:value="-7.441627">
            <text:p>-7.4416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00733">
            <text:p>-13.00733</text:p>
          </table:table-cell>
          <table:table-cell office:value-type="float" office:value="-7.421771">
            <text:p>-7.4217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29972">
            <text:p>-17.29972</text:p>
          </table:table-cell>
          <table:table-cell office:value-type="float" office:value="-7.608032">
            <text:p>-7.608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82998">
            <text:p>-21.82998</text:p>
          </table:table-cell>
          <table:table-cell office:value-type="float" office:value="-8.414473">
            <text:p>-8.4144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43393">
            <text:p>-26.43393</text:p>
          </table:table-cell>
          <table:table-cell office:value-type="float" office:value="-10.57278">
            <text:p>-10.572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94472">
            <text:p>-30.94472</text:p>
          </table:table-cell>
          <table:table-cell office:value-type="float" office:value="-15.20292">
            <text:p>-15.202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19888">
            <text:p>-35.19888</text:p>
          </table:table-cell>
          <table:table-cell office:value-type="float" office:value="-20.86629">
            <text:p>-20.866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04222">
            <text:p>-39.04222</text:p>
          </table:table-cell>
          <table:table-cell office:value-type="float" office:value="-27.15185">
            <text:p>-27.151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33547">
            <text:p>-42.33547</text:p>
          </table:table-cell>
          <table:table-cell office:value-type="float" office:value="-33.74988">
            <text:p>-33.749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95928">
            <text:p>-44.95928</text:p>
          </table:table-cell>
          <table:table-cell office:value-type="float" office:value="-38.23328">
            <text:p>-38.233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81855">
            <text:p>-46.81855</text:p>
          </table:table-cell>
          <table:table-cell office:value-type="float" office:value="-42.76692">
            <text:p>-42.766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4591">
            <text:p>-47.84591</text:p>
          </table:table-cell>
          <table:table-cell office:value-type="float" office:value="-45.51091">
            <text:p>-45.510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0413">
            <text:p>-48.00413</text:p>
          </table:table-cell>
          <table:table-cell office:value-type="float" office:value="-48.62004">
            <text:p>-48.620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8746">
            <text:p>-47.28746</text:p>
          </table:table-cell>
          <table:table-cell office:value-type="float" office:value="-50.68507">
            <text:p>-50.685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72189">
            <text:p>-45.72189</text:p>
          </table:table-cell>
          <table:table-cell office:value-type="float" office:value="-53.09339">
            <text:p>-53.093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36414">
            <text:p>-43.36414</text:p>
          </table:table-cell>
          <table:table-cell office:value-type="float" office:value="-54.12368">
            <text:p>-54.123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29967">
            <text:p>-40.29967</text:p>
          </table:table-cell>
          <table:table-cell office:value-type="float" office:value="-54.32927">
            <text:p>-54.329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63954">
            <text:p>-36.63954</text:p>
          </table:table-cell>
          <table:table-cell office:value-type="float" office:value="-51.39788">
            <text:p>-51.397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51639">
            <text:p>-32.51639</text:p>
          </table:table-cell>
          <table:table-cell office:value-type="float" office:value="-48.82898">
            <text:p>-48.828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07964">
            <text:p>-28.07964</text:p>
          </table:table-cell>
          <table:table-cell office:value-type="float" office:value="-44.37713">
            <text:p>-44.377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49009">
            <text:p>-23.49009</text:p>
          </table:table-cell>
          <table:table-cell office:value-type="float" office:value="-39.87775">
            <text:p>-39.877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91407">
            <text:p>-18.91407</text:p>
          </table:table-cell>
          <table:table-cell office:value-type="float" office:value="-35.41909">
            <text:p>-35.419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51741">
            <text:p>-14.51741</text:p>
          </table:table-cell>
          <table:table-cell office:value-type="float" office:value="-31.29757">
            <text:p>-31.297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45945">
            <text:p>-10.45945</text:p>
          </table:table-cell>
          <table:table-cell office:value-type="float" office:value="-27.19379">
            <text:p>-27.193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887261">
            <text:p>-6.887261</text:p>
          </table:table-cell>
          <table:table-cell office:value-type="float" office:value="-23.27143">
            <text:p>-23.271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930293">
            <text:p>-3.930293</text:p>
          </table:table-cell>
          <table:table-cell office:value-type="float" office:value="-19.483">
            <text:p>-19.4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695712">
            <text:p>-1.695712</text:p>
          </table:table-cell>
          <table:table-cell office:value-type="float" office:value="-16.11311">
            <text:p>-16.113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645">
            <text:p>-0.2645</text:p>
          </table:table-cell>
          <table:table-cell office:value-type="float" office:value="-12.09786">
            <text:p>-12.097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016612">
            <text:p>-9.0166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209904">
            <text:p>-6.2099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154036">
            <text:p>-1.154036</text:p>
          </table:table-cell>
          <table:table-cell office:value-type="float" office:value="-5.145175">
            <text:p>-5.1451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142409">
            <text:p>-3.142409</text:p>
          </table:table-cell>
          <table:table-cell office:value-type="float" office:value="-5.591806">
            <text:p>-5.5918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881721">
            <text:p>-5.881721</text:p>
          </table:table-cell>
          <table:table-cell office:value-type="float" office:value="-7.372034">
            <text:p>-7.3720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272699">
            <text:p>-9.272699</text:p>
          </table:table-cell>
          <table:table-cell office:value-type="float" office:value="-7.568852">
            <text:p>-7.5688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19245">
            <text:p>-13.19245</text:p>
          </table:table-cell>
          <table:table-cell office:value-type="float" office:value="-7.626119">
            <text:p>-7.6261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49892">
            <text:p>-17.49892</text:p>
          </table:table-cell>
          <table:table-cell office:value-type="float" office:value="-7.895854">
            <text:p>-7.8958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03605">
            <text:p>-22.03605</text:p>
          </table:table-cell>
          <table:table-cell office:value-type="float" office:value="-8.757642">
            <text:p>-8.7576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63939">
            <text:p>-26.63939</text:p>
          </table:table-cell>
          <table:table-cell office:value-type="float" office:value="-10.86785">
            <text:p>-10.867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14213">
            <text:p>-31.14213</text:p>
          </table:table-cell>
          <table:table-cell office:value-type="float" office:value="-15.36235">
            <text:p>-15.362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8107">
            <text:p>-35.38107</text:p>
          </table:table-cell>
          <table:table-cell office:value-type="float" office:value="-20.88405">
            <text:p>-20.884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20261">
            <text:p>-39.20261</text:p>
          </table:table-cell>
          <table:table-cell office:value-type="float" office:value="-27.03927">
            <text:p>-27.039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46824">
            <text:p>-42.46824</text:p>
          </table:table-cell>
          <table:table-cell office:value-type="float" office:value="-33.53201">
            <text:p>-33.532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05961">
            <text:p>-45.05961</text:p>
          </table:table-cell>
          <table:table-cell office:value-type="float" office:value="-38.46236">
            <text:p>-38.462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88282">
            <text:p>-46.88282</text:p>
          </table:table-cell>
          <table:table-cell office:value-type="float" office:value="-42.362">
            <text:p>-42.3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7178">
            <text:p>-47.87178</text:p>
          </table:table-cell>
          <table:table-cell office:value-type="float" office:value="-46.18479">
            <text:p>-46.184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9065">
            <text:p>-47.99065</text:p>
          </table:table-cell>
          <table:table-cell office:value-type="float" office:value="-48.24061">
            <text:p>-48.240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3514">
            <text:p>-47.23514</text:p>
          </table:table-cell>
          <table:table-cell office:value-type="float" office:value="-50.74568">
            <text:p>-50.745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63261">
            <text:p>-45.63261</text:p>
          </table:table-cell>
          <table:table-cell office:value-type="float" office:value="-51.99034">
            <text:p>-51.990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24115">
            <text:p>-43.24115</text:p>
          </table:table-cell>
          <table:table-cell office:value-type="float" office:value="-53.15802">
            <text:p>-53.158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14742">
            <text:p>-40.14742</text:p>
          </table:table-cell>
          <table:table-cell office:value-type="float" office:value="-52.81635">
            <text:p>-52.816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46355">
            <text:p>-36.46355</text:p>
          </table:table-cell>
          <table:table-cell office:value-type="float" office:value="-50.70833">
            <text:p>-50.708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32303">
            <text:p>-32.32303</text:p>
          </table:table-cell>
          <table:table-cell office:value-type="float" office:value="-47.04509">
            <text:p>-47.045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87593">
            <text:p>-27.87593</text:p>
          </table:table-cell>
          <table:table-cell office:value-type="float" office:value="-43.12113">
            <text:p>-43.121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28341">
            <text:p>-23.28341</text:p>
          </table:table-cell>
          <table:table-cell office:value-type="float" office:value="-39.06857">
            <text:p>-39.068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7119">
            <text:p>-18.7119</text:p>
          </table:table-cell>
          <table:table-cell office:value-type="float" office:value="-35.09054">
            <text:p>-35.090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32708">
            <text:p>-14.32708</text:p>
          </table:table-cell>
          <table:table-cell office:value-type="float" office:value="-31.24862">
            <text:p>-31.248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28787">
            <text:p>-10.28787</text:p>
          </table:table-cell>
          <table:table-cell office:value-type="float" office:value="-27.24395">
            <text:p>-27.243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740636">
            <text:p>-6.740636</text:p>
          </table:table-cell>
          <table:table-cell office:value-type="float" office:value="-23.27829">
            <text:p>-23.278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813943">
            <text:p>-3.813943</text:p>
          </table:table-cell>
          <table:table-cell office:value-type="float" office:value="-19.59551">
            <text:p>-19.595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613851">
            <text:p>-1.613851</text:p>
          </table:table-cell>
          <table:table-cell office:value-type="float" office:value="-16.12008">
            <text:p>-16.120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200964">
            <text:p>-0.2200964</text:p>
          </table:table-cell>
          <table:table-cell office:value-type="float" office:value="-12.32701">
            <text:p>-12.327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865987">
            <text:p>-8.8659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2258663">
            <text:p>-0.02258663</text:p>
          </table:table-cell>
          <table:table-cell office:value-type="float" office:value="-5.890957">
            <text:p>-5.8909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225988">
            <text:p>-1.225988</text:p>
          </table:table-cell>
          <table:table-cell office:value-type="float" office:value="-4.009171">
            <text:p>-4.0091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24959">
            <text:p>-3.24959</text:p>
          </table:table-cell>
          <table:table-cell office:value-type="float" office:value="-5.382849">
            <text:p>-5.3828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020378">
            <text:p>-6.020378</text:p>
          </table:table-cell>
          <table:table-cell office:value-type="float" office:value="-5.594399">
            <text:p>-5.5943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437806">
            <text:p>-9.437806</text:p>
          </table:table-cell>
          <table:table-cell office:value-type="float" office:value="-5.613355">
            <text:p>-5.6133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37803">
            <text:p>-13.37803</text:p>
          </table:table-cell>
          <table:table-cell office:value-type="float" office:value="-5.769762">
            <text:p>-5.7697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69824">
            <text:p>-17.69824</text:p>
          </table:table-cell>
          <table:table-cell office:value-type="float" office:value="-6.631612">
            <text:p>-6.6316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24188">
            <text:p>-22.24188</text:p>
          </table:table-cell>
          <table:table-cell office:value-type="float" office:value="-8.389698">
            <text:p>-8.3896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84428">
            <text:p>-26.84428</text:p>
          </table:table-cell>
          <table:table-cell office:value-type="float" office:value="-11.6975">
            <text:p>-11.69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33865">
            <text:p>-31.33865</text:p>
          </table:table-cell>
          <table:table-cell office:value-type="float" office:value="-16.8608">
            <text:p>-16.86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56211">
            <text:p>-35.56211</text:p>
          </table:table-cell>
          <table:table-cell office:value-type="float" office:value="-22.61922">
            <text:p>-22.619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36159">
            <text:p>-39.36159</text:p>
          </table:table-cell>
          <table:table-cell office:value-type="float" office:value="-28.68479">
            <text:p>-28.684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59941">
            <text:p>-42.59941</text:p>
          </table:table-cell>
          <table:table-cell office:value-type="float" office:value="-34.87733">
            <text:p>-34.877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15822">
            <text:p>-45.15822</text:p>
          </table:table-cell>
          <table:table-cell office:value-type="float" office:value="-38.94135">
            <text:p>-38.941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94528">
            <text:p>-46.94528</text:p>
          </table:table-cell>
          <table:table-cell office:value-type="float" office:value="-42.6248">
            <text:p>-42.62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9584">
            <text:p>-47.89584</text:p>
          </table:table-cell>
          <table:table-cell office:value-type="float" office:value="-45.36668">
            <text:p>-45.366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7544">
            <text:p>-47.97544</text:p>
          </table:table-cell>
          <table:table-cell office:value-type="float" office:value="-47.86853">
            <text:p>-47.868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8121">
            <text:p>-47.18121</text:p>
          </table:table-cell>
          <table:table-cell office:value-type="float" office:value="-50.01582">
            <text:p>-50.015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54191">
            <text:p>-45.54191</text:p>
          </table:table-cell>
          <table:table-cell office:value-type="float" office:value="-51.89242">
            <text:p>-51.892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11697">
            <text:p>-43.11697</text:p>
          </table:table-cell>
          <table:table-cell office:value-type="float" office:value="-53.12892">
            <text:p>-53.128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99426">
            <text:p>-39.99426</text:p>
          </table:table-cell>
          <table:table-cell office:value-type="float" office:value="-53.16766">
            <text:p>-53.167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28695">
            <text:p>-36.28695</text:p>
          </table:table-cell>
          <table:table-cell office:value-type="float" office:value="-51.49276">
            <text:p>-51.492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12941">
            <text:p>-32.12941</text:p>
          </table:table-cell>
          <table:table-cell office:value-type="float" office:value="-47.91107">
            <text:p>-47.911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67229">
            <text:p>-27.67229</text:p>
          </table:table-cell>
          <table:table-cell office:value-type="float" office:value="-43.40174">
            <text:p>-43.401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07713">
            <text:p>-23.07713</text:p>
          </table:table-cell>
          <table:table-cell office:value-type="float" office:value="-38.96509">
            <text:p>-38.965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51047">
            <text:p>-18.51047</text:p>
          </table:table-cell>
          <table:table-cell office:value-type="float" office:value="-34.88779">
            <text:p>-34.887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13779">
            <text:p>-14.13779</text:p>
          </table:table-cell>
          <table:table-cell office:value-type="float" office:value="-30.86349">
            <text:p>-30.863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11758">
            <text:p>-10.11758</text:p>
          </table:table-cell>
          <table:table-cell office:value-type="float" office:value="-27.01689">
            <text:p>-27.016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595522">
            <text:p>-6.595522</text:p>
          </table:table-cell>
          <table:table-cell office:value-type="float" office:value="-23.12306">
            <text:p>-23.123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69926">
            <text:p>-3.69926</text:p>
          </table:table-cell>
          <table:table-cell office:value-type="float" office:value="-19.36001">
            <text:p>-19.36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533759">
            <text:p>-1.533759</text:p>
          </table:table-cell>
          <table:table-cell office:value-type="float" office:value="-16.01024">
            <text:p>-16.010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774947">
            <text:p>-0.1774947</text:p>
          </table:table-cell>
          <table:table-cell office:value-type="float" office:value="-12.39834">
            <text:p>-12.398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9237">
            <text:p>-8.92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5818507">
            <text:p>-0.05818507</text:p>
          </table:table-cell>
          <table:table-cell office:value-type="float" office:value="-5.972186">
            <text:p>-5.9721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299461">
            <text:p>-1.299461</text:p>
          </table:table-cell>
          <table:table-cell office:value-type="float" office:value="-4.682576">
            <text:p>-4.6825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358469">
            <text:p>-3.358469</text:p>
          </table:table-cell>
          <table:table-cell office:value-type="float" office:value="-4.974805">
            <text:p>-4.9748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160585">
            <text:p>-6.160585</text:p>
          </table:table-cell>
          <table:table-cell office:value-type="float" office:value="-6.99765">
            <text:p>-6.997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604261">
            <text:p>-9.604261</text:p>
          </table:table-cell>
          <table:table-cell office:value-type="float" office:value="-7.173155">
            <text:p>-7.1731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5647">
            <text:p>-13.5647</text:p>
          </table:table-cell>
          <table:table-cell office:value-type="float" office:value="-7.190966">
            <text:p>-7.1909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89836">
            <text:p>-17.89836</text:p>
          </table:table-cell>
          <table:table-cell office:value-type="float" office:value="-7.526604">
            <text:p>-7.5266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4482">
            <text:p>-22.4482</text:p>
          </table:table-cell>
          <table:table-cell office:value-type="float" office:value="-8.380963">
            <text:p>-8.3809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04932">
            <text:p>-27.04932</text:p>
          </table:table-cell>
          <table:table-cell office:value-type="float" office:value="-10.68349">
            <text:p>-10.683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53498">
            <text:p>-31.53498</text:p>
          </table:table-cell>
          <table:table-cell office:value-type="float" office:value="-15.5759">
            <text:p>-15.57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74261">
            <text:p>-35.74261</text:p>
          </table:table-cell>
          <table:table-cell office:value-type="float" office:value="-21.42934">
            <text:p>-21.429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51973">
            <text:p>-39.51973</text:p>
          </table:table-cell>
          <table:table-cell office:value-type="float" office:value="-27.80939">
            <text:p>-27.809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72945">
            <text:p>-42.72945</text:p>
          </table:table-cell>
          <table:table-cell office:value-type="float" office:value="-34.47549">
            <text:p>-34.475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25545">
            <text:p>-45.25545</text:p>
          </table:table-cell>
          <table:table-cell office:value-type="float" office:value="-38.63076">
            <text:p>-38.630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0618">
            <text:p>-47.00618</text:p>
          </table:table-cell>
          <table:table-cell office:value-type="float" office:value="-43.08694">
            <text:p>-43.086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1819">
            <text:p>-47.91819</text:p>
          </table:table-cell>
          <table:table-cell office:value-type="float" office:value="-45.76983">
            <text:p>-45.769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5845">
            <text:p>-47.95845</text:p>
          </table:table-cell>
          <table:table-cell office:value-type="float" office:value="-49.04543">
            <text:p>-49.045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2547">
            <text:p>-47.12547</text:p>
          </table:table-cell>
          <table:table-cell office:value-type="float" office:value="-51.38293">
            <text:p>-51.382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44946">
            <text:p>-45.44946</text:p>
          </table:table-cell>
          <table:table-cell office:value-type="float" office:value="-53.85402">
            <text:p>-53.854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99115">
            <text:p>-42.99115</text:p>
          </table:table-cell>
          <table:table-cell office:value-type="float" office:value="-54.95113">
            <text:p>-54.951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83964">
            <text:p>-39.83964</text:p>
          </table:table-cell>
          <table:table-cell office:value-type="float" office:value="-54.76637">
            <text:p>-54.766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10913">
            <text:p>-36.10913</text:p>
          </table:table-cell>
          <table:table-cell office:value-type="float" office:value="-51.25036">
            <text:p>-51.250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93483">
            <text:p>-31.93483</text:p>
          </table:table-cell>
          <table:table-cell office:value-type="float" office:value="-48.25696">
            <text:p>-48.256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468">
            <text:p>-27.468</text:p>
          </table:table-cell>
          <table:table-cell office:value-type="float" office:value="-43.72444">
            <text:p>-43.724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87054">
            <text:p>-22.87054</text:p>
          </table:table-cell>
          <table:table-cell office:value-type="float" office:value="-39.25734">
            <text:p>-39.257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30906">
            <text:p>-18.30906</text:p>
          </table:table-cell>
          <table:table-cell office:value-type="float" office:value="-34.90123">
            <text:p>-34.901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94887">
            <text:p>-13.94887</text:p>
          </table:table-cell>
          <table:table-cell office:value-type="float" office:value="-30.82489">
            <text:p>-30.824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947991">
            <text:p>-9.947991</text:p>
          </table:table-cell>
          <table:table-cell office:value-type="float" office:value="-26.68838">
            <text:p>-26.688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451408">
            <text:p>-6.451408</text:p>
          </table:table-cell>
          <table:table-cell office:value-type="float" office:value="-22.84539">
            <text:p>-22.845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585845">
            <text:p>-3.585845</text:p>
          </table:table-cell>
          <table:table-cell office:value-type="float" office:value="-19.06236">
            <text:p>-19.062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455152">
            <text:p>-1.455152</text:p>
          </table:table-cell>
          <table:table-cell office:value-type="float" office:value="-15.43034">
            <text:p>-15.430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365466">
            <text:p>-0.1365466</text:p>
          </table:table-cell>
          <table:table-cell office:value-type="float" office:value="-12.08534">
            <text:p>-12.085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838868">
            <text:p>-8.8388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9558404">
            <text:p>-0.09558404</text:p>
          </table:table-cell>
          <table:table-cell office:value-type="float" office:value="-6.02249">
            <text:p>-6.022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374713">
            <text:p>-1.374713</text:p>
          </table:table-cell>
          <table:table-cell office:value-type="float" office:value="-5.053848">
            <text:p>-5.0538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468844">
            <text:p>-3.468844</text:p>
          </table:table-cell>
          <table:table-cell office:value-type="float" office:value="-5.476291">
            <text:p>-5.4762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302085">
            <text:p>-6.302085</text:p>
          </table:table-cell>
          <table:table-cell office:value-type="float" office:value="-7.317163">
            <text:p>-7.3171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771758">
            <text:p>-9.771758</text:p>
          </table:table-cell>
          <table:table-cell office:value-type="float" office:value="-7.472939">
            <text:p>-7.4729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75212">
            <text:p>-13.75212</text:p>
          </table:table-cell>
          <table:table-cell office:value-type="float" office:value="-7.493917">
            <text:p>-7.4939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09892">
            <text:p>-18.09892</text:p>
          </table:table-cell>
          <table:table-cell office:value-type="float" office:value="-7.830051">
            <text:p>-7.8300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65462">
            <text:p>-22.65462</text:p>
          </table:table-cell>
          <table:table-cell office:value-type="float" office:value="-8.781654">
            <text:p>-8.7816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25413">
            <text:p>-27.25413</text:p>
          </table:table-cell>
          <table:table-cell office:value-type="float" office:value="-11.18301">
            <text:p>-11.183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73075">
            <text:p>-31.73075</text:p>
          </table:table-cell>
          <table:table-cell office:value-type="float" office:value="-15.99711">
            <text:p>-15.997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92225">
            <text:p>-35.92225</text:p>
          </table:table-cell>
          <table:table-cell office:value-type="float" office:value="-21.81281">
            <text:p>-21.812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67672">
            <text:p>-39.67672</text:p>
          </table:table-cell>
          <table:table-cell office:value-type="float" office:value="-28.1814">
            <text:p>-28.18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85811">
            <text:p>-42.85811</text:p>
          </table:table-cell>
          <table:table-cell office:value-type="float" office:value="-34.80532">
            <text:p>-34.805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35111">
            <text:p>-45.35111</text:p>
          </table:table-cell>
          <table:table-cell office:value-type="float" office:value="-38.90768">
            <text:p>-38.907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6538">
            <text:p>-47.06538</text:p>
          </table:table-cell>
          <table:table-cell office:value-type="float" office:value="-43.63852">
            <text:p>-43.638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3879">
            <text:p>-47.93879</text:p>
          </table:table-cell>
          <table:table-cell office:value-type="float" office:value="-46.04905">
            <text:p>-46.049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3969">
            <text:p>-47.93969</text:p>
          </table:table-cell>
          <table:table-cell office:value-type="float" office:value="-49.41695">
            <text:p>-49.416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6804">
            <text:p>-47.06804</text:p>
          </table:table-cell>
          <table:table-cell office:value-type="float" office:value="-51.14037">
            <text:p>-51.140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35543">
            <text:p>-45.35543</text:p>
          </table:table-cell>
          <table:table-cell office:value-type="float" office:value="-53.4128">
            <text:p>-53.41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86395">
            <text:p>-42.86395</text:p>
          </table:table-cell>
          <table:table-cell office:value-type="float" office:value="-54.28149">
            <text:p>-54.281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68385">
            <text:p>-39.68385</text:p>
          </table:table-cell>
          <table:table-cell office:value-type="float" office:value="-53.86343">
            <text:p>-53.863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93042">
            <text:p>-35.93042</text:p>
          </table:table-cell>
          <table:table-cell office:value-type="float" office:value="-51.43162">
            <text:p>-51.431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73966">
            <text:p>-31.73966</text:p>
          </table:table-cell>
          <table:table-cell office:value-type="float" office:value="-47.46107">
            <text:p>-47.461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26346">
            <text:p>-27.26346</text:p>
          </table:table-cell>
          <table:table-cell office:value-type="float" office:value="-42.87199">
            <text:p>-42.871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66403">
            <text:p>-22.66403</text:p>
          </table:table-cell>
          <table:table-cell office:value-type="float" office:value="-38.58125">
            <text:p>-38.581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10807">
            <text:p>-18.10807</text:p>
          </table:table-cell>
          <table:table-cell office:value-type="float" office:value="-34.57567">
            <text:p>-34.575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76068">
            <text:p>-13.76068</text:p>
          </table:table-cell>
          <table:table-cell office:value-type="float" office:value="-30.6057">
            <text:p>-30.60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779418">
            <text:p>-9.779418</text:p>
          </table:table-cell>
          <table:table-cell office:value-type="float" office:value="-26.76756">
            <text:p>-26.767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308567">
            <text:p>-6.308567</text:p>
          </table:table-cell>
          <table:table-cell office:value-type="float" office:value="-22.83565">
            <text:p>-22.835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473911">
            <text:p>-3.473911</text:p>
          </table:table-cell>
          <table:table-cell office:value-type="float" office:value="-19.17964">
            <text:p>-19.179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378183">
            <text:p>-1.378183</text:p>
          </table:table-cell>
          <table:table-cell office:value-type="float" office:value="-15.44777">
            <text:p>-15.447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9733124">
            <text:p>-0.09733124</text:p>
          </table:table-cell>
          <table:table-cell office:value-type="float" office:value="-11.81331">
            <text:p>-11.813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532166">
            <text:p>-8.5321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347216">
            <text:p>-0.1347216</text:p>
          </table:table-cell>
          <table:table-cell office:value-type="float" office:value="-5.749445">
            <text:p>-5.7494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451607">
            <text:p>-1.451607</text:p>
          </table:table-cell>
          <table:table-cell office:value-type="float" office:value="-4.758228">
            <text:p>-4.7582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58071">
            <text:p>-3.58071</text:p>
          </table:table-cell>
          <table:table-cell office:value-type="float" office:value="-5.171498">
            <text:p>-5.1714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44487">
            <text:p>-6.44487</text:p>
          </table:table-cell>
          <table:table-cell office:value-type="float" office:value="-7.017246">
            <text:p>-7.0172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940285">
            <text:p>-9.940285</text:p>
          </table:table-cell>
          <table:table-cell office:value-type="float" office:value="-7.199009">
            <text:p>-7.1990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94028">
            <text:p>-13.94028</text:p>
          </table:table-cell>
          <table:table-cell office:value-type="float" office:value="-7.243917">
            <text:p>-7.2439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29989">
            <text:p>-18.29989</text:p>
          </table:table-cell>
          <table:table-cell office:value-type="float" office:value="-7.773344">
            <text:p>-7.7733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86113">
            <text:p>-22.86113</text:p>
          </table:table-cell>
          <table:table-cell office:value-type="float" office:value="-8.904173">
            <text:p>-8.9041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45868">
            <text:p>-27.45868</text:p>
          </table:table-cell>
          <table:table-cell office:value-type="float" office:value="-11.49447">
            <text:p>-11.494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92594">
            <text:p>-31.92594</text:p>
          </table:table-cell>
          <table:table-cell office:value-type="float" office:value="-16.37689">
            <text:p>-16.376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10101">
            <text:p>-36.10101</text:p>
          </table:table-cell>
          <table:table-cell office:value-type="float" office:value="-22.17241">
            <text:p>-22.172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83256">
            <text:p>-39.83256</text:p>
          </table:table-cell>
          <table:table-cell office:value-type="float" office:value="-28.51031">
            <text:p>-28.510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98539">
            <text:p>-42.98539</text:p>
          </table:table-cell>
          <table:table-cell office:value-type="float" office:value="-34.89368">
            <text:p>-34.893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44505">
            <text:p>-45.44505</text:p>
          </table:table-cell>
          <table:table-cell office:value-type="float" office:value="-38.96347">
            <text:p>-38.963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2279">
            <text:p>-47.12279</text:p>
          </table:table-cell>
          <table:table-cell office:value-type="float" office:value="-43.3006">
            <text:p>-43.30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576">
            <text:p>-47.9576</text:p>
          </table:table-cell>
          <table:table-cell office:value-type="float" office:value="-45.66269">
            <text:p>-45.662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1921">
            <text:p>-47.91921</text:p>
          </table:table-cell>
          <table:table-cell office:value-type="float" office:value="-48.98358">
            <text:p>-48.983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0902">
            <text:p>-47.00902</text:p>
          </table:table-cell>
          <table:table-cell office:value-type="float" office:value="-50.69436">
            <text:p>-50.694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26001">
            <text:p>-45.26001</text:p>
          </table:table-cell>
          <table:table-cell office:value-type="float" office:value="-52.97294">
            <text:p>-52.972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73558">
            <text:p>-42.73558</text:p>
          </table:table-cell>
          <table:table-cell office:value-type="float" office:value="-53.82854">
            <text:p>-53.828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52719">
            <text:p>-39.52719</text:p>
          </table:table-cell>
          <table:table-cell office:value-type="float" office:value="-53.55595">
            <text:p>-53.555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75114">
            <text:p>-35.75114</text:p>
          </table:table-cell>
          <table:table-cell office:value-type="float" office:value="-51.3047">
            <text:p>-51.30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54427">
            <text:p>-31.54427</text:p>
          </table:table-cell>
          <table:table-cell office:value-type="float" office:value="-47.36057">
            <text:p>-47.360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05903">
            <text:p>-27.05903</text:p>
          </table:table-cell>
          <table:table-cell office:value-type="float" office:value="-42.71198">
            <text:p>-42.711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45797">
            <text:p>-22.45797</text:p>
          </table:table-cell>
          <table:table-cell office:value-type="float" office:value="-38.3049">
            <text:p>-38.30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90785">
            <text:p>-17.90785</text:p>
          </table:table-cell>
          <table:table-cell office:value-type="float" office:value="-34.20081">
            <text:p>-34.200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57356">
            <text:p>-13.57356</text:p>
          </table:table-cell>
          <table:table-cell office:value-type="float" office:value="-30.18343">
            <text:p>-30.183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612171">
            <text:p>-9.612171</text:p>
          </table:table-cell>
          <table:table-cell office:value-type="float" office:value="-26.3819">
            <text:p>-26.38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167258">
            <text:p>-6.167258</text:p>
          </table:table-cell>
          <table:table-cell office:value-type="float" office:value="-22.4887">
            <text:p>-22.48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363663">
            <text:p>-3.363663</text:p>
          </table:table-cell>
          <table:table-cell office:value-type="float" office:value="-18.8506">
            <text:p>-18.85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302989">
            <text:p>-1.302989</text:p>
          </table:table-cell>
          <table:table-cell office:value-type="float" office:value="-14.93753">
            <text:p>-14.937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5991785">
            <text:p>-0.05991785</text:p>
          </table:table-cell>
          <table:table-cell office:value-type="float" office:value="-11.55149">
            <text:p>-11.551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147988">
            <text:p>-8.1479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755169">
            <text:p>-0.1755169</text:p>
          </table:table-cell>
          <table:table-cell office:value-type="float" office:value="-5.372281">
            <text:p>-5.3722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529997">
            <text:p>-1.529997</text:p>
          </table:table-cell>
          <table:table-cell office:value-type="float" office:value="-5.714397">
            <text:p>-5.7143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693855">
            <text:p>-3.693855</text:p>
          </table:table-cell>
          <table:table-cell office:value-type="float" office:value="-5.712716">
            <text:p>-5.7127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588667">
            <text:p>-6.588667</text:p>
          </table:table-cell>
          <table:table-cell office:value-type="float" office:value="-5.572848">
            <text:p>-5.5728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10952">
            <text:p>-10.10952</text:p>
          </table:table-cell>
          <table:table-cell office:value-type="float" office:value="-5.451184">
            <text:p>-5.4511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12883">
            <text:p>-14.12883</text:p>
          </table:table-cell>
          <table:table-cell office:value-type="float" office:value="-5.832774">
            <text:p>-5.8327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50092">
            <text:p>-18.50092</text:p>
          </table:table-cell>
          <table:table-cell office:value-type="float" office:value="-6.936047">
            <text:p>-6.9360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06734">
            <text:p>-23.06734</text:p>
          </table:table-cell>
          <table:table-cell office:value-type="float" office:value="-9.216163">
            <text:p>-9.2161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66262">
            <text:p>-27.66262</text:p>
          </table:table-cell>
          <table:table-cell office:value-type="float" office:value="-13.01009">
            <text:p>-13.010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1202">
            <text:p>-32.1202</text:p>
          </table:table-cell>
          <table:table-cell office:value-type="float" office:value="-18.29129">
            <text:p>-18.291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27855">
            <text:p>-36.27855</text:p>
          </table:table-cell>
          <table:table-cell office:value-type="float" office:value="-24.05527">
            <text:p>-24.055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98696">
            <text:p>-39.98696</text:p>
          </table:table-cell>
          <table:table-cell office:value-type="float" office:value="-29.99135">
            <text:p>-29.991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11104">
            <text:p>-43.11104</text:p>
          </table:table-cell>
          <table:table-cell office:value-type="float" office:value="-35.92419">
            <text:p>-35.924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53757">
            <text:p>-45.53757</text:p>
          </table:table-cell>
          <table:table-cell office:value-type="float" office:value="-40.32033">
            <text:p>-40.320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786">
            <text:p>-47.1786</text:p>
          </table:table-cell>
          <table:table-cell office:value-type="float" office:value="-43.51418">
            <text:p>-43.514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7468">
            <text:p>-47.97468</text:p>
          </table:table-cell>
          <table:table-cell office:value-type="float" office:value="-46.61348">
            <text:p>-46.613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9694">
            <text:p>-47.89694</text:p>
          </table:table-cell>
          <table:table-cell office:value-type="float" office:value="-48.6773">
            <text:p>-48.67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9482">
            <text:p>-46.9482</text:p>
          </table:table-cell>
          <table:table-cell office:value-type="float" office:value="-50.89673">
            <text:p>-50.896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16286">
            <text:p>-45.16286</text:p>
          </table:table-cell>
          <table:table-cell office:value-type="float" office:value="-52.48668">
            <text:p>-52.486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6056">
            <text:p>-42.6056</text:p>
          </table:table-cell>
          <table:table-cell office:value-type="float" office:value="-53.61926">
            <text:p>-53.619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36911">
            <text:p>-39.36911</text:p>
          </table:table-cell>
          <table:table-cell office:value-type="float" office:value="-53.46593">
            <text:p>-53.465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57068">
            <text:p>-35.57068</text:p>
          </table:table-cell>
          <table:table-cell office:value-type="float" office:value="-51.40849">
            <text:p>-51.408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34796">
            <text:p>-31.34796</text:p>
          </table:table-cell>
          <table:table-cell office:value-type="float" office:value="-47.44281">
            <text:p>-47.442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854">
            <text:p>-26.854</text:p>
          </table:table-cell>
          <table:table-cell office:value-type="float" office:value="-42.93637">
            <text:p>-42.936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25165">
            <text:p>-22.25165</text:p>
          </table:table-cell>
          <table:table-cell office:value-type="float" office:value="-38.45942">
            <text:p>-38.459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70807">
            <text:p>-17.70807</text:p>
          </table:table-cell>
          <table:table-cell office:value-type="float" office:value="-34.23616">
            <text:p>-34.236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38718">
            <text:p>-13.38718</text:p>
          </table:table-cell>
          <table:table-cell office:value-type="float" office:value="-30.18033">
            <text:p>-30.180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445963">
            <text:p>-9.445963</text:p>
          </table:table-cell>
          <table:table-cell office:value-type="float" office:value="-26.29352">
            <text:p>-26.293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027239">
            <text:p>-6.027239</text:p>
          </table:table-cell>
          <table:table-cell office:value-type="float" office:value="-22.41986">
            <text:p>-22.419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254907">
            <text:p>-3.254907</text:p>
          </table:table-cell>
          <table:table-cell office:value-type="float" office:value="-18.67918">
            <text:p>-18.679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229438">
            <text:p>-1.229438</text:p>
          </table:table-cell>
          <table:table-cell office:value-type="float" office:value="-14.93134">
            <text:p>-14.931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2423581">
            <text:p>-0.02423581</text:p>
          </table:table-cell>
          <table:table-cell office:value-type="float" office:value="-11.5595">
            <text:p>-11.55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276164">
            <text:p>-8.2761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180364">
            <text:p>-0.2180364</text:p>
          </table:table-cell>
          <table:table-cell office:value-type="float" office:value="-5.558517">
            <text:p>-5.5585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610014">
            <text:p>-1.610014</text:p>
          </table:table-cell>
          <table:table-cell office:value-type="float" office:value="-6.126855">
            <text:p>-6.1268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808467">
            <text:p>-3.808467</text:p>
          </table:table-cell>
          <table:table-cell office:value-type="float" office:value="-6.078702">
            <text:p>-6.0787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733722">
            <text:p>-6.733722</text:p>
          </table:table-cell>
          <table:table-cell office:value-type="float" office:value="-5.9002">
            <text:p>-5.90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27977">
            <text:p>-10.27977</text:p>
          </table:table-cell>
          <table:table-cell office:value-type="float" office:value="-5.75425">
            <text:p>-5.754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31809">
            <text:p>-14.31809</text:p>
          </table:table-cell>
          <table:table-cell office:value-type="float" office:value="-5.977797">
            <text:p>-5.9777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70233">
            <text:p>-18.70233</text:p>
          </table:table-cell>
          <table:table-cell office:value-type="float" office:value="-6.932511">
            <text:p>-6.9325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27362">
            <text:p>-23.27362</text:p>
          </table:table-cell>
          <table:table-cell office:value-type="float" office:value="-9.13609">
            <text:p>-9.136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86627">
            <text:p>-27.86627</text:p>
          </table:table-cell>
          <table:table-cell office:value-type="float" office:value="-12.85974">
            <text:p>-12.859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31386">
            <text:p>-32.31386</text:p>
          </table:table-cell>
          <table:table-cell office:value-type="float" office:value="-18.44273">
            <text:p>-18.442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45519">
            <text:p>-36.45519</text:p>
          </table:table-cell>
          <table:table-cell office:value-type="float" office:value="-24.48388">
            <text:p>-24.483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14018">
            <text:p>-40.14018</text:p>
          </table:table-cell>
          <table:table-cell office:value-type="float" office:value="-30.61541">
            <text:p>-30.615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23529">
            <text:p>-43.23529</text:p>
          </table:table-cell>
          <table:table-cell office:value-type="float" office:value="-36.66954">
            <text:p>-36.669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62835">
            <text:p>-45.62835</text:p>
          </table:table-cell>
          <table:table-cell office:value-type="float" office:value="-40.73743">
            <text:p>-40.737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3262">
            <text:p>-47.23262</text:p>
          </table:table-cell>
          <table:table-cell office:value-type="float" office:value="-44.47367">
            <text:p>-44.473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8997">
            <text:p>-47.98997</text:p>
          </table:table-cell>
          <table:table-cell office:value-type="float" office:value="-47.01826">
            <text:p>-47.018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7296">
            <text:p>-47.87296</text:p>
          </table:table-cell>
          <table:table-cell office:value-type="float" office:value="-50.29547">
            <text:p>-50.295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88582">
            <text:p>-46.88582</text:p>
          </table:table-cell>
          <table:table-cell office:value-type="float" office:value="-52.24505">
            <text:p>-52.245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06432">
            <text:p>-45.06432</text:p>
          </table:table-cell>
          <table:table-cell office:value-type="float" office:value="-54.59536">
            <text:p>-54.595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47449">
            <text:p>-42.47449</text:p>
          </table:table-cell>
          <table:table-cell office:value-type="float" office:value="-55.47934">
            <text:p>-55.479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21018">
            <text:p>-39.21018</text:p>
          </table:table-cell>
          <table:table-cell office:value-type="float" office:value="-53.43982">
            <text:p>-53.439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8968">
            <text:p>-35.38968</text:p>
          </table:table-cell>
          <table:table-cell office:value-type="float" office:value="-52.05261">
            <text:p>-52.052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15146">
            <text:p>-31.15146</text:p>
          </table:table-cell>
          <table:table-cell office:value-type="float" office:value="-48.11781">
            <text:p>-48.117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64912">
            <text:p>-26.64912</text:p>
          </table:table-cell>
          <table:table-cell office:value-type="float" office:value="-43.33992">
            <text:p>-43.339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04581">
            <text:p>-22.04581</text:p>
          </table:table-cell>
          <table:table-cell office:value-type="float" office:value="-38.56504">
            <text:p>-38.565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50837">
            <text:p>-17.50837</text:p>
          </table:table-cell>
          <table:table-cell office:value-type="float" office:value="-34.09473">
            <text:p>-34.094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20124">
            <text:p>-13.20124</text:p>
          </table:table-cell>
          <table:table-cell office:value-type="float" office:value="-30.05612">
            <text:p>-30.056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28051">
            <text:p>-9.28051</text:p>
          </table:table-cell>
          <table:table-cell office:value-type="float" office:value="-26.07505">
            <text:p>-26.075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888272">
            <text:p>-5.888272</text:p>
          </table:table-cell>
          <table:table-cell office:value-type="float" office:value="-22.28675">
            <text:p>-22.286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14746">
            <text:p>-3.14746</text:p>
          </table:table-cell>
          <table:table-cell office:value-type="float" office:value="-18.41781">
            <text:p>-18.417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157408">
            <text:p>-1.157408</text:p>
          </table:table-cell>
          <table:table-cell office:value-type="float" office:value="-14.81695">
            <text:p>-14.816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1.28406">
            <text:p>-11.284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00734">
            <text:p>-8.007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623578">
            <text:p>-0.2623578</text:p>
          </table:table-cell>
          <table:table-cell office:value-type="float" office:value="-5.757792">
            <text:p>-5.7577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691798">
            <text:p>-1.691798</text:p>
          </table:table-cell>
          <table:table-cell office:value-type="float" office:value="-5.705919">
            <text:p>-5.7059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924748">
            <text:p>-3.924748</text:p>
          </table:table-cell>
          <table:table-cell office:value-type="float" office:value="-7.357354">
            <text:p>-7.3573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880286">
            <text:p>-6.880286</text:p>
          </table:table-cell>
          <table:table-cell office:value-type="float" office:value="-7.426873">
            <text:p>-7.4268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4513">
            <text:p>-10.4513</text:p>
          </table:table-cell>
          <table:table-cell office:value-type="float" office:value="-7.436378">
            <text:p>-7.4363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50838">
            <text:p>-14.50838</text:p>
          </table:table-cell>
          <table:table-cell office:value-type="float" office:value="-7.38262">
            <text:p>-7.382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90449">
            <text:p>-18.90449</text:p>
          </table:table-cell>
          <table:table-cell office:value-type="float" office:value="-8.029302">
            <text:p>-8.0293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4803">
            <text:p>-23.4803</text:p>
          </table:table-cell>
          <table:table-cell office:value-type="float" office:value="-9.487962">
            <text:p>-9.4879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07">
            <text:p>-28.07</text:p>
          </table:table-cell>
          <table:table-cell office:value-type="float" office:value="-12.61943">
            <text:p>-12.619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50724">
            <text:p>-32.50724</text:p>
          </table:table-cell>
          <table:table-cell office:value-type="float" office:value="-17.84829">
            <text:p>-17.848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63123">
            <text:p>-36.63123</text:p>
          </table:table-cell>
          <table:table-cell office:value-type="float" office:value="-23.82488">
            <text:p>-23.824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29249">
            <text:p>-40.29249</text:p>
          </table:table-cell>
          <table:table-cell office:value-type="float" office:value="-30.1401">
            <text:p>-30.14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35835">
            <text:p>-43.35835</text:p>
          </table:table-cell>
          <table:table-cell office:value-type="float" office:value="-36.47283">
            <text:p>-36.472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7177">
            <text:p>-45.7177</text:p>
          </table:table-cell>
          <table:table-cell office:value-type="float" office:value="-40.20838">
            <text:p>-40.208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8502">
            <text:p>-47.28502</text:p>
          </table:table-cell>
          <table:table-cell office:value-type="float" office:value="-44.75256">
            <text:p>-44.752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0353">
            <text:p>-48.00353</text:p>
          </table:table-cell>
          <table:table-cell office:value-type="float" office:value="-46.97332">
            <text:p>-46.973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4718">
            <text:p>-47.84718</text:p>
          </table:table-cell>
          <table:table-cell office:value-type="float" office:value="-50.14159">
            <text:p>-50.141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82164">
            <text:p>-46.82164</text:p>
          </table:table-cell>
          <table:table-cell office:value-type="float" office:value="-51.91145">
            <text:p>-51.911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96407">
            <text:p>-44.96407</text:p>
          </table:table-cell>
          <table:table-cell office:value-type="float" office:value="-53.91842">
            <text:p>-53.918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34179">
            <text:p>-42.34179</text:p>
          </table:table-cell>
          <table:table-cell office:value-type="float" office:value="-54.61513">
            <text:p>-54.615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04984">
            <text:p>-39.04984</text:p>
          </table:table-cell>
          <table:table-cell office:value-type="float" office:value="-53.98415">
            <text:p>-53.984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20752">
            <text:p>-35.20752</text:p>
          </table:table-cell>
          <table:table-cell office:value-type="float" office:value="-50.14132">
            <text:p>-50.141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95408">
            <text:p>-30.95408</text:p>
          </table:table-cell>
          <table:table-cell office:value-type="float" office:value="-46.73375">
            <text:p>-46.733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44367">
            <text:p>-26.44367</text:p>
          </table:table-cell>
          <table:table-cell office:value-type="float" office:value="-42.50574">
            <text:p>-42.505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83974">
            <text:p>-21.83974</text:p>
          </table:table-cell>
          <table:table-cell office:value-type="float" office:value="-38.25587">
            <text:p>-38.255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30914">
            <text:p>-17.30914</text:p>
          </table:table-cell>
          <table:table-cell office:value-type="float" office:value="-34.07133">
            <text:p>-34.071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01608">
            <text:p>-13.01608</text:p>
          </table:table-cell>
          <table:table-cell office:value-type="float" office:value="-29.99927">
            <text:p>-29.999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116123">
            <text:p>-9.116123</text:p>
          </table:table-cell>
          <table:table-cell office:value-type="float" office:value="-25.82228">
            <text:p>-25.822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750617">
            <text:p>-5.750617</text:p>
          </table:table-cell>
          <table:table-cell office:value-type="float" office:value="-22.03964">
            <text:p>-22.039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041528">
            <text:p>-3.041528</text:p>
          </table:table-cell>
          <table:table-cell office:value-type="float" office:value="-17.90719">
            <text:p>-17.907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087035">
            <text:p>-1.087035</text:p>
          </table:table-cell>
          <table:table-cell office:value-type="float" office:value="-14.40726">
            <text:p>-14.407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91868">
            <text:p>-10.918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807483">
            <text:p>-7.8074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084034">
            <text:p>-0.3084034</text:p>
          </table:table-cell>
          <table:table-cell office:value-type="float" office:value="-5.463644">
            <text:p>-5.4636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7752">
            <text:p>-1.7752</text:p>
          </table:table-cell>
          <table:table-cell office:value-type="float" office:value="-6.46223">
            <text:p>-6.462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042487">
            <text:p>-4.042487</text:p>
          </table:table-cell>
          <table:table-cell office:value-type="float" office:value="-6.430748">
            <text:p>-6.4307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028093">
            <text:p>-7.028093</text:p>
          </table:table-cell>
          <table:table-cell office:value-type="float" office:value="-6.341772">
            <text:p>-6.3417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62382">
            <text:p>-10.62382</text:p>
          </table:table-cell>
          <table:table-cell office:value-type="float" office:value="-6.27929">
            <text:p>-6.279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69936">
            <text:p>-14.69936</text:p>
          </table:table-cell>
          <table:table-cell office:value-type="float" office:value="-6.473872">
            <text:p>-6.4738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107">
            <text:p>-19.107</text:p>
          </table:table-cell>
          <table:table-cell office:value-type="float" office:value="-7.400352">
            <text:p>-7.4003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68702">
            <text:p>-23.68702</text:p>
          </table:table-cell>
          <table:table-cell office:value-type="float" office:value="-9.498667">
            <text:p>-9.4986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27342">
            <text:p>-28.27342</text:p>
          </table:table-cell>
          <table:table-cell office:value-type="float" office:value="-13.27427">
            <text:p>-13.274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7">
            <text:p>-32.7</text:p>
          </table:table-cell>
          <table:table-cell office:value-type="float" office:value="-18.73138">
            <text:p>-18.731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80633">
            <text:p>-36.80633</text:p>
          </table:table-cell>
          <table:table-cell office:value-type="float" office:value="-24.68283">
            <text:p>-24.682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4436">
            <text:p>-40.4436</text:p>
          </table:table-cell>
          <table:table-cell office:value-type="float" office:value="-30.78594">
            <text:p>-30.785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47999">
            <text:p>-43.47999</text:p>
          </table:table-cell>
          <table:table-cell office:value-type="float" office:value="-36.80455">
            <text:p>-36.804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80545">
            <text:p>-45.80545</text:p>
          </table:table-cell>
          <table:table-cell office:value-type="float" office:value="-40.7184">
            <text:p>-40.71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3572">
            <text:p>-47.33572</text:p>
          </table:table-cell>
          <table:table-cell office:value-type="float" office:value="-44.41483">
            <text:p>-44.414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1533">
            <text:p>-48.01533</text:p>
          </table:table-cell>
          <table:table-cell office:value-type="float" office:value="-46.96912">
            <text:p>-46.969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1965">
            <text:p>-47.81965</text:p>
          </table:table-cell>
          <table:table-cell office:value-type="float" office:value="-49.52425">
            <text:p>-49.524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75578">
            <text:p>-46.75578</text:p>
          </table:table-cell>
          <table:table-cell office:value-type="float" office:value="-51.11403">
            <text:p>-51.114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86227">
            <text:p>-44.86227</text:p>
          </table:table-cell>
          <table:table-cell office:value-type="float" office:value="-52.6871">
            <text:p>-52.68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20774">
            <text:p>-42.20774</text:p>
          </table:table-cell>
          <table:table-cell office:value-type="float" office:value="-53.42165">
            <text:p>-53.421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8884">
            <text:p>-38.8884</text:p>
          </table:table-cell>
          <table:table-cell office:value-type="float" office:value="-52.93469">
            <text:p>-52.934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02454">
            <text:p>-35.02454</text:p>
          </table:table-cell>
          <table:table-cell office:value-type="float" office:value="-50.45849">
            <text:p>-50.458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75618">
            <text:p>-30.75618</text:p>
          </table:table-cell>
          <table:table-cell office:value-type="float" office:value="-46.43425">
            <text:p>-46.434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23803">
            <text:p>-26.23803</text:p>
          </table:table-cell>
          <table:table-cell office:value-type="float" office:value="-42.03895">
            <text:p>-42.038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63381">
            <text:p>-21.63381</text:p>
          </table:table-cell>
          <table:table-cell office:value-type="float" office:value="-37.8595">
            <text:p>-37.85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11039">
            <text:p>-17.11039</text:p>
          </table:table-cell>
          <table:table-cell office:value-type="float" office:value="-33.6797">
            <text:p>-33.67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83171">
            <text:p>-12.83171</text:p>
          </table:table-cell>
          <table:table-cell office:value-type="float" office:value="-29.73215">
            <text:p>-29.732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952812">
            <text:p>-8.952812</text:p>
          </table:table-cell>
          <table:table-cell office:value-type="float" office:value="-25.66391">
            <text:p>-25.663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614286">
            <text:p>-5.614286</text:p>
          </table:table-cell>
          <table:table-cell office:value-type="float" office:value="-21.81817">
            <text:p>-21.818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937116">
            <text:p>-2.937116</text:p>
          </table:table-cell>
          <table:table-cell office:value-type="float" office:value="-17.641">
            <text:p>-17.6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018328">
            <text:p>-1.018328</text:p>
          </table:table-cell>
          <table:table-cell office:value-type="float" office:value="-14.12363">
            <text:p>-14.123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5185">
            <text:p>-10.51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315715">
            <text:p>-7.3157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561702">
            <text:p>-0.3561702</text:p>
          </table:table-cell>
          <table:table-cell office:value-type="float" office:value="-5.650277">
            <text:p>-5.6502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860218">
            <text:p>-1.860218</text:p>
          </table:table-cell>
          <table:table-cell office:value-type="float" office:value="-5.813082">
            <text:p>-5.8130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161673">
            <text:p>-4.161673</text:p>
          </table:table-cell>
          <table:table-cell office:value-type="float" office:value="-7.501742">
            <text:p>-7.5017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177128">
            <text:p>-7.177128</text:p>
          </table:table-cell>
          <table:table-cell office:value-type="float" office:value="-7.573674">
            <text:p>-7.5736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79699">
            <text:p>-10.79699</text:p>
          </table:table-cell>
          <table:table-cell office:value-type="float" office:value="-7.574296">
            <text:p>-7.5742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89066">
            <text:p>-14.89066</text:p>
          </table:table-cell>
          <table:table-cell office:value-type="float" office:value="-7.495802">
            <text:p>-7.4958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3095">
            <text:p>-19.3095</text:p>
          </table:table-cell>
          <table:table-cell office:value-type="float" office:value="-8.126563">
            <text:p>-8.1265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89337">
            <text:p>-23.89337</text:p>
          </table:table-cell>
          <table:table-cell office:value-type="float" office:value="-9.522642">
            <text:p>-9.5226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47616">
            <text:p>-28.47616</text:p>
          </table:table-cell>
          <table:table-cell office:value-type="float" office:value="-12.65415">
            <text:p>-12.654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89177">
            <text:p>-32.89177</text:p>
          </table:table-cell>
          <table:table-cell office:value-type="float" office:value="-17.93011">
            <text:p>-17.930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98018">
            <text:p>-36.98018</text:p>
          </table:table-cell>
          <table:table-cell office:value-type="float" office:value="-23.9617">
            <text:p>-23.96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59323">
            <text:p>-40.59323</text:p>
          </table:table-cell>
          <table:table-cell office:value-type="float" office:value="-30.27028">
            <text:p>-30.270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59998">
            <text:p>-43.59998</text:p>
          </table:table-cell>
          <table:table-cell office:value-type="float" office:value="-36.5438">
            <text:p>-36.54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89145">
            <text:p>-45.89145</text:p>
          </table:table-cell>
          <table:table-cell office:value-type="float" office:value="-40.21876">
            <text:p>-40.218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8461">
            <text:p>-47.38461</text:p>
          </table:table-cell>
          <table:table-cell office:value-type="float" office:value="-45.18681">
            <text:p>-45.186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2534">
            <text:p>-48.02534</text:p>
          </table:table-cell>
          <table:table-cell office:value-type="float" office:value="-46.7342">
            <text:p>-46.73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9042">
            <text:p>-47.79042</text:p>
          </table:table-cell>
          <table:table-cell office:value-type="float" office:value="-50.76106">
            <text:p>-50.761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68837">
            <text:p>-46.68837</text:p>
          </table:table-cell>
          <table:table-cell office:value-type="float" office:value="-51.56747">
            <text:p>-51.567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75912">
            <text:p>-44.75912</text:p>
          </table:table-cell>
          <table:table-cell office:value-type="float" office:value="-54.06422">
            <text:p>-54.064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07259">
            <text:p>-42.07259</text:p>
          </table:table-cell>
          <table:table-cell office:value-type="float" office:value="-54.48306">
            <text:p>-54.483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72615">
            <text:p>-38.72615</text:p>
          </table:table-cell>
          <table:table-cell office:value-type="float" office:value="-53.15619">
            <text:p>-53.156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84106">
            <text:p>-34.84106</text:p>
          </table:table-cell>
          <table:table-cell office:value-type="float" office:value="-49.82046">
            <text:p>-49.820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55813">
            <text:p>-30.55813</text:p>
          </table:table-cell>
          <table:table-cell office:value-type="float" office:value="-45.51694">
            <text:p>-45.516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03258">
            <text:p>-26.03258</text:p>
          </table:table-cell>
          <table:table-cell office:value-type="float" office:value="-41.38108">
            <text:p>-41.381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42842">
            <text:p>-21.42842</text:p>
          </table:table-cell>
          <table:table-cell office:value-type="float" office:value="-37.43456">
            <text:p>-37.434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91249">
            <text:p>-16.91249</text:p>
          </table:table-cell>
          <table:table-cell office:value-type="float" office:value="-33.42694">
            <text:p>-33.426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64847">
            <text:p>-12.64847</text:p>
          </table:table-cell>
          <table:table-cell office:value-type="float" office:value="-29.57574">
            <text:p>-29.575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790879">
            <text:p>-8.790879</text:p>
          </table:table-cell>
          <table:table-cell office:value-type="float" office:value="-25.53168">
            <text:p>-25.531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479527">
            <text:p>-5.479527</text:p>
          </table:table-cell>
          <table:table-cell office:value-type="float" office:value="-21.45028">
            <text:p>-21.450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834416">
            <text:p>-2.834416</text:p>
          </table:table-cell>
          <table:table-cell office:value-type="float" office:value="-17.55132">
            <text:p>-17.551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9514068">
            <text:p>-0.9514068</text:p>
          </table:table-cell>
          <table:table-cell office:value-type="float" office:value="-13.80339">
            <text:p>-13.803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16109">
            <text:p>-10.161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081776">
            <text:p>-7.0817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055661">
            <text:p>-0.4055661</text:p>
          </table:table-cell>
          <table:table-cell office:value-type="float" office:value="-5.269497">
            <text:p>-5.2694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946687">
            <text:p>-1.946687</text:p>
          </table:table-cell>
          <table:table-cell office:value-type="float" office:value="-5.354927">
            <text:p>-5.3549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282081">
            <text:p>-4.282081</text:p>
          </table:table-cell>
          <table:table-cell office:value-type="float" office:value="-6.955137">
            <text:p>-6.9551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327114">
            <text:p>-7.327114</text:p>
          </table:table-cell>
          <table:table-cell office:value-type="float" office:value="-7.017553">
            <text:p>-7.0175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97143">
            <text:p>-10.97143</text:p>
          </table:table-cell>
          <table:table-cell office:value-type="float" office:value="-7.019537">
            <text:p>-7.0195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08296">
            <text:p>-15.08296</text:p>
          </table:table-cell>
          <table:table-cell office:value-type="float" office:value="-7.181055">
            <text:p>-7.1810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51269">
            <text:p>-19.51269</text:p>
          </table:table-cell>
          <table:table-cell office:value-type="float" office:value="-8.012609">
            <text:p>-8.0126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1001">
            <text:p>-24.1001</text:p>
          </table:table-cell>
          <table:table-cell office:value-type="float" office:value="-9.810611">
            <text:p>-9.8106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67892">
            <text:p>-28.67892</text:p>
          </table:table-cell>
          <table:table-cell office:value-type="float" office:value="-13.24322">
            <text:p>-13.243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08322">
            <text:p>-33.08322</text:p>
          </table:table-cell>
          <table:table-cell office:value-type="float" office:value="-18.53252">
            <text:p>-18.532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15338">
            <text:p>-37.15338</text:p>
          </table:table-cell>
          <table:table-cell office:value-type="float" office:value="-24.46234">
            <text:p>-24.462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74191">
            <text:p>-40.74191</text:p>
          </table:table-cell>
          <table:table-cell office:value-type="float" office:value="-30.65023">
            <text:p>-30.650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71874">
            <text:p>-43.71874</text:p>
          </table:table-cell>
          <table:table-cell office:value-type="float" office:value="-36.72657">
            <text:p>-36.726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97599">
            <text:p>-45.97599</text:p>
          </table:table-cell>
          <table:table-cell office:value-type="float" office:value="-40.2453">
            <text:p>-40.24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3187">
            <text:p>-47.43187</text:p>
          </table:table-cell>
          <table:table-cell office:value-type="float" office:value="-44.36057">
            <text:p>-44.360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3361">
            <text:p>-48.03361</text:p>
          </table:table-cell>
          <table:table-cell office:value-type="float" office:value="-46.27872">
            <text:p>-46.278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594">
            <text:p>-47.7594</text:p>
          </table:table-cell>
          <table:table-cell office:value-type="float" office:value="-49.25681">
            <text:p>-49.256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61917">
            <text:p>-46.61917</text:p>
          </table:table-cell>
          <table:table-cell office:value-type="float" office:value="-50.75982">
            <text:p>-50.759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65426">
            <text:p>-44.65426</text:p>
          </table:table-cell>
          <table:table-cell office:value-type="float" office:value="-52.67414">
            <text:p>-52.674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93587">
            <text:p>-41.93587</text:p>
          </table:table-cell>
          <table:table-cell office:value-type="float" office:value="-53.21297">
            <text:p>-53.212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56252">
            <text:p>-38.56252</text:p>
          </table:table-cell>
          <table:table-cell office:value-type="float" office:value="-52.47242">
            <text:p>-52.472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65646">
            <text:p>-34.65646</text:p>
          </table:table-cell>
          <table:table-cell office:value-type="float" office:value="-49.64283">
            <text:p>-49.642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35924">
            <text:p>-30.35924</text:p>
          </table:table-cell>
          <table:table-cell office:value-type="float" office:value="-45.4685">
            <text:p>-45.46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82661">
            <text:p>-25.82661</text:p>
          </table:table-cell>
          <table:table-cell office:value-type="float" office:value="-41.22219">
            <text:p>-41.222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22283">
            <text:p>-21.22283</text:p>
          </table:table-cell>
          <table:table-cell office:value-type="float" office:value="-37.2319">
            <text:p>-37.23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71474">
            <text:p>-16.71474</text:p>
          </table:table-cell>
          <table:table-cell office:value-type="float" office:value="-33.15099">
            <text:p>-33.150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46572">
            <text:p>-12.46572</text:p>
          </table:table-cell>
          <table:table-cell office:value-type="float" office:value="-29.2587">
            <text:p>-29.25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629758">
            <text:p>-8.629758</text:p>
          </table:table-cell>
          <table:table-cell office:value-type="float" office:value="-25.1958">
            <text:p>-25.19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34587">
            <text:p>-5.34587</text:p>
          </table:table-cell>
          <table:table-cell office:value-type="float" office:value="-21.3448">
            <text:p>-21.34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733067">
            <text:p>-2.733067</text:p>
          </table:table-cell>
          <table:table-cell office:value-type="float" office:value="-17.12886">
            <text:p>-17.128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8860397">
            <text:p>-0.8860397</text:p>
          </table:table-cell>
          <table:table-cell office:value-type="float" office:value="-13.63828">
            <text:p>-13.638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14435">
            <text:p>-10.144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071158">
            <text:p>-7.0711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56761">
            <text:p>-0.456761</text:p>
          </table:table-cell>
          <table:table-cell office:value-type="float" office:value="-5.479439">
            <text:p>-5.4794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034909">
            <text:p>-2.034909</text:p>
          </table:table-cell>
          <table:table-cell office:value-type="float" office:value="-5.651526">
            <text:p>-5.6515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404135">
            <text:p>-4.404135</text:p>
          </table:table-cell>
          <table:table-cell office:value-type="float" office:value="-7.264877">
            <text:p>-7.2648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478575">
            <text:p>-7.478575</text:p>
          </table:table-cell>
          <table:table-cell office:value-type="float" office:value="-7.33671">
            <text:p>-7.336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14681">
            <text:p>-11.14681</text:p>
          </table:table-cell>
          <table:table-cell office:value-type="float" office:value="-7.361274">
            <text:p>-7.3612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2759">
            <text:p>-15.2759</text:p>
          </table:table-cell>
          <table:table-cell office:value-type="float" office:value="-7.442708">
            <text:p>-7.4427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7162">
            <text:p>-19.7162</text:p>
          </table:table-cell>
          <table:table-cell office:value-type="float" office:value="-8.213939">
            <text:p>-8.2139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3068">
            <text:p>-24.3068</text:p>
          </table:table-cell>
          <table:table-cell office:value-type="float" office:value="-9.866313">
            <text:p>-9.8663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88133">
            <text:p>-28.88133</text:p>
          </table:table-cell>
          <table:table-cell office:value-type="float" office:value="-13.20224">
            <text:p>-13.202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27399">
            <text:p>-33.27399</text:p>
          </table:table-cell>
          <table:table-cell office:value-type="float" office:value="-18.52554">
            <text:p>-18.525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32561">
            <text:p>-37.32561</text:p>
          </table:table-cell>
          <table:table-cell office:value-type="float" office:value="-24.51067">
            <text:p>-24.510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88935">
            <text:p>-40.88935</text:p>
          </table:table-cell>
          <table:table-cell office:value-type="float" office:value="-30.70484">
            <text:p>-30.704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83605">
            <text:p>-43.83605</text:p>
          </table:table-cell>
          <table:table-cell office:value-type="float" office:value="-36.79004">
            <text:p>-36.790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05893">
            <text:p>-46.05893</text:p>
          </table:table-cell>
          <table:table-cell office:value-type="float" office:value="-40.66224">
            <text:p>-40.662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7742">
            <text:p>-47.47742</text:p>
          </table:table-cell>
          <table:table-cell office:value-type="float" office:value="-44.79524">
            <text:p>-44.795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012">
            <text:p>-48.04012</text:p>
          </table:table-cell>
          <table:table-cell office:value-type="float" office:value="-46.86958">
            <text:p>-46.869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2663">
            <text:p>-47.72663</text:p>
          </table:table-cell>
          <table:table-cell office:value-type="float" office:value="-50.30335">
            <text:p>-50.303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54832">
            <text:p>-46.54832</text:p>
          </table:table-cell>
          <table:table-cell office:value-type="float" office:value="-51.93983">
            <text:p>-51.939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54789">
            <text:p>-44.54789</text:p>
          </table:table-cell>
          <table:table-cell office:value-type="float" office:value="-53.88725">
            <text:p>-53.887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79783">
            <text:p>-41.79783</text:p>
          </table:table-cell>
          <table:table-cell office:value-type="float" office:value="-54.33836">
            <text:p>-54.338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39782">
            <text:p>-38.39782</text:p>
          </table:table-cell>
          <table:table-cell office:value-type="float" office:value="-52.96674">
            <text:p>-52.966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47107">
            <text:p>-34.47107</text:p>
          </table:table-cell>
          <table:table-cell office:value-type="float" office:value="-49.60413">
            <text:p>-49.604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15988">
            <text:p>-30.15988</text:p>
          </table:table-cell>
          <table:table-cell office:value-type="float" office:value="-45.24731">
            <text:p>-45.247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6205">
            <text:p>-25.6205</text:p>
          </table:table-cell>
          <table:table-cell office:value-type="float" office:value="-41.06601">
            <text:p>-41.066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01744">
            <text:p>-21.01744</text:p>
          </table:table-cell>
          <table:table-cell office:value-type="float" office:value="-37.06079">
            <text:p>-37.060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51751">
            <text:p>-16.51751</text:p>
          </table:table-cell>
          <table:table-cell office:value-type="float" office:value="-33.07034">
            <text:p>-33.070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28381">
            <text:p>-12.28381</text:p>
          </table:table-cell>
          <table:table-cell office:value-type="float" office:value="-29.23133">
            <text:p>-29.231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469749">
            <text:p>-8.469749</text:p>
          </table:table-cell>
          <table:table-cell office:value-type="float" office:value="-25.26845">
            <text:p>-25.268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213565">
            <text:p>-5.213565</text:p>
          </table:table-cell>
          <table:table-cell office:value-type="float" office:value="-21.08381">
            <text:p>-21.083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633262">
            <text:p>-2.633262</text:p>
          </table:table-cell>
          <table:table-cell office:value-type="float" office:value="-17.26388">
            <text:p>-17.263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8223506">
            <text:p>-0.8223506</text:p>
          </table:table-cell>
          <table:table-cell office:value-type="float" office:value="-13.52133">
            <text:p>-13.521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988614">
            <text:p>-9.9886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025739">
            <text:p>-7.0257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5096656">
            <text:p>-0.5096656</text:p>
          </table:table-cell>
          <table:table-cell office:value-type="float" office:value="-5.298866">
            <text:p>-5.2988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124727">
            <text:p>-2.124727</text:p>
          </table:table-cell>
          <table:table-cell office:value-type="float" office:value="-5.445753">
            <text:p>-5.4457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527609">
            <text:p>-4.527609</text:p>
          </table:table-cell>
          <table:table-cell office:value-type="float" office:value="-6.914067">
            <text:p>-6.9140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631233">
            <text:p>-7.631233</text:p>
          </table:table-cell>
          <table:table-cell office:value-type="float" office:value="-7.028949">
            <text:p>-7.0289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32312">
            <text:p>-11.32312</text:p>
          </table:table-cell>
          <table:table-cell office:value-type="float" office:value="-7.063942">
            <text:p>-7.0639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46947">
            <text:p>-15.46947</text:p>
          </table:table-cell>
          <table:table-cell office:value-type="float" office:value="-7.424336">
            <text:p>-7.4243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92002">
            <text:p>-19.92002</text:p>
          </table:table-cell>
          <table:table-cell office:value-type="float" office:value="-8.520371">
            <text:p>-8.5203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51348">
            <text:p>-24.51348</text:p>
          </table:table-cell>
          <table:table-cell office:value-type="float" office:value="-10.65399">
            <text:p>-10.653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08337">
            <text:p>-29.08337</text:p>
          </table:table-cell>
          <table:table-cell office:value-type="float" office:value="-14.94471">
            <text:p>-14.944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46408">
            <text:p>-33.46408</text:p>
          </table:table-cell>
          <table:table-cell office:value-type="float" office:value="-19.46024">
            <text:p>-19.460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49686">
            <text:p>-37.49686</text:p>
          </table:table-cell>
          <table:table-cell office:value-type="float" office:value="-25.1466">
            <text:p>-25.14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03555">
            <text:p>-41.03555</text:p>
          </table:table-cell>
          <table:table-cell office:value-type="float" office:value="-31.28208">
            <text:p>-31.282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9519">
            <text:p>-43.9519</text:p>
          </table:table-cell>
          <table:table-cell office:value-type="float" office:value="-37.34823">
            <text:p>-37.348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14024">
            <text:p>-46.14024</text:p>
          </table:table-cell>
          <table:table-cell office:value-type="float" office:value="-40.58442">
            <text:p>-40.584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2123">
            <text:p>-47.52123</text:p>
          </table:table-cell>
          <table:table-cell office:value-type="float" office:value="-44.82853">
            <text:p>-44.828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485">
            <text:p>-48.04485</text:p>
          </table:table-cell>
          <table:table-cell office:value-type="float" office:value="-46.27636">
            <text:p>-46.276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9218">
            <text:p>-47.69218</text:p>
          </table:table-cell>
          <table:table-cell office:value-type="float" office:value="-50.00401">
            <text:p>-50.004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47593">
            <text:p>-46.47593</text:p>
          </table:table-cell>
          <table:table-cell office:value-type="float" office:value="-51.6202">
            <text:p>-51.62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44019">
            <text:p>-44.44019</text:p>
          </table:table-cell>
          <table:table-cell office:value-type="float" office:value="-53.84439">
            <text:p>-53.844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65873">
            <text:p>-41.65873</text:p>
          </table:table-cell>
          <table:table-cell office:value-type="float" office:value="-54.53784">
            <text:p>-54.537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23235">
            <text:p>-38.23235</text:p>
          </table:table-cell>
          <table:table-cell office:value-type="float" office:value="-53.63316">
            <text:p>-53.633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28523">
            <text:p>-34.28523</text:p>
          </table:table-cell>
          <table:table-cell office:value-type="float" office:value="-50.58859">
            <text:p>-50.588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96041">
            <text:p>-29.96041</text:p>
          </table:table-cell>
          <table:table-cell office:value-type="float" office:value="-45.99709">
            <text:p>-45.997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41462">
            <text:p>-25.41462</text:p>
          </table:table-cell>
          <table:table-cell office:value-type="float" office:value="-41.26281">
            <text:p>-41.262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81262">
            <text:p>-20.81262</text:p>
          </table:table-cell>
          <table:table-cell office:value-type="float" office:value="-36.84277">
            <text:p>-36.842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32117">
            <text:p>-16.32117</text:p>
          </table:table-cell>
          <table:table-cell office:value-type="float" office:value="-32.89996">
            <text:p>-32.899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10306">
            <text:p>-12.10306</text:p>
          </table:table-cell>
          <table:table-cell office:value-type="float" office:value="-28.9728">
            <text:p>-28.97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311148">
            <text:p>-8.311148</text:p>
          </table:table-cell>
          <table:table-cell office:value-type="float" office:value="-25.04185">
            <text:p>-25.041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082857">
            <text:p>-5.082857</text:p>
          </table:table-cell>
          <table:table-cell office:value-type="float" office:value="-21.23678">
            <text:p>-21.236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535181">
            <text:p>-2.535181</text:p>
          </table:table-cell>
          <table:table-cell office:value-type="float" office:value="-17.45957">
            <text:p>-17.459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7604534">
            <text:p>-0.7604534</text:p>
          </table:table-cell>
          <table:table-cell office:value-type="float" office:value="-13.71579">
            <text:p>-13.715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42951">
            <text:p>-10.429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319334">
            <text:p>-7.3193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5641776">
            <text:p>-0.5641776</text:p>
          </table:table-cell>
          <table:table-cell office:value-type="float" office:value="-4.946211">
            <text:p>-4.9462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215969">
            <text:p>-2.215969</text:p>
          </table:table-cell>
          <table:table-cell office:value-type="float" office:value="-5.746002">
            <text:p>-5.7460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652273">
            <text:p>-4.652273</text:p>
          </table:table-cell>
          <table:table-cell office:value-type="float" office:value="-5.796469">
            <text:p>-5.7964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784801">
            <text:p>-7.784801</text:p>
          </table:table-cell>
          <table:table-cell office:value-type="float" office:value="-5.762453">
            <text:p>-5.7624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50002">
            <text:p>-11.50002</text:p>
          </table:table-cell>
          <table:table-cell office:value-type="float" office:value="-5.731144">
            <text:p>-5.7311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6633">
            <text:p>-15.6633</text:p>
          </table:table-cell>
          <table:table-cell office:value-type="float" office:value="-6.467659">
            <text:p>-6.4676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12375">
            <text:p>-20.12375</text:p>
          </table:table-cell>
          <table:table-cell office:value-type="float" office:value="-7.870831">
            <text:p>-7.8708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71973">
            <text:p>-24.71973</text:p>
          </table:table-cell>
          <table:table-cell office:value-type="float" office:value="-10.50875">
            <text:p>-10.508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28467">
            <text:p>-29.28467</text:p>
          </table:table-cell>
          <table:table-cell office:value-type="float" office:value="-14.3958">
            <text:p>-14.39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65314">
            <text:p>-33.65314</text:p>
          </table:table-cell>
          <table:table-cell office:value-type="float" office:value="-19.92826">
            <text:p>-19.928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66681">
            <text:p>-37.66681</text:p>
          </table:table-cell>
          <table:table-cell office:value-type="float" office:value="-25.88496">
            <text:p>-25.884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18024">
            <text:p>-41.18024</text:p>
          </table:table-cell>
          <table:table-cell office:value-type="float" office:value="-31.92968">
            <text:p>-31.929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06609">
            <text:p>-44.06609</text:p>
          </table:table-cell>
          <table:table-cell office:value-type="float" office:value="-37.71348">
            <text:p>-37.713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21978">
            <text:p>-46.21978</text:p>
          </table:table-cell>
          <table:table-cell office:value-type="float" office:value="-41.78198">
            <text:p>-41.781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6325">
            <text:p>-47.56325</text:p>
          </table:table-cell>
          <table:table-cell office:value-type="float" office:value="-44.29965">
            <text:p>-44.299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782">
            <text:p>-48.04782</text:p>
          </table:table-cell>
          <table:table-cell office:value-type="float" office:value="-46.8741">
            <text:p>-46.87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5592">
            <text:p>-47.65592</text:p>
          </table:table-cell>
          <table:table-cell office:value-type="float" office:value="-48.81616">
            <text:p>-48.816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40177">
            <text:p>-46.40177</text:p>
          </table:table-cell>
          <table:table-cell office:value-type="float" office:value="-51.12766">
            <text:p>-51.127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3308">
            <text:p>-44.3308</text:p>
          </table:table-cell>
          <table:table-cell office:value-type="float" office:value="-52.54235">
            <text:p>-52.542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51809">
            <text:p>-41.51809</text:p>
          </table:table-cell>
          <table:table-cell office:value-type="float" office:value="-53.16256">
            <text:p>-53.162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06554">
            <text:p>-38.06554</text:p>
          </table:table-cell>
          <table:table-cell office:value-type="float" office:value="-52.16538">
            <text:p>-52.165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0983">
            <text:p>-34.0983</text:p>
          </table:table-cell>
          <table:table-cell office:value-type="float" office:value="-49.14036">
            <text:p>-49.140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76014">
            <text:p>-29.76014</text:p>
          </table:table-cell>
          <table:table-cell office:value-type="float" office:value="-45.02927">
            <text:p>-45.029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20827">
            <text:p>-25.20827</text:p>
          </table:table-cell>
          <table:table-cell office:value-type="float" office:value="-40.86623">
            <text:p>-40.866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60766">
            <text:p>-20.60766</text:p>
          </table:table-cell>
          <table:table-cell office:value-type="float" office:value="-36.87529">
            <text:p>-36.875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12503">
            <text:p>-16.12503</text:p>
          </table:table-cell>
          <table:table-cell office:value-type="float" office:value="-32.79032">
            <text:p>-32.79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92285">
            <text:p>-11.92285</text:p>
          </table:table-cell>
          <table:table-cell office:value-type="float" office:value="-28.84442">
            <text:p>-28.844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153397">
            <text:p>-8.153397</text:p>
          </table:table-cell>
          <table:table-cell office:value-type="float" office:value="-24.82639">
            <text:p>-24.826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953284">
            <text:p>-4.953284</text:p>
          </table:table-cell>
          <table:table-cell office:value-type="float" office:value="-20.82361">
            <text:p>-20.823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438483">
            <text:p>-2.438483</text:p>
          </table:table-cell>
          <table:table-cell office:value-type="float" office:value="-16.97684">
            <text:p>-16.976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7001333">
            <text:p>-0.7001333</text:p>
          </table:table-cell>
          <table:table-cell office:value-type="float" office:value="-13.43706">
            <text:p>-13.437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00577">
            <text:p>-10.005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012519">
            <text:p>-7.0125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204887">
            <text:p>-0.6204887</text:p>
          </table:table-cell>
          <table:table-cell office:value-type="float" office:value="-5.629845">
            <text:p>-5.6298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308952">
            <text:p>-2.308952</text:p>
          </table:table-cell>
          <table:table-cell office:value-type="float" office:value="-5.92976">
            <text:p>-5.929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778563">
            <text:p>-4.778563</text:p>
          </table:table-cell>
          <table:table-cell office:value-type="float" office:value="-7.555306">
            <text:p>-7.5553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939818">
            <text:p>-7.939818</text:p>
          </table:table-cell>
          <table:table-cell office:value-type="float" office:value="-7.593108">
            <text:p>-7.5931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67815">
            <text:p>-11.67815</text:p>
          </table:table-cell>
          <table:table-cell office:value-type="float" office:value="-7.605504">
            <text:p>-7.6055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85808">
            <text:p>-15.85808</text:p>
          </table:table-cell>
          <table:table-cell office:value-type="float" office:value="-7.713298">
            <text:p>-7.7132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32813">
            <text:p>-20.32813</text:p>
          </table:table-cell>
          <table:table-cell office:value-type="float" office:value="-8.520555">
            <text:p>-8.5205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9263">
            <text:p>-24.9263</text:p>
          </table:table-cell>
          <table:table-cell office:value-type="float" office:value="-10.27651">
            <text:p>-10.276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48594">
            <text:p>-29.48594</text:p>
          </table:table-cell>
          <table:table-cell office:value-type="float" office:value="-14.49853">
            <text:p>-14.498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84181">
            <text:p>-33.84181</text:p>
          </table:table-cell>
          <table:table-cell office:value-type="float" office:value="-19.16946">
            <text:p>-19.169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83606">
            <text:p>-37.83606</text:p>
          </table:table-cell>
          <table:table-cell office:value-type="float" office:value="-25.15425">
            <text:p>-25.154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32392">
            <text:p>-41.32392</text:p>
          </table:table-cell>
          <table:table-cell office:value-type="float" office:value="-31.49216">
            <text:p>-31.492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179">
            <text:p>-44.179</text:p>
          </table:table-cell>
          <table:table-cell office:value-type="float" office:value="-37.69792">
            <text:p>-37.697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29782">
            <text:p>-46.29782</text:p>
          </table:table-cell>
          <table:table-cell office:value-type="float" office:value="-41.40826">
            <text:p>-41.408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0361">
            <text:p>-47.60361</text:p>
          </table:table-cell>
          <table:table-cell office:value-type="float" office:value="-45.2963">
            <text:p>-45.29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902">
            <text:p>-48.04902</text:p>
          </table:table-cell>
          <table:table-cell office:value-type="float" office:value="-47.82773">
            <text:p>-47.827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1794">
            <text:p>-47.61794</text:p>
          </table:table-cell>
          <table:table-cell office:value-type="float" office:value="-51.42598">
            <text:p>-51.425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32596">
            <text:p>-46.32596</text:p>
          </table:table-cell>
          <table:table-cell office:value-type="float" office:value="-53.22452">
            <text:p>-53.224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21992">
            <text:p>-44.21992</text:p>
          </table:table-cell>
          <table:table-cell office:value-type="float" office:value="-55.3726">
            <text:p>-55.37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37614">
            <text:p>-41.37614</text:p>
          </table:table-cell>
          <table:table-cell office:value-type="float" office:value="-53.62834">
            <text:p>-53.628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89769">
            <text:p>-37.89769</text:p>
          </table:table-cell>
          <table:table-cell office:value-type="float" office:value="-52.73284">
            <text:p>-52.732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91063">
            <text:p>-33.91063</text:p>
          </table:table-cell>
          <table:table-cell office:value-type="float" office:value="-49.44252">
            <text:p>-49.442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55943">
            <text:p>-29.55943</text:p>
          </table:table-cell>
          <table:table-cell office:value-type="float" office:value="-45.13293">
            <text:p>-45.132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00181">
            <text:p>-25.00181</text:p>
          </table:table-cell>
          <table:table-cell office:value-type="float" office:value="-40.74966">
            <text:p>-40.749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40293">
            <text:p>-20.40293</text:p>
          </table:table-cell>
          <table:table-cell office:value-type="float" office:value="-36.58746">
            <text:p>-36.587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92946">
            <text:p>-15.92946</text:p>
          </table:table-cell>
          <table:table-cell office:value-type="float" office:value="-32.58734">
            <text:p>-32.587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74351">
            <text:p>-11.74351</text:p>
          </table:table-cell>
          <table:table-cell office:value-type="float" office:value="-28.56524">
            <text:p>-28.565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996795">
            <text:p>-7.996795</text:p>
          </table:table-cell>
          <table:table-cell office:value-type="float" office:value="-24.51576">
            <text:p>-24.515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825093">
            <text:p>-4.825093</text:p>
          </table:table-cell>
          <table:table-cell office:value-type="float" office:value="-20.46972">
            <text:p>-20.469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34335">
            <text:p>-2.34335</text:p>
          </table:table-cell>
          <table:table-cell office:value-type="float" office:value="-16.5741">
            <text:p>-16.57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415041">
            <text:p>-0.6415041</text:p>
          </table:table-cell>
          <table:table-cell office:value-type="float" office:value="-12.83104">
            <text:p>-12.831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387325">
            <text:p>-9.3873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640773">
            <text:p>-6.6407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784965">
            <text:p>-0.6784965</text:p>
          </table:table-cell>
          <table:table-cell office:value-type="float" office:value="-4.781802">
            <text:p>-4.7818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403513">
            <text:p>-2.403513</text:p>
          </table:table-cell>
          <table:table-cell office:value-type="float" office:value="-6.014607">
            <text:p>-6.0146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906245">
            <text:p>-4.906245</text:p>
          </table:table-cell>
          <table:table-cell office:value-type="float" office:value="-5.98232">
            <text:p>-5.982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095998">
            <text:p>-8.095998</text:p>
          </table:table-cell>
          <table:table-cell office:value-type="float" office:value="-5.950319">
            <text:p>-5.9503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85717">
            <text:p>-11.85717</text:p>
          </table:table-cell>
          <table:table-cell office:value-type="float" office:value="-5.973433">
            <text:p>-5.9734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05345">
            <text:p>-16.05345</text:p>
          </table:table-cell>
          <table:table-cell office:value-type="float" office:value="-6.689469">
            <text:p>-6.6894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53276">
            <text:p>-20.53276</text:p>
          </table:table-cell>
          <table:table-cell office:value-type="float" office:value="-8.204395">
            <text:p>-8.2043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13278">
            <text:p>-25.13278</text:p>
          </table:table-cell>
          <table:table-cell office:value-type="float" office:value="-11.08923">
            <text:p>-11.089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68679">
            <text:p>-29.68679</text:p>
          </table:table-cell>
          <table:table-cell office:value-type="float" office:value="-15.75086">
            <text:p>-15.750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02976">
            <text:p>-34.02976</text:p>
          </table:table-cell>
          <table:table-cell office:value-type="float" office:value="-20.90835">
            <text:p>-20.908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00428">
            <text:p>-38.00428</text:p>
          </table:table-cell>
          <table:table-cell office:value-type="float" office:value="-26.65092">
            <text:p>-26.650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46633">
            <text:p>-41.46633</text:p>
          </table:table-cell>
          <table:table-cell office:value-type="float" office:value="-32.53157">
            <text:p>-32.531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29043">
            <text:p>-44.29043</text:p>
          </table:table-cell>
          <table:table-cell office:value-type="float" office:value="-38.13324">
            <text:p>-38.133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37424">
            <text:p>-46.37424</text:p>
          </table:table-cell>
          <table:table-cell office:value-type="float" office:value="-41.89859">
            <text:p>-41.898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4223">
            <text:p>-47.64223</text:p>
          </table:table-cell>
          <table:table-cell office:value-type="float" office:value="-44.76333">
            <text:p>-44.763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846">
            <text:p>-48.04846</text:p>
          </table:table-cell>
          <table:table-cell office:value-type="float" office:value="-47.07677">
            <text:p>-47.076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7821">
            <text:p>-47.57821</text:p>
          </table:table-cell>
          <table:table-cell office:value-type="float" office:value="-49.32927">
            <text:p>-49.329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24851">
            <text:p>-46.24851</text:p>
          </table:table-cell>
          <table:table-cell office:value-type="float" office:value="-51.16392">
            <text:p>-51.163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10755">
            <text:p>-44.10755</text:p>
          </table:table-cell>
          <table:table-cell office:value-type="float" office:value="-52.81381">
            <text:p>-52.813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23293">
            <text:p>-41.23293</text:p>
          </table:table-cell>
          <table:table-cell office:value-type="float" office:value="-53.10498">
            <text:p>-53.104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72882">
            <text:p>-37.72882</text:p>
          </table:table-cell>
          <table:table-cell office:value-type="float" office:value="-52.1059">
            <text:p>-52.10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72222">
            <text:p>-33.72222</text:p>
          </table:table-cell>
          <table:table-cell office:value-type="float" office:value="-48.91603">
            <text:p>-48.916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35832">
            <text:p>-29.35832</text:p>
          </table:table-cell>
          <table:table-cell office:value-type="float" office:value="-44.69114">
            <text:p>-44.691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79528">
            <text:p>-24.79528</text:p>
          </table:table-cell>
          <table:table-cell office:value-type="float" office:value="-40.48072">
            <text:p>-40.480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19846">
            <text:p>-20.19846</text:p>
          </table:table-cell>
          <table:table-cell office:value-type="float" office:value="-36.37819">
            <text:p>-36.378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73446">
            <text:p>-15.73446</text:p>
          </table:table-cell>
          <table:table-cell office:value-type="float" office:value="-32.3578">
            <text:p>-32.35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56506">
            <text:p>-11.56506</text:p>
          </table:table-cell>
          <table:table-cell office:value-type="float" office:value="-28.5086">
            <text:p>-28.50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841352">
            <text:p>-7.841352</text:p>
          </table:table-cell>
          <table:table-cell office:value-type="float" office:value="-24.52271">
            <text:p>-24.522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698518">
            <text:p>-4.698518</text:p>
          </table:table-cell>
          <table:table-cell office:value-type="float" office:value="-20.72604">
            <text:p>-20.726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249954">
            <text:p>-2.249954</text:p>
          </table:table-cell>
          <table:table-cell office:value-type="float" office:value="-17.20421">
            <text:p>-17.20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5846726">
            <text:p>-0.5846726</text:p>
          </table:table-cell>
          <table:table-cell office:value-type="float" office:value="-13.1751">
            <text:p>-13.17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917146">
            <text:p>-9.9171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96762">
            <text:p>-6.967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7380916">
            <text:p>-0.7380916</text:p>
          </table:table-cell>
          <table:table-cell office:value-type="float" office:value="-5.093815">
            <text:p>-5.0938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499466">
            <text:p>-2.499466</text:p>
          </table:table-cell>
          <table:table-cell office:value-type="float" office:value="-5.287798">
            <text:p>-5.2877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035082">
            <text:p>-5.035082</text:p>
          </table:table-cell>
          <table:table-cell office:value-type="float" office:value="-6.866956">
            <text:p>-6.8669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253046">
            <text:p>-8.253046</text:p>
          </table:table-cell>
          <table:table-cell office:value-type="float" office:value="-7.053854">
            <text:p>-7.0538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03674">
            <text:p>-12.03674</text:p>
          </table:table-cell>
          <table:table-cell office:value-type="float" office:value="-7.139684">
            <text:p>-7.1396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24903">
            <text:p>-16.24903</text:p>
          </table:table-cell>
          <table:table-cell office:value-type="float" office:value="-7.688016">
            <text:p>-7.688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73727">
            <text:p>-20.73727</text:p>
          </table:table-cell>
          <table:table-cell office:value-type="float" office:value="-8.814921">
            <text:p>-8.8149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33881">
            <text:p>-25.33881</text:p>
          </table:table-cell>
          <table:table-cell office:value-type="float" office:value="-10.93702">
            <text:p>-10.937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88687">
            <text:p>-29.88687</text:p>
          </table:table-cell>
          <table:table-cell office:value-type="float" office:value="-15.38112">
            <text:p>-15.381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21663">
            <text:p>-34.21663</text:p>
          </table:table-cell>
          <table:table-cell office:value-type="float" office:value="-19.87385">
            <text:p>-19.873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17118">
            <text:p>-38.17118</text:p>
          </table:table-cell>
          <table:table-cell office:value-type="float" office:value="-25.67389">
            <text:p>-25.673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6072">
            <text:p>-41.6072</text:p>
          </table:table-cell>
          <table:table-cell office:value-type="float" office:value="-31.89552">
            <text:p>-31.895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40017">
            <text:p>-44.40017</text:p>
          </table:table-cell>
          <table:table-cell office:value-type="float" office:value="-37.75003">
            <text:p>-37.750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44887">
            <text:p>-46.44887</text:p>
          </table:table-cell>
          <table:table-cell office:value-type="float" office:value="-40.96183">
            <text:p>-40.961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7906">
            <text:p>-47.67906</text:p>
          </table:table-cell>
          <table:table-cell office:value-type="float" office:value="-44.62128">
            <text:p>-44.621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614">
            <text:p>-48.04614</text:p>
          </table:table-cell>
          <table:table-cell office:value-type="float" office:value="-46.19128">
            <text:p>-46.191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3682">
            <text:p>-47.53682</text:p>
          </table:table-cell>
          <table:table-cell office:value-type="float" office:value="-49.49796">
            <text:p>-49.497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16956">
            <text:p>-46.16956</text:p>
          </table:table-cell>
          <table:table-cell office:value-type="float" office:value="-51.00279">
            <text:p>-51.002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9939">
            <text:p>-43.9939</text:p>
          </table:table-cell>
          <table:table-cell office:value-type="float" office:value="-53.07121">
            <text:p>-53.071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0887">
            <text:p>-41.0887</text:p>
          </table:table-cell>
          <table:table-cell office:value-type="float" office:value="-53.23481">
            <text:p>-53.234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55924">
            <text:p>-37.55924</text:p>
          </table:table-cell>
          <table:table-cell office:value-type="float" office:value="-51.90106">
            <text:p>-51.901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53342">
            <text:p>-33.53342</text:p>
          </table:table-cell>
          <table:table-cell office:value-type="float" office:value="-48.57029">
            <text:p>-48.570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15716">
            <text:p>-29.15716</text:p>
          </table:table-cell>
          <table:table-cell office:value-type="float" office:value="-44.35036">
            <text:p>-44.350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58904">
            <text:p>-24.58904</text:p>
          </table:table-cell>
          <table:table-cell office:value-type="float" office:value="-40.15387">
            <text:p>-40.153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99462">
            <text:p>-19.99462</text:p>
          </table:table-cell>
          <table:table-cell office:value-type="float" office:value="-36.14054">
            <text:p>-36.140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54041">
            <text:p>-15.54041</text:p>
          </table:table-cell>
          <table:table-cell office:value-type="float" office:value="-32.1441">
            <text:p>-32.14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38782">
            <text:p>-11.38782</text:p>
          </table:table-cell>
          <table:table-cell office:value-type="float" office:value="-28.25636">
            <text:p>-28.256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687354">
            <text:p>-7.687354</text:p>
          </table:table-cell>
          <table:table-cell office:value-type="float" office:value="-24.25449">
            <text:p>-24.254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573116">
            <text:p>-4.573116</text:p>
          </table:table-cell>
          <table:table-cell office:value-type="float" office:value="-20.39978">
            <text:p>-20.399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157969">
            <text:p>-2.157969</text:p>
          </table:table-cell>
          <table:table-cell office:value-type="float" office:value="-16.5646">
            <text:p>-16.56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5294384">
            <text:p>-0.5294384</text:p>
          </table:table-cell>
          <table:table-cell office:value-type="float" office:value="-13.19203">
            <text:p>-13.192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932918">
            <text:p>-9.9329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966353">
            <text:p>-6.9663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7994799">
            <text:p>-0.7994799</text:p>
          </table:table-cell>
          <table:table-cell office:value-type="float" office:value="-5.119865">
            <text:p>-5.1198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597152">
            <text:p>-2.597152</text:p>
          </table:table-cell>
          <table:table-cell office:value-type="float" office:value="-5.242431">
            <text:p>-5.2424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165524">
            <text:p>-5.165524</text:p>
          </table:table-cell>
          <table:table-cell office:value-type="float" office:value="-5.184137">
            <text:p>-5.1841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411516">
            <text:p>-8.411516</text:p>
          </table:table-cell>
          <table:table-cell office:value-type="float" office:value="-5.201344">
            <text:p>-5.2013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21749">
            <text:p>-12.21749</text:p>
          </table:table-cell>
          <table:table-cell office:value-type="float" office:value="-5.456394">
            <text:p>-5.4563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44552">
            <text:p>-16.44552</text:p>
          </table:table-cell>
          <table:table-cell office:value-type="float" office:value="-6.553947">
            <text:p>-6.5539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94238">
            <text:p>-20.94238</text:p>
          </table:table-cell>
          <table:table-cell office:value-type="float" office:value="-8.538263">
            <text:p>-8.5382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54509">
            <text:p>-25.54509</text:p>
          </table:table-cell>
          <table:table-cell office:value-type="float" office:value="-11.77487">
            <text:p>-11.774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08686">
            <text:p>-30.08686</text:p>
          </table:table-cell>
          <table:table-cell office:value-type="float" office:value="-16.17945">
            <text:p>-16.179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40308">
            <text:p>-34.40308</text:p>
          </table:table-cell>
          <table:table-cell office:value-type="float" office:value="-21.69558">
            <text:p>-21.695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33733">
            <text:p>-38.33733</text:p>
          </table:table-cell>
          <table:table-cell office:value-type="float" office:value="-27.60732">
            <text:p>-27.607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74702">
            <text:p>-41.74702</text:p>
          </table:table-cell>
          <table:table-cell office:value-type="float" office:value="-33.57201">
            <text:p>-33.572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50861">
            <text:p>-44.50861</text:p>
          </table:table-cell>
          <table:table-cell office:value-type="float" office:value="-39.24006">
            <text:p>-39.240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52199">
            <text:p>-46.52199</text:p>
          </table:table-cell>
          <table:table-cell office:value-type="float" office:value="-41.86403">
            <text:p>-41.864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1421">
            <text:p>-47.71421</text:p>
          </table:table-cell>
          <table:table-cell office:value-type="float" office:value="-45.33298">
            <text:p>-45.332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205">
            <text:p>-48.04205</text:p>
          </table:table-cell>
          <table:table-cell office:value-type="float" office:value="-46.6348">
            <text:p>-46.63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9364">
            <text:p>-47.49364</text:p>
          </table:table-cell>
          <table:table-cell office:value-type="float" office:value="-49.76878">
            <text:p>-49.768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08885">
            <text:p>-46.08885</text:p>
          </table:table-cell>
          <table:table-cell office:value-type="float" office:value="-51.83145">
            <text:p>-51.831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87859">
            <text:p>-43.87859</text:p>
          </table:table-cell>
          <table:table-cell office:value-type="float" office:value="-53.98598">
            <text:p>-53.985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94296">
            <text:p>-40.94296</text:p>
          </table:table-cell>
          <table:table-cell office:value-type="float" office:value="-54.69345">
            <text:p>-54.693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38835">
            <text:p>-37.38835</text:p>
          </table:table-cell>
          <table:table-cell office:value-type="float" office:value="-53.40385">
            <text:p>-53.403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34359">
            <text:p>-33.34359</text:p>
          </table:table-cell>
          <table:table-cell office:value-type="float" office:value="-49.86626">
            <text:p>-49.866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95525">
            <text:p>-28.95525</text:p>
          </table:table-cell>
          <table:table-cell office:value-type="float" office:value="-45.09999">
            <text:p>-45.09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38238">
            <text:p>-24.38238</text:p>
          </table:table-cell>
          <table:table-cell office:value-type="float" office:value="-40.45494">
            <text:p>-40.454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7907">
            <text:p>-19.7907</text:p>
          </table:table-cell>
          <table:table-cell office:value-type="float" office:value="-36.17631">
            <text:p>-36.176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34661">
            <text:p>-15.34661</text:p>
          </table:table-cell>
          <table:table-cell office:value-type="float" office:value="-32.12702">
            <text:p>-32.127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21117">
            <text:p>-11.21117</text:p>
          </table:table-cell>
          <table:table-cell office:value-type="float" office:value="-28.28593">
            <text:p>-28.285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534262">
            <text:p>-7.534262</text:p>
          </table:table-cell>
          <table:table-cell office:value-type="float" office:value="-24.31772">
            <text:p>-24.317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449124">
            <text:p>-4.449124</text:p>
          </table:table-cell>
          <table:table-cell office:value-type="float" office:value="-20.57537">
            <text:p>-20.575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067569">
            <text:p>-2.067569</text:p>
          </table:table-cell>
          <table:table-cell office:value-type="float" office:value="-16.67243">
            <text:p>-16.672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759095">
            <text:p>-0.4759095</text:p>
          </table:table-cell>
          <table:table-cell office:value-type="float" office:value="-13.32175">
            <text:p>-13.321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991449">
            <text:p>-9.9914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013415">
            <text:p>-7.0134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8625549">
            <text:p>-0.8625549</text:p>
          </table:table-cell>
          <table:table-cell office:value-type="float" office:value="-5.138506">
            <text:p>-5.1385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69639">
            <text:p>-2.69639</text:p>
          </table:table-cell>
          <table:table-cell office:value-type="float" office:value="-5.242282">
            <text:p>-5.2422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297331">
            <text:p>-5.297331</text:p>
          </table:table-cell>
          <table:table-cell office:value-type="float" office:value="-6.764541">
            <text:p>-6.7645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571115">
            <text:p>-8.571115</text:p>
          </table:table-cell>
          <table:table-cell office:value-type="float" office:value="-6.906233">
            <text:p>-6.9062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3991">
            <text:p>-12.3991</text:p>
          </table:table-cell>
          <table:table-cell office:value-type="float" office:value="-6.967057">
            <text:p>-6.9670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64256">
            <text:p>-16.64256</text:p>
          </table:table-cell>
          <table:table-cell office:value-type="float" office:value="-7.636173">
            <text:p>-7.6361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1477">
            <text:p>-21.1477</text:p>
          </table:table-cell>
          <table:table-cell office:value-type="float" office:value="-8.910415">
            <text:p>-8.9104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75126">
            <text:p>-25.75126</text:p>
          </table:table-cell>
          <table:table-cell office:value-type="float" office:value="-11.36392">
            <text:p>-11.363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28639">
            <text:p>-30.28639</text:p>
          </table:table-cell>
          <table:table-cell office:value-type="float" office:value="-15.85041">
            <text:p>-15.850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58875">
            <text:p>-34.58875</text:p>
          </table:table-cell>
          <table:table-cell office:value-type="float" office:value="-20.97936">
            <text:p>-20.979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50241">
            <text:p>-38.50241</text:p>
          </table:table-cell>
          <table:table-cell office:value-type="float" office:value="-26.9983">
            <text:p>-26.99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88555">
            <text:p>-41.88555</text:p>
          </table:table-cell>
          <table:table-cell office:value-type="float" office:value="-33.28932">
            <text:p>-33.289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61554">
            <text:p>-44.61554</text:p>
          </table:table-cell>
          <table:table-cell office:value-type="float" office:value="-38.81225">
            <text:p>-38.812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59346">
            <text:p>-46.59346</text:p>
          </table:table-cell>
          <table:table-cell office:value-type="float" office:value="-41.66696">
            <text:p>-41.666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4762">
            <text:p>-47.74762</text:p>
          </table:table-cell>
          <table:table-cell office:value-type="float" office:value="-45.67815">
            <text:p>-45.678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3619">
            <text:p>-48.03619</text:p>
          </table:table-cell>
          <table:table-cell office:value-type="float" office:value="-47.40414">
            <text:p>-47.404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4873">
            <text:p>-47.44873</text:p>
          </table:table-cell>
          <table:table-cell office:value-type="float" office:value="-50.53736">
            <text:p>-50.537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00651">
            <text:p>-46.00651</text:p>
          </table:table-cell>
          <table:table-cell office:value-type="float" office:value="-52.47625">
            <text:p>-52.476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76181">
            <text:p>-43.76181</text:p>
          </table:table-cell>
          <table:table-cell office:value-type="float" office:value="-54.4305">
            <text:p>-54.43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79597">
            <text:p>-40.79597</text:p>
          </table:table-cell>
          <table:table-cell office:value-type="float" office:value="-54.98166">
            <text:p>-54.981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21648">
            <text:p>-37.21648</text:p>
          </table:table-cell>
          <table:table-cell office:value-type="float" office:value="-51.94973">
            <text:p>-51.949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15306">
            <text:p>-33.15306</text:p>
          </table:table-cell>
          <table:table-cell office:value-type="float" office:value="-49.37778">
            <text:p>-49.377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75298">
            <text:p>-28.75298</text:p>
          </table:table-cell>
          <table:table-cell office:value-type="float" office:value="-45.22938">
            <text:p>-45.229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17569">
            <text:p>-24.17569</text:p>
          </table:table-cell>
          <table:table-cell office:value-type="float" office:value="-40.77923">
            <text:p>-40.779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58708">
            <text:p>-19.58708</text:p>
          </table:table-cell>
          <table:table-cell office:value-type="float" office:value="-36.20387">
            <text:p>-36.203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15344">
            <text:p>-15.15344</text:p>
          </table:table-cell>
          <table:table-cell office:value-type="float" office:value="-32.02786">
            <text:p>-32.027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03545">
            <text:p>-11.03545</text:p>
          </table:table-cell>
          <table:table-cell office:value-type="float" office:value="-27.88504">
            <text:p>-27.885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382361">
            <text:p>-7.382361</text:p>
          </table:table-cell>
          <table:table-cell office:value-type="float" office:value="-23.95514">
            <text:p>-23.955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326549">
            <text:p>-4.326549</text:p>
          </table:table-cell>
          <table:table-cell office:value-type="float" office:value="-20.09441">
            <text:p>-20.094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978762">
            <text:p>-1.978762</text:p>
          </table:table-cell>
          <table:table-cell office:value-type="float" office:value="-16.37338">
            <text:p>-16.373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240875">
            <text:p>-0.4240875</text:p>
          </table:table-cell>
          <table:table-cell office:value-type="float" office:value="-13.06068">
            <text:p>-13.060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800243">
            <text:p>-9.8002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87746">
            <text:p>-6.877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9273093">
            <text:p>-0.9273093</text:p>
          </table:table-cell>
          <table:table-cell office:value-type="float" office:value="-5.338178">
            <text:p>-5.3381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797176">
            <text:p>-2.797176</text:p>
          </table:table-cell>
          <table:table-cell office:value-type="float" office:value="-5.583108">
            <text:p>-5.5831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430494">
            <text:p>-5.430494</text:p>
          </table:table-cell>
          <table:table-cell office:value-type="float" office:value="-7.140618">
            <text:p>-7.1406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731832">
            <text:p>-8.731832</text:p>
          </table:table-cell>
          <table:table-cell office:value-type="float" office:value="-7.276076">
            <text:p>-7.2760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58154">
            <text:p>-12.58154</text:p>
          </table:table-cell>
          <table:table-cell office:value-type="float" office:value="-7.379509">
            <text:p>-7.3795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84012">
            <text:p>-16.84012</text:p>
          </table:table-cell>
          <table:table-cell office:value-type="float" office:value="-7.856553">
            <text:p>-7.8565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35321">
            <text:p>-21.35321</text:p>
          </table:table-cell>
          <table:table-cell office:value-type="float" office:value="-8.966245">
            <text:p>-8.9662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95691">
            <text:p>-25.95691</text:p>
          </table:table-cell>
          <table:table-cell office:value-type="float" office:value="-11.22749">
            <text:p>-11.227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4851">
            <text:p>-30.4851</text:p>
          </table:table-cell>
          <table:table-cell office:value-type="float" office:value="-15.60461">
            <text:p>-15.604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77332">
            <text:p>-34.77332</text:p>
          </table:table-cell>
          <table:table-cell office:value-type="float" office:value="-20.71305">
            <text:p>-20.713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66615">
            <text:p>-38.66615</text:p>
          </table:table-cell>
          <table:table-cell office:value-type="float" office:value="-26.79635">
            <text:p>-26.796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02251">
            <text:p>-42.02251</text:p>
          </table:table-cell>
          <table:table-cell office:value-type="float" office:value="-33.16679">
            <text:p>-33.166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72076">
            <text:p>-44.72076</text:p>
          </table:table-cell>
          <table:table-cell office:value-type="float" office:value="-38.48379">
            <text:p>-38.483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66314">
            <text:p>-46.66314</text:p>
          </table:table-cell>
          <table:table-cell office:value-type="float" office:value="-41.56779">
            <text:p>-41.567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7922">
            <text:p>-47.77922</text:p>
          </table:table-cell>
          <table:table-cell office:value-type="float" office:value="-45.42475">
            <text:p>-45.424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2858">
            <text:p>-48.02858</text:p>
          </table:table-cell>
          <table:table-cell office:value-type="float" office:value="-47.42662">
            <text:p>-47.426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0218">
            <text:p>-47.40218</text:p>
          </table:table-cell>
          <table:table-cell office:value-type="float" office:value="-50.31995">
            <text:p>-50.319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92271">
            <text:p>-45.92271</text:p>
          </table:table-cell>
          <table:table-cell office:value-type="float" office:value="-52.15951">
            <text:p>-52.159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64379">
            <text:p>-43.64379</text:p>
          </table:table-cell>
          <table:table-cell office:value-type="float" office:value="-53.88596">
            <text:p>-53.885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64801">
            <text:p>-40.64801</text:p>
          </table:table-cell>
          <table:table-cell office:value-type="float" office:value="-54.17877">
            <text:p>-54.178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04394">
            <text:p>-37.04394</text:p>
          </table:table-cell>
          <table:table-cell office:value-type="float" office:value="-52.40253">
            <text:p>-52.402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9622">
            <text:p>-32.9622</text:p>
          </table:table-cell>
          <table:table-cell office:value-type="float" office:value="-48.61513">
            <text:p>-48.615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5507">
            <text:p>-28.5507</text:p>
          </table:table-cell>
          <table:table-cell office:value-type="float" office:value="-44.11923">
            <text:p>-44.119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96934">
            <text:p>-23.96934</text:p>
          </table:table-cell>
          <table:table-cell office:value-type="float" office:value="-39.68871">
            <text:p>-39.688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38413">
            <text:p>-19.38413</text:p>
          </table:table-cell>
          <table:table-cell office:value-type="float" office:value="-35.5867">
            <text:p>-35.58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96125">
            <text:p>-14.96125</text:p>
          </table:table-cell>
          <table:table-cell office:value-type="float" office:value="-31.58327">
            <text:p>-31.583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86098">
            <text:p>-10.86098</text:p>
          </table:table-cell>
          <table:table-cell office:value-type="float" office:value="-27.7602">
            <text:p>-27.76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231933">
            <text:p>-7.231933</text:p>
          </table:table-cell>
          <table:table-cell office:value-type="float" office:value="-23.79791">
            <text:p>-23.797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205616">
            <text:p>-4.205616</text:p>
          </table:table-cell>
          <table:table-cell office:value-type="float" office:value="-19.90561">
            <text:p>-19.905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891709">
            <text:p>-1.891709</text:p>
          </table:table-cell>
          <table:table-cell office:value-type="float" office:value="-16.29097">
            <text:p>-16.290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740675">
            <text:p>-0.3740675</text:p>
          </table:table-cell>
          <table:table-cell office:value-type="float" office:value="-12.80702">
            <text:p>-12.807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50026">
            <text:p>-9.500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649125">
            <text:p>-6.6491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9936193">
            <text:p>-0.9936193</text:p>
          </table:table-cell>
          <table:table-cell office:value-type="float" office:value="-5.05536">
            <text:p>-5.055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899316">
            <text:p>-2.899316</text:p>
          </table:table-cell>
          <table:table-cell office:value-type="float" office:value="-5.262613">
            <text:p>-5.2626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564763">
            <text:p>-5.564763</text:p>
          </table:table-cell>
          <table:table-cell office:value-type="float" office:value="-5.199271">
            <text:p>-5.1992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893364">
            <text:p>-8.893364</text:p>
          </table:table-cell>
          <table:table-cell office:value-type="float" office:value="-6.68149">
            <text:p>-6.681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76449">
            <text:p>-12.76449</text:p>
          </table:table-cell>
          <table:table-cell office:value-type="float" office:value="-6.805386">
            <text:p>-6.8053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03784">
            <text:p>-17.03784</text:p>
          </table:table-cell>
          <table:table-cell office:value-type="float" office:value="-7.590136">
            <text:p>-7.5901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55855">
            <text:p>-21.55855</text:p>
          </table:table-cell>
          <table:table-cell office:value-type="float" office:value="-8.964513">
            <text:p>-8.9645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16278">
            <text:p>-26.16278</text:p>
          </table:table-cell>
          <table:table-cell office:value-type="float" office:value="-11.50172">
            <text:p>-11.501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68369">
            <text:p>-30.68369</text:p>
          </table:table-cell>
          <table:table-cell office:value-type="float" office:value="-16.03139">
            <text:p>-16.031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95742">
            <text:p>-34.95742</text:p>
          </table:table-cell>
          <table:table-cell office:value-type="float" office:value="-21.20353">
            <text:p>-21.203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82909">
            <text:p>-38.82909</text:p>
          </table:table-cell>
          <table:table-cell office:value-type="float" office:value="-27.24163">
            <text:p>-27.241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15838">
            <text:p>-42.15838</text:p>
          </table:table-cell>
          <table:table-cell office:value-type="float" office:value="-33.50106">
            <text:p>-33.501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82466">
            <text:p>-44.82466</text:p>
          </table:table-cell>
          <table:table-cell office:value-type="float" office:value="-38.26032">
            <text:p>-38.26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73128">
            <text:p>-46.73128</text:p>
          </table:table-cell>
          <table:table-cell office:value-type="float" office:value="-41.50164">
            <text:p>-41.501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0915">
            <text:p>-47.80915</text:p>
          </table:table-cell>
          <table:table-cell office:value-type="float" office:value="-44.75335">
            <text:p>-44.753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1918">
            <text:p>-48.01918</text:p>
          </table:table-cell>
          <table:table-cell office:value-type="float" office:value="-46.96014">
            <text:p>-46.960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5383">
            <text:p>-47.35383</text:p>
          </table:table-cell>
          <table:table-cell office:value-type="float" office:value="-49.72428">
            <text:p>-49.724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83699">
            <text:p>-45.83699</text:p>
          </table:table-cell>
          <table:table-cell office:value-type="float" office:value="-52.16036">
            <text:p>-52.160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52411">
            <text:p>-43.52411</text:p>
          </table:table-cell>
          <table:table-cell office:value-type="float" office:value="-53.97348">
            <text:p>-53.973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49829">
            <text:p>-40.49829</text:p>
          </table:table-cell>
          <table:table-cell office:value-type="float" office:value="-54.45487">
            <text:p>-54.454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87013">
            <text:p>-36.87013</text:p>
          </table:table-cell>
          <table:table-cell office:value-type="float" office:value="-52.79044">
            <text:p>-52.790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76999">
            <text:p>-32.76999</text:p>
          </table:table-cell>
          <table:table-cell office:value-type="float" office:value="-48.82451">
            <text:p>-48.824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34773">
            <text:p>-28.34773</text:p>
          </table:table-cell>
          <table:table-cell office:value-type="float" office:value="-43.96614">
            <text:p>-43.966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76224">
            <text:p>-23.76224</text:p>
          </table:table-cell>
          <table:table-cell office:value-type="float" office:value="-39.31097">
            <text:p>-39.310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18114">
            <text:p>-19.18114</text:p>
          </table:table-cell>
          <table:table-cell office:value-type="float" office:value="-35.02745">
            <text:p>-35.027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76902">
            <text:p>-14.76902</text:p>
          </table:table-cell>
          <table:table-cell office:value-type="float" office:value="-31.235">
            <text:p>-31.2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68715">
            <text:p>-10.68715</text:p>
          </table:table-cell>
          <table:table-cell office:value-type="float" office:value="-27.34008">
            <text:p>-27.340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082184">
            <text:p>-7.082184</text:p>
          </table:table-cell>
          <table:table-cell office:value-type="float" office:value="-23.55036">
            <text:p>-23.550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085903">
            <text:p>-4.085903</text:p>
          </table:table-cell>
          <table:table-cell office:value-type="float" office:value="-19.714">
            <text:p>-19.7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806255">
            <text:p>-1.806255</text:p>
          </table:table-cell>
          <table:table-cell office:value-type="float" office:value="-15.8727">
            <text:p>-15.87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256721">
            <text:p>-0.3256721</text:p>
          </table:table-cell>
          <table:table-cell office:value-type="float" office:value="-12.5719">
            <text:p>-12.57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335741">
            <text:p>-9.3357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474992">
            <text:p>-6.4749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061594">
            <text:p>-1.061594</text:p>
          </table:table-cell>
          <table:table-cell office:value-type="float" office:value="-4.573931">
            <text:p>-4.5739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003169">
            <text:p>-3.003169</text:p>
          </table:table-cell>
          <table:table-cell office:value-type="float" office:value="-5.573974">
            <text:p>-5.5739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700364">
            <text:p>-5.700364</text:p>
          </table:table-cell>
          <table:table-cell office:value-type="float" office:value="-5.622181">
            <text:p>-5.6221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056277">
            <text:p>-9.056277</text:p>
          </table:table-cell>
          <table:table-cell office:value-type="float" office:value="-5.673056">
            <text:p>-5.6730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94823">
            <text:p>-12.94823</text:p>
          </table:table-cell>
          <table:table-cell office:value-type="float" office:value="-5.937754">
            <text:p>-5.9377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23641">
            <text:p>-17.23641</text:p>
          </table:table-cell>
          <table:table-cell office:value-type="float" office:value="-6.986457">
            <text:p>-6.9864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76405">
            <text:p>-21.76405</text:p>
          </table:table-cell>
          <table:table-cell office:value-type="float" office:value="-8.812916">
            <text:p>-8.8129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36849">
            <text:p>-26.36849</text:p>
          </table:table-cell>
          <table:table-cell office:value-type="float" office:value="-11.96321">
            <text:p>-11.963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88142">
            <text:p>-30.88142</text:p>
          </table:table-cell>
          <table:table-cell office:value-type="float" office:value="-16.79884">
            <text:p>-16.798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14071">
            <text:p>-35.14071</text:p>
          </table:table-cell>
          <table:table-cell office:value-type="float" office:value="-22.11161">
            <text:p>-22.111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99065">
            <text:p>-38.99065</text:p>
          </table:table-cell>
          <table:table-cell office:value-type="float" office:value="-28.00748">
            <text:p>-28.007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29293">
            <text:p>-42.29293</text:p>
          </table:table-cell>
          <table:table-cell office:value-type="float" office:value="-34.01142">
            <text:p>-34.011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92684">
            <text:p>-44.92684</text:p>
          </table:table-cell>
          <table:table-cell office:value-type="float" office:value="-39.40812">
            <text:p>-39.408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79775">
            <text:p>-46.79775</text:p>
          </table:table-cell>
          <table:table-cell office:value-type="float" office:value="-42.03797">
            <text:p>-42.037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3727">
            <text:p>-47.83727</text:p>
          </table:table-cell>
          <table:table-cell office:value-type="float" office:value="-45.53533">
            <text:p>-45.535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0805">
            <text:p>-48.00805</text:p>
          </table:table-cell>
          <table:table-cell office:value-type="float" office:value="-47.05616">
            <text:p>-47.056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0385">
            <text:p>-47.30385</text:p>
          </table:table-cell>
          <table:table-cell office:value-type="float" office:value="-50.12535">
            <text:p>-50.125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74997">
            <text:p>-45.74997</text:p>
          </table:table-cell>
          <table:table-cell office:value-type="float" office:value="-52.25423">
            <text:p>-52.254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40321">
            <text:p>-43.40321</text:p>
          </table:table-cell>
          <table:table-cell office:value-type="float" office:value="-54.101">
            <text:p>-54.1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34789">
            <text:p>-40.34789</text:p>
          </table:table-cell>
          <table:table-cell office:value-type="float" office:value="-54.42307">
            <text:p>-54.423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69568">
            <text:p>-36.69568</text:p>
          </table:table-cell>
          <table:table-cell office:value-type="float" office:value="-52.59087">
            <text:p>-52.590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5778">
            <text:p>-32.5778</text:p>
          </table:table-cell>
          <table:table-cell office:value-type="float" office:value="-48.58829">
            <text:p>-48.588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14479">
            <text:p>-28.14479</text:p>
          </table:table-cell>
          <table:table-cell office:value-type="float" office:value="-43.95107">
            <text:p>-43.951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55589">
            <text:p>-23.55589</text:p>
          </table:table-cell>
          <table:table-cell office:value-type="float" office:value="-39.43749">
            <text:p>-39.437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97886">
            <text:p>-18.97886</text:p>
          </table:table-cell>
          <table:table-cell office:value-type="float" office:value="-35.30354">
            <text:p>-35.303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57814">
            <text:p>-14.57814</text:p>
          </table:table-cell>
          <table:table-cell office:value-type="float" office:value="-31.29423">
            <text:p>-31.294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51458">
            <text:p>-10.51458</text:p>
          </table:table-cell>
          <table:table-cell office:value-type="float" office:value="-27.4359">
            <text:p>-27.43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934195">
            <text:p>-6.934195</text:p>
          </table:table-cell>
          <table:table-cell office:value-type="float" office:value="-23.51716">
            <text:p>-23.517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967844">
            <text:p>-3.967844</text:p>
          </table:table-cell>
          <table:table-cell office:value-type="float" office:value="-19.69757">
            <text:p>-19.697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722108">
            <text:p>-1.722108</text:p>
          </table:table-cell>
          <table:table-cell office:value-type="float" office:value="-16.04552">
            <text:p>-16.045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790788">
            <text:p>-0.2790788</text:p>
          </table:table-cell>
          <table:table-cell office:value-type="float" office:value="-12.68212">
            <text:p>-12.682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437777">
            <text:p>-9.4377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580702">
            <text:p>-6.5807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131481">
            <text:p>-1.131481</text:p>
          </table:table-cell>
          <table:table-cell office:value-type="float" office:value="-4.976774">
            <text:p>-4.9767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108357">
            <text:p>-3.108357</text:p>
          </table:table-cell>
          <table:table-cell office:value-type="float" office:value="-5.143804">
            <text:p>-5.1438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83778">
            <text:p>-5.83778</text:p>
          </table:table-cell>
          <table:table-cell office:value-type="float" office:value="-5.08808">
            <text:p>-5.088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219979">
            <text:p>-9.219979</text:p>
          </table:table-cell>
          <table:table-cell office:value-type="float" office:value="-5.086771">
            <text:p>-5.0867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13344">
            <text:p>-13.13344</text:p>
          </table:table-cell>
          <table:table-cell office:value-type="float" office:value="-5.567184">
            <text:p>-5.5671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43511">
            <text:p>-17.43511</text:p>
          </table:table-cell>
          <table:table-cell office:value-type="float" office:value="-6.822484">
            <text:p>-6.8224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97044">
            <text:p>-21.97044</text:p>
          </table:table-cell>
          <table:table-cell office:value-type="float" office:value="-9.120613">
            <text:p>-9.1206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57364">
            <text:p>-26.57364</text:p>
          </table:table-cell>
          <table:table-cell office:value-type="float" office:value="-12.6786">
            <text:p>-12.67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07935">
            <text:p>-31.07935</text:p>
          </table:table-cell>
          <table:table-cell office:value-type="float" office:value="-17.38996">
            <text:p>-17.389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2284">
            <text:p>-35.32284</text:p>
          </table:table-cell>
          <table:table-cell office:value-type="float" office:value="-23.0491">
            <text:p>-23.04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15168">
            <text:p>-39.15168</text:p>
          </table:table-cell>
          <table:table-cell office:value-type="float" office:value="-29.04347">
            <text:p>-29.043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42589">
            <text:p>-42.42589</text:p>
          </table:table-cell>
          <table:table-cell office:value-type="float" office:value="-34.98547">
            <text:p>-34.985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02784">
            <text:p>-45.02784</text:p>
          </table:table-cell>
          <table:table-cell office:value-type="float" office:value="-40.53866">
            <text:p>-40.538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86243">
            <text:p>-46.86243</text:p>
          </table:table-cell>
          <table:table-cell office:value-type="float" office:value="-42.54877">
            <text:p>-42.548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6374">
            <text:p>-47.86374</text:p>
          </table:table-cell>
          <table:table-cell office:value-type="float" office:value="-46.18377">
            <text:p>-46.183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9516">
            <text:p>-47.99516</text:p>
          </table:table-cell>
          <table:table-cell office:value-type="float" office:value="-47.53015">
            <text:p>-47.530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5198">
            <text:p>-47.25198</text:p>
          </table:table-cell>
          <table:table-cell office:value-type="float" office:value="-50.83588">
            <text:p>-50.835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66136">
            <text:p>-45.66136</text:p>
          </table:table-cell>
          <table:table-cell office:value-type="float" office:value="-52.73665">
            <text:p>-52.736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28046">
            <text:p>-43.28046</text:p>
          </table:table-cell>
          <table:table-cell office:value-type="float" office:value="-54.73495">
            <text:p>-54.734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19629">
            <text:p>-40.19629</text:p>
          </table:table-cell>
          <table:table-cell office:value-type="float" office:value="-55.15147">
            <text:p>-55.151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51967">
            <text:p>-36.51967</text:p>
          </table:table-cell>
          <table:table-cell office:value-type="float" office:value="-51.82441">
            <text:p>-51.824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38499">
            <text:p>-32.38499</text:p>
          </table:table-cell>
          <table:table-cell office:value-type="float" office:value="-49.19485">
            <text:p>-49.194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94081">
            <text:p>-27.94081</text:p>
          </table:table-cell>
          <table:table-cell office:value-type="float" office:value="-44.85909">
            <text:p>-44.859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34956">
            <text:p>-23.34956</text:p>
          </table:table-cell>
          <table:table-cell office:value-type="float" office:value="-40.20036">
            <text:p>-40.200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77621">
            <text:p>-18.77621</text:p>
          </table:table-cell>
          <table:table-cell office:value-type="float" office:value="-35.429">
            <text:p>-35.4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38793">
            <text:p>-14.38793</text:p>
          </table:table-cell>
          <table:table-cell office:value-type="float" office:value="-31.22416">
            <text:p>-31.224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34238">
            <text:p>-10.34238</text:p>
          </table:table-cell>
          <table:table-cell office:value-type="float" office:value="-27.05409">
            <text:p>-27.054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787436">
            <text:p>-6.787436</text:p>
          </table:table-cell>
          <table:table-cell office:value-type="float" office:value="-23.23232">
            <text:p>-23.232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85082">
            <text:p>-3.85082</text:p>
          </table:table-cell>
          <table:table-cell office:value-type="float" office:value="-19.37435">
            <text:p>-19.374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639878">
            <text:p>-1.639878</text:p>
          </table:table-cell>
          <table:table-cell office:value-type="float" office:value="-15.73024">
            <text:p>-15.730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340437">
            <text:p>-0.2340437</text:p>
          </table:table-cell>
          <table:table-cell office:value-type="float" office:value="-12.4287">
            <text:p>-12.42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168147">
            <text:p>-9.1681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1159889">
            <text:p>-0.01159889</text:p>
          </table:table-cell>
          <table:table-cell office:value-type="float" office:value="-6.356749">
            <text:p>-6.3567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202776">
            <text:p>-1.202776</text:p>
          </table:table-cell>
          <table:table-cell office:value-type="float" office:value="-5.15347">
            <text:p>-5.153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215441">
            <text:p>-3.215441</text:p>
          </table:table-cell>
          <table:table-cell office:value-type="float" office:value="-5.523254">
            <text:p>-5.5232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976021">
            <text:p>-5.976021</text:p>
          </table:table-cell>
          <table:table-cell office:value-type="float" office:value="-5.462532">
            <text:p>-5.4625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385337">
            <text:p>-9.385337</text:p>
          </table:table-cell>
          <table:table-cell office:value-type="float" office:value="-5.482156">
            <text:p>-5.4821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31877">
            <text:p>-13.31877</text:p>
          </table:table-cell>
          <table:table-cell office:value-type="float" office:value="-5.879266">
            <text:p>-5.8792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63499">
            <text:p>-17.63499</text:p>
          </table:table-cell>
          <table:table-cell office:value-type="float" office:value="-6.996922">
            <text:p>-6.9969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17623">
            <text:p>-22.17623</text:p>
          </table:table-cell>
          <table:table-cell office:value-type="float" office:value="-9.127182">
            <text:p>-9.1271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77933">
            <text:p>-26.77933</text:p>
          </table:table-cell>
          <table:table-cell office:value-type="float" office:value="-12.67947">
            <text:p>-12.679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27604">
            <text:p>-31.27604</text:p>
          </table:table-cell>
          <table:table-cell office:value-type="float" office:value="-17.76096">
            <text:p>-17.760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5048">
            <text:p>-35.5048</text:p>
          </table:table-cell>
          <table:table-cell office:value-type="float" office:value="-23.34003">
            <text:p>-23.340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31102">
            <text:p>-39.31102</text:p>
          </table:table-cell>
          <table:table-cell office:value-type="float" office:value="-29.18509">
            <text:p>-29.185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55796">
            <text:p>-42.55796</text:p>
          </table:table-cell>
          <table:table-cell office:value-type="float" office:value="-35.05638">
            <text:p>-35.056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12694">
            <text:p>-45.12694</text:p>
          </table:table-cell>
          <table:table-cell office:value-type="float" office:value="-40.22419">
            <text:p>-40.224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92566">
            <text:p>-46.92566</text:p>
          </table:table-cell>
          <table:table-cell office:value-type="float" office:value="-42.47769">
            <text:p>-42.477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8836">
            <text:p>-47.88836</text:p>
          </table:table-cell>
          <table:table-cell office:value-type="float" office:value="-46.2417">
            <text:p>-46.24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8046">
            <text:p>-47.98046</text:p>
          </table:table-cell>
          <table:table-cell office:value-type="float" office:value="-47.81512">
            <text:p>-47.815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9859">
            <text:p>-47.19859</text:p>
          </table:table-cell>
          <table:table-cell office:value-type="float" office:value="-50.86877">
            <text:p>-50.868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57084">
            <text:p>-45.57084</text:p>
          </table:table-cell>
          <table:table-cell office:value-type="float" office:value="-52.99843">
            <text:p>-52.998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15672">
            <text:p>-43.15672</text:p>
          </table:table-cell>
          <table:table-cell office:value-type="float" office:value="-54.60753">
            <text:p>-54.607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04295">
            <text:p>-40.04295</text:p>
          </table:table-cell>
          <table:table-cell office:value-type="float" office:value="-54.8203">
            <text:p>-54.82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34336">
            <text:p>-36.34336</text:p>
          </table:table-cell>
          <table:table-cell office:value-type="float" office:value="-51.40614">
            <text:p>-51.406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19087">
            <text:p>-32.19087</text:p>
          </table:table-cell>
          <table:table-cell office:value-type="float" office:value="-48.47632">
            <text:p>-48.476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73726">
            <text:p>-27.73726</text:p>
          </table:table-cell>
          <table:table-cell office:value-type="float" office:value="-44.24416">
            <text:p>-44.244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14254">
            <text:p>-23.14254</text:p>
          </table:table-cell>
          <table:table-cell office:value-type="float" office:value="-39.79911">
            <text:p>-39.799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57466">
            <text:p>-18.57466</text:p>
          </table:table-cell>
          <table:table-cell office:value-type="float" office:value="-35.23857">
            <text:p>-35.238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19774">
            <text:p>-14.19774</text:p>
          </table:table-cell>
          <table:table-cell office:value-type="float" office:value="-31.08525">
            <text:p>-31.085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17177">
            <text:p>-10.17177</text:p>
          </table:table-cell>
          <table:table-cell office:value-type="float" office:value="-26.92075">
            <text:p>-26.920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641402">
            <text:p>-6.641402</text:p>
          </table:table-cell>
          <table:table-cell office:value-type="float" office:value="-23.11069">
            <text:p>-23.110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735672">
            <text:p>-3.735672</text:p>
          </table:table-cell>
          <table:table-cell office:value-type="float" office:value="-18.99591">
            <text:p>-18.995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558979">
            <text:p>-1.558979</text:p>
          </table:table-cell>
          <table:table-cell office:value-type="float" office:value="-15.53217">
            <text:p>-15.532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908928">
            <text:p>-0.1908928</text:p>
          </table:table-cell>
          <table:table-cell office:value-type="float" office:value="-12.12044">
            <text:p>-12.120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881993">
            <text:p>-8.8819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4664521">
            <text:p>-0.04664521</text:p>
          </table:table-cell>
          <table:table-cell office:value-type="float" office:value="-6.237751">
            <text:p>-6.2377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275985">
            <text:p>-1.275985</text:p>
          </table:table-cell>
          <table:table-cell office:value-type="float" office:value="-5.20575">
            <text:p>-5.205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323647">
            <text:p>-3.323647</text:p>
          </table:table-cell>
          <table:table-cell office:value-type="float" office:value="-5.597937">
            <text:p>-5.5979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116065">
            <text:p>-6.116065</text:p>
          </table:table-cell>
          <table:table-cell office:value-type="float" office:value="-5.560104">
            <text:p>-5.5601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551163">
            <text:p>-9.551163</text:p>
          </table:table-cell>
          <table:table-cell office:value-type="float" office:value="-5.605564">
            <text:p>-5.6055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50553">
            <text:p>-13.50553</text:p>
          </table:table-cell>
          <table:table-cell office:value-type="float" office:value="-6.016433">
            <text:p>-6.0164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83461">
            <text:p>-17.83461</text:p>
          </table:table-cell>
          <table:table-cell office:value-type="float" office:value="-7.148361">
            <text:p>-7.1483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38288">
            <text:p>-22.38288</text:p>
          </table:table-cell>
          <table:table-cell office:value-type="float" office:value="-9.316247">
            <text:p>-9.3162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98408">
            <text:p>-26.98408</text:p>
          </table:table-cell>
          <table:table-cell office:value-type="float" office:value="-12.83286">
            <text:p>-12.832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47219">
            <text:p>-31.47219</text:p>
          </table:table-cell>
          <table:table-cell office:value-type="float" office:value="-17.89326">
            <text:p>-17.893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68525">
            <text:p>-35.68525</text:p>
          </table:table-cell>
          <table:table-cell office:value-type="float" office:value="-23.39658">
            <text:p>-23.396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46923">
            <text:p>-39.46923</text:p>
          </table:table-cell>
          <table:table-cell office:value-type="float" office:value="-29.31104">
            <text:p>-29.311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68821">
            <text:p>-42.68821</text:p>
          </table:table-cell>
          <table:table-cell office:value-type="float" office:value="-35.19673">
            <text:p>-35.196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22449">
            <text:p>-45.22449</text:p>
          </table:table-cell>
          <table:table-cell office:value-type="float" office:value="-40.41397">
            <text:p>-40.413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98698">
            <text:p>-46.98698</text:p>
          </table:table-cell>
          <table:table-cell office:value-type="float" office:value="-42.58865">
            <text:p>-42.588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1123">
            <text:p>-47.91123</text:p>
          </table:table-cell>
          <table:table-cell office:value-type="float" office:value="-46.23713">
            <text:p>-46.237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6405">
            <text:p>-47.96405</text:p>
          </table:table-cell>
          <table:table-cell office:value-type="float" office:value="-48.09576">
            <text:p>-48.095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435">
            <text:p>-47.1435</text:p>
          </table:table-cell>
          <table:table-cell office:value-type="float" office:value="-50.63881">
            <text:p>-50.638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47906">
            <text:p>-45.47906</text:p>
          </table:table-cell>
          <table:table-cell office:value-type="float" office:value="-52.58443">
            <text:p>-52.584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03158">
            <text:p>-43.03158</text:p>
          </table:table-cell>
          <table:table-cell office:value-type="float" office:value="-54.05473">
            <text:p>-54.054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88898">
            <text:p>-39.88898</text:p>
          </table:table-cell>
          <table:table-cell office:value-type="float" office:value="-54.19315">
            <text:p>-54.193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16615">
            <text:p>-36.16615</text:p>
          </table:table-cell>
          <table:table-cell office:value-type="float" office:value="-52.20041">
            <text:p>-52.200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99683">
            <text:p>-31.99683</text:p>
          </table:table-cell>
          <table:table-cell office:value-type="float" office:value="-48.08903">
            <text:p>-48.089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53342">
            <text:p>-27.53342</text:p>
          </table:table-cell>
          <table:table-cell office:value-type="float" office:value="-43.49556">
            <text:p>-43.495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9363">
            <text:p>-22.9363</text:p>
          </table:table-cell>
          <table:table-cell office:value-type="float" office:value="-38.95014">
            <text:p>-38.950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37349">
            <text:p>-18.37349</text:p>
          </table:table-cell>
          <table:table-cell office:value-type="float" office:value="-34.72253">
            <text:p>-34.722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00893">
            <text:p>-14.00893</text:p>
          </table:table-cell>
          <table:table-cell office:value-type="float" office:value="-30.66601">
            <text:p>-30.666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00217">
            <text:p>-10.00217</text:p>
          </table:table-cell>
          <table:table-cell office:value-type="float" office:value="-26.7992">
            <text:p>-26.79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497144">
            <text:p>-6.497144</text:p>
          </table:table-cell>
          <table:table-cell office:value-type="float" office:value="-22.85629">
            <text:p>-22.856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621989">
            <text:p>-3.621989</text:p>
          </table:table-cell>
          <table:table-cell office:value-type="float" office:value="-18.9529">
            <text:p>-18.95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479996">
            <text:p>-1.479996</text:p>
          </table:table-cell>
          <table:table-cell office:value-type="float" office:value="-15.28212">
            <text:p>-15.282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494661">
            <text:p>-0.1494661</text:p>
          </table:table-cell>
          <table:table-cell office:value-type="float" office:value="-11.83003">
            <text:p>-11.830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598272">
            <text:p>-8.5982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8342429">
            <text:p>-0.08342429</text:p>
          </table:table-cell>
          <table:table-cell office:value-type="float" office:value="-6.008412">
            <text:p>-6.0084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350581">
            <text:p>-1.350581</text:p>
          </table:table-cell>
          <table:table-cell office:value-type="float" office:value="-5.017041">
            <text:p>-5.0170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43335">
            <text:p>-3.43335</text:p>
          </table:table-cell>
          <table:table-cell office:value-type="float" office:value="-5.39975">
            <text:p>-5.399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256905">
            <text:p>-6.256905</text:p>
          </table:table-cell>
          <table:table-cell office:value-type="float" office:value="-5.382339">
            <text:p>-5.3823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71803">
            <text:p>-9.71803</text:p>
          </table:table-cell>
          <table:table-cell office:value-type="float" office:value="-5.454131">
            <text:p>-5.4541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69238">
            <text:p>-13.69238</text:p>
          </table:table-cell>
          <table:table-cell office:value-type="float" office:value="-5.999204">
            <text:p>-5.9992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03467">
            <text:p>-18.03467</text:p>
          </table:table-cell>
          <table:table-cell office:value-type="float" office:value="-7.2463">
            <text:p>-7.24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5889">
            <text:p>-22.5889</text:p>
          </table:table-cell>
          <table:table-cell office:value-type="float" office:value="-9.540276">
            <text:p>-9.5402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18859">
            <text:p>-27.18859</text:p>
          </table:table-cell>
          <table:table-cell office:value-type="float" office:value="-13.17628">
            <text:p>-13.176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66849">
            <text:p>-31.66849</text:p>
          </table:table-cell>
          <table:table-cell office:value-type="float" office:value="-18.2144">
            <text:p>-18.21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86484">
            <text:p>-35.86484</text:p>
          </table:table-cell>
          <table:table-cell office:value-type="float" office:value="-23.68666">
            <text:p>-23.686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62688">
            <text:p>-39.62688</text:p>
          </table:table-cell>
          <table:table-cell office:value-type="float" office:value="-29.55378">
            <text:p>-29.553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81708">
            <text:p>-42.81708</text:p>
          </table:table-cell>
          <table:table-cell office:value-type="float" office:value="-35.3844">
            <text:p>-35.38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32083">
            <text:p>-45.32083</text:p>
          </table:table-cell>
          <table:table-cell office:value-type="float" office:value="-40.50135">
            <text:p>-40.501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4662">
            <text:p>-47.04662</text:p>
          </table:table-cell>
          <table:table-cell office:value-type="float" office:value="-42.6632">
            <text:p>-42.66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3243">
            <text:p>-47.93243</text:p>
          </table:table-cell>
          <table:table-cell office:value-type="float" office:value="-46.14454">
            <text:p>-46.144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4588">
            <text:p>-47.94588</text:p>
          </table:table-cell>
          <table:table-cell office:value-type="float" office:value="-48.04074">
            <text:p>-48.040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8651">
            <text:p>-47.08651</text:p>
          </table:table-cell>
          <table:table-cell office:value-type="float" office:value="-50.63209">
            <text:p>-50.632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3857">
            <text:p>-45.3857</text:p>
          </table:table-cell>
          <table:table-cell office:value-type="float" office:value="-52.48399">
            <text:p>-52.483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90459">
            <text:p>-42.90459</text:p>
          </table:table-cell>
          <table:table-cell office:value-type="float" office:value="-54.06923">
            <text:p>-54.069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73385">
            <text:p>-39.73385</text:p>
          </table:table-cell>
          <table:table-cell office:value-type="float" office:value="-54.22252">
            <text:p>-54.222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9874">
            <text:p>-35.9874</text:p>
          </table:table-cell>
          <table:table-cell office:value-type="float" office:value="-50.85499">
            <text:p>-50.854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80219">
            <text:p>-31.80219</text:p>
          </table:table-cell>
          <table:table-cell office:value-type="float" office:value="-47.91471">
            <text:p>-47.914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32859">
            <text:p>-27.32859</text:p>
          </table:table-cell>
          <table:table-cell office:value-type="float" office:value="-43.73234">
            <text:p>-43.732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73013">
            <text:p>-22.73013</text:p>
          </table:table-cell>
          <table:table-cell office:value-type="float" office:value="-39.29992">
            <text:p>-39.299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172">
            <text:p>-18.172</text:p>
          </table:table-cell>
          <table:table-cell office:value-type="float" office:value="-34.72756">
            <text:p>-34.727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82084">
            <text:p>-13.82084</text:p>
          </table:table-cell>
          <table:table-cell office:value-type="float" office:value="-30.55834">
            <text:p>-30.558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832966">
            <text:p>-9.832966</text:p>
          </table:table-cell>
          <table:table-cell office:value-type="float" office:value="-26.41679">
            <text:p>-26.416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354151">
            <text:p>-6.354151</text:p>
          </table:table-cell>
          <table:table-cell office:value-type="float" office:value="-22.60431">
            <text:p>-22.604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509379">
            <text:p>-3.509379</text:p>
          </table:table-cell>
          <table:table-cell office:value-type="float" office:value="-18.68511">
            <text:p>-18.685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402642">
            <text:p>-1.402642</text:p>
          </table:table-cell>
          <table:table-cell office:value-type="float" office:value="-15.11089">
            <text:p>-15.110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096251">
            <text:p>-0.1096251</text:p>
          </table:table-cell>
          <table:table-cell office:value-type="float" office:value="-11.77435">
            <text:p>-11.774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561418">
            <text:p>-8.5614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220746">
            <text:p>-0.1220746</text:p>
          </table:table-cell>
          <table:table-cell office:value-type="float" office:value="-5.946068">
            <text:p>-5.9460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426815">
            <text:p>-1.426815</text:p>
          </table:table-cell>
          <table:table-cell office:value-type="float" office:value="-5.025469">
            <text:p>-5.0254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54494">
            <text:p>-3.54494</text:p>
          </table:table-cell>
          <table:table-cell office:value-type="float" office:value="-5.439596">
            <text:p>-5.4395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399024">
            <text:p>-6.399024</text:p>
          </table:table-cell>
          <table:table-cell office:value-type="float" office:value="-5.412473">
            <text:p>-5.4124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886529">
            <text:p>-9.886529</text:p>
          </table:table-cell>
          <table:table-cell office:value-type="float" office:value="-5.461492">
            <text:p>-5.4614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87997">
            <text:p>-13.87997</text:p>
          </table:table-cell>
          <table:table-cell office:value-type="float" office:value="-6.009456">
            <text:p>-6.0094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23587">
            <text:p>-18.23587</text:p>
          </table:table-cell>
          <table:table-cell office:value-type="float" office:value="-7.170228">
            <text:p>-7.1702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79502">
            <text:p>-22.79502</text:p>
          </table:table-cell>
          <table:table-cell office:value-type="float" office:value="-9.372511">
            <text:p>-9.3725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3936">
            <text:p>-27.3936</text:p>
          </table:table-cell>
          <table:table-cell office:value-type="float" office:value="-13.02177">
            <text:p>-13.021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86352">
            <text:p>-31.86352</text:p>
          </table:table-cell>
          <table:table-cell office:value-type="float" office:value="-18.17643">
            <text:p>-18.176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0442">
            <text:p>-36.0442</text:p>
          </table:table-cell>
          <table:table-cell office:value-type="float" office:value="-23.82607">
            <text:p>-23.826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78281">
            <text:p>-39.78281</text:p>
          </table:table-cell>
          <table:table-cell office:value-type="float" office:value="-29.70072">
            <text:p>-29.700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94502">
            <text:p>-42.94502</text:p>
          </table:table-cell>
          <table:table-cell office:value-type="float" office:value="-35.5334">
            <text:p>-35.53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41526">
            <text:p>-45.41526</text:p>
          </table:table-cell>
          <table:table-cell office:value-type="float" office:value="-40.5116">
            <text:p>-40.51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0477">
            <text:p>-47.10477</text:p>
          </table:table-cell>
          <table:table-cell office:value-type="float" office:value="-42.73456">
            <text:p>-42.734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5179">
            <text:p>-47.95179</text:p>
          </table:table-cell>
          <table:table-cell office:value-type="float" office:value="-46.4275">
            <text:p>-46.42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2589">
            <text:p>-47.92589</text:p>
          </table:table-cell>
          <table:table-cell office:value-type="float" office:value="-48.16819">
            <text:p>-48.168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2802">
            <text:p>-47.02802</text:p>
          </table:table-cell>
          <table:table-cell office:value-type="float" office:value="-50.84082">
            <text:p>-50.840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29044">
            <text:p>-45.29044</text:p>
          </table:table-cell>
          <table:table-cell office:value-type="float" office:value="-52.84846">
            <text:p>-52.848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77666">
            <text:p>-42.77666</text:p>
          </table:table-cell>
          <table:table-cell office:value-type="float" office:value="-54.23735">
            <text:p>-54.237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577">
            <text:p>-39.577</text:p>
          </table:table-cell>
          <table:table-cell office:value-type="float" office:value="-54.17954">
            <text:p>-54.179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8084">
            <text:p>-35.8084</text:p>
          </table:table-cell>
          <table:table-cell office:value-type="float" office:value="-51.92006">
            <text:p>-51.920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60629">
            <text:p>-31.60629</text:p>
          </table:table-cell>
          <table:table-cell office:value-type="float" office:value="-47.68833">
            <text:p>-47.688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12424">
            <text:p>-27.12424</text:p>
          </table:table-cell>
          <table:table-cell office:value-type="float" office:value="-43.06331">
            <text:p>-43.063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5233">
            <text:p>-22.5233</text:p>
          </table:table-cell>
          <table:table-cell office:value-type="float" office:value="-38.56516">
            <text:p>-38.565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97165">
            <text:p>-17.97165</text:p>
          </table:table-cell>
          <table:table-cell office:value-type="float" office:value="-34.37354">
            <text:p>-34.373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63281">
            <text:p>-13.63281</text:p>
          </table:table-cell>
          <table:table-cell office:value-type="float" office:value="-30.32549">
            <text:p>-30.325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665392">
            <text:p>-9.665392</text:p>
          </table:table-cell>
          <table:table-cell office:value-type="float" office:value="-26.48497">
            <text:p>-26.484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211927">
            <text:p>-6.211927</text:p>
          </table:table-cell>
          <table:table-cell office:value-type="float" office:value="-22.53155">
            <text:p>-22.531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398657">
            <text:p>-3.398657</text:p>
          </table:table-cell>
          <table:table-cell office:value-type="float" office:value="-18.65367">
            <text:p>-18.653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326655">
            <text:p>-1.326655</text:p>
          </table:table-cell>
          <table:table-cell office:value-type="float" office:value="-15.04487">
            <text:p>-15.044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7165954">
            <text:p>-0.07165954</text:p>
          </table:table-cell>
          <table:table-cell office:value-type="float" office:value="-11.58907">
            <text:p>-11.589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394192">
            <text:p>-8.3941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623192">
            <text:p>-0.1623192</text:p>
          </table:table-cell>
          <table:table-cell office:value-type="float" office:value="-5.880499">
            <text:p>-5.8804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504964">
            <text:p>-1.504964</text:p>
          </table:table-cell>
          <table:table-cell office:value-type="float" office:value="-4.95958">
            <text:p>-4.959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657614">
            <text:p>-3.657614</text:p>
          </table:table-cell>
          <table:table-cell office:value-type="float" office:value="-5.364799">
            <text:p>-5.3647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542932">
            <text:p>-6.542932</text:p>
          </table:table-cell>
          <table:table-cell office:value-type="float" office:value="-5.397137">
            <text:p>-5.3971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05545">
            <text:p>-10.05545</text:p>
          </table:table-cell>
          <table:table-cell office:value-type="float" office:value="-5.515656">
            <text:p>-5.5156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06896">
            <text:p>-14.06896</text:p>
          </table:table-cell>
          <table:table-cell office:value-type="float" office:value="-6.182281">
            <text:p>-6.1822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43677">
            <text:p>-18.43677</text:p>
          </table:table-cell>
          <table:table-cell office:value-type="float" office:value="-7.561537">
            <text:p>-7.5615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00195">
            <text:p>-23.00195</text:p>
          </table:table-cell>
          <table:table-cell office:value-type="float" office:value="-10.00339">
            <text:p>-10.003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59762">
            <text:p>-27.59762</text:p>
          </table:table-cell>
          <table:table-cell office:value-type="float" office:value="-13.73483">
            <text:p>-13.734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05867">
            <text:p>-32.05867</text:p>
          </table:table-cell>
          <table:table-cell office:value-type="float" office:value="-18.79018">
            <text:p>-18.790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22203">
            <text:p>-36.22203</text:p>
          </table:table-cell>
          <table:table-cell office:value-type="float" office:value="-24.33002">
            <text:p>-24.330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93813">
            <text:p>-39.93813</text:p>
          </table:table-cell>
          <table:table-cell office:value-type="float" office:value="-30.10947">
            <text:p>-30.109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07112">
            <text:p>-43.07112</text:p>
          </table:table-cell>
          <table:table-cell office:value-type="float" office:value="-35.86228">
            <text:p>-35.862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50845">
            <text:p>-45.50845</text:p>
          </table:table-cell>
          <table:table-cell office:value-type="float" office:value="-40.82399">
            <text:p>-40.823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6102">
            <text:p>-47.16102</text:p>
          </table:table-cell>
          <table:table-cell office:value-type="float" office:value="-42.93702">
            <text:p>-42.937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6946">
            <text:p>-47.96946</text:p>
          </table:table-cell>
          <table:table-cell office:value-type="float" office:value="-46.50798">
            <text:p>-46.507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0422">
            <text:p>-47.90422</text:p>
          </table:table-cell>
          <table:table-cell office:value-type="float" office:value="-48.23529">
            <text:p>-48.235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96764">
            <text:p>-46.96764</text:p>
          </table:table-cell>
          <table:table-cell office:value-type="float" office:value="-50.92772">
            <text:p>-50.927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19395">
            <text:p>-45.19395</text:p>
          </table:table-cell>
          <table:table-cell office:value-type="float" office:value="-52.65397">
            <text:p>-52.653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64689">
            <text:p>-42.64689</text:p>
          </table:table-cell>
          <table:table-cell office:value-type="float" office:value="-54.20272">
            <text:p>-54.202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41955">
            <text:p>-39.41955</text:p>
          </table:table-cell>
          <table:table-cell office:value-type="float" office:value="-54.20185">
            <text:p>-54.201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62854">
            <text:p>-35.62854</text:p>
          </table:table-cell>
          <table:table-cell office:value-type="float" office:value="-50.61202">
            <text:p>-50.612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41051">
            <text:p>-31.41051</text:p>
          </table:table-cell>
          <table:table-cell office:value-type="float" office:value="-47.36229">
            <text:p>-47.362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91965">
            <text:p>-26.91965</text:p>
          </table:table-cell>
          <table:table-cell office:value-type="float" office:value="-43.29141">
            <text:p>-43.291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31731">
            <text:p>-22.31731</text:p>
          </table:table-cell>
          <table:table-cell office:value-type="float" office:value="-38.72182">
            <text:p>-38.721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77172">
            <text:p>-17.77172</text:p>
          </table:table-cell>
          <table:table-cell office:value-type="float" office:value="-34.35664">
            <text:p>-34.356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4462">
            <text:p>-13.4462</text:p>
          </table:table-cell>
          <table:table-cell office:value-type="float" office:value="-30.21271">
            <text:p>-30.212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498852">
            <text:p>-9.498852</text:p>
          </table:table-cell>
          <table:table-cell office:value-type="float" office:value="-26.18276">
            <text:p>-26.182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071498">
            <text:p>-6.071498</text:p>
          </table:table-cell>
          <table:table-cell office:value-type="float" office:value="-22.18797">
            <text:p>-22.187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289424">
            <text:p>-3.289424</text:p>
          </table:table-cell>
          <table:table-cell office:value-type="float" office:value="-18.37446">
            <text:p>-18.374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252582">
            <text:p>-1.252582</text:p>
          </table:table-cell>
          <table:table-cell office:value-type="float" office:value="-14.86797">
            <text:p>-14.867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3542537">
            <text:p>-0.03542537</text:p>
          </table:table-cell>
          <table:table-cell office:value-type="float" office:value="-11.41427">
            <text:p>-11.414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255569">
            <text:p>-8.2555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042895">
            <text:p>-0.2042895</text:p>
          </table:table-cell>
          <table:table-cell office:value-type="float" office:value="-5.960095">
            <text:p>-5.9600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584465">
            <text:p>-1.584465</text:p>
          </table:table-cell>
          <table:table-cell office:value-type="float" office:value="-5.921689">
            <text:p>-5.9216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77176">
            <text:p>-3.77176</text:p>
          </table:table-cell>
          <table:table-cell office:value-type="float" office:value="-7.100864">
            <text:p>-7.1008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68759">
            <text:p>-6.68759</text:p>
          </table:table-cell>
          <table:table-cell office:value-type="float" office:value="-7.220669">
            <text:p>-7.2206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22537">
            <text:p>-10.22537</text:p>
          </table:table-cell>
          <table:table-cell office:value-type="float" office:value="-7.326461">
            <text:p>-7.3264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258">
            <text:p>-14.258</text:p>
          </table:table-cell>
          <table:table-cell office:value-type="float" office:value="-7.471574">
            <text:p>-7.4715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63806">
            <text:p>-18.63806</text:p>
          </table:table-cell>
          <table:table-cell office:value-type="float" office:value="-8.386913">
            <text:p>-8.3869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2082">
            <text:p>-23.2082</text:p>
          </table:table-cell>
          <table:table-cell office:value-type="float" office:value="-10.03858">
            <text:p>-10.038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80136">
            <text:p>-27.80136</text:p>
          </table:table-cell>
          <table:table-cell office:value-type="float" office:value="-13.10799">
            <text:p>-13.107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25252">
            <text:p>-32.25252</text:p>
          </table:table-cell>
          <table:table-cell office:value-type="float" office:value="-18.03494">
            <text:p>-18.034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39896">
            <text:p>-36.39896</text:p>
          </table:table-cell>
          <table:table-cell office:value-type="float" office:value="-23.67063">
            <text:p>-23.670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09172">
            <text:p>-40.09172</text:p>
          </table:table-cell>
          <table:table-cell office:value-type="float" office:value="-29.71169">
            <text:p>-29.711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19582">
            <text:p>-43.19582</text:p>
          </table:table-cell>
          <table:table-cell office:value-type="float" office:value="-35.75856">
            <text:p>-35.758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59973">
            <text:p>-45.59973</text:p>
          </table:table-cell>
          <table:table-cell office:value-type="float" office:value="-40.06512">
            <text:p>-40.065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1558">
            <text:p>-47.21558</text:p>
          </table:table-cell>
          <table:table-cell office:value-type="float" office:value="-42.9216">
            <text:p>-42.92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8531">
            <text:p>-47.98531</text:p>
          </table:table-cell>
          <table:table-cell office:value-type="float" office:value="-46.38206">
            <text:p>-46.382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8079">
            <text:p>-47.88079</text:p>
          </table:table-cell>
          <table:table-cell office:value-type="float" office:value="-48.14672">
            <text:p>-48.146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90578">
            <text:p>-46.90578</text:p>
          </table:table-cell>
          <table:table-cell office:value-type="float" office:value="-50.86954">
            <text:p>-50.869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09591">
            <text:p>-45.09591</text:p>
          </table:table-cell>
          <table:table-cell office:value-type="float" office:value="-52.24659">
            <text:p>-52.246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51621">
            <text:p>-42.51621</text:p>
          </table:table-cell>
          <table:table-cell office:value-type="float" office:value="-53.52716">
            <text:p>-53.527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26098">
            <text:p>-39.26098</text:p>
          </table:table-cell>
          <table:table-cell office:value-type="float" office:value="-53.06808">
            <text:p>-53.068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44717">
            <text:p>-35.44717</text:p>
          </table:table-cell>
          <table:table-cell office:value-type="float" office:value="-50.37519">
            <text:p>-50.375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21418">
            <text:p>-31.21418</text:p>
          </table:table-cell>
          <table:table-cell office:value-type="float" office:value="-46.32179">
            <text:p>-46.321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71411">
            <text:p>-26.71411</text:p>
          </table:table-cell>
          <table:table-cell office:value-type="float" office:value="-42.20972">
            <text:p>-42.209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11143">
            <text:p>-22.11143</text:p>
          </table:table-cell>
          <table:table-cell office:value-type="float" office:value="-38.12085">
            <text:p>-38.120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57153">
            <text:p>-17.57153</text:p>
          </table:table-cell>
          <table:table-cell office:value-type="float" office:value="-33.98051">
            <text:p>-33.980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26035">
            <text:p>-13.26035</text:p>
          </table:table-cell>
          <table:table-cell office:value-type="float" office:value="-29.99738">
            <text:p>-29.997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332767">
            <text:p>-9.332767</text:p>
          </table:table-cell>
          <table:table-cell office:value-type="float" office:value="-25.94526">
            <text:p>-25.945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932365">
            <text:p>-5.932365</text:p>
          </table:table-cell>
          <table:table-cell office:value-type="float" office:value="-21.85952">
            <text:p>-21.859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181307">
            <text:p>-3.181307</text:p>
          </table:table-cell>
          <table:table-cell office:value-type="float" office:value="-18.17833">
            <text:p>-18.178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180156">
            <text:p>-1.180156</text:p>
          </table:table-cell>
          <table:table-cell office:value-type="float" office:value="-14.64223">
            <text:p>-14.642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008072078">
            <text:p>-0.0008072078</text:p>
          </table:table-cell>
          <table:table-cell office:value-type="float" office:value="-11.22342">
            <text:p>-11.223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185588">
            <text:p>-8.1855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481424">
            <text:p>-0.2481424</text:p>
          </table:table-cell>
          <table:table-cell office:value-type="float" office:value="-5.935344">
            <text:p>-5.9353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665588">
            <text:p>-1.665588</text:p>
          </table:table-cell>
          <table:table-cell office:value-type="float" office:value="-5.891888">
            <text:p>-5.8918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887783">
            <text:p>-3.887783</text:p>
          </table:table-cell>
          <table:table-cell office:value-type="float" office:value="-7.036982">
            <text:p>-7.0369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833498">
            <text:p>-6.833498</text:p>
          </table:table-cell>
          <table:table-cell office:value-type="float" office:value="-7.194729">
            <text:p>-7.1947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3969">
            <text:p>-10.3969</text:p>
          </table:table-cell>
          <table:table-cell office:value-type="float" office:value="-7.329085">
            <text:p>-7.3290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44773">
            <text:p>-14.44773</text:p>
          </table:table-cell>
          <table:table-cell office:value-type="float" office:value="-7.541971">
            <text:p>-7.5419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84046">
            <text:p>-18.84046</text:p>
          </table:table-cell>
          <table:table-cell office:value-type="float" office:value="-8.554877">
            <text:p>-8.5548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41451">
            <text:p>-23.41451</text:p>
          </table:table-cell>
          <table:table-cell office:value-type="float" office:value="-10.32516">
            <text:p>-10.325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00555">
            <text:p>-28.00555</text:p>
          </table:table-cell>
          <table:table-cell office:value-type="float" office:value="-13.47784">
            <text:p>-13.477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44576">
            <text:p>-32.44576</text:p>
          </table:table-cell>
          <table:table-cell office:value-type="float" office:value="-18.36882">
            <text:p>-18.368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57561">
            <text:p>-36.57561</text:p>
          </table:table-cell>
          <table:table-cell office:value-type="float" office:value="-23.93418">
            <text:p>-23.934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24414">
            <text:p>-40.24414</text:p>
          </table:table-cell>
          <table:table-cell office:value-type="float" office:value="-29.89106">
            <text:p>-29.891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31955">
            <text:p>-43.31955</text:p>
          </table:table-cell>
          <table:table-cell office:value-type="float" office:value="-35.85501">
            <text:p>-35.855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68943">
            <text:p>-45.68943</text:p>
          </table:table-cell>
          <table:table-cell office:value-type="float" office:value="-40.30716">
            <text:p>-40.307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6862">
            <text:p>-47.26862</text:p>
          </table:table-cell>
          <table:table-cell office:value-type="float" office:value="-42.84308">
            <text:p>-42.843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994">
            <text:p>-47.9994</text:p>
          </table:table-cell>
          <table:table-cell office:value-type="float" office:value="-46.49993">
            <text:p>-46.499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5553">
            <text:p>-47.85553</text:p>
          </table:table-cell>
          <table:table-cell office:value-type="float" office:value="-47.95424">
            <text:p>-47.954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84225">
            <text:p>-46.84225</text:p>
          </table:table-cell>
          <table:table-cell office:value-type="float" office:value="-50.84871">
            <text:p>-50.848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99597">
            <text:p>-44.99597</text:p>
          </table:table-cell>
          <table:table-cell office:value-type="float" office:value="-52.20353">
            <text:p>-52.203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38418">
            <text:p>-42.38418</text:p>
          </table:table-cell>
          <table:table-cell office:value-type="float" office:value="-53.54464">
            <text:p>-53.544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10072">
            <text:p>-39.10072</text:p>
          </table:table-cell>
          <table:table-cell office:value-type="float" office:value="-53.05507">
            <text:p>-53.055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2656">
            <text:p>-35.2656</text:p>
          </table:table-cell>
          <table:table-cell office:value-type="float" office:value="-50.28516">
            <text:p>-50.285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01662">
            <text:p>-31.01662</text:p>
          </table:table-cell>
          <table:table-cell office:value-type="float" office:value="-46.17504">
            <text:p>-46.175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50909">
            <text:p>-26.50909</text:p>
          </table:table-cell>
          <table:table-cell office:value-type="float" office:value="-41.94764">
            <text:p>-41.947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90495">
            <text:p>-21.90495</text:p>
          </table:table-cell>
          <table:table-cell office:value-type="float" office:value="-37.95991">
            <text:p>-37.959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37251">
            <text:p>-17.37251</text:p>
          </table:table-cell>
          <table:table-cell office:value-type="float" office:value="-33.81199">
            <text:p>-33.811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0746">
            <text:p>-13.0746</text:p>
          </table:table-cell>
          <table:table-cell office:value-type="float" office:value="-29.83143">
            <text:p>-29.831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168333">
            <text:p>-9.168333</text:p>
          </table:table-cell>
          <table:table-cell office:value-type="float" office:value="-25.7357">
            <text:p>-25.73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794045">
            <text:p>-5.794045</text:p>
          </table:table-cell>
          <table:table-cell office:value-type="float" office:value="-21.69804">
            <text:p>-21.698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075083">
            <text:p>-3.075083</text:p>
          </table:table-cell>
          <table:table-cell office:value-type="float" office:value="-18.03503">
            <text:p>-18.035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10913">
            <text:p>-1.10913</text:p>
          </table:table-cell>
          <table:table-cell office:value-type="float" office:value="-14.53248">
            <text:p>-14.532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1.09308">
            <text:p>-11.093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050788">
            <text:p>-8.0507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935594">
            <text:p>-0.2935594</text:p>
          </table:table-cell>
          <table:table-cell office:value-type="float" office:value="-5.798193">
            <text:p>-5.7981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748626">
            <text:p>-1.748626</text:p>
          </table:table-cell>
          <table:table-cell office:value-type="float" office:value="-5.738834">
            <text:p>-5.7388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004851">
            <text:p>-4.004851</text:p>
          </table:table-cell>
          <table:table-cell office:value-type="float" office:value="-5.705129">
            <text:p>-5.7051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981174">
            <text:p>-6.981174</text:p>
          </table:table-cell>
          <table:table-cell office:value-type="float" office:value="-5.804106">
            <text:p>-5.8041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5688">
            <text:p>-10.5688</text:p>
          </table:table-cell>
          <table:table-cell office:value-type="float" office:value="-5.887895">
            <text:p>-5.8878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63883">
            <text:p>-14.63883</text:p>
          </table:table-cell>
          <table:table-cell office:value-type="float" office:value="-6.598052">
            <text:p>-6.5980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0425">
            <text:p>-19.0425</text:p>
          </table:table-cell>
          <table:table-cell office:value-type="float" office:value="-8.168709">
            <text:p>-8.1687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62158">
            <text:p>-23.62158</text:p>
          </table:table-cell>
          <table:table-cell office:value-type="float" office:value="-10.80072">
            <text:p>-10.800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2087">
            <text:p>-28.2087</text:p>
          </table:table-cell>
          <table:table-cell office:value-type="float" office:value="-14.67536">
            <text:p>-14.675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63906">
            <text:p>-32.63906</text:p>
          </table:table-cell>
          <table:table-cell office:value-type="float" office:value="-19.62839">
            <text:p>-19.628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75069">
            <text:p>-36.75069</text:p>
          </table:table-cell>
          <table:table-cell office:value-type="float" office:value="-25.08945">
            <text:p>-25.089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3959">
            <text:p>-40.3959</text:p>
          </table:table-cell>
          <table:table-cell office:value-type="float" office:value="-30.83411">
            <text:p>-30.834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44142">
            <text:p>-43.44142</text:p>
          </table:table-cell>
          <table:table-cell office:value-type="float" office:value="-36.50087">
            <text:p>-36.500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77785">
            <text:p>-45.77785</text:p>
          </table:table-cell>
          <table:table-cell office:value-type="float" office:value="-41.55422">
            <text:p>-41.554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1977">
            <text:p>-47.31977</text:p>
          </table:table-cell>
          <table:table-cell office:value-type="float" office:value="-43.38329">
            <text:p>-43.383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1178">
            <text:p>-48.01178</text:p>
          </table:table-cell>
          <table:table-cell office:value-type="float" office:value="-46.82809">
            <text:p>-46.828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286">
            <text:p>-47.8286</text:p>
          </table:table-cell>
          <table:table-cell office:value-type="float" office:value="-48.44314">
            <text:p>-48.443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77681">
            <text:p>-46.77681</text:p>
          </table:table-cell>
          <table:table-cell office:value-type="float" office:value="-51.33842">
            <text:p>-51.338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89484">
            <text:p>-44.89484</text:p>
          </table:table-cell>
          <table:table-cell office:value-type="float" office:value="-53.08342">
            <text:p>-53.083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25032">
            <text:p>-42.25032</text:p>
          </table:table-cell>
          <table:table-cell office:value-type="float" office:value="-54.53445">
            <text:p>-54.534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93991">
            <text:p>-38.93991</text:p>
          </table:table-cell>
          <table:table-cell office:value-type="float" office:value="-54.3028">
            <text:p>-54.30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08255">
            <text:p>-35.08255</text:p>
          </table:table-cell>
          <table:table-cell office:value-type="float" office:value="-50.39911">
            <text:p>-50.399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81923">
            <text:p>-30.81923</text:p>
          </table:table-cell>
          <table:table-cell office:value-type="float" office:value="-46.99756">
            <text:p>-46.997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30314">
            <text:p>-26.30314</text:p>
          </table:table-cell>
          <table:table-cell office:value-type="float" office:value="-42.63886">
            <text:p>-42.638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69934">
            <text:p>-21.69934</text:p>
          </table:table-cell>
          <table:table-cell office:value-type="float" office:value="-38.28885">
            <text:p>-38.288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17325">
            <text:p>-17.17325</text:p>
          </table:table-cell>
          <table:table-cell office:value-type="float" office:value="-33.91001">
            <text:p>-33.91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89031">
            <text:p>-12.89031</text:p>
          </table:table-cell>
          <table:table-cell office:value-type="float" office:value="-29.71674">
            <text:p>-29.716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004388">
            <text:p>-9.004388</text:p>
          </table:table-cell>
          <table:table-cell office:value-type="float" office:value="-25.58904">
            <text:p>-25.589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657537">
            <text:p>-5.657537</text:p>
          </table:table-cell>
          <table:table-cell office:value-type="float" office:value="-21.71747">
            <text:p>-21.717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970001">
            <text:p>-2.970001</text:p>
          </table:table-cell>
          <table:table-cell office:value-type="float" office:value="-17.84667">
            <text:p>-17.846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040018">
            <text:p>-1.040018</text:p>
          </table:table-cell>
          <table:table-cell office:value-type="float" office:value="-14.49177">
            <text:p>-14.491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1.23137">
            <text:p>-11.231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099921">
            <text:p>-8.0999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406934">
            <text:p>-0.3406934</text:p>
          </table:table-cell>
          <table:table-cell office:value-type="float" office:value="-5.688133">
            <text:p>-5.6881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832981">
            <text:p>-1.832981</text:p>
          </table:table-cell>
          <table:table-cell office:value-type="float" office:value="-6.081314">
            <text:p>-6.0813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123364">
            <text:p>-4.123364</text:p>
          </table:table-cell>
          <table:table-cell office:value-type="float" office:value="-6.130182">
            <text:p>-6.1301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129555">
            <text:p>-7.129555</text:p>
          </table:table-cell>
          <table:table-cell office:value-type="float" office:value="-6.280477">
            <text:p>-6.2804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74167">
            <text:p>-10.74167</text:p>
          </table:table-cell>
          <table:table-cell office:value-type="float" office:value="-6.40995">
            <text:p>-6.409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82993">
            <text:p>-14.82993</text:p>
          </table:table-cell>
          <table:table-cell office:value-type="float" office:value="-7.005243">
            <text:p>-7.0052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24489">
            <text:p>-19.24489</text:p>
          </table:table-cell>
          <table:table-cell office:value-type="float" office:value="-8.443501">
            <text:p>-8.4435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82794">
            <text:p>-23.82794</text:p>
          </table:table-cell>
          <table:table-cell office:value-type="float" office:value="-10.87553">
            <text:p>-10.875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41154">
            <text:p>-28.41154</text:p>
          </table:table-cell>
          <table:table-cell office:value-type="float" office:value="-14.60463">
            <text:p>-14.604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83103">
            <text:p>-32.83103</text:p>
          </table:table-cell>
          <table:table-cell office:value-type="float" office:value="-19.59356">
            <text:p>-19.593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92485">
            <text:p>-36.92485</text:p>
          </table:table-cell>
          <table:table-cell office:value-type="float" office:value="-25.0839">
            <text:p>-25.08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54591">
            <text:p>-40.54591</text:p>
          </table:table-cell>
          <table:table-cell office:value-type="float" office:value="-30.94298">
            <text:p>-30.942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56187">
            <text:p>-43.56187</text:p>
          </table:table-cell>
          <table:table-cell office:value-type="float" office:value="-36.69997">
            <text:p>-36.69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86435">
            <text:p>-45.86435</text:p>
          </table:table-cell>
          <table:table-cell office:value-type="float" office:value="-41.49318">
            <text:p>-41.493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6921">
            <text:p>-47.36921</text:p>
          </table:table-cell>
          <table:table-cell office:value-type="float" office:value="-43.39134">
            <text:p>-43.391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2235">
            <text:p>-48.02235</text:p>
          </table:table-cell>
          <table:table-cell office:value-type="float" office:value="-46.79347">
            <text:p>-46.793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9993">
            <text:p>-47.79993</text:p>
          </table:table-cell>
          <table:table-cell office:value-type="float" office:value="-48.39571">
            <text:p>-48.395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70992">
            <text:p>-46.70992</text:p>
          </table:table-cell>
          <table:table-cell office:value-type="float" office:value="-51.09061">
            <text:p>-51.090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79218">
            <text:p>-44.79218</text:p>
          </table:table-cell>
          <table:table-cell office:value-type="float" office:value="-52.30254">
            <text:p>-52.302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11559">
            <text:p>-42.11559</text:p>
          </table:table-cell>
          <table:table-cell office:value-type="float" office:value="-53.71202">
            <text:p>-53.712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778">
            <text:p>-38.778</text:p>
          </table:table-cell>
          <table:table-cell office:value-type="float" office:value="-53.23256">
            <text:p>-53.232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89933">
            <text:p>-34.89933</text:p>
          </table:table-cell>
          <table:table-cell office:value-type="float" office:value="-50.40217">
            <text:p>-50.402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62134">
            <text:p>-30.62134</text:p>
          </table:table-cell>
          <table:table-cell office:value-type="float" office:value="-46.15458">
            <text:p>-46.154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09775">
            <text:p>-26.09775</text:p>
          </table:table-cell>
          <table:table-cell office:value-type="float" office:value="-41.77307">
            <text:p>-41.773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49389">
            <text:p>-21.49389</text:p>
          </table:table-cell>
          <table:table-cell office:value-type="float" office:value="-37.65903">
            <text:p>-37.659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97519">
            <text:p>-16.97519</text:p>
          </table:table-cell>
          <table:table-cell office:value-type="float" office:value="-33.45242">
            <text:p>-33.452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70681">
            <text:p>-12.70681</text:p>
          </table:table-cell>
          <table:table-cell office:value-type="float" office:value="-29.45224">
            <text:p>-29.452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84211">
            <text:p>-8.84211</text:p>
          </table:table-cell>
          <table:table-cell office:value-type="float" office:value="-25.35608">
            <text:p>-25.356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522355">
            <text:p>-5.522355</text:p>
          </table:table-cell>
          <table:table-cell office:value-type="float" office:value="-21.4106">
            <text:p>-21.41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866817">
            <text:p>-2.866817</text:p>
          </table:table-cell>
          <table:table-cell office:value-type="float" office:value="-17.76937">
            <text:p>-17.769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9725664">
            <text:p>-0.9725664</text:p>
          </table:table-cell>
          <table:table-cell office:value-type="float" office:value="-14.25401">
            <text:p>-14.254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77178">
            <text:p>-10.771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710932">
            <text:p>-7.7109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897173">
            <text:p>-0.3897173</text:p>
          </table:table-cell>
          <table:table-cell office:value-type="float" office:value="-5.626815">
            <text:p>-5.6268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918939">
            <text:p>-1.918939</text:p>
          </table:table-cell>
          <table:table-cell office:value-type="float" office:value="-5.650902">
            <text:p>-5.6509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243745">
            <text:p>-4.243745</text:p>
          </table:table-cell>
          <table:table-cell office:value-type="float" office:value="-5.595416">
            <text:p>-5.5954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279155">
            <text:p>-7.279155</text:p>
          </table:table-cell>
          <table:table-cell office:value-type="float" office:value="-5.689166">
            <text:p>-5.6891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91611">
            <text:p>-10.91611</text:p>
          </table:table-cell>
          <table:table-cell office:value-type="float" office:value="-5.766533">
            <text:p>-5.7665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02168">
            <text:p>-15.02168</text:p>
          </table:table-cell>
          <table:table-cell office:value-type="float" office:value="-6.565695">
            <text:p>-6.5656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44834">
            <text:p>-19.44834</text:p>
          </table:table-cell>
          <table:table-cell office:value-type="float" office:value="-8.194721">
            <text:p>-8.1947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03429">
            <text:p>-24.03429</text:p>
          </table:table-cell>
          <table:table-cell office:value-type="float" office:value="-10.97564">
            <text:p>-10.975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61477">
            <text:p>-28.61477</text:p>
          </table:table-cell>
          <table:table-cell office:value-type="float" office:value="-15.05057">
            <text:p>-15.050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02235">
            <text:p>-33.02235</text:p>
          </table:table-cell>
          <table:table-cell office:value-type="float" office:value="-20.17108">
            <text:p>-20.171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09866">
            <text:p>-37.09866</text:p>
          </table:table-cell>
          <table:table-cell office:value-type="float" office:value="-25.74828">
            <text:p>-25.748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69471">
            <text:p>-40.69471</text:p>
          </table:table-cell>
          <table:table-cell office:value-type="float" office:value="-31.51113">
            <text:p>-31.511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6813">
            <text:p>-43.6813</text:p>
          </table:table-cell>
          <table:table-cell office:value-type="float" office:value="-37.1533">
            <text:p>-37.15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94926">
            <text:p>-45.94926</text:p>
          </table:table-cell>
          <table:table-cell office:value-type="float" office:value="-41.69187">
            <text:p>-41.691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171">
            <text:p>-47.4171</text:p>
          </table:table-cell>
          <table:table-cell office:value-type="float" office:value="-43.57518">
            <text:p>-43.575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3117">
            <text:p>-48.03117</text:p>
          </table:table-cell>
          <table:table-cell office:value-type="float" office:value="-47.3819">
            <text:p>-47.38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6941">
            <text:p>-47.76941</text:p>
          </table:table-cell>
          <table:table-cell office:value-type="float" office:value="-48.51532">
            <text:p>-48.515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64138">
            <text:p>-46.64138</text:p>
          </table:table-cell>
          <table:table-cell office:value-type="float" office:value="-52.39772">
            <text:p>-52.397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68762">
            <text:p>-44.68762</text:p>
          </table:table-cell>
          <table:table-cell office:value-type="float" office:value="-53.56339">
            <text:p>-53.563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97953">
            <text:p>-41.97953</text:p>
          </table:table-cell>
          <table:table-cell office:value-type="float" office:value="-55.37747">
            <text:p>-55.377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61443">
            <text:p>-38.61443</text:p>
          </table:table-cell>
          <table:table-cell office:value-type="float" office:value="-53.04978">
            <text:p>-53.049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71531">
            <text:p>-34.71531</text:p>
          </table:table-cell>
          <table:table-cell office:value-type="float" office:value="-51.29779">
            <text:p>-51.297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42225">
            <text:p>-30.42225</text:p>
          </table:table-cell>
          <table:table-cell office:value-type="float" office:value="-47.18318">
            <text:p>-47.183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89219">
            <text:p>-25.89219</text:p>
          </table:table-cell>
          <table:table-cell office:value-type="float" office:value="-42.50167">
            <text:p>-42.501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28788">
            <text:p>-21.28788</text:p>
          </table:table-cell>
          <table:table-cell office:value-type="float" office:value="-37.91206">
            <text:p>-37.912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77763">
            <text:p>-16.77763</text:p>
          </table:table-cell>
          <table:table-cell office:value-type="float" office:value="-33.32434">
            <text:p>-33.324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52348">
            <text:p>-12.52348</text:p>
          </table:table-cell>
          <table:table-cell office:value-type="float" office:value="-29.18571">
            <text:p>-29.185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680925">
            <text:p>-8.680925</text:p>
          </table:table-cell>
          <table:table-cell office:value-type="float" office:value="-25.17948">
            <text:p>-25.179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388031">
            <text:p>-5.388031</text:p>
          </table:table-cell>
          <table:table-cell office:value-type="float" office:value="-21.25349">
            <text:p>-21.253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765161">
            <text:p>-2.765161</text:p>
          </table:table-cell>
          <table:table-cell office:value-type="float" office:value="-17.70875">
            <text:p>-17.708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9065491">
            <text:p>-0.9065491</text:p>
          </table:table-cell>
          <table:table-cell office:value-type="float" office:value="-14.13954">
            <text:p>-14.139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63258">
            <text:p>-10.632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565611">
            <text:p>-7.5656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402779">
            <text:p>-0.4402779</text:p>
          </table:table-cell>
          <table:table-cell office:value-type="float" office:value="-5.252924">
            <text:p>-5.2529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006811">
            <text:p>-2.006811</text:p>
          </table:table-cell>
          <table:table-cell office:value-type="float" office:value="-5.848413">
            <text:p>-5.8484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365129">
            <text:p>-4.365129</text:p>
          </table:table-cell>
          <table:table-cell office:value-type="float" office:value="-5.837577">
            <text:p>-5.8375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430502">
            <text:p>-7.430502</text:p>
          </table:table-cell>
          <table:table-cell office:value-type="float" office:value="-5.916423">
            <text:p>-5.9164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09088">
            <text:p>-11.09088</text:p>
          </table:table-cell>
          <table:table-cell office:value-type="float" office:value="-5.966341">
            <text:p>-5.9663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21476">
            <text:p>-15.21476</text:p>
          </table:table-cell>
          <table:table-cell office:value-type="float" office:value="-6.644345">
            <text:p>-6.6443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65139">
            <text:p>-19.65139</text:p>
          </table:table-cell>
          <table:table-cell office:value-type="float" office:value="-8.049107">
            <text:p>-8.0491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24137">
            <text:p>-24.24137</text:p>
          </table:table-cell>
          <table:table-cell office:value-type="float" office:value="-10.67007">
            <text:p>-10.670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81693">
            <text:p>-28.81693</text:p>
          </table:table-cell>
          <table:table-cell office:value-type="float" office:value="-14.70971">
            <text:p>-14.709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21368">
            <text:p>-33.21368</text:p>
          </table:table-cell>
          <table:table-cell office:value-type="float" office:value="-20.00169">
            <text:p>-20.001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2709">
            <text:p>-37.2709</text:p>
          </table:table-cell>
          <table:table-cell office:value-type="float" office:value="-25.73667">
            <text:p>-25.736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84282">
            <text:p>-40.84282</text:p>
          </table:table-cell>
          <table:table-cell office:value-type="float" office:value="-31.64571">
            <text:p>-31.645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79887">
            <text:p>-43.79887</text:p>
          </table:table-cell>
          <table:table-cell office:value-type="float" office:value="-37.38878">
            <text:p>-37.388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03285">
            <text:p>-46.03285</text:p>
          </table:table-cell>
          <table:table-cell office:value-type="float" office:value="-41.53731">
            <text:p>-41.537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6311">
            <text:p>-47.46311</text:p>
          </table:table-cell>
          <table:table-cell office:value-type="float" office:value="-43.87268">
            <text:p>-43.872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3825">
            <text:p>-48.03825</text:p>
          </table:table-cell>
          <table:table-cell office:value-type="float" office:value="-47.00776">
            <text:p>-47.007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3725">
            <text:p>-47.73725</text:p>
          </table:table-cell>
          <table:table-cell office:value-type="float" office:value="-48.97694">
            <text:p>-48.976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57093">
            <text:p>-46.57093</text:p>
          </table:table-cell>
          <table:table-cell office:value-type="float" office:value="-51.3689">
            <text:p>-51.36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58191">
            <text:p>-44.58191</text:p>
          </table:table-cell>
          <table:table-cell office:value-type="float" office:value="-53.4946">
            <text:p>-53.49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84167">
            <text:p>-41.84167</text:p>
          </table:table-cell>
          <table:table-cell office:value-type="float" office:value="-54.37476">
            <text:p>-54.374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45036">
            <text:p>-38.45036</text:p>
          </table:table-cell>
          <table:table-cell office:value-type="float" office:value="-53.55335">
            <text:p>-53.553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52983">
            <text:p>-34.52983</text:p>
          </table:table-cell>
          <table:table-cell office:value-type="float" office:value="-50.21384">
            <text:p>-50.213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22339">
            <text:p>-30.22339</text:p>
          </table:table-cell>
          <table:table-cell office:value-type="float" office:value="-45.73562">
            <text:p>-45.735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68575">
            <text:p>-25.68575</text:p>
          </table:table-cell>
          <table:table-cell office:value-type="float" office:value="-41.35574">
            <text:p>-41.355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08279">
            <text:p>-21.08279</text:p>
          </table:table-cell>
          <table:table-cell office:value-type="float" office:value="-37.36342">
            <text:p>-37.363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57988">
            <text:p>-16.57988</text:p>
          </table:table-cell>
          <table:table-cell office:value-type="float" office:value="-33.15709">
            <text:p>-33.157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34162">
            <text:p>-12.34162</text:p>
          </table:table-cell>
          <table:table-cell office:value-type="float" office:value="-29.26175">
            <text:p>-29.261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520275">
            <text:p>-8.520275</text:p>
          </table:table-cell>
          <table:table-cell office:value-type="float" office:value="-25.14432">
            <text:p>-25.144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255532">
            <text:p>-5.255532</text:p>
          </table:table-cell>
          <table:table-cell office:value-type="float" office:value="-21.33464">
            <text:p>-21.334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664686">
            <text:p>-2.664686</text:p>
          </table:table-cell>
          <table:table-cell office:value-type="float" office:value="-17.58727">
            <text:p>-17.587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8424419">
            <text:p>-0.8424419</text:p>
          </table:table-cell>
          <table:table-cell office:value-type="float" office:value="-13.92185">
            <text:p>-13.921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42921">
            <text:p>-10.429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409282">
            <text:p>-7.4092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927342">
            <text:p>-0.4927342</text:p>
          </table:table-cell>
          <table:table-cell office:value-type="float" office:value="-5.442873">
            <text:p>-5.4428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095964">
            <text:p>-2.095964</text:p>
          </table:table-cell>
          <table:table-cell office:value-type="float" office:value="-5.546623">
            <text:p>-5.5466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488372">
            <text:p>-4.488372</text:p>
          </table:table-cell>
          <table:table-cell office:value-type="float" office:value="-5.546482">
            <text:p>-5.5464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58251">
            <text:p>-7.58251</text:p>
          </table:table-cell>
          <table:table-cell office:value-type="float" office:value="-5.674886">
            <text:p>-5.6748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26721">
            <text:p>-11.26721</text:p>
          </table:table-cell>
          <table:table-cell office:value-type="float" office:value="-5.77275">
            <text:p>-5.772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40778">
            <text:p>-15.40778</text:p>
          </table:table-cell>
          <table:table-cell office:value-type="float" office:value="-6.687416">
            <text:p>-6.6874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85547">
            <text:p>-19.85547</text:p>
          </table:table-cell>
          <table:table-cell office:value-type="float" office:value="-8.449151">
            <text:p>-8.4491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44769">
            <text:p>-24.44769</text:p>
          </table:table-cell>
          <table:table-cell office:value-type="float" office:value="-11.38142">
            <text:p>-11.381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01946">
            <text:p>-29.01946</text:p>
          </table:table-cell>
          <table:table-cell office:value-type="float" office:value="-15.49224">
            <text:p>-15.492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40365">
            <text:p>-33.40365</text:p>
          </table:table-cell>
          <table:table-cell office:value-type="float" office:value="-20.6628">
            <text:p>-20.66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44276">
            <text:p>-37.44276</text:p>
          </table:table-cell>
          <table:table-cell office:value-type="float" office:value="-26.28653">
            <text:p>-26.286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98915">
            <text:p>-40.98915</text:p>
          </table:table-cell>
          <table:table-cell office:value-type="float" office:value="-32.09819">
            <text:p>-32.098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91498">
            <text:p>-43.91498</text:p>
          </table:table-cell>
          <table:table-cell office:value-type="float" office:value="-37.61675">
            <text:p>-37.616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11453">
            <text:p>-46.11453</text:p>
          </table:table-cell>
          <table:table-cell office:value-type="float" office:value="-42.04372">
            <text:p>-42.043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0739">
            <text:p>-47.50739</text:p>
          </table:table-cell>
          <table:table-cell office:value-type="float" office:value="-43.79514">
            <text:p>-43.795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353">
            <text:p>-48.04353</text:p>
          </table:table-cell>
          <table:table-cell office:value-type="float" office:value="-47.17684">
            <text:p>-47.176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0335">
            <text:p>-47.70335</text:p>
          </table:table-cell>
          <table:table-cell office:value-type="float" office:value="-48.83017">
            <text:p>-48.830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49907">
            <text:p>-46.49907</text:p>
          </table:table-cell>
          <table:table-cell office:value-type="float" office:value="-51.35482">
            <text:p>-51.354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4747">
            <text:p>-44.4747</text:p>
          </table:table-cell>
          <table:table-cell office:value-type="float" office:value="-53.00547">
            <text:p>-53.005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70298">
            <text:p>-41.70298</text:p>
          </table:table-cell>
          <table:table-cell office:value-type="float" office:value="-54.24791">
            <text:p>-54.247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28523">
            <text:p>-38.28523</text:p>
          </table:table-cell>
          <table:table-cell office:value-type="float" office:value="-53.61342">
            <text:p>-53.613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34424">
            <text:p>-34.34424</text:p>
          </table:table-cell>
          <table:table-cell office:value-type="float" office:value="-50.5167">
            <text:p>-50.51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02407">
            <text:p>-30.02407</text:p>
          </table:table-cell>
          <table:table-cell office:value-type="float" office:value="-46.01749">
            <text:p>-46.017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47992">
            <text:p>-25.47992</text:p>
          </table:table-cell>
          <table:table-cell office:value-type="float" office:value="-41.35941">
            <text:p>-41.359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87791">
            <text:p>-20.87791</text:p>
          </table:table-cell>
          <table:table-cell office:value-type="float" office:value="-37.01474">
            <text:p>-37.014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38337">
            <text:p>-16.38337</text:p>
          </table:table-cell>
          <table:table-cell office:value-type="float" office:value="-32.92619">
            <text:p>-32.926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16061">
            <text:p>-12.16061</text:p>
          </table:table-cell>
          <table:table-cell office:value-type="float" office:value="-28.91724">
            <text:p>-28.917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361318">
            <text:p>-8.361318</text:p>
          </table:table-cell>
          <table:table-cell office:value-type="float" office:value="-25.09412">
            <text:p>-25.094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12439">
            <text:p>-5.12439</text:p>
          </table:table-cell>
          <table:table-cell office:value-type="float" office:value="-21.13474">
            <text:p>-21.134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566115">
            <text:p>-2.566115</text:p>
          </table:table-cell>
          <table:table-cell office:value-type="float" office:value="-17.40471">
            <text:p>-17.404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7800099">
            <text:p>-0.7800099</text:p>
          </table:table-cell>
          <table:table-cell office:value-type="float" office:value="-13.83971">
            <text:p>-13.839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42834">
            <text:p>-10.428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409521">
            <text:p>-7.4095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5467085">
            <text:p>-0.5467085</text:p>
          </table:table-cell>
          <table:table-cell office:value-type="float" office:value="-5.212369">
            <text:p>-5.2123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186702">
            <text:p>-2.186702</text:p>
          </table:table-cell>
          <table:table-cell office:value-type="float" office:value="-5.718545">
            <text:p>-5.7185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612591">
            <text:p>-4.612591</text:p>
          </table:table-cell>
          <table:table-cell office:value-type="float" office:value="-5.818441">
            <text:p>-5.8184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735703">
            <text:p>-7.735703</text:p>
          </table:table-cell>
          <table:table-cell office:value-type="float" office:value="-6.009685">
            <text:p>-6.0096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44383">
            <text:p>-11.44383</text:p>
          </table:table-cell>
          <table:table-cell office:value-type="float" office:value="-6.139258">
            <text:p>-6.1392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60143">
            <text:p>-15.60143</text:p>
          </table:table-cell>
          <table:table-cell office:value-type="float" office:value="-6.938959">
            <text:p>-6.9389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05912">
            <text:p>-20.05912</text:p>
          </table:table-cell>
          <table:table-cell office:value-type="float" office:value="-8.566005">
            <text:p>-8.5660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65396">
            <text:p>-24.65396</text:p>
          </table:table-cell>
          <table:table-cell office:value-type="float" office:value="-11.30153">
            <text:p>-11.301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22088">
            <text:p>-29.22088</text:p>
          </table:table-cell>
          <table:table-cell office:value-type="float" office:value="-15.33897">
            <text:p>-15.338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59293">
            <text:p>-33.59293</text:p>
          </table:table-cell>
          <table:table-cell office:value-type="float" office:value="-20.51513">
            <text:p>-20.515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61303">
            <text:p>-37.61303</text:p>
          </table:table-cell>
          <table:table-cell office:value-type="float" office:value="-26.18055">
            <text:p>-26.180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13424">
            <text:p>-41.13424</text:p>
          </table:table-cell>
          <table:table-cell office:value-type="float" office:value="-32.0759">
            <text:p>-32.07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03004">
            <text:p>-44.03004</text:p>
          </table:table-cell>
          <table:table-cell office:value-type="float" office:value="-37.71696">
            <text:p>-37.716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19459">
            <text:p>-46.19459</text:p>
          </table:table-cell>
          <table:table-cell office:value-type="float" office:value="-41.14878">
            <text:p>-41.148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5011">
            <text:p>-47.55011</text:p>
          </table:table-cell>
          <table:table-cell office:value-type="float" office:value="-43.60524">
            <text:p>-43.605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706">
            <text:p>-48.04706</text:p>
          </table:table-cell>
          <table:table-cell office:value-type="float" office:value="-46.28687">
            <text:p>-46.286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6759">
            <text:p>-47.66759</text:p>
          </table:table-cell>
          <table:table-cell office:value-type="float" office:value="-48.09241">
            <text:p>-48.092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42556">
            <text:p>-46.42556</text:p>
          </table:table-cell>
          <table:table-cell office:value-type="float" office:value="-50.73018">
            <text:p>-50.730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36559">
            <text:p>-44.36559</text:p>
          </table:table-cell>
          <table:table-cell office:value-type="float" office:value="-52.25486">
            <text:p>-52.254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563">
            <text:p>-41.563</text:p>
          </table:table-cell>
          <table:table-cell office:value-type="float" office:value="-53.44485">
            <text:p>-53.444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11845">
            <text:p>-38.11845</text:p>
          </table:table-cell>
          <table:table-cell office:value-type="float" office:value="-52.82303">
            <text:p>-52.823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15789">
            <text:p>-34.15789</text:p>
          </table:table-cell>
          <table:table-cell office:value-type="float" office:value="-49.68845">
            <text:p>-49.688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82358">
            <text:p>-29.82358</text:p>
          </table:table-cell>
          <table:table-cell office:value-type="float" office:value="-45.34879">
            <text:p>-45.348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27397">
            <text:p>-25.27397</text:p>
          </table:table-cell>
          <table:table-cell office:value-type="float" office:value="-40.92644">
            <text:p>-40.926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67251">
            <text:p>-20.67251</text:p>
          </table:table-cell>
          <table:table-cell office:value-type="float" office:value="-36.7234">
            <text:p>-36.72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18741">
            <text:p>-16.18741</text:p>
          </table:table-cell>
          <table:table-cell office:value-type="float" office:value="-32.58838">
            <text:p>-32.588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9798">
            <text:p>-11.9798</text:p>
          </table:table-cell>
          <table:table-cell office:value-type="float" office:value="-28.64132">
            <text:p>-28.641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203487">
            <text:p>-8.203487</text:p>
          </table:table-cell>
          <table:table-cell office:value-type="float" office:value="-24.63842">
            <text:p>-24.638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994149">
            <text:p>-4.994149</text:p>
          </table:table-cell>
          <table:table-cell office:value-type="float" office:value="-20.74823">
            <text:p>-20.748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469095">
            <text:p>-2.469095</text:p>
          </table:table-cell>
          <table:table-cell office:value-type="float" office:value="-17.0816">
            <text:p>-17.08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7190439">
            <text:p>-0.7190439</text:p>
          </table:table-cell>
          <table:table-cell office:value-type="float" office:value="-13.71497">
            <text:p>-13.714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36173">
            <text:p>-10.361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384825">
            <text:p>-7.3848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023796">
            <text:p>-0.6023796</text:p>
          </table:table-cell>
          <table:table-cell office:value-type="float" office:value="-5.293354">
            <text:p>-5.2933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279349">
            <text:p>-2.279349</text:p>
          </table:table-cell>
          <table:table-cell office:value-type="float" office:value="-5.3091">
            <text:p>-5.30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738212">
            <text:p>-4.738212</text:p>
          </table:table-cell>
          <table:table-cell office:value-type="float" office:value="-5.344415">
            <text:p>-5.3444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890624">
            <text:p>-7.890624</text:p>
          </table:table-cell>
          <table:table-cell office:value-type="float" office:value="-5.493155">
            <text:p>-5.4931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62135">
            <text:p>-11.62135</text:p>
          </table:table-cell>
          <table:table-cell office:value-type="float" office:value="-5.692679">
            <text:p>-5.6926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79636">
            <text:p>-15.79636</text:p>
          </table:table-cell>
          <table:table-cell office:value-type="float" office:value="-6.698112">
            <text:p>-6.6981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26305">
            <text:p>-20.26305</text:p>
          </table:table-cell>
          <table:table-cell office:value-type="float" office:value="-8.550858">
            <text:p>-8.5508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86092">
            <text:p>-24.86092</text:p>
          </table:table-cell>
          <table:table-cell office:value-type="float" office:value="-11.58232">
            <text:p>-11.582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42192">
            <text:p>-29.42192</text:p>
          </table:table-cell>
          <table:table-cell office:value-type="float" office:value="-15.78066">
            <text:p>-15.780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78217">
            <text:p>-33.78217</text:p>
          </table:table-cell>
          <table:table-cell office:value-type="float" office:value="-20.94591">
            <text:p>-20.945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7823">
            <text:p>-37.7823</text:p>
          </table:table-cell>
          <table:table-cell office:value-type="float" office:value="-26.61038">
            <text:p>-26.610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27858">
            <text:p>-41.27858</text:p>
          </table:table-cell>
          <table:table-cell office:value-type="float" office:value="-32.45841">
            <text:p>-32.458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14322">
            <text:p>-44.14322</text:p>
          </table:table-cell>
          <table:table-cell office:value-type="float" office:value="-38.01886">
            <text:p>-38.018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2733">
            <text:p>-46.2733</text:p>
          </table:table-cell>
          <table:table-cell office:value-type="float" office:value="-41.37545">
            <text:p>-41.375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9095">
            <text:p>-47.59095</text:p>
          </table:table-cell>
          <table:table-cell office:value-type="float" office:value="-43.78116">
            <text:p>-43.781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883">
            <text:p>-48.04883</text:p>
          </table:table-cell>
          <table:table-cell office:value-type="float" office:value="-46.35058">
            <text:p>-46.350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3021">
            <text:p>-47.63021</text:p>
          </table:table-cell>
          <table:table-cell office:value-type="float" office:value="-48.21783">
            <text:p>-48.217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35013">
            <text:p>-46.35013</text:p>
          </table:table-cell>
          <table:table-cell office:value-type="float" office:value="-50.78589">
            <text:p>-50.785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25538">
            <text:p>-44.25538</text:p>
          </table:table-cell>
          <table:table-cell office:value-type="float" office:value="-52.38956">
            <text:p>-52.389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42121">
            <text:p>-41.42121</text:p>
          </table:table-cell>
          <table:table-cell office:value-type="float" office:value="-53.56123">
            <text:p>-53.561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95123">
            <text:p>-37.95123</text:p>
          </table:table-cell>
          <table:table-cell office:value-type="float" office:value="-52.9051">
            <text:p>-52.90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97011">
            <text:p>-33.97011</text:p>
          </table:table-cell>
          <table:table-cell office:value-type="float" office:value="-49.71055">
            <text:p>-49.710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62337">
            <text:p>-29.62337</text:p>
          </table:table-cell>
          <table:table-cell office:value-type="float" office:value="-45.26134">
            <text:p>-45.261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06717">
            <text:p>-25.06717</text:p>
          </table:table-cell>
          <table:table-cell office:value-type="float" office:value="-40.78235">
            <text:p>-40.782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46807">
            <text:p>-20.46807</text:p>
          </table:table-cell>
          <table:table-cell office:value-type="float" office:value="-36.58606">
            <text:p>-36.586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9913">
            <text:p>-15.9913</text:p>
          </table:table-cell>
          <table:table-cell office:value-type="float" office:value="-32.46625">
            <text:p>-32.466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8005">
            <text:p>-11.8005</text:p>
          </table:table-cell>
          <table:table-cell office:value-type="float" office:value="-28.54275">
            <text:p>-28.542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04624">
            <text:p>-8.04624</text:p>
          </table:table-cell>
          <table:table-cell office:value-type="float" office:value="-24.5617">
            <text:p>-24.56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865747">
            <text:p>-4.865747</text:p>
          </table:table-cell>
          <table:table-cell office:value-type="float" office:value="-20.75761">
            <text:p>-20.757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373293">
            <text:p>-2.373293</text:p>
          </table:table-cell>
          <table:table-cell office:value-type="float" office:value="-17.01955">
            <text:p>-17.019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599838">
            <text:p>-0.6599838</text:p>
          </table:table-cell>
          <table:table-cell office:value-type="float" office:value="-13.78747">
            <text:p>-13.787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46745">
            <text:p>-10.467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474751">
            <text:p>-7.4747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59952">
            <text:p>-0.659952</text:p>
          </table:table-cell>
          <table:table-cell office:value-type="float" office:value="-5.331346">
            <text:p>-5.3313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373242">
            <text:p>-2.373242</text:p>
          </table:table-cell>
          <table:table-cell office:value-type="float" office:value="-5.307401">
            <text:p>-5.3074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865679">
            <text:p>-4.865679</text:p>
          </table:table-cell>
          <table:table-cell office:value-type="float" office:value="-5.373266">
            <text:p>-5.3732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046156">
            <text:p>-8.046156</text:p>
          </table:table-cell>
          <table:table-cell office:value-type="float" office:value="-5.533429">
            <text:p>-5.5334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80041">
            <text:p>-11.80041</text:p>
          </table:table-cell>
          <table:table-cell office:value-type="float" office:value="-5.7793">
            <text:p>-5.77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9912">
            <text:p>-15.9912</text:p>
          </table:table-cell>
          <table:table-cell office:value-type="float" office:value="-6.831906">
            <text:p>-6.8319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46796">
            <text:p>-20.46796</text:p>
          </table:table-cell>
          <table:table-cell office:value-type="float" office:value="-8.765063">
            <text:p>-8.7650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06706">
            <text:p>-25.06706</text:p>
          </table:table-cell>
          <table:table-cell office:value-type="float" office:value="-11.8775">
            <text:p>-11.87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62326">
            <text:p>-29.62326</text:p>
          </table:table-cell>
          <table:table-cell office:value-type="float" office:value="-16.1299">
            <text:p>-16.12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97001">
            <text:p>-33.97001</text:p>
          </table:table-cell>
          <table:table-cell office:value-type="float" office:value="-21.25881">
            <text:p>-21.258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95115">
            <text:p>-37.95115</text:p>
          </table:table-cell>
          <table:table-cell office:value-type="float" office:value="-26.89848">
            <text:p>-26.898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42114">
            <text:p>-41.42114</text:p>
          </table:table-cell>
          <table:table-cell office:value-type="float" office:value="-32.73302">
            <text:p>-32.733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25532">
            <text:p>-44.25532</text:p>
          </table:table-cell>
          <table:table-cell office:value-type="float" office:value="-38.28191">
            <text:p>-38.281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35009">
            <text:p>-46.35009</text:p>
          </table:table-cell>
          <table:table-cell office:value-type="float" office:value="-41.89146">
            <text:p>-41.891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302">
            <text:p>-47.6302</text:p>
          </table:table-cell>
          <table:table-cell office:value-type="float" office:value="-44.03478">
            <text:p>-44.034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883">
            <text:p>-48.04883</text:p>
          </table:table-cell>
          <table:table-cell office:value-type="float" office:value="-46.86392">
            <text:p>-46.863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9097">
            <text:p>-47.59097</text:p>
          </table:table-cell>
          <table:table-cell office:value-type="float" office:value="-48.51382">
            <text:p>-48.513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27334">
            <text:p>-46.27334</text:p>
          </table:table-cell>
          <table:table-cell office:value-type="float" office:value="-51.26247">
            <text:p>-51.262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14328">
            <text:p>-44.14328</text:p>
          </table:table-cell>
          <table:table-cell office:value-type="float" office:value="-53.00541">
            <text:p>-53.005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27866">
            <text:p>-41.27866</text:p>
          </table:table-cell>
          <table:table-cell office:value-type="float" office:value="-54.16088">
            <text:p>-54.160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78238">
            <text:p>-37.78238</text:p>
          </table:table-cell>
          <table:table-cell office:value-type="float" office:value="-53.33626">
            <text:p>-53.336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78227">
            <text:p>-33.78227</text:p>
          </table:table-cell>
          <table:table-cell office:value-type="float" office:value="-50.01253">
            <text:p>-50.012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42202">
            <text:p>-29.42202</text:p>
          </table:table-cell>
          <table:table-cell office:value-type="float" office:value="-45.3567">
            <text:p>-45.35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86103">
            <text:p>-24.86103</text:p>
          </table:table-cell>
          <table:table-cell office:value-type="float" office:value="-40.77845">
            <text:p>-40.778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26388">
            <text:p>-20.26388</text:p>
          </table:table-cell>
          <table:table-cell office:value-type="float" office:value="-36.5469">
            <text:p>-36.54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79647">
            <text:p>-15.79647</text:p>
          </table:table-cell>
          <table:table-cell office:value-type="float" office:value="-32.43104">
            <text:p>-32.431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62208">
            <text:p>-11.62208</text:p>
          </table:table-cell>
          <table:table-cell office:value-type="float" office:value="-28.48809">
            <text:p>-28.488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890706">
            <text:p>-7.890706</text:p>
          </table:table-cell>
          <table:table-cell office:value-type="float" office:value="-24.52916">
            <text:p>-24.529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738731">
            <text:p>-4.738731</text:p>
          </table:table-cell>
          <table:table-cell office:value-type="float" office:value="-20.68402">
            <text:p>-20.684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2794">
            <text:p>-2.2794</text:p>
          </table:table-cell>
          <table:table-cell office:value-type="float" office:value="-17.01315">
            <text:p>-17.013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026117">
            <text:p>-0.6026117</text:p>
          </table:table-cell>
          <table:table-cell office:value-type="float" office:value="-13.71453">
            <text:p>-13.714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3732">
            <text:p>-10.37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395047">
            <text:p>-7.3950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7190122">
            <text:p>-0.7190122</text:p>
          </table:table-cell>
          <table:table-cell office:value-type="float" office:value="-5.295389">
            <text:p>-5.2953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468698">
            <text:p>-2.468698</text:p>
          </table:table-cell>
          <table:table-cell office:value-type="float" office:value="-5.310059">
            <text:p>-5.3100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99408">
            <text:p>-4.99408</text:p>
          </table:table-cell>
          <table:table-cell office:value-type="float" office:value="-5.407003">
            <text:p>-5.4070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202842">
            <text:p>-8.202842</text:p>
          </table:table-cell>
          <table:table-cell office:value-type="float" office:value="-5.59545">
            <text:p>-5.595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9797">
            <text:p>-11.9797</text:p>
          </table:table-cell>
          <table:table-cell office:value-type="float" office:value="-5.904019">
            <text:p>-5.9040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1866">
            <text:p>-16.1866</text:p>
          </table:table-cell>
          <table:table-cell office:value-type="float" office:value="-7.024538">
            <text:p>-7.0245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6724">
            <text:p>-20.6724</text:p>
          </table:table-cell>
          <table:table-cell office:value-type="float" office:value="-9.054362">
            <text:p>-9.0543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27312">
            <text:p>-25.27312</text:p>
          </table:table-cell>
          <table:table-cell office:value-type="float" office:value="-12.23959">
            <text:p>-12.239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82347">
            <text:p>-29.82347</text:p>
          </table:table-cell>
          <table:table-cell office:value-type="float" office:value="-16.54141">
            <text:p>-16.541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15712">
            <text:p>-34.15712</text:p>
          </table:table-cell>
          <table:table-cell office:value-type="float" office:value="-21.67029">
            <text:p>-21.670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11837">
            <text:p>-38.11837</text:p>
          </table:table-cell>
          <table:table-cell office:value-type="float" office:value="-27.29359">
            <text:p>-27.293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56242">
            <text:p>-41.56242</text:p>
          </table:table-cell>
          <table:table-cell office:value-type="float" office:value="-33.0867">
            <text:p>-33.08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36553">
            <text:p>-44.36553</text:p>
          </table:table-cell>
          <table:table-cell office:value-type="float" office:value="-38.58722">
            <text:p>-38.587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42525">
            <text:p>-46.42525</text:p>
          </table:table-cell>
          <table:table-cell office:value-type="float" office:value="-42.23631">
            <text:p>-42.236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6757">
            <text:p>-47.66757</text:p>
          </table:table-cell>
          <table:table-cell office:value-type="float" office:value="-44.30088">
            <text:p>-44.300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707">
            <text:p>-48.04707</text:p>
          </table:table-cell>
          <table:table-cell office:value-type="float" office:value="-47.19146">
            <text:p>-47.191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5013">
            <text:p>-47.55013</text:p>
          </table:table-cell>
          <table:table-cell office:value-type="float" office:value="-48.87843">
            <text:p>-48.878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19491">
            <text:p>-46.19491</text:p>
          </table:table-cell>
          <table:table-cell office:value-type="float" office:value="-51.40034">
            <text:p>-51.400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0301">
            <text:p>-44.0301</text:p>
          </table:table-cell>
          <table:table-cell office:value-type="float" office:value="-52.82891">
            <text:p>-52.828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13483">
            <text:p>-41.13483</text:p>
          </table:table-cell>
          <table:table-cell office:value-type="float" office:value="-53.86">
            <text:p>-53.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61312">
            <text:p>-37.61312</text:p>
          </table:table-cell>
          <table:table-cell office:value-type="float" office:value="-52.88989">
            <text:p>-52.889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5937">
            <text:p>-33.5937</text:p>
          </table:table-cell>
          <table:table-cell office:value-type="float" office:value="-49.46732">
            <text:p>-49.467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22099">
            <text:p>-29.22099</text:p>
          </table:table-cell>
          <table:table-cell office:value-type="float" office:value="-45.06703">
            <text:p>-45.067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65481">
            <text:p>-24.65481</text:p>
          </table:table-cell>
          <table:table-cell office:value-type="float" office:value="-40.60339">
            <text:p>-40.603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05923">
            <text:p>-20.05923</text:p>
          </table:table-cell>
          <table:table-cell office:value-type="float" office:value="-36.42089">
            <text:p>-36.420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60222">
            <text:p>-15.60222</text:p>
          </table:table-cell>
          <table:table-cell office:value-type="float" office:value="-32.27933">
            <text:p>-32.279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44392">
            <text:p>-11.44392</text:p>
          </table:table-cell>
          <table:table-cell office:value-type="float" office:value="-28.30938">
            <text:p>-28.309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736334">
            <text:p>-7.736334</text:p>
          </table:table-cell>
          <table:table-cell office:value-type="float" office:value="-24.34028">
            <text:p>-24.340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612657">
            <text:p>-4.612657</text:p>
          </table:table-cell>
          <table:table-cell office:value-type="float" office:value="-20.4339">
            <text:p>-20.43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187078">
            <text:p>-2.187078</text:p>
          </table:table-cell>
          <table:table-cell office:value-type="float" office:value="-16.88588">
            <text:p>-16.885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5467374">
            <text:p>-0.5467374</text:p>
          </table:table-cell>
          <table:table-cell office:value-type="float" office:value="-13.47381">
            <text:p>-13.473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13622">
            <text:p>-10.136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202251">
            <text:p>-7.2022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7797562">
            <text:p>-0.7797562</text:p>
          </table:table-cell>
          <table:table-cell office:value-type="float" office:value="-5.231693">
            <text:p>-5.2316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566063">
            <text:p>-2.566063</text:p>
          </table:table-cell>
          <table:table-cell office:value-type="float" office:value="-5.302119">
            <text:p>-5.3021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123854">
            <text:p>-5.123854</text:p>
          </table:table-cell>
          <table:table-cell office:value-type="float" office:value="-5.374979">
            <text:p>-5.3749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361233">
            <text:p>-8.361233</text:p>
          </table:table-cell>
          <table:table-cell office:value-type="float" office:value="-5.538915">
            <text:p>-5.5389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15986">
            <text:p>-12.15986</text:p>
          </table:table-cell>
          <table:table-cell office:value-type="float" office:value="-5.856016">
            <text:p>-5.856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38327">
            <text:p>-16.38327</text:p>
          </table:table-cell>
          <table:table-cell office:value-type="float" office:value="-6.978141">
            <text:p>-6.9781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87707">
            <text:p>-20.87707</text:p>
          </table:table-cell>
          <table:table-cell office:value-type="float" office:value="-9.018725">
            <text:p>-9.0187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47981">
            <text:p>-25.47981</text:p>
          </table:table-cell>
          <table:table-cell office:value-type="float" office:value="-12.24427">
            <text:p>-12.244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02324">
            <text:p>-30.02324</text:p>
          </table:table-cell>
          <table:table-cell office:value-type="float" office:value="-16.61823">
            <text:p>-16.618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34414">
            <text:p>-34.34414</text:p>
          </table:table-cell>
          <table:table-cell office:value-type="float" office:value="-21.82551">
            <text:p>-21.825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28455">
            <text:p>-38.28455</text:p>
          </table:table-cell>
          <table:table-cell office:value-type="float" office:value="-27.50395">
            <text:p>-27.503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70291">
            <text:p>-41.70291</text:p>
          </table:table-cell>
          <table:table-cell office:value-type="float" office:value="-33.31526">
            <text:p>-33.315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47425">
            <text:p>-44.47425</text:p>
          </table:table-cell>
          <table:table-cell office:value-type="float" office:value="-38.80032">
            <text:p>-38.80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49902">
            <text:p>-46.49902</text:p>
          </table:table-cell>
          <table:table-cell office:value-type="float" office:value="-42.22018">
            <text:p>-42.220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0321">
            <text:p>-47.70321</text:p>
          </table:table-cell>
          <table:table-cell office:value-type="float" office:value="-44.5406">
            <text:p>-44.54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354">
            <text:p>-48.04354</text:p>
          </table:table-cell>
          <table:table-cell office:value-type="float" office:value="-47.11549">
            <text:p>-47.115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0757">
            <text:p>-47.50757</text:p>
          </table:table-cell>
          <table:table-cell office:value-type="float" office:value="-48.95093">
            <text:p>-48.950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11457">
            <text:p>-46.11457</text:p>
          </table:table-cell>
          <table:table-cell office:value-type="float" office:value="-51.38612">
            <text:p>-51.386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91545">
            <text:p>-43.91545</text:p>
          </table:table-cell>
          <table:table-cell office:value-type="float" office:value="-52.83661">
            <text:p>-52.836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98923">
            <text:p>-40.98923</text:p>
          </table:table-cell>
          <table:table-cell office:value-type="float" office:value="-53.58338">
            <text:p>-53.583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44286">
            <text:p>-37.44286</text:p>
          </table:table-cell>
          <table:table-cell office:value-type="float" office:value="-52.52485">
            <text:p>-52.524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40376">
            <text:p>-33.40376</text:p>
          </table:table-cell>
          <table:table-cell office:value-type="float" office:value="-49.08727">
            <text:p>-49.087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01956">
            <text:p>-29.01956</text:p>
          </table:table-cell>
          <table:table-cell office:value-type="float" office:value="-44.80548">
            <text:p>-44.805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4478">
            <text:p>-24.4478</text:p>
          </table:table-cell>
          <table:table-cell office:value-type="float" office:value="-40.42561">
            <text:p>-40.425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85558">
            <text:p>-19.85558</text:p>
          </table:table-cell>
          <table:table-cell office:value-type="float" office:value="-36.24039">
            <text:p>-36.240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40789">
            <text:p>-15.40789</text:p>
          </table:table-cell>
          <table:table-cell office:value-type="float" office:value="-32.08221">
            <text:p>-32.082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2673">
            <text:p>-11.2673</text:p>
          </table:table-cell>
          <table:table-cell office:value-type="float" office:value="-28.08375">
            <text:p>-28.083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582591">
            <text:p>-7.582591</text:p>
          </table:table-cell>
          <table:table-cell office:value-type="float" office:value="-24.105">
            <text:p>-24.1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488439">
            <text:p>-4.488439</text:p>
          </table:table-cell>
          <table:table-cell office:value-type="float" office:value="-20.14986">
            <text:p>-20.149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096012">
            <text:p>-2.096012</text:p>
          </table:table-cell>
          <table:table-cell office:value-type="float" office:value="-16.64992">
            <text:p>-16.649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927631">
            <text:p>-0.4927631</text:p>
          </table:table-cell>
          <table:table-cell office:value-type="float" office:value="-13.2458">
            <text:p>-13.24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915282">
            <text:p>-9.9152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024733">
            <text:p>-7.0247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8424073">
            <text:p>-0.8424073</text:p>
          </table:table-cell>
          <table:table-cell office:value-type="float" office:value="-5.193012">
            <text:p>-5.1930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664632">
            <text:p>-2.664632</text:p>
          </table:table-cell>
          <table:table-cell office:value-type="float" office:value="-5.329765">
            <text:p>-5.3297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255463">
            <text:p>-5.255463</text:p>
          </table:table-cell>
          <table:table-cell office:value-type="float" office:value="-5.38867">
            <text:p>-5.388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52019">
            <text:p>-8.52019</text:p>
          </table:table-cell>
          <table:table-cell office:value-type="float" office:value="-5.532224">
            <text:p>-5.5322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34153">
            <text:p>-12.34153</text:p>
          </table:table-cell>
          <table:table-cell office:value-type="float" office:value="-5.860365">
            <text:p>-5.8603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57978">
            <text:p>-16.57978</text:p>
          </table:table-cell>
          <table:table-cell office:value-type="float" office:value="-6.961311">
            <text:p>-6.9613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08269">
            <text:p>-21.08269</text:p>
          </table:table-cell>
          <table:table-cell office:value-type="float" office:value="-9.037572">
            <text:p>-9.0375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68564">
            <text:p>-25.68564</text:p>
          </table:table-cell>
          <table:table-cell office:value-type="float" office:value="-12.29425">
            <text:p>-12.294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22328">
            <text:p>-30.22328</text:p>
          </table:table-cell>
          <table:table-cell office:value-type="float" office:value="-16.7305">
            <text:p>-16.73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52973">
            <text:p>-34.52973</text:p>
          </table:table-cell>
          <table:table-cell office:value-type="float" office:value="-21.99622">
            <text:p>-21.996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45028">
            <text:p>-38.45028</text:p>
          </table:table-cell>
          <table:table-cell office:value-type="float" office:value="-27.71012">
            <text:p>-27.710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84159">
            <text:p>-41.84159</text:p>
          </table:table-cell>
          <table:table-cell office:value-type="float" office:value="-33.54289">
            <text:p>-33.542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58186">
            <text:p>-44.58186</text:p>
          </table:table-cell>
          <table:table-cell office:value-type="float" office:value="-39.03973">
            <text:p>-39.039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57089">
            <text:p>-46.57089</text:p>
          </table:table-cell>
          <table:table-cell office:value-type="float" office:value="-42.23226">
            <text:p>-42.232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3723">
            <text:p>-47.73723</text:p>
          </table:table-cell>
          <table:table-cell office:value-type="float" office:value="-44.93675">
            <text:p>-44.936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3825">
            <text:p>-48.03825</text:p>
          </table:table-cell>
          <table:table-cell office:value-type="float" office:value="-46.92316">
            <text:p>-46.923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6313">
            <text:p>-47.46313</text:p>
          </table:table-cell>
          <table:table-cell office:value-type="float" office:value="-49.44413">
            <text:p>-49.444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03289">
            <text:p>-46.03289</text:p>
          </table:table-cell>
          <table:table-cell office:value-type="float" office:value="-51.18172">
            <text:p>-51.181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79893">
            <text:p>-43.79893</text:p>
          </table:table-cell>
          <table:table-cell office:value-type="float" office:value="-53.17838">
            <text:p>-53.178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84289">
            <text:p>-40.84289</text:p>
          </table:table-cell>
          <table:table-cell office:value-type="float" office:value="-53.65649">
            <text:p>-53.656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27099">
            <text:p>-37.27099</text:p>
          </table:table-cell>
          <table:table-cell office:value-type="float" office:value="-52.65195">
            <text:p>-52.651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21378">
            <text:p>-33.21378</text:p>
          </table:table-cell>
          <table:table-cell office:value-type="float" office:value="-49.16262">
            <text:p>-49.162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81704">
            <text:p>-28.81704</text:p>
          </table:table-cell>
          <table:table-cell office:value-type="float" office:value="-44.76227">
            <text:p>-44.762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24148">
            <text:p>-24.24148</text:p>
          </table:table-cell>
          <table:table-cell office:value-type="float" office:value="-40.30433">
            <text:p>-40.304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6515">
            <text:p>-19.6515</text:p>
          </table:table-cell>
          <table:table-cell office:value-type="float" office:value="-36.0416">
            <text:p>-36.04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21486">
            <text:p>-15.21486</text:p>
          </table:table-cell>
          <table:table-cell office:value-type="float" office:value="-31.91383">
            <text:p>-31.913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09098">
            <text:p>-11.09098</text:p>
          </table:table-cell>
          <table:table-cell office:value-type="float" office:value="-27.95987">
            <text:p>-27.959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430583">
            <text:p>-7.430583</text:p>
          </table:table-cell>
          <table:table-cell office:value-type="float" office:value="-24.01077">
            <text:p>-24.010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365194">
            <text:p>-4.365194</text:p>
          </table:table-cell>
          <table:table-cell office:value-type="float" office:value="-20.06305">
            <text:p>-20.063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006859">
            <text:p>-2.006859</text:p>
          </table:table-cell>
          <table:table-cell office:value-type="float" office:value="-16.53001">
            <text:p>-16.53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403053">
            <text:p>-0.4403053</text:p>
          </table:table-cell>
          <table:table-cell office:value-type="float" office:value="-13.10522">
            <text:p>-13.105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746871">
            <text:p>-9.7468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884358">
            <text:p>-6.8843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9065145">
            <text:p>-0.9065145</text:p>
          </table:table-cell>
          <table:table-cell office:value-type="float" office:value="-5.08758">
            <text:p>-5.087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765108">
            <text:p>-2.765108</text:p>
          </table:table-cell>
          <table:table-cell office:value-type="float" office:value="-5.22641">
            <text:p>-5.226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38796">
            <text:p>-5.38796</text:p>
          </table:table-cell>
          <table:table-cell office:value-type="float" office:value="-5.260379">
            <text:p>-5.2603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680265">
            <text:p>-8.680265</text:p>
          </table:table-cell>
          <table:table-cell office:value-type="float" office:value="-5.374032">
            <text:p>-5.374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52338">
            <text:p>-12.52338</text:p>
          </table:table-cell>
          <table:table-cell office:value-type="float" office:value="-5.744227">
            <text:p>-5.7442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77682">
            <text:p>-16.77682</text:p>
          </table:table-cell>
          <table:table-cell office:value-type="float" office:value="-6.884785">
            <text:p>-6.8847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28778">
            <text:p>-21.28778</text:p>
          </table:table-cell>
          <table:table-cell office:value-type="float" office:value="-9.034615">
            <text:p>-9.0346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89135">
            <text:p>-25.89135</text:p>
          </table:table-cell>
          <table:table-cell office:value-type="float" office:value="-12.38988">
            <text:p>-12.389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42214">
            <text:p>-30.42214</text:p>
          </table:table-cell>
          <table:table-cell office:value-type="float" office:value="-16.93711">
            <text:p>-16.937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71455">
            <text:p>-34.71455</text:p>
          </table:table-cell>
          <table:table-cell office:value-type="float" office:value="-22.271">
            <text:p>-22.2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61434">
            <text:p>-38.61434</text:p>
          </table:table-cell>
          <table:table-cell office:value-type="float" office:value="-28.09964">
            <text:p>-28.099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97897">
            <text:p>-41.97897</text:p>
          </table:table-cell>
          <table:table-cell office:value-type="float" office:value="-33.86255">
            <text:p>-33.862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68756">
            <text:p>-44.68756</text:p>
          </table:table-cell>
          <table:table-cell office:value-type="float" office:value="-39.39298">
            <text:p>-39.392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64109">
            <text:p>-46.64109</text:p>
          </table:table-cell>
          <table:table-cell office:value-type="float" office:value="-41.99056">
            <text:p>-41.990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6939">
            <text:p>-47.76939</text:p>
          </table:table-cell>
          <table:table-cell office:value-type="float" office:value="-45.18658">
            <text:p>-45.186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312">
            <text:p>-48.0312</text:p>
          </table:table-cell>
          <table:table-cell office:value-type="float" office:value="-46.84544">
            <text:p>-46.845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1713">
            <text:p>-47.41713</text:p>
          </table:table-cell>
          <table:table-cell office:value-type="float" office:value="-49.6309">
            <text:p>-49.63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9496">
            <text:p>-45.9496</text:p>
          </table:table-cell>
          <table:table-cell office:value-type="float" office:value="-51.3979">
            <text:p>-51.39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68137">
            <text:p>-43.68137</text:p>
          </table:table-cell>
          <table:table-cell office:value-type="float" office:value="-53.42625">
            <text:p>-53.426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69532">
            <text:p>-40.69532</text:p>
          </table:table-cell>
          <table:table-cell office:value-type="float" office:value="-53.93617">
            <text:p>-53.936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09875">
            <text:p>-37.09875</text:p>
          </table:table-cell>
          <table:table-cell office:value-type="float" office:value="-52.71184">
            <text:p>-52.711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02313">
            <text:p>-33.02313</text:p>
          </table:table-cell>
          <table:table-cell office:value-type="float" office:value="-49.05062">
            <text:p>-49.050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61488">
            <text:p>-28.61488</text:p>
          </table:table-cell>
          <table:table-cell office:value-type="float" office:value="-44.52664">
            <text:p>-44.526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03514">
            <text:p>-24.03514</text:p>
          </table:table-cell>
          <table:table-cell office:value-type="float" office:value="-40.03694">
            <text:p>-40.036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44845">
            <text:p>-19.44845</text:p>
          </table:table-cell>
          <table:table-cell office:value-type="float" office:value="-35.79008">
            <text:p>-35.790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02246">
            <text:p>-15.02246</text:p>
          </table:table-cell>
          <table:table-cell office:value-type="float" office:value="-31.69325">
            <text:p>-31.693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91621">
            <text:p>-10.91621</text:p>
          </table:table-cell>
          <table:table-cell office:value-type="float" office:value="-27.75591">
            <text:p>-27.755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279772">
            <text:p>-7.279772</text:p>
          </table:table-cell>
          <table:table-cell office:value-type="float" office:value="-23.79443">
            <text:p>-23.794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24381">
            <text:p>-4.24381</text:p>
          </table:table-cell>
          <table:table-cell office:value-type="float" office:value="-19.85315">
            <text:p>-19.853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919295">
            <text:p>-1.919295</text:p>
          </table:table-cell>
          <table:table-cell office:value-type="float" office:value="-16.3381">
            <text:p>-16.33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897433">
            <text:p>-0.3897433</text:p>
          </table:table-cell>
          <table:table-cell office:value-type="float" office:value="-12.89099">
            <text:p>-12.890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538463">
            <text:p>-9.5384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699986">
            <text:p>-6.6999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9722925">
            <text:p>-0.9722925</text:p>
          </table:table-cell>
          <table:table-cell office:value-type="float" office:value="-4.937687">
            <text:p>-4.9376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866762">
            <text:p>-2.866762</text:p>
          </table:table-cell>
          <table:table-cell office:value-type="float" office:value="-5.060047">
            <text:p>-5.0600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521802">
            <text:p>-5.521802</text:p>
          </table:table-cell>
          <table:table-cell office:value-type="float" office:value="-5.069486">
            <text:p>-5.0694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842024">
            <text:p>-8.842024</text:p>
          </table:table-cell>
          <table:table-cell office:value-type="float" office:value="-5.154345">
            <text:p>-5.1543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70606">
            <text:p>-12.70606</text:p>
          </table:table-cell>
          <table:table-cell office:value-type="float" office:value="-5.575416">
            <text:p>-5.5754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97509">
            <text:p>-16.97509</text:p>
          </table:table-cell>
          <table:table-cell office:value-type="float" office:value="-6.769121">
            <text:p>-6.7691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49305">
            <text:p>-21.49305</text:p>
          </table:table-cell>
          <table:table-cell office:value-type="float" office:value="-8.985812">
            <text:p>-8.9858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09764">
            <text:p>-26.09764</text:p>
          </table:table-cell>
          <table:table-cell office:value-type="float" office:value="-12.46445">
            <text:p>-12.464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62053">
            <text:p>-30.62053</text:p>
          </table:table-cell>
          <table:table-cell office:value-type="float" office:value="-17.09879">
            <text:p>-17.098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89923">
            <text:p>-34.89923</text:p>
          </table:table-cell>
          <table:table-cell office:value-type="float" office:value="-22.46685">
            <text:p>-22.466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77734">
            <text:p>-38.77734</text:p>
          </table:table-cell>
          <table:table-cell office:value-type="float" office:value="-28.30618">
            <text:p>-28.306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11552">
            <text:p>-42.11552</text:p>
          </table:table-cell>
          <table:table-cell office:value-type="float" office:value="-34.06608">
            <text:p>-34.066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79175">
            <text:p>-44.79175</text:p>
          </table:table-cell>
          <table:table-cell office:value-type="float" office:value="-39.57726">
            <text:p>-39.577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70989">
            <text:p>-46.70989</text:p>
          </table:table-cell>
          <table:table-cell office:value-type="float" office:value="-42.07764">
            <text:p>-42.077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9981">
            <text:p>-47.79981</text:p>
          </table:table-cell>
          <table:table-cell office:value-type="float" office:value="-45.29431">
            <text:p>-45.294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2236">
            <text:p>-48.02236</text:p>
          </table:table-cell>
          <table:table-cell office:value-type="float" office:value="-46.93469">
            <text:p>-46.934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694">
            <text:p>-47.3694</text:p>
          </table:table-cell>
          <table:table-cell office:value-type="float" office:value="-49.751">
            <text:p>-49.7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8644">
            <text:p>-45.8644</text:p>
          </table:table-cell>
          <table:table-cell office:value-type="float" office:value="-51.49102">
            <text:p>-51.491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56236">
            <text:p>-43.56236</text:p>
          </table:table-cell>
          <table:table-cell office:value-type="float" office:value="-53.58192">
            <text:p>-53.581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54599">
            <text:p>-40.54599</text:p>
          </table:table-cell>
          <table:table-cell office:value-type="float" office:value="-54.24865">
            <text:p>-54.248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92556">
            <text:p>-36.92556</text:p>
          </table:table-cell>
          <table:table-cell office:value-type="float" office:value="-52.74364">
            <text:p>-52.743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83113">
            <text:p>-32.83113</text:p>
          </table:table-cell>
          <table:table-cell office:value-type="float" office:value="-48.91128">
            <text:p>-48.911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41237">
            <text:p>-28.41237</text:p>
          </table:table-cell>
          <table:table-cell office:value-type="float" office:value="-44.37815">
            <text:p>-44.378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82804">
            <text:p>-23.82804</text:p>
          </table:table-cell>
          <table:table-cell office:value-type="float" office:value="-39.81456">
            <text:p>-39.814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24572">
            <text:p>-19.24572</text:p>
          </table:table-cell>
          <table:table-cell office:value-type="float" office:value="-35.56686">
            <text:p>-35.566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83003">
            <text:p>-14.83003</text:p>
          </table:table-cell>
          <table:table-cell office:value-type="float" office:value="-31.44725">
            <text:p>-31.447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74238">
            <text:p>-10.74238</text:p>
          </table:table-cell>
          <table:table-cell office:value-type="float" office:value="-27.54273">
            <text:p>-27.542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129634">
            <text:p>-7.129634</text:p>
          </table:table-cell>
          <table:table-cell office:value-type="float" office:value="-23.61053">
            <text:p>-23.610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123854">
            <text:p>-4.123854</text:p>
          </table:table-cell>
          <table:table-cell office:value-type="float" office:value="-19.76518">
            <text:p>-19.765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833027">
            <text:p>-1.833027</text:p>
          </table:table-cell>
          <table:table-cell office:value-type="float" office:value="-16.22578">
            <text:p>-16.225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408909">
            <text:p>-0.3408909</text:p>
          </table:table-cell>
          <table:table-cell office:value-type="float" office:value="-12.65883">
            <text:p>-12.658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24618">
            <text:p>-9.246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421106">
            <text:p>-6.4211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039982">
            <text:p>-1.039982</text:p>
          </table:table-cell>
          <table:table-cell office:value-type="float" office:value="-4.799671">
            <text:p>-4.7996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969945">
            <text:p>-2.969945</text:p>
          </table:table-cell>
          <table:table-cell office:value-type="float" office:value="-4.93741">
            <text:p>-4.937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657465">
            <text:p>-5.657465</text:p>
          </table:table-cell>
          <table:table-cell office:value-type="float" office:value="-4.930938">
            <text:p>-4.9309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004301">
            <text:p>-9.004301</text:p>
          </table:table-cell>
          <table:table-cell office:value-type="float" office:value="-4.988138">
            <text:p>-4.9881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89021">
            <text:p>-12.89021</text:p>
          </table:table-cell>
          <table:table-cell office:value-type="float" office:value="-5.457328">
            <text:p>-5.4573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17315">
            <text:p>-17.17315</text:p>
          </table:table-cell>
          <table:table-cell office:value-type="float" office:value="-6.698756">
            <text:p>-6.6987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69923">
            <text:p>-21.69923</text:p>
          </table:table-cell>
          <table:table-cell office:value-type="float" office:value="-9.021513">
            <text:p>-9.0215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30303">
            <text:p>-26.30303</text:p>
          </table:table-cell>
          <table:table-cell office:value-type="float" office:value="-12.64414">
            <text:p>-12.644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81913">
            <text:p>-30.81913</text:p>
          </table:table-cell>
          <table:table-cell office:value-type="float" office:value="-17.41291">
            <text:p>-17.412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08245">
            <text:p>-35.08245</text:p>
          </table:table-cell>
          <table:table-cell office:value-type="float" office:value="-22.8357">
            <text:p>-22.83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93982">
            <text:p>-38.93982</text:p>
          </table:table-cell>
          <table:table-cell office:value-type="float" office:value="-28.66987">
            <text:p>-28.669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25025">
            <text:p>-42.25025</text:p>
          </table:table-cell>
          <table:table-cell office:value-type="float" office:value="-34.39445">
            <text:p>-34.394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89478">
            <text:p>-44.89478</text:p>
          </table:table-cell>
          <table:table-cell office:value-type="float" office:value="-39.85393">
            <text:p>-39.853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77677">
            <text:p>-46.77677</text:p>
          </table:table-cell>
          <table:table-cell office:value-type="float" office:value="-42.35709">
            <text:p>-42.357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2859">
            <text:p>-47.82859</text:p>
          </table:table-cell>
          <table:table-cell office:value-type="float" office:value="-45.60392">
            <text:p>-45.603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1179">
            <text:p>-48.01179</text:p>
          </table:table-cell>
          <table:table-cell office:value-type="float" office:value="-47.36801">
            <text:p>-47.368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1979">
            <text:p>-47.31979</text:p>
          </table:table-cell>
          <table:table-cell office:value-type="float" office:value="-50.10843">
            <text:p>-50.108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77789">
            <text:p>-45.77789</text:p>
          </table:table-cell>
          <table:table-cell office:value-type="float" office:value="-52.0678">
            <text:p>-52.06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44149">
            <text:p>-43.44149</text:p>
          </table:table-cell>
          <table:table-cell office:value-type="float" office:value="-53.8376">
            <text:p>-53.83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39598">
            <text:p>-40.39598</text:p>
          </table:table-cell>
          <table:table-cell office:value-type="float" office:value="-54.37686">
            <text:p>-54.376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75079">
            <text:p>-36.75079</text:p>
          </table:table-cell>
          <table:table-cell office:value-type="float" office:value="-52.79677">
            <text:p>-52.796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63916">
            <text:p>-32.63916</text:p>
          </table:table-cell>
          <table:table-cell office:value-type="float" office:value="-48.93404">
            <text:p>-48.934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20881">
            <text:p>-28.20881</text:p>
          </table:table-cell>
          <table:table-cell office:value-type="float" office:value="-44.2465">
            <text:p>-44.24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62169">
            <text:p>-23.62169</text:p>
          </table:table-cell>
          <table:table-cell office:value-type="float" office:value="-39.64957">
            <text:p>-39.649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0426">
            <text:p>-19.0426</text:p>
          </table:table-cell>
          <table:table-cell office:value-type="float" office:value="-35.31542">
            <text:p>-35.315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63893">
            <text:p>-14.63893</text:p>
          </table:table-cell>
          <table:table-cell office:value-type="float" office:value="-31.40294">
            <text:p>-31.402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56889">
            <text:p>-10.56889</text:p>
          </table:table-cell>
          <table:table-cell office:value-type="float" office:value="-27.42319">
            <text:p>-27.423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981254">
            <text:p>-6.981254</text:p>
          </table:table-cell>
          <table:table-cell office:value-type="float" office:value="-23.56468">
            <text:p>-23.564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004913">
            <text:p>-4.004913</text:p>
          </table:table-cell>
          <table:table-cell office:value-type="float" office:value="-19.62218">
            <text:p>-19.622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748671">
            <text:p>-1.748671</text:p>
          </table:table-cell>
          <table:table-cell office:value-type="float" office:value="-15.95424">
            <text:p>-15.954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93584">
            <text:p>-0.293584</text:p>
          </table:table-cell>
          <table:table-cell office:value-type="float" office:value="-12.45658">
            <text:p>-12.456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209443">
            <text:p>-9.2094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471236">
            <text:p>-6.4712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109093">
            <text:p>-1.109093</text:p>
          </table:table-cell>
          <table:table-cell office:value-type="float" office:value="-4.717793">
            <text:p>-4.7177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075028">
            <text:p>-3.075028</text:p>
          </table:table-cell>
          <table:table-cell office:value-type="float" office:value="-5.442477">
            <text:p>-5.4424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793973">
            <text:p>-5.793973</text:p>
          </table:table-cell>
          <table:table-cell office:value-type="float" office:value="-5.496008">
            <text:p>-5.4960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168246">
            <text:p>-9.168246</text:p>
          </table:table-cell>
          <table:table-cell office:value-type="float" office:value="-5.613983">
            <text:p>-5.6139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0745">
            <text:p>-13.0745</text:p>
          </table:table-cell>
          <table:table-cell office:value-type="float" office:value="-5.976091">
            <text:p>-5.9760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3724">
            <text:p>-17.3724</text:p>
          </table:table-cell>
          <table:table-cell office:value-type="float" office:value="-7.066469">
            <text:p>-7.0664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90484">
            <text:p>-21.90484</text:p>
          </table:table-cell>
          <table:table-cell office:value-type="float" office:value="-9.16611">
            <text:p>-9.166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50898">
            <text:p>-26.50898</text:p>
          </table:table-cell>
          <table:table-cell office:value-type="float" office:value="-12.53668">
            <text:p>-12.536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01651">
            <text:p>-31.01651</text:p>
          </table:table-cell>
          <table:table-cell office:value-type="float" office:value="-17.37015">
            <text:p>-17.370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2655">
            <text:p>-35.2655</text:p>
          </table:table-cell>
          <table:table-cell office:value-type="float" office:value="-22.7405">
            <text:p>-22.74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10063">
            <text:p>-39.10063</text:p>
          </table:table-cell>
          <table:table-cell office:value-type="float" office:value="-28.61898">
            <text:p>-28.618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38411">
            <text:p>-42.38411</text:p>
          </table:table-cell>
          <table:table-cell office:value-type="float" office:value="-34.45768">
            <text:p>-34.457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99591">
            <text:p>-44.99591</text:p>
          </table:table-cell>
          <table:table-cell office:value-type="float" office:value="-40.07203">
            <text:p>-40.072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84221">
            <text:p>-46.84221</text:p>
          </table:table-cell>
          <table:table-cell office:value-type="float" office:value="-42.30245">
            <text:p>-42.302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5551">
            <text:p>-47.85551</text:p>
          </table:table-cell>
          <table:table-cell office:value-type="float" office:value="-45.88535">
            <text:p>-45.885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9946">
            <text:p>-47.99946</text:p>
          </table:table-cell>
          <table:table-cell office:value-type="float" office:value="-47.77566">
            <text:p>-47.775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6865">
            <text:p>-47.26865</text:p>
          </table:table-cell>
          <table:table-cell office:value-type="float" office:value="-50.62425">
            <text:p>-50.624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68979">
            <text:p>-45.68979</text:p>
          </table:table-cell>
          <table:table-cell office:value-type="float" office:value="-52.51909">
            <text:p>-52.519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31962">
            <text:p>-43.31962</text:p>
          </table:table-cell>
          <table:table-cell office:value-type="float" office:value="-54.25945">
            <text:p>-54.259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24476">
            <text:p>-40.24476</text:p>
          </table:table-cell>
          <table:table-cell office:value-type="float" office:value="-54.72491">
            <text:p>-54.724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5757">
            <text:p>-36.5757</text:p>
          </table:table-cell>
          <table:table-cell office:value-type="float" office:value="-51.49246">
            <text:p>-51.492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44655">
            <text:p>-32.44655</text:p>
          </table:table-cell>
          <table:table-cell office:value-type="float" office:value="-48.59173">
            <text:p>-48.591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00566">
            <text:p>-28.00566</text:p>
          </table:table-cell>
          <table:table-cell office:value-type="float" office:value="-44.39096">
            <text:p>-44.390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41536">
            <text:p>-23.41536</text:p>
          </table:table-cell>
          <table:table-cell office:value-type="float" office:value="-39.99891">
            <text:p>-39.998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84056">
            <text:p>-18.84056</text:p>
          </table:table-cell>
          <table:table-cell office:value-type="float" office:value="-35.49739">
            <text:p>-35.497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44851">
            <text:p>-14.44851</text:p>
          </table:table-cell>
          <table:table-cell office:value-type="float" office:value="-31.32191">
            <text:p>-31.321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39699">
            <text:p>-10.39699</text:p>
          </table:table-cell>
          <table:table-cell office:value-type="float" office:value="-27.15137">
            <text:p>-27.151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8341">
            <text:p>-6.8341</text:p>
          </table:table-cell>
          <table:table-cell office:value-type="float" office:value="-23.23666">
            <text:p>-23.236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887845">
            <text:p>-3.887845</text:p>
          </table:table-cell>
          <table:table-cell office:value-type="float" office:value="-19.12868">
            <text:p>-19.128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665924">
            <text:p>-1.665924</text:p>
          </table:table-cell>
          <table:table-cell office:value-type="float" office:value="-15.78749">
            <text:p>-15.787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481654">
            <text:p>-0.2481654</text:p>
          </table:table-cell>
          <table:table-cell office:value-type="float" office:value="-12.4098">
            <text:p>-12.40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152037">
            <text:p>-9.1520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007884673">
            <text:p>-0.0007884673</text:p>
          </table:table-cell>
          <table:table-cell office:value-type="float" office:value="-6.439402">
            <text:p>-6.4394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179862">
            <text:p>-1.179862</text:p>
          </table:table-cell>
          <table:table-cell office:value-type="float" office:value="-4.984169">
            <text:p>-4.9841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181251">
            <text:p>-3.181251</text:p>
          </table:table-cell>
          <table:table-cell office:value-type="float" office:value="-5.191993">
            <text:p>-5.1919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931796">
            <text:p>-5.931796</text:p>
          </table:table-cell>
          <table:table-cell office:value-type="float" office:value="-5.188935">
            <text:p>-5.1889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332679">
            <text:p>-9.332679</text:p>
          </table:table-cell>
          <table:table-cell office:value-type="float" office:value="-5.25311">
            <text:p>-5.253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25958">
            <text:p>-13.25958</text:p>
          </table:table-cell>
          <table:table-cell office:value-type="float" office:value="-5.694366">
            <text:p>-5.6943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57142">
            <text:p>-17.57142</text:p>
          </table:table-cell>
          <table:table-cell office:value-type="float" office:value="-6.91228">
            <text:p>-6.912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11059">
            <text:p>-22.11059</text:p>
          </table:table-cell>
          <table:table-cell office:value-type="float" office:value="-9.230183">
            <text:p>-9.2301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714">
            <text:p>-26.714</text:p>
          </table:table-cell>
          <table:table-cell office:value-type="float" office:value="-12.90005">
            <text:p>-12.900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21338">
            <text:p>-31.21338</text:p>
          </table:table-cell>
          <table:table-cell office:value-type="float" office:value="-17.83757">
            <text:p>-17.837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44707">
            <text:p>-35.44707</text:p>
          </table:table-cell>
          <table:table-cell office:value-type="float" office:value="-23.30413">
            <text:p>-23.304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26033">
            <text:p>-39.26033</text:p>
          </table:table-cell>
          <table:table-cell office:value-type="float" office:value="-29.17419">
            <text:p>-29.174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51614">
            <text:p>-42.51614</text:p>
          </table:table-cell>
          <table:table-cell office:value-type="float" office:value="-34.96962">
            <text:p>-34.969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09551">
            <text:p>-45.09551</text:p>
          </table:table-cell>
          <table:table-cell office:value-type="float" office:value="-40.55037">
            <text:p>-40.550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90575">
            <text:p>-46.90575</text:p>
          </table:table-cell>
          <table:table-cell office:value-type="float" office:value="-42.50633">
            <text:p>-42.506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807">
            <text:p>-47.8807</text:p>
          </table:table-cell>
          <table:table-cell office:value-type="float" office:value="-46.15182">
            <text:p>-46.151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8532">
            <text:p>-47.98532</text:p>
          </table:table-cell>
          <table:table-cell office:value-type="float" office:value="-48.18161">
            <text:p>-48.181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158">
            <text:p>-47.2158</text:p>
          </table:table-cell>
          <table:table-cell office:value-type="float" office:value="-50.91815">
            <text:p>-50.918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59978">
            <text:p>-45.59978</text:p>
          </table:table-cell>
          <table:table-cell office:value-type="float" office:value="-52.62752">
            <text:p>-52.627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19633">
            <text:p>-43.19633</text:p>
          </table:table-cell>
          <table:table-cell office:value-type="float" office:value="-54.41348">
            <text:p>-54.413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0918">
            <text:p>-40.0918</text:p>
          </table:table-cell>
          <table:table-cell office:value-type="float" office:value="-54.87995">
            <text:p>-54.879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39968">
            <text:p>-36.39968</text:p>
          </table:table-cell>
          <table:table-cell office:value-type="float" office:value="-51.52498">
            <text:p>-51.524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25262">
            <text:p>-32.25262</text:p>
          </table:table-cell>
          <table:table-cell office:value-type="float" office:value="-48.68631">
            <text:p>-48.686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8022">
            <text:p>-27.8022</text:p>
          </table:table-cell>
          <table:table-cell office:value-type="float" office:value="-44.51231">
            <text:p>-44.512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20831">
            <text:p>-23.20831</text:p>
          </table:table-cell>
          <table:table-cell office:value-type="float" office:value="-39.99513">
            <text:p>-39.995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63889">
            <text:p>-18.63889</text:p>
          </table:table-cell>
          <table:table-cell office:value-type="float" office:value="-35.34724">
            <text:p>-35.347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2581">
            <text:p>-14.2581</text:p>
          </table:table-cell>
          <table:table-cell office:value-type="float" office:value="-31.10987">
            <text:p>-31.109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22607">
            <text:p>-10.22607</text:p>
          </table:table-cell>
          <table:table-cell office:value-type="float" office:value="-26.9253">
            <text:p>-26.92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687666">
            <text:p>-6.687666</text:p>
          </table:table-cell>
          <table:table-cell office:value-type="float" office:value="-23.01641">
            <text:p>-23.016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772232">
            <text:p>-3.772232</text:p>
          </table:table-cell>
          <table:table-cell office:value-type="float" office:value="-18.97295">
            <text:p>-18.972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584508">
            <text:p>-1.584508</text:p>
          </table:table-cell>
          <table:table-cell office:value-type="float" office:value="-15.6314">
            <text:p>-15.63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044668">
            <text:p>-0.2044668</text:p>
          </table:table-cell>
          <table:table-cell office:value-type="float" office:value="-12.24109">
            <text:p>-12.241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998486">
            <text:p>-8.9984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3528121">
            <text:p>-0.03528121</text:p>
          </table:table-cell>
          <table:table-cell office:value-type="float" office:value="-6.327689">
            <text:p>-6.3276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252543">
            <text:p>-1.252543</text:p>
          </table:table-cell>
          <table:table-cell office:value-type="float" office:value="-4.967475">
            <text:p>-4.9674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288979">
            <text:p>-3.288979</text:p>
          </table:table-cell>
          <table:table-cell office:value-type="float" office:value="-5.176724">
            <text:p>-5.1767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071424">
            <text:p>-6.071424</text:p>
          </table:table-cell>
          <table:table-cell office:value-type="float" office:value="-5.153432">
            <text:p>-5.1534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49817">
            <text:p>-9.49817</text:p>
          </table:table-cell>
          <table:table-cell office:value-type="float" office:value="-5.208045">
            <text:p>-5.2080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4461">
            <text:p>-13.4461</text:p>
          </table:table-cell>
          <table:table-cell office:value-type="float" office:value="-5.672468">
            <text:p>-5.6724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7709">
            <text:p>-17.7709</text:p>
          </table:table-cell>
          <table:table-cell office:value-type="float" office:value="-6.897053">
            <text:p>-6.8970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3172">
            <text:p>-22.3172</text:p>
          </table:table-cell>
          <table:table-cell office:value-type="float" office:value="-9.262064">
            <text:p>-9.2620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91881">
            <text:p>-26.91881</text:p>
          </table:table-cell>
          <table:table-cell office:value-type="float" office:value="-12.96123">
            <text:p>-12.961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4104">
            <text:p>-31.4104</text:p>
          </table:table-cell>
          <table:table-cell office:value-type="float" office:value="-17.97435">
            <text:p>-17.974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6278">
            <text:p>-35.6278</text:p>
          </table:table-cell>
          <table:table-cell office:value-type="float" office:value="-23.51461">
            <text:p>-23.514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41947">
            <text:p>-39.41947</text:p>
          </table:table-cell>
          <table:table-cell office:value-type="float" office:value="-29.4332">
            <text:p>-29.43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64682">
            <text:p>-42.64682</text:p>
          </table:table-cell>
          <table:table-cell office:value-type="float" office:value="-35.24089">
            <text:p>-35.240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1939">
            <text:p>-45.1939</text:p>
          </table:table-cell>
          <table:table-cell office:value-type="float" office:value="-40.65211">
            <text:p>-40.652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96761">
            <text:p>-46.96761</text:p>
          </table:table-cell>
          <table:table-cell office:value-type="float" office:value="-42.61096">
            <text:p>-42.610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0421">
            <text:p>-47.90421</text:p>
          </table:table-cell>
          <table:table-cell office:value-type="float" office:value="-46.24384">
            <text:p>-46.243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6947">
            <text:p>-47.96947</text:p>
          </table:table-cell>
          <table:table-cell office:value-type="float" office:value="-48.34034">
            <text:p>-48.340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6105">
            <text:p>-47.16105</text:p>
          </table:table-cell>
          <table:table-cell office:value-type="float" office:value="-51.16312">
            <text:p>-51.163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5085">
            <text:p>-45.5085</text:p>
          </table:table-cell>
          <table:table-cell office:value-type="float" office:value="-52.92397">
            <text:p>-52.923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07119">
            <text:p>-43.07119</text:p>
          </table:table-cell>
          <table:table-cell office:value-type="float" office:value="-54.57507">
            <text:p>-54.575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93821">
            <text:p>-39.93821</text:p>
          </table:table-cell>
          <table:table-cell office:value-type="float" office:value="-54.88877">
            <text:p>-54.888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22212">
            <text:p>-36.22212</text:p>
          </table:table-cell>
          <table:table-cell office:value-type="float" office:value="-51.38387">
            <text:p>-51.383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05877">
            <text:p>-32.05877</text:p>
          </table:table-cell>
          <table:table-cell office:value-type="float" office:value="-48.34496">
            <text:p>-48.344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59772">
            <text:p>-27.59772</text:p>
          </table:table-cell>
          <table:table-cell office:value-type="float" office:value="-44.03751">
            <text:p>-44.037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00206">
            <text:p>-23.00206</text:p>
          </table:table-cell>
          <table:table-cell office:value-type="float" office:value="-39.59087">
            <text:p>-39.590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43688">
            <text:p>-18.43688</text:p>
          </table:table-cell>
          <table:table-cell office:value-type="float" office:value="-35.08854">
            <text:p>-35.088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06906">
            <text:p>-14.06906</text:p>
          </table:table-cell>
          <table:table-cell office:value-type="float" office:value="-30.91325">
            <text:p>-30.913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05554">
            <text:p>-10.05554</text:p>
          </table:table-cell>
          <table:table-cell office:value-type="float" office:value="-26.7847">
            <text:p>-26.78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543008">
            <text:p>-6.543008</text:p>
          </table:table-cell>
          <table:table-cell office:value-type="float" office:value="-22.82364">
            <text:p>-22.823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657675">
            <text:p>-3.657675</text:p>
          </table:table-cell>
          <table:table-cell office:value-type="float" office:value="-19.02248">
            <text:p>-19.022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505006">
            <text:p>-1.505006</text:p>
          </table:table-cell>
          <table:table-cell office:value-type="float" office:value="-15.43273">
            <text:p>-15.432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623423">
            <text:p>-0.1623423</text:p>
          </table:table-cell>
          <table:table-cell office:value-type="float" office:value="-12.02882">
            <text:p>-12.028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798192">
            <text:p>-8.7981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7163936">
            <text:p>-0.07163936</text:p>
          </table:table-cell>
          <table:table-cell office:value-type="float" office:value="-6.181679">
            <text:p>-6.1816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326615">
            <text:p>-1.326615</text:p>
          </table:table-cell>
          <table:table-cell office:value-type="float" office:value="-4.901808">
            <text:p>-4.9018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3986">
            <text:p>-3.3986</text:p>
          </table:table-cell>
          <table:table-cell office:value-type="float" office:value="-5.13309">
            <text:p>-5.133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211852">
            <text:p>-6.211852</text:p>
          </table:table-cell>
          <table:table-cell office:value-type="float" office:value="-5.136638">
            <text:p>-5.1366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665302">
            <text:p>-9.665302</text:p>
          </table:table-cell>
          <table:table-cell office:value-type="float" office:value="-5.219319">
            <text:p>-5.2193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63271">
            <text:p>-13.63271</text:p>
          </table:table-cell>
          <table:table-cell office:value-type="float" office:value="-5.732957">
            <text:p>-5.7329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97154">
            <text:p>-17.97154</text:p>
          </table:table-cell>
          <table:table-cell office:value-type="float" office:value="-7.024147">
            <text:p>-7.0241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52319">
            <text:p>-22.52319</text:p>
          </table:table-cell>
          <table:table-cell office:value-type="float" office:value="-9.463193">
            <text:p>-9.4631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12413">
            <text:p>-27.12413</text:p>
          </table:table-cell>
          <table:table-cell office:value-type="float" office:value="-13.21213">
            <text:p>-13.212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60618">
            <text:p>-31.60618</text:p>
          </table:table-cell>
          <table:table-cell office:value-type="float" office:value="-18.21828">
            <text:p>-18.218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80831">
            <text:p>-35.80831</text:p>
          </table:table-cell>
          <table:table-cell office:value-type="float" office:value="-23.79804">
            <text:p>-23.798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57691">
            <text:p>-39.57691</text:p>
          </table:table-cell>
          <table:table-cell office:value-type="float" office:value="-29.55485">
            <text:p>-29.554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77659">
            <text:p>-42.77659</text:p>
          </table:table-cell>
          <table:table-cell office:value-type="float" office:value="-35.30452">
            <text:p>-35.304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29039">
            <text:p>-45.29039</text:p>
          </table:table-cell>
          <table:table-cell office:value-type="float" office:value="-40.84974">
            <text:p>-40.849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2799">
            <text:p>-47.02799</text:p>
          </table:table-cell>
          <table:table-cell office:value-type="float" office:value="-42.73309">
            <text:p>-42.733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2588">
            <text:p>-47.92588</text:p>
          </table:table-cell>
          <table:table-cell office:value-type="float" office:value="-46.54145">
            <text:p>-46.541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518">
            <text:p>-47.9518</text:p>
          </table:table-cell>
          <table:table-cell office:value-type="float" office:value="-48.29086">
            <text:p>-48.290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048">
            <text:p>-47.1048</text:p>
          </table:table-cell>
          <table:table-cell office:value-type="float" office:value="-50.90955">
            <text:p>-50.909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41531">
            <text:p>-45.41531</text:p>
          </table:table-cell>
          <table:table-cell office:value-type="float" office:value="-52.09225">
            <text:p>-52.092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94509">
            <text:p>-42.94509</text:p>
          </table:table-cell>
          <table:table-cell office:value-type="float" office:value="-53.70985">
            <text:p>-53.709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78289">
            <text:p>-39.78289</text:p>
          </table:table-cell>
          <table:table-cell office:value-type="float" office:value="-53.92215">
            <text:p>-53.922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0443">
            <text:p>-36.0443</text:p>
          </table:table-cell>
          <table:table-cell office:value-type="float" office:value="-50.67344">
            <text:p>-50.673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86363">
            <text:p>-31.86363</text:p>
          </table:table-cell>
          <table:table-cell office:value-type="float" office:value="-47.7225">
            <text:p>-47.72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39371">
            <text:p>-27.39371</text:p>
          </table:table-cell>
          <table:table-cell office:value-type="float" office:value="-43.62633">
            <text:p>-43.626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79513">
            <text:p>-22.79513</text:p>
          </table:table-cell>
          <table:table-cell office:value-type="float" office:value="-39.33237">
            <text:p>-39.332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23598">
            <text:p>-18.23598</text:p>
          </table:table-cell>
          <table:table-cell office:value-type="float" office:value="-34.94061">
            <text:p>-34.940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88007">
            <text:p>-13.88007</text:p>
          </table:table-cell>
          <table:table-cell office:value-type="float" office:value="-30.75642">
            <text:p>-30.756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886619">
            <text:p>-9.886619</text:p>
          </table:table-cell>
          <table:table-cell office:value-type="float" office:value="-26.59418">
            <text:p>-26.594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399611">
            <text:p>-6.399611</text:p>
          </table:table-cell>
          <table:table-cell office:value-type="float" office:value="-22.61487">
            <text:p>-22.614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545">
            <text:p>-3.545</text:p>
          </table:table-cell>
          <table:table-cell office:value-type="float" office:value="-18.76756">
            <text:p>-18.767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427132">
            <text:p>-1.427132</text:p>
          </table:table-cell>
          <table:table-cell office:value-type="float" office:value="-15.1652">
            <text:p>-15.16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220962">
            <text:p>-0.1220962</text:p>
          </table:table-cell>
          <table:table-cell office:value-type="float" office:value="-11.83281">
            <text:p>-11.832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654987">
            <text:p>-8.6549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096049">
            <text:p>-0.1096049</text:p>
          </table:table-cell>
          <table:table-cell office:value-type="float" office:value="-6.107337">
            <text:p>-6.1073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402328">
            <text:p>-1.402328</text:p>
          </table:table-cell>
          <table:table-cell office:value-type="float" office:value="-4.8482">
            <text:p>-4.84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50932">
            <text:p>-3.50932</text:p>
          </table:table-cell>
          <table:table-cell office:value-type="float" office:value="-5.0818">
            <text:p>-5.08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353565">
            <text:p>-6.353565</text:p>
          </table:table-cell>
          <table:table-cell office:value-type="float" office:value="-5.082802">
            <text:p>-5.0828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832876">
            <text:p>-9.832876</text:p>
          </table:table-cell>
          <table:table-cell office:value-type="float" office:value="-5.149704">
            <text:p>-5.1497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82007">
            <text:p>-13.82007</text:p>
          </table:table-cell>
          <table:table-cell office:value-type="float" office:value="-5.696878">
            <text:p>-5.6968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1719">
            <text:p>-18.1719</text:p>
          </table:table-cell>
          <table:table-cell office:value-type="float" office:value="-7.003703">
            <text:p>-7.0037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72928">
            <text:p>-22.72928</text:p>
          </table:table-cell>
          <table:table-cell office:value-type="float" office:value="-9.476415">
            <text:p>-9.4764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32849">
            <text:p>-27.32849</text:p>
          </table:table-cell>
          <table:table-cell office:value-type="float" office:value="-13.34097">
            <text:p>-13.340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80139">
            <text:p>-31.80139</text:p>
          </table:table-cell>
          <table:table-cell office:value-type="float" office:value="-18.39151">
            <text:p>-18.391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9873">
            <text:p>-35.9873</text:p>
          </table:table-cell>
          <table:table-cell office:value-type="float" office:value="-23.99821">
            <text:p>-23.998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73321">
            <text:p>-39.73321</text:p>
          </table:table-cell>
          <table:table-cell office:value-type="float" office:value="-29.76581">
            <text:p>-29.765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90452">
            <text:p>-42.90452</text:p>
          </table:table-cell>
          <table:table-cell office:value-type="float" office:value="-35.51311">
            <text:p>-35.513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38532">
            <text:p>-45.38532</text:p>
          </table:table-cell>
          <table:table-cell office:value-type="float" office:value="-40.91442">
            <text:p>-40.914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8648">
            <text:p>-47.08648</text:p>
          </table:table-cell>
          <table:table-cell office:value-type="float" office:value="-42.83072">
            <text:p>-42.830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458">
            <text:p>-47.9458</text:p>
          </table:table-cell>
          <table:table-cell office:value-type="float" office:value="-46.61786">
            <text:p>-46.617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3244">
            <text:p>-47.93244</text:p>
          </table:table-cell>
          <table:table-cell office:value-type="float" office:value="-48.42149">
            <text:p>-48.421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4686">
            <text:p>-47.04686</text:p>
          </table:table-cell>
          <table:table-cell office:value-type="float" office:value="-50.99512">
            <text:p>-50.995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32088">
            <text:p>-45.32088</text:p>
          </table:table-cell>
          <table:table-cell office:value-type="float" office:value="-52.15855">
            <text:p>-52.158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8176">
            <text:p>-42.8176</text:p>
          </table:table-cell>
          <table:table-cell office:value-type="float" office:value="-53.75248">
            <text:p>-53.752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62696">
            <text:p>-39.62696</text:p>
          </table:table-cell>
          <table:table-cell office:value-type="float" office:value="-53.87916">
            <text:p>-53.879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86558">
            <text:p>-35.86558</text:p>
          </table:table-cell>
          <table:table-cell office:value-type="float" office:value="-51.86601">
            <text:p>-51.866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6686">
            <text:p>-31.6686</text:p>
          </table:table-cell>
          <table:table-cell office:value-type="float" office:value="-47.85768">
            <text:p>-47.857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18943">
            <text:p>-27.18943</text:p>
          </table:table-cell>
          <table:table-cell office:value-type="float" office:value="-43.20387">
            <text:p>-43.203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58901">
            <text:p>-22.58901</text:p>
          </table:table-cell>
          <table:table-cell office:value-type="float" office:value="-38.69717">
            <text:p>-38.697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03549">
            <text:p>-18.03549</text:p>
          </table:table-cell>
          <table:table-cell office:value-type="float" office:value="-34.5295">
            <text:p>-34.52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69248">
            <text:p>-13.69248</text:p>
          </table:table-cell>
          <table:table-cell office:value-type="float" office:value="-30.4323">
            <text:p>-30.43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718718">
            <text:p>-9.718718</text:p>
          </table:table-cell>
          <table:table-cell office:value-type="float" office:value="-26.54385">
            <text:p>-26.543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256979">
            <text:p>-6.256979</text:p>
          </table:table-cell>
          <table:table-cell office:value-type="float" office:value="-22.56339">
            <text:p>-22.563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433805">
            <text:p>-3.433805</text:p>
          </table:table-cell>
          <table:table-cell office:value-type="float" office:value="-18.83462">
            <text:p>-18.834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350621">
            <text:p>-1.350621</text:p>
          </table:table-cell>
          <table:table-cell office:value-type="float" office:value="-15.32562">
            <text:p>-15.325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8357854">
            <text:p>-0.08357854</text:p>
          </table:table-cell>
          <table:table-cell office:value-type="float" office:value="-11.7781">
            <text:p>-11.77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515922">
            <text:p>-8.5159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492988">
            <text:p>-0.1492988</text:p>
          </table:table-cell>
          <table:table-cell office:value-type="float" office:value="-5.924204">
            <text:p>-5.9242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479954">
            <text:p>-1.479954</text:p>
          </table:table-cell>
          <table:table-cell office:value-type="float" office:value="-4.671812">
            <text:p>-4.6718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621525">
            <text:p>-3.621525</text:p>
          </table:table-cell>
          <table:table-cell office:value-type="float" office:value="-4.867074">
            <text:p>-4.8670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497068">
            <text:p>-6.497068</text:p>
          </table:table-cell>
          <table:table-cell office:value-type="float" office:value="-4.866108">
            <text:p>-4.8661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00147">
            <text:p>-10.00147</text:p>
          </table:table-cell>
          <table:table-cell office:value-type="float" office:value="-4.934988">
            <text:p>-4.9349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00883">
            <text:p>-14.00883</text:p>
          </table:table-cell>
          <table:table-cell office:value-type="float" office:value="-5.577384">
            <text:p>-5.5773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37267">
            <text:p>-18.37267</text:p>
          </table:table-cell>
          <table:table-cell office:value-type="float" office:value="-7.003367">
            <text:p>-7.0033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93619">
            <text:p>-22.93619</text:p>
          </table:table-cell>
          <table:table-cell office:value-type="float" office:value="-9.671907">
            <text:p>-9.6719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53259">
            <text:p>-27.53259</text:p>
          </table:table-cell>
          <table:table-cell office:value-type="float" office:value="-13.64264">
            <text:p>-13.642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99673">
            <text:p>-31.99673</text:p>
          </table:table-cell>
          <table:table-cell office:value-type="float" office:value="-18.72207">
            <text:p>-18.722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16542">
            <text:p>-36.16542</text:p>
          </table:table-cell>
          <table:table-cell office:value-type="float" office:value="-24.36897">
            <text:p>-24.368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8889">
            <text:p>-39.8889</text:p>
          </table:table-cell>
          <table:table-cell office:value-type="float" office:value="-30.13807">
            <text:p>-30.138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03106">
            <text:p>-43.03106</text:p>
          </table:table-cell>
          <table:table-cell office:value-type="float" office:value="-35.86733">
            <text:p>-35.867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47901">
            <text:p>-45.47901</text:p>
          </table:table-cell>
          <table:table-cell office:value-type="float" office:value="-41.2361">
            <text:p>-41.23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4327">
            <text:p>-47.14327</text:p>
          </table:table-cell>
          <table:table-cell office:value-type="float" office:value="-43.01959">
            <text:p>-43.019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6404">
            <text:p>-47.96404</text:p>
          </table:table-cell>
          <table:table-cell office:value-type="float" office:value="-46.77385">
            <text:p>-46.773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1132">
            <text:p>-47.91132</text:p>
          </table:table-cell>
          <table:table-cell office:value-type="float" office:value="-48.72205">
            <text:p>-48.722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98701">
            <text:p>-46.98701</text:p>
          </table:table-cell>
          <table:table-cell office:value-type="float" office:value="-51.27312">
            <text:p>-51.273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22489">
            <text:p>-45.22489</text:p>
          </table:table-cell>
          <table:table-cell office:value-type="float" office:value="-52.68814">
            <text:p>-52.688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68827">
            <text:p>-42.68827</text:p>
          </table:table-cell>
          <table:table-cell office:value-type="float" office:value="-54.19534">
            <text:p>-54.195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46988">
            <text:p>-39.46988</text:p>
          </table:table-cell>
          <table:table-cell office:value-type="float" office:value="-54.23901">
            <text:p>-54.239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68534">
            <text:p>-35.68534</text:p>
          </table:table-cell>
          <table:table-cell office:value-type="float" office:value="-50.70819">
            <text:p>-50.708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473">
            <text:p>-31.473</text:p>
          </table:table-cell>
          <table:table-cell office:value-type="float" office:value="-47.54453">
            <text:p>-47.544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98419">
            <text:p>-26.98419</text:p>
          </table:table-cell>
          <table:table-cell office:value-type="float" office:value="-43.50944">
            <text:p>-43.509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38299">
            <text:p>-22.38299</text:p>
          </table:table-cell>
          <table:table-cell office:value-type="float" office:value="-38.91741">
            <text:p>-38.917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83472">
            <text:p>-17.83472</text:p>
          </table:table-cell>
          <table:table-cell office:value-type="float" office:value="-34.67771">
            <text:p>-34.677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50563">
            <text:p>-13.50563</text:p>
          </table:table-cell>
          <table:table-cell office:value-type="float" office:value="-30.47615">
            <text:p>-30.476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55125">
            <text:p>-9.55125</text:p>
          </table:table-cell>
          <table:table-cell office:value-type="float" office:value="-26.32259">
            <text:p>-26.322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116139">
            <text:p>-6.116139</text:p>
          </table:table-cell>
          <table:table-cell office:value-type="float" office:value="-22.27254">
            <text:p>-22.272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323705">
            <text:p>-3.323705</text:p>
          </table:table-cell>
          <table:table-cell office:value-type="float" office:value="-18.54489">
            <text:p>-18.544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276025">
            <text:p>-1.276025</text:p>
          </table:table-cell>
          <table:table-cell office:value-type="float" office:value="-15.05845">
            <text:p>-15.058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4666394">
            <text:p>-0.04666394</text:p>
          </table:table-cell>
          <table:table-cell office:value-type="float" office:value="-11.55889">
            <text:p>-11.558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384711">
            <text:p>-8.3847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908698">
            <text:p>-0.1908698</text:p>
          </table:table-cell>
          <table:table-cell office:value-type="float" office:value="-5.935311">
            <text:p>-5.9353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558937">
            <text:p>-1.558937</text:p>
          </table:table-cell>
          <table:table-cell office:value-type="float" office:value="-5.7157">
            <text:p>-5.71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73561">
            <text:p>-3.73561</text:p>
          </table:table-cell>
          <table:table-cell office:value-type="float" office:value="-6.46587">
            <text:p>-6.465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641324">
            <text:p>-6.641324</text:p>
          </table:table-cell>
          <table:table-cell office:value-type="float" office:value="-6.555563">
            <text:p>-6.5555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17168">
            <text:p>-10.17168</text:p>
          </table:table-cell>
          <table:table-cell office:value-type="float" office:value="-6.561035">
            <text:p>-6.5610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19764">
            <text:p>-14.19764</text:p>
          </table:table-cell>
          <table:table-cell office:value-type="float" office:value="-6.770743">
            <text:p>-6.7707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57455">
            <text:p>-18.57455</text:p>
          </table:table-cell>
          <table:table-cell office:value-type="float" office:value="-7.761518">
            <text:p>-7.7615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14243">
            <text:p>-23.14243</text:p>
          </table:table-cell>
          <table:table-cell office:value-type="float" office:value="-9.770264">
            <text:p>-9.7702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73715">
            <text:p>-27.73715</text:p>
          </table:table-cell>
          <table:table-cell office:value-type="float" office:value="-13.27342">
            <text:p>-13.273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19077">
            <text:p>-32.19077</text:p>
          </table:table-cell>
          <table:table-cell office:value-type="float" office:value="-18.37785">
            <text:p>-18.377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34327">
            <text:p>-36.34327</text:p>
          </table:table-cell>
          <table:table-cell office:value-type="float" office:value="-24.15376">
            <text:p>-24.153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04287">
            <text:p>-40.04287</text:p>
          </table:table-cell>
          <table:table-cell office:value-type="float" office:value="-30.07346">
            <text:p>-30.073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15665">
            <text:p>-43.15665</text:p>
          </table:table-cell>
          <table:table-cell office:value-type="float" office:value="-35.95502">
            <text:p>-35.955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57079">
            <text:p>-45.57079</text:p>
          </table:table-cell>
          <table:table-cell office:value-type="float" office:value="-40.506">
            <text:p>-40.5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9856">
            <text:p>-47.19856</text:p>
          </table:table-cell>
          <table:table-cell office:value-type="float" office:value="-42.84353">
            <text:p>-42.843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8045">
            <text:p>-47.98045</text:p>
          </table:table-cell>
          <table:table-cell office:value-type="float" office:value="-46.8056">
            <text:p>-46.80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8837">
            <text:p>-47.88837</text:p>
          </table:table-cell>
          <table:table-cell office:value-type="float" office:value="-48.47881">
            <text:p>-48.478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92569">
            <text:p>-46.92569</text:p>
          </table:table-cell>
          <table:table-cell office:value-type="float" office:value="-51.33558">
            <text:p>-51.335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12699">
            <text:p>-45.12699</text:p>
          </table:table-cell>
          <table:table-cell office:value-type="float" office:value="-52.41512">
            <text:p>-52.415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55803">
            <text:p>-42.55803</text:p>
          </table:table-cell>
          <table:table-cell office:value-type="float" office:value="-53.75248">
            <text:p>-53.752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3111">
            <text:p>-39.3111</text:p>
          </table:table-cell>
          <table:table-cell office:value-type="float" office:value="-53.3342">
            <text:p>-53.33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50489">
            <text:p>-35.50489</text:p>
          </table:table-cell>
          <table:table-cell office:value-type="float" office:value="-50.64172">
            <text:p>-50.641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27614">
            <text:p>-31.27614</text:p>
          </table:table-cell>
          <table:table-cell office:value-type="float" office:value="-46.6302">
            <text:p>-46.63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77944">
            <text:p>-26.77944</text:p>
          </table:table-cell>
          <table:table-cell office:value-type="float" office:value="-42.39724">
            <text:p>-42.397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17634">
            <text:p>-22.17634</text:p>
          </table:table-cell>
          <table:table-cell office:value-type="float" office:value="-38.24325">
            <text:p>-38.243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63509">
            <text:p>-17.63509</text:p>
          </table:table-cell>
          <table:table-cell office:value-type="float" office:value="-34.16121">
            <text:p>-34.161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31886">
            <text:p>-13.31886</text:p>
          </table:table-cell>
          <table:table-cell office:value-type="float" office:value="-30.16632">
            <text:p>-30.166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385426">
            <text:p>-9.385426</text:p>
          </table:table-cell>
          <table:table-cell office:value-type="float" office:value="-26.03172">
            <text:p>-26.031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976094">
            <text:p>-5.976094</text:p>
          </table:table-cell>
          <table:table-cell office:value-type="float" office:value="-22.08426">
            <text:p>-22.084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215497">
            <text:p>-3.215497</text:p>
          </table:table-cell>
          <table:table-cell office:value-type="float" office:value="-18.23989">
            <text:p>-18.239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202814">
            <text:p>-1.202814</text:p>
          </table:table-cell>
          <table:table-cell office:value-type="float" office:value="-14.73656">
            <text:p>-14.736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1161763">
            <text:p>-0.01161763</text:p>
          </table:table-cell>
          <table:table-cell office:value-type="float" office:value="-11.31783">
            <text:p>-11.317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254713">
            <text:p>-8.2547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340207">
            <text:p>-0.2340207</text:p>
          </table:table-cell>
          <table:table-cell office:value-type="float" office:value="-5.886396">
            <text:p>-5.8863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639835">
            <text:p>-1.639835</text:p>
          </table:table-cell>
          <table:table-cell office:value-type="float" office:value="-4.447701">
            <text:p>-4.4477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850758">
            <text:p>-3.850758</text:p>
          </table:table-cell>
          <table:table-cell office:value-type="float" office:value="-5.352146">
            <text:p>-5.3521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787358">
            <text:p>-6.787358</text:p>
          </table:table-cell>
          <table:table-cell office:value-type="float" office:value="-5.375453">
            <text:p>-5.3754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34229">
            <text:p>-10.34229</text:p>
          </table:table-cell>
          <table:table-cell office:value-type="float" office:value="-5.47901">
            <text:p>-5.479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38783">
            <text:p>-14.38783</text:p>
          </table:table-cell>
          <table:table-cell office:value-type="float" office:value="-6.016367">
            <text:p>-6.0163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77611">
            <text:p>-18.77611</text:p>
          </table:table-cell>
          <table:table-cell office:value-type="float" office:value="-7.291833">
            <text:p>-7.2918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34872">
            <text:p>-23.34872</text:p>
          </table:table-cell>
          <table:table-cell office:value-type="float" office:value="-9.7842">
            <text:p>-9.78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9407">
            <text:p>-27.9407</text:p>
          </table:table-cell>
          <table:table-cell office:value-type="float" office:value="-13.67437">
            <text:p>-13.674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3842">
            <text:p>-32.3842</text:p>
          </table:table-cell>
          <table:table-cell office:value-type="float" office:value="-18.84339">
            <text:p>-18.843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51958">
            <text:p>-36.51958</text:p>
          </table:table-cell>
          <table:table-cell office:value-type="float" office:value="-24.56727">
            <text:p>-24.567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19567">
            <text:p>-40.19567</text:p>
          </table:table-cell>
          <table:table-cell office:value-type="float" office:value="-30.39218">
            <text:p>-30.392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28039">
            <text:p>-43.28039</text:p>
          </table:table-cell>
          <table:table-cell office:value-type="float" office:value="-36.13188">
            <text:p>-36.131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661">
            <text:p>-45.661</text:p>
          </table:table-cell>
          <table:table-cell office:value-type="float" office:value="-41.12993">
            <text:p>-41.129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5195">
            <text:p>-47.25195</text:p>
          </table:table-cell>
          <table:table-cell office:value-type="float" office:value="-43.03063">
            <text:p>-43.030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951">
            <text:p>-47.9951</text:p>
          </table:table-cell>
          <table:table-cell office:value-type="float" office:value="-46.62973">
            <text:p>-46.629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6375">
            <text:p>-47.86375</text:p>
          </table:table-cell>
          <table:table-cell office:value-type="float" office:value="-48.60145">
            <text:p>-48.601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86269">
            <text:p>-46.86269</text:p>
          </table:table-cell>
          <table:table-cell office:value-type="float" office:value="-51.08398">
            <text:p>-51.083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02789">
            <text:p>-45.02789</text:p>
          </table:table-cell>
          <table:table-cell office:value-type="float" office:value="-51.9671">
            <text:p>-51.96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42643">
            <text:p>-42.42643</text:p>
          </table:table-cell>
          <table:table-cell office:value-type="float" office:value="-53.42068">
            <text:p>-53.420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15176">
            <text:p>-39.15176</text:p>
          </table:table-cell>
          <table:table-cell office:value-type="float" office:value="-53.0768">
            <text:p>-53.07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2359">
            <text:p>-35.32359</text:p>
          </table:table-cell>
          <table:table-cell office:value-type="float" office:value="-50.46857">
            <text:p>-50.468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07945">
            <text:p>-31.07945</text:p>
          </table:table-cell>
          <table:table-cell office:value-type="float" office:value="-46.42497">
            <text:p>-46.424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57449">
            <text:p>-26.57449</text:p>
          </table:table-cell>
          <table:table-cell office:value-type="float" office:value="-42.28739">
            <text:p>-42.287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97055">
            <text:p>-21.97055</text:p>
          </table:table-cell>
          <table:table-cell office:value-type="float" office:value="-38.05534">
            <text:p>-38.055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43592">
            <text:p>-17.43592</text:p>
          </table:table-cell>
          <table:table-cell office:value-type="float" office:value="-33.92132">
            <text:p>-33.921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13354">
            <text:p>-13.13354</text:p>
          </table:table-cell>
          <table:table-cell office:value-type="float" office:value="-29.87049">
            <text:p>-29.870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220654">
            <text:p>-9.220654</text:p>
          </table:table-cell>
          <table:table-cell office:value-type="float" office:value="-25.76465">
            <text:p>-25.764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837854">
            <text:p>-5.837854</text:p>
          </table:table-cell>
          <table:table-cell office:value-type="float" office:value="-21.73834">
            <text:p>-21.738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108793">
            <text:p>-3.108793</text:p>
          </table:table-cell>
          <table:table-cell office:value-type="float" office:value="-17.96929">
            <text:p>-17.969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131518">
            <text:p>-1.131518</text:p>
          </table:table-cell>
          <table:table-cell office:value-type="float" office:value="-14.5275">
            <text:p>-14.52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1.10484">
            <text:p>-11.104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062509">
            <text:p>-8.0625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788899">
            <text:p>-0.2788899</text:p>
          </table:table-cell>
          <table:table-cell office:value-type="float" office:value="-5.767349">
            <text:p>-5.7673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722065">
            <text:p>-1.722065</text:p>
          </table:table-cell>
          <table:table-cell office:value-type="float" office:value="-5.586091">
            <text:p>-5.5860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967363">
            <text:p>-3.967363</text:p>
          </table:table-cell>
          <table:table-cell office:value-type="float" office:value="-6.341215">
            <text:p>-6.3412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934115">
            <text:p>-6.934115</text:p>
          </table:table-cell>
          <table:table-cell office:value-type="float" office:value="-6.443694">
            <text:p>-6.4436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51388">
            <text:p>-10.51388</text:p>
          </table:table-cell>
          <table:table-cell office:value-type="float" office:value="-6.465051">
            <text:p>-6.4650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57804">
            <text:p>-14.57804</text:p>
          </table:table-cell>
          <table:table-cell office:value-type="float" office:value="-6.76799">
            <text:p>-6.767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97803">
            <text:p>-18.97803</text:p>
          </table:table-cell>
          <table:table-cell office:value-type="float" office:value="-7.844427">
            <text:p>-7.8444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55578">
            <text:p>-23.55578</text:p>
          </table:table-cell>
          <table:table-cell office:value-type="float" office:value="-10.00376">
            <text:p>-10.003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14395">
            <text:p>-28.14395</text:p>
          </table:table-cell>
          <table:table-cell office:value-type="float" office:value="-13.64513">
            <text:p>-13.645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57771">
            <text:p>-32.57771</text:p>
          </table:table-cell>
          <table:table-cell office:value-type="float" office:value="-18.7674">
            <text:p>-18.76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69496">
            <text:p>-36.69496</text:p>
          </table:table-cell>
          <table:table-cell office:value-type="float" office:value="-24.50805">
            <text:p>-24.508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34781">
            <text:p>-40.34781</text:p>
          </table:table-cell>
          <table:table-cell office:value-type="float" office:value="-30.36982">
            <text:p>-30.369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40271">
            <text:p>-43.40271</text:p>
          </table:table-cell>
          <table:table-cell office:value-type="float" office:value="-36.16459">
            <text:p>-36.164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74992">
            <text:p>-45.74992</text:p>
          </table:table-cell>
          <table:table-cell office:value-type="float" office:value="-40.89917">
            <text:p>-40.899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0364">
            <text:p>-47.30364</text:p>
          </table:table-cell>
          <table:table-cell office:value-type="float" office:value="-43.03089">
            <text:p>-43.030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0804">
            <text:p>-48.00804</text:p>
          </table:table-cell>
          <table:table-cell office:value-type="float" office:value="-46.93467">
            <text:p>-46.934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3738">
            <text:p>-47.83738</text:p>
          </table:table-cell>
          <table:table-cell office:value-type="float" office:value="-48.77019">
            <text:p>-48.770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79778">
            <text:p>-46.79778</text:p>
          </table:table-cell>
          <table:table-cell office:value-type="float" office:value="-51.41996">
            <text:p>-51.419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92725">
            <text:p>-44.92725</text:p>
          </table:table-cell>
          <table:table-cell office:value-type="float" office:value="-52.86666">
            <text:p>-52.866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293">
            <text:p>-42.293</text:p>
          </table:table-cell>
          <table:table-cell office:value-type="float" office:value="-54.03765">
            <text:p>-54.037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99131">
            <text:p>-38.99131</text:p>
          </table:table-cell>
          <table:table-cell office:value-type="float" office:value="-53.52575">
            <text:p>-53.525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1408">
            <text:p>-35.1408</text:p>
          </table:table-cell>
          <table:table-cell office:value-type="float" office:value="-50.68232">
            <text:p>-50.682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88223">
            <text:p>-30.88223</text:p>
          </table:table-cell>
          <table:table-cell office:value-type="float" office:value="-46.44551">
            <text:p>-46.445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3686">
            <text:p>-26.3686</text:p>
          </table:table-cell>
          <table:table-cell office:value-type="float" office:value="-42.11064">
            <text:p>-42.110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76489">
            <text:p>-21.76489</text:p>
          </table:table-cell>
          <table:table-cell office:value-type="float" office:value="-37.94534">
            <text:p>-37.945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23651">
            <text:p>-17.23651</text:p>
          </table:table-cell>
          <table:table-cell office:value-type="float" office:value="-33.71695">
            <text:p>-33.716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94899">
            <text:p>-12.94899</text:p>
          </table:table-cell>
          <table:table-cell office:value-type="float" office:value="-29.78329">
            <text:p>-29.783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056364">
            <text:p>-9.056364</text:p>
          </table:table-cell>
          <table:table-cell office:value-type="float" office:value="-25.82216">
            <text:p>-25.822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700925">
            <text:p>-5.700925</text:p>
          </table:table-cell>
          <table:table-cell office:value-type="float" office:value="-21.7842">
            <text:p>-21.78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003226">
            <text:p>-3.003226</text:p>
          </table:table-cell>
          <table:table-cell office:value-type="float" office:value="-17.98931">
            <text:p>-17.989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061877">
            <text:p>-1.061877</text:p>
          </table:table-cell>
          <table:table-cell office:value-type="float" office:value="-14.50914">
            <text:p>-14.509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1.07777">
            <text:p>-11.077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0131">
            <text:p>-8.01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256476">
            <text:p>-0.3256476</text:p>
          </table:table-cell>
          <table:table-cell office:value-type="float" office:value="-5.64219">
            <text:p>-5.642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805906">
            <text:p>-1.805906</text:p>
          </table:table-cell>
          <table:table-cell office:value-type="float" office:value="-5.400258">
            <text:p>-5.4002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085839">
            <text:p>-4.085839</text:p>
          </table:table-cell>
          <table:table-cell office:value-type="float" office:value="-6.128327">
            <text:p>-6.1283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082107">
            <text:p>-7.082107</text:p>
          </table:table-cell>
          <table:table-cell office:value-type="float" office:value="-6.236116">
            <text:p>-6.2361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68706">
            <text:p>-10.68706</text:p>
          </table:table-cell>
          <table:table-cell office:value-type="float" office:value="-6.25238">
            <text:p>-6.252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76892">
            <text:p>-14.76892</text:p>
          </table:table-cell>
          <table:table-cell office:value-type="float" office:value="-6.647738">
            <text:p>-6.6477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18103">
            <text:p>-19.18103</text:p>
          </table:table-cell>
          <table:table-cell office:value-type="float" office:value="-7.855204">
            <text:p>-7.8552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76213">
            <text:p>-23.76213</text:p>
          </table:table-cell>
          <table:table-cell office:value-type="float" office:value="-10.20781">
            <text:p>-10.207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34762">
            <text:p>-28.34762</text:p>
          </table:table-cell>
          <table:table-cell office:value-type="float" office:value="-14.01625">
            <text:p>-14.016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76988">
            <text:p>-32.76988</text:p>
          </table:table-cell>
          <table:table-cell office:value-type="float" office:value="-19.18585">
            <text:p>-19.185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87004">
            <text:p>-36.87004</text:p>
          </table:table-cell>
          <table:table-cell office:value-type="float" office:value="-24.94835">
            <text:p>-24.948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49821">
            <text:p>-40.49821</text:p>
          </table:table-cell>
          <table:table-cell office:value-type="float" office:value="-30.81312">
            <text:p>-30.813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52404">
            <text:p>-43.52404</text:p>
          </table:table-cell>
          <table:table-cell office:value-type="float" office:value="-36.59233">
            <text:p>-36.592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83694">
            <text:p>-45.83694</text:p>
          </table:table-cell>
          <table:table-cell office:value-type="float" office:value="-41.21716">
            <text:p>-41.217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538">
            <text:p>-47.3538</text:p>
          </table:table-cell>
          <table:table-cell office:value-type="float" office:value="-43.25809">
            <text:p>-43.258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1918">
            <text:p>-48.01918</text:p>
          </table:table-cell>
          <table:table-cell office:value-type="float" office:value="-47.18989">
            <text:p>-47.189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0916">
            <text:p>-47.80916</text:p>
          </table:table-cell>
          <table:table-cell office:value-type="float" office:value="-48.86948">
            <text:p>-48.869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73143">
            <text:p>-46.73143</text:p>
          </table:table-cell>
          <table:table-cell office:value-type="float" office:value="-51.55486">
            <text:p>-51.554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82471">
            <text:p>-44.82471</text:p>
          </table:table-cell>
          <table:table-cell office:value-type="float" office:value="-52.83344">
            <text:p>-52.833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1587">
            <text:p>-42.1587</text:p>
          </table:table-cell>
          <table:table-cell office:value-type="float" office:value="-53.97677">
            <text:p>-53.976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82917">
            <text:p>-38.82917</text:p>
          </table:table-cell>
          <table:table-cell office:value-type="float" office:value="-53.35735">
            <text:p>-53.357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95784">
            <text:p>-34.95784</text:p>
          </table:table-cell>
          <table:table-cell office:value-type="float" office:value="-50.43824">
            <text:p>-50.438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68379">
            <text:p>-30.68379</text:p>
          </table:table-cell>
          <table:table-cell office:value-type="float" office:value="-46.25403">
            <text:p>-46.254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16326">
            <text:p>-26.16326</text:p>
          </table:table-cell>
          <table:table-cell office:value-type="float" office:value="-41.96735">
            <text:p>-41.967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55866">
            <text:p>-21.55866</text:p>
          </table:table-cell>
          <table:table-cell office:value-type="float" office:value="-37.82262">
            <text:p>-37.822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0383">
            <text:p>-17.0383</text:p>
          </table:table-cell>
          <table:table-cell office:value-type="float" office:value="-33.59151">
            <text:p>-33.591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76458">
            <text:p>-12.76458</text:p>
          </table:table-cell>
          <table:table-cell office:value-type="float" office:value="-29.63614">
            <text:p>-29.636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893741">
            <text:p>-8.893741</text:p>
          </table:table-cell>
          <table:table-cell office:value-type="float" office:value="-25.66286">
            <text:p>-25.662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564835">
            <text:p>-5.564835</text:p>
          </table:table-cell>
          <table:table-cell office:value-type="float" office:value="-21.62234">
            <text:p>-21.622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899555">
            <text:p>-2.899555</text:p>
          </table:table-cell>
          <table:table-cell office:value-type="float" office:value="-17.81855">
            <text:p>-17.818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9936553">
            <text:p>-0.9936553</text:p>
          </table:table-cell>
          <table:table-cell office:value-type="float" office:value="-14.34494">
            <text:p>-14.344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89683">
            <text:p>-10.896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843701">
            <text:p>-7.8437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739536">
            <text:p>-0.3739536</text:p>
          </table:table-cell>
          <table:table-cell office:value-type="float" office:value="-5.536049">
            <text:p>-5.5360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891663">
            <text:p>-1.891663</text:p>
          </table:table-cell>
          <table:table-cell office:value-type="float" office:value="-5.3248">
            <text:p>-5.32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205338">
            <text:p>-4.205338</text:p>
          </table:table-cell>
          <table:table-cell office:value-type="float" office:value="-6.095643">
            <text:p>-6.0956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231854">
            <text:p>-7.231854</text:p>
          </table:table-cell>
          <table:table-cell office:value-type="float" office:value="-6.191439">
            <text:p>-6.1914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86058">
            <text:p>-10.86058</text:p>
          </table:table-cell>
          <table:table-cell office:value-type="float" office:value="-6.202006">
            <text:p>-6.2020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96114">
            <text:p>-14.96114</text:p>
          </table:table-cell>
          <table:table-cell office:value-type="float" office:value="-6.619654">
            <text:p>-6.6196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38366">
            <text:p>-19.38366</text:p>
          </table:table-cell>
          <table:table-cell office:value-type="float" office:value="-7.826867">
            <text:p>-7.8268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96923">
            <text:p>-23.96923</text:p>
          </table:table-cell>
          <table:table-cell office:value-type="float" office:value="-10.22303">
            <text:p>-10.223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55023">
            <text:p>-28.55023</text:p>
          </table:table-cell>
          <table:table-cell office:value-type="float" office:value="-14.1063">
            <text:p>-14.10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9621">
            <text:p>-32.9621</text:p>
          </table:table-cell>
          <table:table-cell office:value-type="float" office:value="-19.38607">
            <text:p>-19.386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04354">
            <text:p>-37.04354</text:p>
          </table:table-cell>
          <table:table-cell office:value-type="float" office:value="-25.22388">
            <text:p>-25.223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64793">
            <text:p>-40.64793</text:p>
          </table:table-cell>
          <table:table-cell office:value-type="float" office:value="-31.15171">
            <text:p>-31.151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64351">
            <text:p>-43.64351</text:p>
          </table:table-cell>
          <table:table-cell office:value-type="float" office:value="-36.97084">
            <text:p>-36.970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92266">
            <text:p>-45.92266</text:p>
          </table:table-cell>
          <table:table-cell office:value-type="float" office:value="-41.12654">
            <text:p>-41.126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0207">
            <text:p>-47.40207</text:p>
          </table:table-cell>
          <table:table-cell office:value-type="float" office:value="-43.48438">
            <text:p>-43.484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2858">
            <text:p>-48.02858</text:p>
          </table:table-cell>
          <table:table-cell office:value-type="float" office:value="-47.1312">
            <text:p>-47.13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793">
            <text:p>-47.7793</text:p>
          </table:table-cell>
          <table:table-cell office:value-type="float" office:value="-48.68907">
            <text:p>-48.689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66317">
            <text:p>-46.66317</text:p>
          </table:table-cell>
          <table:table-cell office:value-type="float" office:value="-51.41656">
            <text:p>-51.416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72101">
            <text:p>-44.72101</text:p>
          </table:table-cell>
          <table:table-cell office:value-type="float" office:value="-52.13703">
            <text:p>-52.137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02307">
            <text:p>-42.02307</text:p>
          </table:table-cell>
          <table:table-cell office:value-type="float" office:value="-53.30775">
            <text:p>-53.307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66652">
            <text:p>-38.66652</text:p>
          </table:table-cell>
          <table:table-cell office:value-type="float" office:value="-52.67629">
            <text:p>-52.676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77407">
            <text:p>-34.77407</text:p>
          </table:table-cell>
          <table:table-cell office:value-type="float" office:value="-49.79789">
            <text:p>-49.797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48556">
            <text:p>-30.48556</text:p>
          </table:table-cell>
          <table:table-cell office:value-type="float" office:value="-45.7874">
            <text:p>-45.78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95776">
            <text:p>-25.95776</text:p>
          </table:table-cell>
          <table:table-cell office:value-type="float" office:value="-41.6388">
            <text:p>-41.63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35332">
            <text:p>-21.35332</text:p>
          </table:table-cell>
          <table:table-cell office:value-type="float" office:value="-37.54775">
            <text:p>-37.547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84057">
            <text:p>-16.84057</text:p>
          </table:table-cell>
          <table:table-cell office:value-type="float" office:value="-33.5294">
            <text:p>-33.52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58164">
            <text:p>-12.58164</text:p>
          </table:table-cell>
          <table:table-cell office:value-type="float" office:value="-29.34616">
            <text:p>-29.346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732205">
            <text:p>-8.732205</text:p>
          </table:table-cell>
          <table:table-cell office:value-type="float" office:value="-25.48073">
            <text:p>-25.480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430566">
            <text:p>-5.430566</text:p>
          </table:table-cell>
          <table:table-cell office:value-type="float" office:value="-21.22308">
            <text:p>-21.223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797411">
            <text:p>-2.797411</text:p>
          </table:table-cell>
          <table:table-cell office:value-type="float" office:value="-17.63786">
            <text:p>-17.637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927344">
            <text:p>-0.927344</text:p>
          </table:table-cell>
          <table:table-cell office:value-type="float" office:value="-13.93232">
            <text:p>-13.932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63086">
            <text:p>-10.630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642544">
            <text:p>-7.6425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239708">
            <text:p>-0.4239708</text:p>
          </table:table-cell>
          <table:table-cell office:value-type="float" office:value="-5.390597">
            <text:p>-5.3905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978716">
            <text:p>-1.978716</text:p>
          </table:table-cell>
          <table:table-cell office:value-type="float" office:value="-5.619775">
            <text:p>-5.6197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326267">
            <text:p>-4.326267</text:p>
          </table:table-cell>
          <table:table-cell office:value-type="float" office:value="-5.567395">
            <text:p>-5.5673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382281">
            <text:p>-7.382281</text:p>
          </table:table-cell>
          <table:table-cell office:value-type="float" office:value="-5.612063">
            <text:p>-5.6120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03505">
            <text:p>-11.03505</text:p>
          </table:table-cell>
          <table:table-cell office:value-type="float" office:value="-5.566445">
            <text:p>-5.5664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15334">
            <text:p>-15.15334</text:p>
          </table:table-cell>
          <table:table-cell office:value-type="float" office:value="-6.202859">
            <text:p>-6.2028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58661">
            <text:p>-19.58661</text:p>
          </table:table-cell>
          <table:table-cell office:value-type="float" office:value="-7.704668">
            <text:p>-7.7046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17558">
            <text:p>-24.17558</text:p>
          </table:table-cell>
          <table:table-cell office:value-type="float" office:value="-10.55406">
            <text:p>-10.554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75251">
            <text:p>-28.75251</text:p>
          </table:table-cell>
          <table:table-cell office:value-type="float" office:value="-14.92746">
            <text:p>-14.927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15296">
            <text:p>-33.15296</text:p>
          </table:table-cell>
          <table:table-cell office:value-type="float" office:value="-20.16141">
            <text:p>-20.161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21608">
            <text:p>-37.21608</text:p>
          </table:table-cell>
          <table:table-cell office:value-type="float" office:value="-25.87668">
            <text:p>-25.876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79589">
            <text:p>-40.79589</text:p>
          </table:table-cell>
          <table:table-cell office:value-type="float" office:value="-31.64055">
            <text:p>-31.640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76154">
            <text:p>-43.76154</text:p>
          </table:table-cell>
          <table:table-cell office:value-type="float" office:value="-37.28501">
            <text:p>-37.285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00647">
            <text:p>-46.00647</text:p>
          </table:table-cell>
          <table:table-cell office:value-type="float" office:value="-41.51383">
            <text:p>-41.513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4862">
            <text:p>-47.44862</text:p>
          </table:table-cell>
          <table:table-cell office:value-type="float" office:value="-43.59784">
            <text:p>-43.597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3619">
            <text:p>-48.03619</text:p>
          </table:table-cell>
          <table:table-cell office:value-type="float" office:value="-47.24776">
            <text:p>-47.247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4769">
            <text:p>-47.74769</text:p>
          </table:table-cell>
          <table:table-cell office:value-type="float" office:value="-48.76259">
            <text:p>-48.762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59349">
            <text:p>-46.59349</text:p>
          </table:table-cell>
          <table:table-cell office:value-type="float" office:value="-51.26764">
            <text:p>-51.267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61578">
            <text:p>-44.61578</text:p>
          </table:table-cell>
          <table:table-cell office:value-type="float" office:value="-52.1692">
            <text:p>-52.16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88562">
            <text:p>-41.88562</text:p>
          </table:table-cell>
          <table:table-cell office:value-type="float" office:value="-53.41358">
            <text:p>-53.413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5028">
            <text:p>-38.5028</text:p>
          </table:table-cell>
          <table:table-cell office:value-type="float" office:value="-52.78433">
            <text:p>-52.784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58885">
            <text:p>-34.58885</text:p>
          </table:table-cell>
          <table:table-cell office:value-type="float" office:value="-49.82768">
            <text:p>-49.827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28685">
            <text:p>-30.28685</text:p>
          </table:table-cell>
          <table:table-cell office:value-type="float" office:value="-45.74102">
            <text:p>-45.741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75136">
            <text:p>-25.75136</text:p>
          </table:table-cell>
          <table:table-cell office:value-type="float" office:value="-41.52001">
            <text:p>-41.52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14817">
            <text:p>-21.14817</text:p>
          </table:table-cell>
          <table:table-cell office:value-type="float" office:value="-37.40863">
            <text:p>-37.408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64266">
            <text:p>-16.64266</text:p>
          </table:table-cell>
          <table:table-cell office:value-type="float" office:value="-33.24856">
            <text:p>-33.248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39952">
            <text:p>-12.39952</text:p>
          </table:table-cell>
          <table:table-cell office:value-type="float" office:value="-29.22904">
            <text:p>-29.229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5712">
            <text:p>-8.5712</text:p>
          </table:table-cell>
          <table:table-cell office:value-type="float" office:value="-25.27149">
            <text:p>-25.271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297638">
            <text:p>-5.297638</text:p>
          </table:table-cell>
          <table:table-cell office:value-type="float" office:value="-21.15632">
            <text:p>-21.156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696444">
            <text:p>-2.696444</text:p>
          </table:table-cell>
          <table:table-cell office:value-type="float" office:value="-17.36866">
            <text:p>-17.368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862702">
            <text:p>-0.862702</text:p>
          </table:table-cell>
          <table:table-cell office:value-type="float" office:value="-13.99123">
            <text:p>-13.991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5876">
            <text:p>-10.58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608161">
            <text:p>-7.6081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758807">
            <text:p>-0.4758807</text:p>
          </table:table-cell>
          <table:table-cell office:value-type="float" office:value="-5.403632">
            <text:p>-5.4036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067362">
            <text:p>-2.067362</text:p>
          </table:table-cell>
          <table:table-cell office:value-type="float" office:value="-5.208872">
            <text:p>-5.2088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449058">
            <text:p>-4.449058</text:p>
          </table:table-cell>
          <table:table-cell office:value-type="float" office:value="-5.964271">
            <text:p>-5.9642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533908">
            <text:p>-7.533908</text:p>
          </table:table-cell>
          <table:table-cell office:value-type="float" office:value="-6.046724">
            <text:p>-6.0467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21108">
            <text:p>-11.21108</text:p>
          </table:table-cell>
          <table:table-cell office:value-type="float" office:value="-6.045297">
            <text:p>-6.0452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34616">
            <text:p>-15.34616</text:p>
          </table:table-cell>
          <table:table-cell office:value-type="float" office:value="-6.548739">
            <text:p>-6.5487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79059">
            <text:p>-19.79059</text:p>
          </table:table-cell>
          <table:table-cell office:value-type="float" office:value="-7.817432">
            <text:p>-7.8174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3819">
            <text:p>-24.3819</text:p>
          </table:table-cell>
          <table:table-cell office:value-type="float" office:value="-10.35313">
            <text:p>-10.353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95515">
            <text:p>-28.95515</text:p>
          </table:table-cell>
          <table:table-cell office:value-type="float" office:value="-14.58435">
            <text:p>-14.584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34315">
            <text:p>-33.34315</text:p>
          </table:table-cell>
          <table:table-cell office:value-type="float" office:value="-19.96063">
            <text:p>-19.960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38826">
            <text:p>-37.38826</text:p>
          </table:table-cell>
          <table:table-cell office:value-type="float" office:value="-25.68196">
            <text:p>-25.681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94262">
            <text:p>-40.94262</text:p>
          </table:table-cell>
          <table:table-cell office:value-type="float" office:value="-31.58846">
            <text:p>-31.588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87852">
            <text:p>-43.87852</text:p>
          </table:table-cell>
          <table:table-cell office:value-type="float" office:value="-37.41644">
            <text:p>-37.416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08866">
            <text:p>-46.08866</text:p>
          </table:table-cell>
          <table:table-cell office:value-type="float" office:value="-41.24928">
            <text:p>-41.249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9361">
            <text:p>-47.49361</text:p>
          </table:table-cell>
          <table:table-cell office:value-type="float" office:value="-44.09766">
            <text:p>-44.097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204">
            <text:p>-48.04204</text:p>
          </table:table-cell>
          <table:table-cell office:value-type="float" office:value="-47.09872">
            <text:p>-47.098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1423">
            <text:p>-47.71423</text:p>
          </table:table-cell>
          <table:table-cell office:value-type="float" office:value="-49.38165">
            <text:p>-49.381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52216">
            <text:p>-46.52216</text:p>
          </table:table-cell>
          <table:table-cell office:value-type="float" office:value="-51.38458">
            <text:p>-51.384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50867">
            <text:p>-44.50867</text:p>
          </table:table-cell>
          <table:table-cell office:value-type="float" office:value="-52.81422">
            <text:p>-52.814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74735">
            <text:p>-41.74735</text:p>
          </table:table-cell>
          <table:table-cell office:value-type="float" office:value="-53.6856">
            <text:p>-53.68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33741">
            <text:p>-38.33741</text:p>
          </table:table-cell>
          <table:table-cell office:value-type="float" office:value="-52.85503">
            <text:p>-52.855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40351">
            <text:p>-34.40351</text:p>
          </table:table-cell>
          <table:table-cell office:value-type="float" office:value="-49.72176">
            <text:p>-49.721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08696">
            <text:p>-30.08696</text:p>
          </table:table-cell>
          <table:table-cell office:value-type="float" office:value="-45.55424">
            <text:p>-45.554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54557">
            <text:p>-25.54557</text:p>
          </table:table-cell>
          <table:table-cell office:value-type="float" office:value="-41.35715">
            <text:p>-41.357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94249">
            <text:p>-20.94249</text:p>
          </table:table-cell>
          <table:table-cell office:value-type="float" office:value="-37.28152">
            <text:p>-37.281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44598">
            <text:p>-16.44598</text:p>
          </table:table-cell>
          <table:table-cell office:value-type="float" office:value="-33.06019">
            <text:p>-33.060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21759">
            <text:p>-12.21759</text:p>
          </table:table-cell>
          <table:table-cell office:value-type="float" office:value="-29.10615">
            <text:p>-29.106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411885">
            <text:p>-8.411885</text:p>
          </table:table-cell>
          <table:table-cell office:value-type="float" office:value="-25.17592">
            <text:p>-25.175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165593">
            <text:p>-5.165593</text:p>
          </table:table-cell>
          <table:table-cell office:value-type="float" office:value="-21.10944">
            <text:p>-21.109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59738">
            <text:p>-2.59738</text:p>
          </table:table-cell>
          <table:table-cell office:value-type="float" office:value="-17.32079">
            <text:p>-17.320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799513">
            <text:p>-0.799513</text:p>
          </table:table-cell>
          <table:table-cell office:value-type="float" office:value="-13.8285">
            <text:p>-13.82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37117">
            <text:p>-10.371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408593">
            <text:p>-7.4085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529313">
            <text:p>-0.529313</text:p>
          </table:table-cell>
          <table:table-cell office:value-type="float" office:value="-5.328441">
            <text:p>-5.3284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157921">
            <text:p>-2.157921</text:p>
          </table:table-cell>
          <table:table-cell office:value-type="float" office:value="-5.194294">
            <text:p>-5.1942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572828">
            <text:p>-4.572828</text:p>
          </table:table-cell>
          <table:table-cell office:value-type="float" office:value="-6.019917">
            <text:p>-6.0199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687273">
            <text:p>-7.687273</text:p>
          </table:table-cell>
          <table:table-cell office:value-type="float" office:value="-6.139002">
            <text:p>-6.1390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38741">
            <text:p>-11.38741</text:p>
          </table:table-cell>
          <table:table-cell office:value-type="float" office:value="-6.158293">
            <text:p>-6.1582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5403">
            <text:p>-15.5403</text:p>
          </table:table-cell>
          <table:table-cell office:value-type="float" office:value="-6.684248">
            <text:p>-6.6842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99415">
            <text:p>-19.99415</text:p>
          </table:table-cell>
          <table:table-cell office:value-type="float" office:value="-8.003294">
            <text:p>-8.0032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58893">
            <text:p>-24.58893</text:p>
          </table:table-cell>
          <table:table-cell office:value-type="float" office:value="-10.66007">
            <text:p>-10.660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15669">
            <text:p>-29.15669</text:p>
          </table:table-cell>
          <table:table-cell office:value-type="float" office:value="-15.19744">
            <text:p>-15.197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53333">
            <text:p>-33.53333</text:p>
          </table:table-cell>
          <table:table-cell office:value-type="float" office:value="-20.29803">
            <text:p>-20.298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55885">
            <text:p>-37.55885</text:p>
          </table:table-cell>
          <table:table-cell office:value-type="float" office:value="-25.91522">
            <text:p>-25.915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08862">
            <text:p>-41.08862</text:p>
          </table:table-cell>
          <table:table-cell office:value-type="float" office:value="-31.76325">
            <text:p>-31.763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99364">
            <text:p>-43.99364</text:p>
          </table:table-cell>
          <table:table-cell office:value-type="float" office:value="-37.56751">
            <text:p>-37.567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16952">
            <text:p>-46.16952</text:p>
          </table:table-cell>
          <table:table-cell office:value-type="float" office:value="-41.63594">
            <text:p>-41.635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3673">
            <text:p>-47.53673</text:p>
          </table:table-cell>
          <table:table-cell office:value-type="float" office:value="-44.15763">
            <text:p>-44.157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614">
            <text:p>-48.04614</text:p>
          </table:table-cell>
          <table:table-cell office:value-type="float" office:value="-47.576">
            <text:p>-47.5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7914">
            <text:p>-47.67914</text:p>
          </table:table-cell>
          <table:table-cell office:value-type="float" office:value="-49.30117">
            <text:p>-49.301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44891">
            <text:p>-46.44891</text:p>
          </table:table-cell>
          <table:table-cell office:value-type="float" office:value="-51.62573">
            <text:p>-51.625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40042">
            <text:p>-44.40042</text:p>
          </table:table-cell>
          <table:table-cell office:value-type="float" office:value="-52.67227">
            <text:p>-52.672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60727">
            <text:p>-41.60727</text:p>
          </table:table-cell>
          <table:table-cell office:value-type="float" office:value="-53.46685">
            <text:p>-53.466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17156">
            <text:p>-38.17156</text:p>
          </table:table-cell>
          <table:table-cell office:value-type="float" office:value="-52.52205">
            <text:p>-52.522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21672">
            <text:p>-34.21672</text:p>
          </table:table-cell>
          <table:table-cell office:value-type="float" office:value="-49.41278">
            <text:p>-49.412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88733">
            <text:p>-29.88733</text:p>
          </table:table-cell>
          <table:table-cell office:value-type="float" office:value="-45.35651">
            <text:p>-45.356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33892">
            <text:p>-25.33892</text:p>
          </table:table-cell>
          <table:table-cell office:value-type="float" office:value="-41.23527">
            <text:p>-41.235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73775">
            <text:p>-20.73775</text:p>
          </table:table-cell>
          <table:table-cell office:value-type="float" office:value="-37.1302">
            <text:p>-37.13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24914">
            <text:p>-16.24914</text:p>
          </table:table-cell>
          <table:table-cell office:value-type="float" office:value="-33.01725">
            <text:p>-33.017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03716">
            <text:p>-12.03716</text:p>
          </table:table-cell>
          <table:table-cell office:value-type="float" office:value="-29.00883">
            <text:p>-29.008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25313">
            <text:p>-8.25313</text:p>
          </table:table-cell>
          <table:table-cell office:value-type="float" office:value="-25.02491">
            <text:p>-25.024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035382">
            <text:p>-5.035382</text:p>
          </table:table-cell>
          <table:table-cell office:value-type="float" office:value="-20.9147">
            <text:p>-20.91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499518">
            <text:p>-2.499518</text:p>
          </table:table-cell>
          <table:table-cell office:value-type="float" office:value="-17.09553">
            <text:p>-17.095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7382314">
            <text:p>-0.7382314</text:p>
          </table:table-cell>
          <table:table-cell office:value-type="float" office:value="-13.68224">
            <text:p>-13.682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25895">
            <text:p>-10.258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291321">
            <text:p>-7.2913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5844434">
            <text:p>-0.5844434</text:p>
          </table:table-cell>
          <table:table-cell office:value-type="float" office:value="-5.185989">
            <text:p>-5.1859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249739">
            <text:p>-2.249739</text:p>
          </table:table-cell>
          <table:table-cell office:value-type="float" office:value="-5.025585">
            <text:p>-5.0255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698002">
            <text:p>-4.698002</text:p>
          </table:table-cell>
          <table:table-cell office:value-type="float" office:value="-5.842947">
            <text:p>-5.8429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84127">
            <text:p>-7.84127</text:p>
          </table:table-cell>
          <table:table-cell office:value-type="float" office:value="-5.944551">
            <text:p>-5.9445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56465">
            <text:p>-11.56465</text:p>
          </table:table-cell>
          <table:table-cell office:value-type="float" office:value="-5.932041">
            <text:p>-5.9320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73436">
            <text:p>-15.73436</text:p>
          </table:table-cell>
          <table:table-cell office:value-type="float" office:value="-6.501045">
            <text:p>-6.5010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19799">
            <text:p>-20.19799</text:p>
          </table:table-cell>
          <table:table-cell office:value-type="float" office:value="-7.835564">
            <text:p>-7.8355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79517">
            <text:p>-24.79517</text:p>
          </table:table-cell>
          <table:table-cell office:value-type="float" office:value="-10.55055">
            <text:p>-10.550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35785">
            <text:p>-29.35785</text:p>
          </table:table-cell>
          <table:table-cell office:value-type="float" office:value="-15.18966">
            <text:p>-15.189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72211">
            <text:p>-33.72211</text:p>
          </table:table-cell>
          <table:table-cell office:value-type="float" office:value="-20.37399">
            <text:p>-20.373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72843">
            <text:p>-37.72843</text:p>
          </table:table-cell>
          <table:table-cell office:value-type="float" office:value="-26.07729">
            <text:p>-26.077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23285">
            <text:p>-41.23285</text:p>
          </table:table-cell>
          <table:table-cell office:value-type="float" office:value="-32.02224">
            <text:p>-32.022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10729">
            <text:p>-44.10729</text:p>
          </table:table-cell>
          <table:table-cell office:value-type="float" office:value="-37.90735">
            <text:p>-37.907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24847">
            <text:p>-46.24847</text:p>
          </table:table-cell>
          <table:table-cell office:value-type="float" office:value="-41.1517">
            <text:p>-41.15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7811">
            <text:p>-47.57811</text:p>
          </table:table-cell>
          <table:table-cell office:value-type="float" office:value="-44.68407">
            <text:p>-44.684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846">
            <text:p>-48.04846</text:p>
          </table:table-cell>
          <table:table-cell office:value-type="float" office:value="-46.81252">
            <text:p>-46.812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4232">
            <text:p>-47.64232</text:p>
          </table:table-cell>
          <table:table-cell office:value-type="float" office:value="-49.51606">
            <text:p>-49.516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37428">
            <text:p>-46.37428</text:p>
          </table:table-cell>
          <table:table-cell office:value-type="float" office:value="-51.20488">
            <text:p>-51.204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29068">
            <text:p>-44.29068</text:p>
          </table:table-cell>
          <table:table-cell office:value-type="float" office:value="-53.17532">
            <text:p>-53.175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4664">
            <text:p>-41.4664</text:p>
          </table:table-cell>
          <table:table-cell office:value-type="float" office:value="-53.84791">
            <text:p>-53.847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00467">
            <text:p>-38.00467</text:p>
          </table:table-cell>
          <table:table-cell office:value-type="float" office:value="-53.06356">
            <text:p>-53.063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02986">
            <text:p>-34.02986</text:p>
          </table:table-cell>
          <table:table-cell office:value-type="float" office:value="-49.90725">
            <text:p>-49.907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68726">
            <text:p>-29.68726</text:p>
          </table:table-cell>
          <table:table-cell office:value-type="float" office:value="-45.48578">
            <text:p>-45.485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13289">
            <text:p>-25.13289</text:p>
          </table:table-cell>
          <table:table-cell office:value-type="float" office:value="-41.09507">
            <text:p>-41.095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53324">
            <text:p>-20.53324</text:p>
          </table:table-cell>
          <table:table-cell office:value-type="float" office:value="-36.8021">
            <text:p>-36.80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05355">
            <text:p>-16.05355</text:p>
          </table:table-cell>
          <table:table-cell office:value-type="float" office:value="-32.61458">
            <text:p>-32.614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85758">
            <text:p>-11.85758</text:p>
          </table:table-cell>
          <table:table-cell office:value-type="float" office:value="-28.64276">
            <text:p>-28.642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09608">
            <text:p>-8.09608</text:p>
          </table:table-cell>
          <table:table-cell office:value-type="float" office:value="-24.73313">
            <text:p>-24.733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906542">
            <text:p>-4.906542</text:p>
          </table:table-cell>
          <table:table-cell office:value-type="float" office:value="-20.66632">
            <text:p>-20.666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403563">
            <text:p>-2.403563</text:p>
          </table:table-cell>
          <table:table-cell office:value-type="float" office:value="-17.03767">
            <text:p>-17.037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786335">
            <text:p>-0.6786335</text:p>
          </table:table-cell>
          <table:table-cell office:value-type="float" office:value="-13.39829">
            <text:p>-13.398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91778">
            <text:p>-9.917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943367">
            <text:p>-6.9433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414738">
            <text:p>-0.6414738</text:p>
          </table:table-cell>
          <table:table-cell office:value-type="float" office:value="-4.928951">
            <text:p>-4.9289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343131">
            <text:p>-2.343131</text:p>
          </table:table-cell>
          <table:table-cell office:value-type="float" office:value="-4.797262">
            <text:p>-4.7972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825025">
            <text:p>-4.825025</text:p>
          </table:table-cell>
          <table:table-cell office:value-type="float" office:value="-5.616915">
            <text:p>-5.6169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996435">
            <text:p>-7.996435</text:p>
          </table:table-cell>
          <table:table-cell office:value-type="float" office:value="-5.709318">
            <text:p>-5.7093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74342">
            <text:p>-11.74342</text:p>
          </table:table-cell>
          <table:table-cell office:value-type="float" office:value="-5.710177">
            <text:p>-5.7101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92901">
            <text:p>-15.92901</text:p>
          </table:table-cell>
          <table:table-cell office:value-type="float" office:value="-6.349465">
            <text:p>-6.3494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40282">
            <text:p>-20.40282</text:p>
          </table:table-cell>
          <table:table-cell office:value-type="float" office:value="-7.793065">
            <text:p>-7.7930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00134">
            <text:p>-25.00134</text:p>
          </table:table-cell>
          <table:table-cell office:value-type="float" office:value="-10.70072">
            <text:p>-10.700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55933">
            <text:p>-29.55933</text:p>
          </table:table-cell>
          <table:table-cell office:value-type="float" office:value="-15.45842">
            <text:p>-15.458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91019">
            <text:p>-33.91019</text:p>
          </table:table-cell>
          <table:table-cell office:value-type="float" office:value="-20.7603">
            <text:p>-20.76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89761">
            <text:p>-37.89761</text:p>
          </table:table-cell>
          <table:table-cell office:value-type="float" office:value="-26.48863">
            <text:p>-26.488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37582">
            <text:p>-41.37582</text:p>
          </table:table-cell>
          <table:table-cell office:value-type="float" office:value="-32.39764">
            <text:p>-32.397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21986">
            <text:p>-44.21986</text:p>
          </table:table-cell>
          <table:table-cell office:value-type="float" office:value="-38.20607">
            <text:p>-38.206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32578">
            <text:p>-46.32578</text:p>
          </table:table-cell>
          <table:table-cell office:value-type="float" office:value="-41.36765">
            <text:p>-41.367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1791">
            <text:p>-47.61791</text:p>
          </table:table-cell>
          <table:table-cell office:value-type="float" office:value="-45.00786">
            <text:p>-45.007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902">
            <text:p>-48.04902</text:p>
          </table:table-cell>
          <table:table-cell office:value-type="float" office:value="-47.02669">
            <text:p>-47.026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0363">
            <text:p>-47.60363</text:p>
          </table:table-cell>
          <table:table-cell office:value-type="float" office:value="-49.81364">
            <text:p>-49.813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298">
            <text:p>-46.298</text:p>
          </table:table-cell>
          <table:table-cell office:value-type="float" office:value="-51.56486">
            <text:p>-51.564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17906">
            <text:p>-44.17906</text:p>
          </table:table-cell>
          <table:table-cell office:value-type="float" office:value="-53.46995">
            <text:p>-53.469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32425">
            <text:p>-41.32425</text:p>
          </table:table-cell>
          <table:table-cell office:value-type="float" office:value="-54.09541">
            <text:p>-54.095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83615">
            <text:p>-37.83615</text:p>
          </table:table-cell>
          <table:table-cell office:value-type="float" office:value="-53.15757">
            <text:p>-53.157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84225">
            <text:p>-33.84225</text:p>
          </table:table-cell>
          <table:table-cell office:value-type="float" office:value="-49.85483">
            <text:p>-49.854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48604">
            <text:p>-29.48604</text:p>
          </table:table-cell>
          <table:table-cell office:value-type="float" office:value="-45.3205">
            <text:p>-45.32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92677">
            <text:p>-24.92677</text:p>
          </table:table-cell>
          <table:table-cell office:value-type="float" office:value="-40.9059">
            <text:p>-40.90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32824">
            <text:p>-20.32824</text:p>
          </table:table-cell>
          <table:table-cell office:value-type="float" office:value="-36.62363">
            <text:p>-36.623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85853">
            <text:p>-15.85853</text:p>
          </table:table-cell>
          <table:table-cell office:value-type="float" office:value="-32.46795">
            <text:p>-32.467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67825">
            <text:p>-11.67825</text:p>
          </table:table-cell>
          <table:table-cell office:value-type="float" office:value="-28.51943">
            <text:p>-28.519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940178">
            <text:p>-7.940178</text:p>
          </table:table-cell>
          <table:table-cell office:value-type="float" office:value="-24.57711">
            <text:p>-24.577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778629">
            <text:p>-4.778629</text:p>
          </table:table-cell>
          <table:table-cell office:value-type="float" office:value="-20.53638">
            <text:p>-20.536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30917">
            <text:p>-2.30917</text:p>
          </table:table-cell>
          <table:table-cell office:value-type="float" office:value="-16.93003">
            <text:p>-16.930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20519">
            <text:p>-0.620519</text:p>
          </table:table-cell>
          <table:table-cell office:value-type="float" office:value="-13.31816">
            <text:p>-13.318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856921">
            <text:p>-9.8569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855093">
            <text:p>-6.8550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999949">
            <text:p>-0.6999949</text:p>
          </table:table-cell>
          <table:table-cell office:value-type="float" office:value="-4.824585">
            <text:p>-4.8245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438432">
            <text:p>-2.438432</text:p>
          </table:table-cell>
          <table:table-cell office:value-type="float" office:value="-4.67793">
            <text:p>-4.677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952986">
            <text:p>-4.952986</text:p>
          </table:table-cell>
          <table:table-cell office:value-type="float" office:value="-5.502459">
            <text:p>-5.5024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153315">
            <text:p>-8.153315</text:p>
          </table:table-cell>
          <table:table-cell office:value-type="float" office:value="-5.59454">
            <text:p>-5.594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92243">
            <text:p>-11.92243</text:p>
          </table:table-cell>
          <table:table-cell office:value-type="float" office:value="-5.596081">
            <text:p>-5.5960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12493">
            <text:p>-16.12493</text:p>
          </table:table-cell>
          <table:table-cell office:value-type="float" office:value="-6.277698">
            <text:p>-6.2776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60718">
            <text:p>-20.60718</text:p>
          </table:table-cell>
          <table:table-cell office:value-type="float" office:value="-7.758433">
            <text:p>-7.7584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20816">
            <text:p>-25.20816</text:p>
          </table:table-cell>
          <table:table-cell office:value-type="float" office:value="-10.70695">
            <text:p>-10.706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75967">
            <text:p>-29.75967</text:p>
          </table:table-cell>
          <table:table-cell office:value-type="float" office:value="-15.51515">
            <text:p>-15.515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0982">
            <text:p>-34.0982</text:p>
          </table:table-cell>
          <table:table-cell office:value-type="float" office:value="-20.85634">
            <text:p>-20.856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06516">
            <text:p>-38.06516</text:p>
          </table:table-cell>
          <table:table-cell office:value-type="float" office:value="-26.62785">
            <text:p>-26.627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51801">
            <text:p>-41.51801</text:p>
          </table:table-cell>
          <table:table-cell office:value-type="float" office:value="-32.58012">
            <text:p>-32.580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33055">
            <text:p>-44.33055</text:p>
          </table:table-cell>
          <table:table-cell office:value-type="float" office:value="-38.42233">
            <text:p>-38.422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40173">
            <text:p>-46.40173</text:p>
          </table:table-cell>
          <table:table-cell office:value-type="float" office:value="-41.36578">
            <text:p>-41.365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5584">
            <text:p>-47.65584</text:p>
          </table:table-cell>
          <table:table-cell office:value-type="float" office:value="-45.14848">
            <text:p>-45.148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782">
            <text:p>-48.04782</text:p>
          </table:table-cell>
          <table:table-cell office:value-type="float" office:value="-47.00964">
            <text:p>-47.009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6334">
            <text:p>-47.56334</text:p>
          </table:table-cell>
          <table:table-cell office:value-type="float" office:value="-49.98298">
            <text:p>-49.982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21982">
            <text:p>-46.21982</text:p>
          </table:table-cell>
          <table:table-cell office:value-type="float" office:value="-51.82296">
            <text:p>-51.822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06635">
            <text:p>-44.06635</text:p>
          </table:table-cell>
          <table:table-cell office:value-type="float" office:value="-53.73452">
            <text:p>-53.734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18032">
            <text:p>-41.18032</text:p>
          </table:table-cell>
          <table:table-cell office:value-type="float" office:value="-54.36781">
            <text:p>-54.367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66721">
            <text:p>-37.66721</text:p>
          </table:table-cell>
          <table:table-cell office:value-type="float" office:value="-53.32775">
            <text:p>-53.327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65324">
            <text:p>-33.65324</text:p>
          </table:table-cell>
          <table:table-cell office:value-type="float" office:value="-49.87737">
            <text:p>-49.877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28514">
            <text:p>-29.28514</text:p>
          </table:table-cell>
          <table:table-cell office:value-type="float" office:value="-45.20629">
            <text:p>-45.206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71984">
            <text:p>-24.71984</text:p>
          </table:table-cell>
          <table:table-cell office:value-type="float" office:value="-40.73491">
            <text:p>-40.734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12423">
            <text:p>-20.12423</text:p>
          </table:table-cell>
          <table:table-cell office:value-type="float" office:value="-36.38347">
            <text:p>-36.383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66341">
            <text:p>-15.66341</text:p>
          </table:table-cell>
          <table:table-cell office:value-type="float" office:value="-32.33494">
            <text:p>-32.334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50044">
            <text:p>-11.50044</text:p>
          </table:table-cell>
          <table:table-cell office:value-type="float" office:value="-28.30331">
            <text:p>-28.303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784882">
            <text:p>-7.784882</text:p>
          </table:table-cell>
          <table:table-cell office:value-type="float" office:value="-24.47698">
            <text:p>-24.476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652565">
            <text:p>-4.652565</text:p>
          </table:table-cell>
          <table:table-cell office:value-type="float" office:value="-20.32826">
            <text:p>-20.328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216018">
            <text:p>-2.216018</text:p>
          </table:table-cell>
          <table:table-cell office:value-type="float" office:value="-16.85437">
            <text:p>-16.854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5643059">
            <text:p>-0.5643059</text:p>
          </table:table-cell>
          <table:table-cell office:value-type="float" office:value="-13.30359">
            <text:p>-13.303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820607">
            <text:p>-9.8206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793675">
            <text:p>-6.7936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7604217">
            <text:p>-0.7604217</text:p>
          </table:table-cell>
          <table:table-cell office:value-type="float" office:value="-4.607427">
            <text:p>-4.6074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534956">
            <text:p>-2.534956</text:p>
          </table:table-cell>
          <table:table-cell office:value-type="float" office:value="-4.865464">
            <text:p>-4.8654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082788">
            <text:p>-5.082788</text:p>
          </table:table-cell>
          <table:table-cell office:value-type="float" office:value="-4.814749">
            <text:p>-4.8147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310781">
            <text:p>-8.310781</text:p>
          </table:table-cell>
          <table:table-cell office:value-type="float" office:value="-4.827914">
            <text:p>-4.8279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10296">
            <text:p>-12.10296</text:p>
          </table:table-cell>
          <table:table-cell office:value-type="float" office:value="-4.993594">
            <text:p>-4.9935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32072">
            <text:p>-16.32072</text:p>
          </table:table-cell>
          <table:table-cell office:value-type="float" office:value="-5.929562">
            <text:p>-5.9295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81251">
            <text:p>-20.81251</text:p>
          </table:table-cell>
          <table:table-cell office:value-type="float" office:value="-7.952458">
            <text:p>-7.9524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41488">
            <text:p>-25.41488</text:p>
          </table:table-cell>
          <table:table-cell office:value-type="float" office:value="-11.43828">
            <text:p>-11.438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95959">
            <text:p>-29.95959</text:p>
          </table:table-cell>
          <table:table-cell office:value-type="float" office:value="-16.33571">
            <text:p>-16.335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2848">
            <text:p>-34.2848</text:p>
          </table:table-cell>
          <table:table-cell office:value-type="float" office:value="-21.74704">
            <text:p>-21.747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23227">
            <text:p>-38.23227</text:p>
          </table:table-cell>
          <table:table-cell office:value-type="float" office:value="-27.39266">
            <text:p>-27.392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65791">
            <text:p>-41.65791</text:p>
          </table:table-cell>
          <table:table-cell office:value-type="float" office:value="-33.17043">
            <text:p>-33.170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43975">
            <text:p>-44.43975</text:p>
          </table:table-cell>
          <table:table-cell office:value-type="float" office:value="-38.8247">
            <text:p>-38.82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47577">
            <text:p>-46.47577</text:p>
          </table:table-cell>
          <table:table-cell office:value-type="float" office:value="-41.73813">
            <text:p>-41.738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9216">
            <text:p>-47.69216</text:p>
          </table:table-cell>
          <table:table-cell office:value-type="float" office:value="-45.63129">
            <text:p>-45.631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487">
            <text:p>-48.04487</text:p>
          </table:table-cell>
          <table:table-cell office:value-type="float" office:value="-47.29931">
            <text:p>-47.299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2133">
            <text:p>-47.52133</text:p>
          </table:table-cell>
          <table:table-cell office:value-type="float" office:value="-50.37838">
            <text:p>-50.378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14028">
            <text:p>-46.14028</text:p>
          </table:table-cell>
          <table:table-cell office:value-type="float" office:value="-52.23394">
            <text:p>-52.233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95176">
            <text:p>-43.95176</text:p>
          </table:table-cell>
          <table:table-cell office:value-type="float" office:value="-54.04293">
            <text:p>-54.042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03615">
            <text:p>-41.03615</text:p>
          </table:table-cell>
          <table:table-cell office:value-type="float" office:value="-54.77449">
            <text:p>-54.774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49726">
            <text:p>-37.49726</text:p>
          </table:table-cell>
          <table:table-cell office:value-type="float" office:value="-53.51325">
            <text:p>-53.513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46419">
            <text:p>-33.46419</text:p>
          </table:table-cell>
          <table:table-cell office:value-type="float" office:value="-49.84249">
            <text:p>-49.842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08312">
            <text:p>-29.08312</text:p>
          </table:table-cell>
          <table:table-cell office:value-type="float" office:value="-45.09118">
            <text:p>-45.091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51432">
            <text:p>-24.51432</text:p>
          </table:table-cell>
          <table:table-cell office:value-type="float" office:value="-40.57169">
            <text:p>-40.571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92049">
            <text:p>-19.92049</text:p>
          </table:table-cell>
          <table:table-cell office:value-type="float" office:value="-36.20486">
            <text:p>-36.204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46957">
            <text:p>-15.46957</text:p>
          </table:table-cell>
          <table:table-cell office:value-type="float" office:value="-32.26956">
            <text:p>-32.269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3229">
            <text:p>-11.3229</text:p>
          </table:table-cell>
          <table:table-cell office:value-type="float" office:value="-28.27697">
            <text:p>-28.276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631861">
            <text:p>-7.631861</text:p>
          </table:table-cell>
          <table:table-cell office:value-type="float" office:value="-24.43451">
            <text:p>-24.434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527898">
            <text:p>-4.527898</text:p>
          </table:table-cell>
          <table:table-cell office:value-type="float" office:value="-20.35963">
            <text:p>-20.359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124776">
            <text:p>-2.124776</text:p>
          </table:table-cell>
          <table:table-cell office:value-type="float" office:value="-16.8071">
            <text:p>-16.80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5095978">
            <text:p>-0.5095978</text:p>
          </table:table-cell>
          <table:table-cell office:value-type="float" office:value="-13.31622">
            <text:p>-13.316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817783">
            <text:p>-9.8177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730359">
            <text:p>-6.7303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8223175">
            <text:p>-0.8223175</text:p>
          </table:table-cell>
          <table:table-cell office:value-type="float" office:value="-4.52805">
            <text:p>-4.528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633386">
            <text:p>-2.633386</text:p>
          </table:table-cell>
          <table:table-cell office:value-type="float" office:value="-4.793708">
            <text:p>-4.7937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213026">
            <text:p>-5.213026</text:p>
          </table:table-cell>
          <table:table-cell office:value-type="float" office:value="-4.745655">
            <text:p>-4.7456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46938">
            <text:p>-8.46938</text:p>
          </table:table-cell>
          <table:table-cell office:value-type="float" office:value="-4.728576">
            <text:p>-4.7285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28371">
            <text:p>-12.28371</text:p>
          </table:table-cell>
          <table:table-cell office:value-type="float" office:value="-4.943556">
            <text:p>-4.9435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51776">
            <text:p>-16.51776</text:p>
          </table:table-cell>
          <table:table-cell office:value-type="float" office:value="-5.894549">
            <text:p>-5.8945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0166">
            <text:p>-21.0166</text:p>
          </table:table-cell>
          <table:table-cell office:value-type="float" office:value="-8.032088">
            <text:p>-8.0320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62002">
            <text:p>-25.62002</text:p>
          </table:table-cell>
          <table:table-cell office:value-type="float" office:value="-11.67322">
            <text:p>-11.673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15977">
            <text:p>-30.15977</text:p>
          </table:table-cell>
          <table:table-cell office:value-type="float" office:value="-16.72289">
            <text:p>-16.722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4713">
            <text:p>-34.4713</text:p>
          </table:table-cell>
          <table:table-cell office:value-type="float" office:value="-22.13564">
            <text:p>-22.135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39714">
            <text:p>-38.39714</text:p>
          </table:table-cell>
          <table:table-cell office:value-type="float" office:value="-27.8286">
            <text:p>-27.82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79751">
            <text:p>-41.79751</text:p>
          </table:table-cell>
          <table:table-cell office:value-type="float" office:value="-33.6539">
            <text:p>-33.65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54783">
            <text:p>-44.54783</text:p>
          </table:table-cell>
          <table:table-cell office:value-type="float" office:value="-39.34056">
            <text:p>-39.340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5484">
            <text:p>-46.5484</text:p>
          </table:table-cell>
          <table:table-cell office:value-type="float" office:value="-41.98893">
            <text:p>-41.988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2649">
            <text:p>-47.72649</text:p>
          </table:table-cell>
          <table:table-cell office:value-type="float" office:value="-46.1218">
            <text:p>-46.12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013">
            <text:p>-48.04013</text:p>
          </table:table-cell>
          <table:table-cell office:value-type="float" office:value="-47.42117">
            <text:p>-47.421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7744">
            <text:p>-47.47744</text:p>
          </table:table-cell>
          <table:table-cell office:value-type="float" office:value="-50.7571">
            <text:p>-50.75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05882">
            <text:p>-46.05882</text:p>
          </table:table-cell>
          <table:table-cell office:value-type="float" office:value="-52.31836">
            <text:p>-52.318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83653">
            <text:p>-43.83653</text:p>
          </table:table-cell>
          <table:table-cell office:value-type="float" office:value="-54.25699">
            <text:p>-54.256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88969">
            <text:p>-40.88969</text:p>
          </table:table-cell>
          <table:table-cell office:value-type="float" office:value="-54.72928">
            <text:p>-54.729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32571">
            <text:p>-37.32571</text:p>
          </table:table-cell>
          <table:table-cell office:value-type="float" office:value="-53.46655">
            <text:p>-53.466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27376">
            <text:p>-33.27376</text:p>
          </table:table-cell>
          <table:table-cell office:value-type="float" office:value="-49.82365">
            <text:p>-49.823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88216">
            <text:p>-28.88216</text:p>
          </table:table-cell>
          <table:table-cell office:value-type="float" office:value="-45.10151">
            <text:p>-45.101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30728">
            <text:p>-24.30728</text:p>
          </table:table-cell>
          <table:table-cell office:value-type="float" office:value="-40.42596">
            <text:p>-40.425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71631">
            <text:p>-19.71631</text:p>
          </table:table-cell>
          <table:table-cell office:value-type="float" office:value="-36.05576">
            <text:p>-36.055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27566">
            <text:p>-15.27566</text:p>
          </table:table-cell>
          <table:table-cell office:value-type="float" office:value="-32.1102">
            <text:p>-32.11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14753">
            <text:p>-11.14753</text:p>
          </table:table-cell>
          <table:table-cell office:value-type="float" office:value="-28.11732">
            <text:p>-28.117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478927">
            <text:p>-7.478927</text:p>
          </table:table-cell>
          <table:table-cell office:value-type="float" office:value="-24.24337">
            <text:p>-24.243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4042">
            <text:p>-4.4042</text:p>
          </table:table-cell>
          <table:table-cell office:value-type="float" office:value="-20.29738">
            <text:p>-20.297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034798">
            <text:p>-2.034798</text:p>
          </table:table-cell>
          <table:table-cell office:value-type="float" office:value="-16.51439">
            <text:p>-16.514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569743">
            <text:p>-0.4569743</text:p>
          </table:table-cell>
          <table:table-cell office:value-type="float" office:value="-13.08444">
            <text:p>-13.084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680178">
            <text:p>-9.6801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637731">
            <text:p>-6.6377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8861204">
            <text:p>-0.8861204</text:p>
          </table:table-cell>
          <table:table-cell office:value-type="float" office:value="-4.482618">
            <text:p>-4.4826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732655">
            <text:p>-2.732655</text:p>
          </table:table-cell>
          <table:table-cell office:value-type="float" office:value="-4.757323">
            <text:p>-4.7573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345562">
            <text:p>-5.345562</text:p>
          </table:table-cell>
          <table:table-cell office:value-type="float" office:value="-4.718083">
            <text:p>-4.7180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629673">
            <text:p>-8.629673</text:p>
          </table:table-cell>
          <table:table-cell office:value-type="float" office:value="-4.69035">
            <text:p>-4.690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46595">
            <text:p>-12.46595</text:p>
          </table:table-cell>
          <table:table-cell office:value-type="float" office:value="-4.911989">
            <text:p>-4.9119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71393">
            <text:p>-16.71393</text:p>
          </table:table-cell>
          <table:table-cell office:value-type="float" office:value="-5.82265">
            <text:p>-5.822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22235">
            <text:p>-21.22235</text:p>
          </table:table-cell>
          <table:table-cell office:value-type="float" office:value="-7.915098">
            <text:p>-7.9150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8265">
            <text:p>-25.8265</text:p>
          </table:table-cell>
          <table:table-cell office:value-type="float" office:value="-11.53898">
            <text:p>-11.538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35949">
            <text:p>-30.35949</text:p>
          </table:table-cell>
          <table:table-cell office:value-type="float" office:value="-16.66254">
            <text:p>-16.662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6557">
            <text:p>-34.6557</text:p>
          </table:table-cell>
          <table:table-cell office:value-type="float" office:value="-22.16092">
            <text:p>-22.160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56214">
            <text:p>-38.56214</text:p>
          </table:table-cell>
          <table:table-cell office:value-type="float" office:value="-27.96687">
            <text:p>-27.966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9358">
            <text:p>-41.9358</text:p>
          </table:table-cell>
          <table:table-cell office:value-type="float" office:value="-33.87686">
            <text:p>-33.876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6544">
            <text:p>-44.6544</text:p>
          </table:table-cell>
          <table:table-cell office:value-type="float" office:value="-39.59389">
            <text:p>-39.593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61889">
            <text:p>-46.61889</text:p>
          </table:table-cell>
          <table:table-cell office:value-type="float" office:value="-41.91825">
            <text:p>-41.918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5932">
            <text:p>-47.75932</text:p>
          </table:table-cell>
          <table:table-cell office:value-type="float" office:value="-46.01917">
            <text:p>-46.019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3362">
            <text:p>-48.03362</text:p>
          </table:table-cell>
          <table:table-cell office:value-type="float" office:value="-47.33501">
            <text:p>-47.335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3182">
            <text:p>-47.43182</text:p>
          </table:table-cell>
          <table:table-cell office:value-type="float" office:value="-50.89971">
            <text:p>-50.899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97634">
            <text:p>-45.97634</text:p>
          </table:table-cell>
          <table:table-cell office:value-type="float" office:value="-52.32721">
            <text:p>-52.327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71901">
            <text:p>-43.71901</text:p>
          </table:table-cell>
          <table:table-cell office:value-type="float" office:value="-54.41888">
            <text:p>-54.418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74199">
            <text:p>-40.74199</text:p>
          </table:table-cell>
          <table:table-cell office:value-type="float" office:value="-55.01574">
            <text:p>-55.015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15317">
            <text:p>-37.15317</text:p>
          </table:table-cell>
          <table:table-cell office:value-type="float" office:value="-51.91254">
            <text:p>-51.912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084">
            <text:p>-33.084</text:p>
          </table:table-cell>
          <table:table-cell office:value-type="float" office:value="-49.17656">
            <text:p>-49.176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67939">
            <text:p>-28.67939</text:p>
          </table:table-cell>
          <table:table-cell office:value-type="float" office:value="-44.95551">
            <text:p>-44.955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1002">
            <text:p>-24.1002</text:p>
          </table:table-cell>
          <table:table-cell office:value-type="float" office:value="-40.57044">
            <text:p>-40.570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51244">
            <text:p>-19.51244</text:p>
          </table:table-cell>
          <table:table-cell office:value-type="float" office:value="-36.04583">
            <text:p>-36.045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08375">
            <text:p>-15.08375</text:p>
          </table:table-cell>
          <table:table-cell office:value-type="float" office:value="-31.88972">
            <text:p>-31.889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97184">
            <text:p>-10.97184</text:p>
          </table:table-cell>
          <table:table-cell office:value-type="float" office:value="-27.73839">
            <text:p>-27.738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327194">
            <text:p>-7.327194</text:p>
          </table:table-cell>
          <table:table-cell office:value-type="float" office:value="-23.86026">
            <text:p>-23.860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281929">
            <text:p>-4.281929</text:p>
          </table:table-cell>
          <table:table-cell office:value-type="float" office:value="-19.89961">
            <text:p>-19.899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947044">
            <text:p>-1.947044</text:p>
          </table:table-cell>
          <table:table-cell office:value-type="float" office:value="-16.19837">
            <text:p>-16.198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056814">
            <text:p>-0.4056814</text:p>
          </table:table-cell>
          <table:table-cell office:value-type="float" office:value="-12.88341">
            <text:p>-12.883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568545">
            <text:p>-9.5685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574083">
            <text:p>-6.5740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9511358">
            <text:p>-0.9511358</text:p>
          </table:table-cell>
          <table:table-cell office:value-type="float" office:value="-4.585992">
            <text:p>-4.5859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83418">
            <text:p>-2.83418</text:p>
          </table:table-cell>
          <table:table-cell office:value-type="float" office:value="-4.457379">
            <text:p>-4.4573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479456">
            <text:p>-5.479456</text:p>
          </table:table-cell>
          <table:table-cell office:value-type="float" office:value="-5.267563">
            <text:p>-5.2675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791082">
            <text:p>-8.791082</text:p>
          </table:table-cell>
          <table:table-cell office:value-type="float" office:value="-5.297054">
            <text:p>-5.2970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64772">
            <text:p>-12.64772</text:p>
          </table:table-cell>
          <table:table-cell office:value-type="float" office:value="-5.411134">
            <text:p>-5.4111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91203">
            <text:p>-16.91203</text:p>
          </table:table-cell>
          <table:table-cell office:value-type="float" office:value="-6.036048">
            <text:p>-6.0360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42831">
            <text:p>-21.42831</text:p>
          </table:table-cell>
          <table:table-cell office:value-type="float" office:value="-7.606432">
            <text:p>-7.6064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03284">
            <text:p>-26.03284</text:p>
          </table:table-cell>
          <table:table-cell office:value-type="float" office:value="-10.85368">
            <text:p>-10.853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55732">
            <text:p>-30.55732</text:p>
          </table:table-cell>
          <table:table-cell office:value-type="float" office:value="-15.9848">
            <text:p>-15.98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84063">
            <text:p>-34.84063</text:p>
          </table:table-cell>
          <table:table-cell office:value-type="float" office:value="-21.76311">
            <text:p>-21.763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72606">
            <text:p>-38.72606</text:p>
          </table:table-cell>
          <table:table-cell office:value-type="float" office:value="-27.68241">
            <text:p>-27.682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07276">
            <text:p>-42.07276</text:p>
          </table:table-cell>
          <table:table-cell office:value-type="float" office:value="-33.67164">
            <text:p>-33.671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75869">
            <text:p>-44.75869</text:p>
          </table:table-cell>
          <table:table-cell office:value-type="float" office:value="-39.21206">
            <text:p>-39.212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68821">
            <text:p>-46.68821</text:p>
          </table:table-cell>
          <table:table-cell office:value-type="float" office:value="-41.81496">
            <text:p>-41.814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9041">
            <text:p>-47.79041</text:p>
          </table:table-cell>
          <table:table-cell office:value-type="float" office:value="-45.65903">
            <text:p>-45.659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2533">
            <text:p>-48.02533</text:p>
          </table:table-cell>
          <table:table-cell office:value-type="float" office:value="-47.41316">
            <text:p>-47.413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8481">
            <text:p>-47.38481</text:p>
          </table:table-cell>
          <table:table-cell office:value-type="float" office:value="-50.86697">
            <text:p>-50.866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89165">
            <text:p>-45.89165</text:p>
          </table:table-cell>
          <table:table-cell office:value-type="float" office:value="-52.63642">
            <text:p>-52.636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60004">
            <text:p>-43.60004</text:p>
          </table:table-cell>
          <table:table-cell office:value-type="float" office:value="-54.46386">
            <text:p>-54.463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59304">
            <text:p>-40.59304</text:p>
          </table:table-cell>
          <table:table-cell office:value-type="float" office:value="-54.92182">
            <text:p>-54.921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98089">
            <text:p>-36.98089</text:p>
          </table:table-cell>
          <table:table-cell office:value-type="float" office:value="-51.70819">
            <text:p>-51.708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89221">
            <text:p>-32.89221</text:p>
          </table:table-cell>
          <table:table-cell office:value-type="float" office:value="-48.87334">
            <text:p>-48.873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47626">
            <text:p>-28.47626</text:p>
          </table:table-cell>
          <table:table-cell office:value-type="float" office:value="-44.65216">
            <text:p>-44.652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89459">
            <text:p>-23.89459</text:p>
          </table:table-cell>
          <table:table-cell office:value-type="float" office:value="-40.31025">
            <text:p>-40.310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31033">
            <text:p>-19.31033</text:p>
          </table:table-cell>
          <table:table-cell office:value-type="float" office:value="-35.8521">
            <text:p>-35.85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8911">
            <text:p>-14.8911</text:p>
          </table:table-cell>
          <table:table-cell office:value-type="float" office:value="-31.70941">
            <text:p>-31.709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79709">
            <text:p>-10.79709</text:p>
          </table:table-cell>
          <table:table-cell office:value-type="float" office:value="-27.54056">
            <text:p>-27.540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177742">
            <text:p>-7.177742</text:p>
          </table:table-cell>
          <table:table-cell office:value-type="float" office:value="-23.68208">
            <text:p>-23.682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161951">
            <text:p>-4.161951</text:p>
          </table:table-cell>
          <table:table-cell office:value-type="float" office:value="-19.74159">
            <text:p>-19.741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860264">
            <text:p>-1.860264</text:p>
          </table:table-cell>
          <table:table-cell office:value-type="float" office:value="-16.08964">
            <text:p>-16.089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561097">
            <text:p>-0.3561097</text:p>
          </table:table-cell>
          <table:table-cell office:value-type="float" office:value="-12.73262">
            <text:p>-12.732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393772">
            <text:p>-9.3937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396936">
            <text:p>-6.3969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018292">
            <text:p>-1.018292</text:p>
          </table:table-cell>
          <table:table-cell office:value-type="float" office:value="-4.475446">
            <text:p>-4.4754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937247">
            <text:p>-2.937247</text:p>
          </table:table-cell>
          <table:table-cell office:value-type="float" office:value="-4.392309">
            <text:p>-4.3923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613729">
            <text:p>-5.613729</text:p>
          </table:table-cell>
          <table:table-cell office:value-type="float" office:value="-5.231506">
            <text:p>-5.2315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952435">
            <text:p>-8.952435</text:p>
          </table:table-cell>
          <table:table-cell office:value-type="float" office:value="-5.282681">
            <text:p>-5.2826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83161">
            <text:p>-12.83161</text:p>
          </table:table-cell>
          <table:table-cell office:value-type="float" office:value="-5.430329">
            <text:p>-5.4303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11064">
            <text:p>-17.11064</text:p>
          </table:table-cell>
          <table:table-cell office:value-type="float" office:value="-6.108686">
            <text:p>-6.1086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63297">
            <text:p>-21.63297</text:p>
          </table:table-cell>
          <table:table-cell office:value-type="float" office:value="-7.786186">
            <text:p>-7.7861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23755">
            <text:p>-26.23755</text:p>
          </table:table-cell>
          <table:table-cell office:value-type="float" office:value="-11.14633">
            <text:p>-11.146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75608">
            <text:p>-30.75608</text:p>
          </table:table-cell>
          <table:table-cell office:value-type="float" office:value="-16.35395">
            <text:p>-16.353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02477">
            <text:p>-35.02477</text:p>
          </table:table-cell>
          <table:table-cell office:value-type="float" office:value="-22.05535">
            <text:p>-22.055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88773">
            <text:p>-38.88773</text:p>
          </table:table-cell>
          <table:table-cell office:value-type="float" office:value="-27.96059">
            <text:p>-27.960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20743">
            <text:p>-42.20743</text:p>
          </table:table-cell>
          <table:table-cell office:value-type="float" office:value="-33.93886">
            <text:p>-33.938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86221">
            <text:p>-44.86221</text:p>
          </table:table-cell>
          <table:table-cell office:value-type="float" office:value="-39.42416">
            <text:p>-39.424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75586">
            <text:p>-46.75586</text:p>
          </table:table-cell>
          <table:table-cell office:value-type="float" office:value="-41.96624">
            <text:p>-41.966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1953">
            <text:p>-47.81953</text:p>
          </table:table-cell>
          <table:table-cell office:value-type="float" office:value="-45.80608">
            <text:p>-45.806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1535">
            <text:p>-48.01535</text:p>
          </table:table-cell>
          <table:table-cell office:value-type="float" office:value="-47.68232">
            <text:p>-47.682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3574">
            <text:p>-47.33574</text:p>
          </table:table-cell>
          <table:table-cell office:value-type="float" office:value="-50.71904">
            <text:p>-50.719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80534">
            <text:p>-45.80534</text:p>
          </table:table-cell>
          <table:table-cell office:value-type="float" office:value="-52.82616">
            <text:p>-52.826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48048">
            <text:p>-43.48048</text:p>
          </table:table-cell>
          <table:table-cell office:value-type="float" office:value="-54.35179">
            <text:p>-54.351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44395">
            <text:p>-40.44395</text:p>
          </table:table-cell>
          <table:table-cell office:value-type="float" office:value="-54.67991">
            <text:p>-54.679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80642">
            <text:p>-36.80642</text:p>
          </table:table-cell>
          <table:table-cell office:value-type="float" office:value="-51.47355">
            <text:p>-51.473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69976">
            <text:p>-32.69976</text:p>
          </table:table-cell>
          <table:table-cell office:value-type="float" office:value="-48.60681">
            <text:p>-48.606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27425">
            <text:p>-28.27425</text:p>
          </table:table-cell>
          <table:table-cell office:value-type="float" office:value="-44.41707">
            <text:p>-44.417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68749">
            <text:p>-23.68749</text:p>
          </table:table-cell>
          <table:table-cell office:value-type="float" office:value="-40.08843">
            <text:p>-40.088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10711">
            <text:p>-19.10711</text:p>
          </table:table-cell>
          <table:table-cell office:value-type="float" office:value="-35.7411">
            <text:p>-35.74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69911">
            <text:p>-14.69911</text:p>
          </table:table-cell>
          <table:table-cell office:value-type="float" office:value="-31.5918">
            <text:p>-31.59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62453">
            <text:p>-10.62453</text:p>
          </table:table-cell>
          <table:table-cell office:value-type="float" office:value="-27.4146">
            <text:p>-27.41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028436">
            <text:p>-7.028436</text:p>
          </table:table-cell>
          <table:table-cell office:value-type="float" office:value="-23.55262">
            <text:p>-23.552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042549">
            <text:p>-4.042549</text:p>
          </table:table-cell>
          <table:table-cell office:value-type="float" office:value="-19.59792">
            <text:p>-19.597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775095">
            <text:p>-1.775095</text:p>
          </table:table-cell>
          <table:table-cell office:value-type="float" office:value="-15.96327">
            <text:p>-15.963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085966">
            <text:p>-0.3085966</text:p>
          </table:table-cell>
          <table:table-cell office:value-type="float" office:value="-12.62182">
            <text:p>-12.621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343001">
            <text:p>-9.343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390374">
            <text:p>-6.3903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087123">
            <text:p>-1.087123</text:p>
          </table:table-cell>
          <table:table-cell office:value-type="float" office:value="-4.497537">
            <text:p>-4.4975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041097">
            <text:p>-3.041097</text:p>
          </table:table-cell>
          <table:table-cell office:value-type="float" office:value="-4.424963">
            <text:p>-4.4249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750299">
            <text:p>-5.750299</text:p>
          </table:table-cell>
          <table:table-cell office:value-type="float" office:value="-5.23888">
            <text:p>-5.238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116035">
            <text:p>-9.116035</text:p>
          </table:table-cell>
          <table:table-cell office:value-type="float" office:value="-5.305112">
            <text:p>-5.3051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01631">
            <text:p>-13.01631</text:p>
          </table:table-cell>
          <table:table-cell office:value-type="float" office:value="-5.496508">
            <text:p>-5.4965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30833">
            <text:p>-17.30833</text:p>
          </table:table-cell>
          <table:table-cell office:value-type="float" office:value="-6.247958">
            <text:p>-6.2479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83926">
            <text:p>-21.83926</text:p>
          </table:table-cell>
          <table:table-cell office:value-type="float" office:value="-8.048495">
            <text:p>-8.0484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44356">
            <text:p>-26.44356</text:p>
          </table:table-cell>
          <table:table-cell office:value-type="float" office:value="-11.4974">
            <text:p>-11.49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95433">
            <text:p>-30.95433</text:p>
          </table:table-cell>
          <table:table-cell office:value-type="float" office:value="-16.71674">
            <text:p>-16.716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20678">
            <text:p>-35.20678</text:p>
          </table:table-cell>
          <table:table-cell office:value-type="float" office:value="-22.42262">
            <text:p>-22.422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04947">
            <text:p>-39.04947</text:p>
          </table:table-cell>
          <table:table-cell office:value-type="float" office:value="-28.34252">
            <text:p>-28.342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34172">
            <text:p>-42.34172</text:p>
          </table:table-cell>
          <table:table-cell office:value-type="float" office:value="-34.34008">
            <text:p>-34.340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9642">
            <text:p>-44.9642</text:p>
          </table:table-cell>
          <table:table-cell office:value-type="float" office:value="-39.69542">
            <text:p>-39.695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82137">
            <text:p>-46.82137</text:p>
          </table:table-cell>
          <table:table-cell office:value-type="float" office:value="-42.10662">
            <text:p>-42.106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4712">
            <text:p>-47.84712</text:p>
          </table:table-cell>
          <table:table-cell office:value-type="float" office:value="-46.15662">
            <text:p>-46.156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0354">
            <text:p>-48.00354</text:p>
          </table:table-cell>
          <table:table-cell office:value-type="float" office:value="-47.8869">
            <text:p>-47.88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8496">
            <text:p>-47.28496</text:p>
          </table:table-cell>
          <table:table-cell office:value-type="float" office:value="-51.06419">
            <text:p>-51.064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71806">
            <text:p>-45.71806</text:p>
          </table:table-cell>
          <table:table-cell office:value-type="float" office:value="-53.07951">
            <text:p>-53.079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35863">
            <text:p>-43.35863</text:p>
          </table:table-cell>
          <table:table-cell office:value-type="float" office:value="-54.60745">
            <text:p>-54.607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29257">
            <text:p>-40.29257</text:p>
          </table:table-cell>
          <table:table-cell office:value-type="float" office:value="-54.93938">
            <text:p>-54.939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63101">
            <text:p>-36.63101</text:p>
          </table:table-cell>
          <table:table-cell office:value-type="float" office:value="-51.63258">
            <text:p>-51.632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50804">
            <text:p>-32.50804</text:p>
          </table:table-cell>
          <table:table-cell office:value-type="float" office:value="-48.67339">
            <text:p>-48.673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07047">
            <text:p>-28.07047</text:p>
          </table:table-cell>
          <table:table-cell office:value-type="float" office:value="-44.35291">
            <text:p>-44.352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48041">
            <text:p>-23.48041</text:p>
          </table:table-cell>
          <table:table-cell office:value-type="float" office:value="-39.99126">
            <text:p>-39.991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90423">
            <text:p>-18.90423</text:p>
          </table:table-cell>
          <table:table-cell office:value-type="float" office:value="-35.51785">
            <text:p>-35.517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50916">
            <text:p>-14.50916</text:p>
          </table:table-cell>
          <table:table-cell office:value-type="float" office:value="-31.3967">
            <text:p>-31.39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4517">
            <text:p>-10.4517</text:p>
          </table:table-cell>
          <table:table-cell office:value-type="float" office:value="-27.22478">
            <text:p>-27.224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880366">
            <text:p>-6.880366</text:p>
          </table:table-cell>
          <table:table-cell office:value-type="float" office:value="-23.36305">
            <text:p>-23.363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924601">
            <text:p>-3.924601</text:p>
          </table:table-cell>
          <table:table-cell office:value-type="float" office:value="-19.43811">
            <text:p>-19.438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692137">
            <text:p>-1.692137</text:p>
          </table:table-cell>
          <table:table-cell office:value-type="float" office:value="-15.77971">
            <text:p>-15.779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624631">
            <text:p>-0.2624631</text:p>
          </table:table-cell>
          <table:table-cell office:value-type="float" office:value="-12.47939">
            <text:p>-12.479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200562">
            <text:p>-9.2005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263909">
            <text:p>-6.2639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157115">
            <text:p>-1.157115</text:p>
          </table:table-cell>
          <table:table-cell office:value-type="float" office:value="-4.455489">
            <text:p>-4.4554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147214">
            <text:p>-3.147214</text:p>
          </table:table-cell>
          <table:table-cell office:value-type="float" office:value="-4.400239">
            <text:p>-4.4002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888198">
            <text:p>-5.888198</text:p>
          </table:table-cell>
          <table:table-cell office:value-type="float" office:value="-5.278191">
            <text:p>-5.2781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280717">
            <text:p>-9.280717</text:p>
          </table:table-cell>
          <table:table-cell office:value-type="float" office:value="-5.343388">
            <text:p>-5.3433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20048">
            <text:p>-13.20048</text:p>
          </table:table-cell>
          <table:table-cell office:value-type="float" office:value="-5.503669">
            <text:p>-5.5036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50791">
            <text:p>-17.50791</text:p>
          </table:table-cell>
          <table:table-cell office:value-type="float" office:value="-6.170568">
            <text:p>-6.1705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0457">
            <text:p>-22.0457</text:p>
          </table:table-cell>
          <table:table-cell office:value-type="float" office:value="-7.938796">
            <text:p>-7.9387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64937">
            <text:p>-26.64937</text:p>
          </table:table-cell>
          <table:table-cell office:value-type="float" office:value="-11.47298">
            <text:p>-11.472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15066">
            <text:p>-31.15066</text:p>
          </table:table-cell>
          <table:table-cell office:value-type="float" office:value="-16.86918">
            <text:p>-16.869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8926">
            <text:p>-35.38926</text:p>
          </table:table-cell>
          <table:table-cell office:value-type="float" office:value="-22.68306">
            <text:p>-22.683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21009">
            <text:p>-39.21009</text:p>
          </table:table-cell>
          <table:table-cell office:value-type="float" office:value="-28.66059">
            <text:p>-28.660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47466">
            <text:p>-42.47466</text:p>
          </table:table-cell>
          <table:table-cell office:value-type="float" office:value="-34.65562">
            <text:p>-34.655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06392">
            <text:p>-45.06392</text:p>
          </table:table-cell>
          <table:table-cell office:value-type="float" office:value="-40.01114">
            <text:p>-40.011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88567">
            <text:p>-46.88567</text:p>
          </table:table-cell>
          <table:table-cell office:value-type="float" office:value="-42.32714">
            <text:p>-42.327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7294">
            <text:p>-47.87294</text:p>
          </table:table-cell>
          <table:table-cell office:value-type="float" office:value="-46.56587">
            <text:p>-46.565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8995">
            <text:p>-47.98995</text:p>
          </table:table-cell>
          <table:table-cell office:value-type="float" office:value="-48.2061">
            <text:p>-48.20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3284">
            <text:p>-47.23284</text:p>
          </table:table-cell>
          <table:table-cell office:value-type="float" office:value="-51.19902">
            <text:p>-51.199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62855">
            <text:p>-45.62855</text:p>
          </table:table-cell>
          <table:table-cell office:value-type="float" office:value="-53.0679">
            <text:p>-53.06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23536">
            <text:p>-43.23536</text:p>
          </table:table-cell>
          <table:table-cell office:value-type="float" office:value="-54.46858">
            <text:p>-54.468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13999">
            <text:p>-40.13999</text:p>
          </table:table-cell>
          <table:table-cell office:value-type="float" office:value="-54.65828">
            <text:p>-54.658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45591">
            <text:p>-36.45591</text:p>
          </table:table-cell>
          <table:table-cell office:value-type="float" office:value="-51.33947">
            <text:p>-51.339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31431">
            <text:p>-32.31431</text:p>
          </table:table-cell>
          <table:table-cell office:value-type="float" office:value="-48.38152">
            <text:p>-48.381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86638">
            <text:p>-27.86638</text:p>
          </table:table-cell>
          <table:table-cell office:value-type="float" office:value="-44.12709">
            <text:p>-44.127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27336">
            <text:p>-23.27336</text:p>
          </table:table-cell>
          <table:table-cell office:value-type="float" office:value="-39.76175">
            <text:p>-39.761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70316">
            <text:p>-18.70316</text:p>
          </table:table-cell>
          <table:table-cell office:value-type="float" office:value="-35.43037">
            <text:p>-35.430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31853">
            <text:p>-14.31853</text:p>
          </table:table-cell>
          <table:table-cell office:value-type="float" office:value="-31.32012">
            <text:p>-31.320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27986">
            <text:p>-10.27986</text:p>
          </table:table-cell>
          <table:table-cell office:value-type="float" office:value="-27.10768">
            <text:p>-27.107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733539">
            <text:p>-6.733539</text:p>
          </table:table-cell>
          <table:table-cell office:value-type="float" office:value="-23.23899">
            <text:p>-23.238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80894">
            <text:p>-3.80894</text:p>
          </table:table-cell>
          <table:table-cell office:value-type="float" office:value="-19.30427">
            <text:p>-19.304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610201">
            <text:p>-1.610201</text:p>
          </table:table-cell>
          <table:table-cell office:value-type="float" office:value="-15.67447">
            <text:p>-15.674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180595">
            <text:p>-0.2180595</text:p>
          </table:table-cell>
          <table:table-cell office:value-type="float" office:value="-12.322">
            <text:p>-12.3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067894">
            <text:p>-9.0678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2409309">
            <text:p>-0.02409309</text:p>
          </table:table-cell>
          <table:table-cell office:value-type="float" office:value="-6.17276">
            <text:p>-6.172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229269">
            <text:p>-1.229269</text:p>
          </table:table-cell>
          <table:table-cell office:value-type="float" office:value="-4.454566">
            <text:p>-4.4545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254849">
            <text:p>-3.254849</text:p>
          </table:table-cell>
          <table:table-cell office:value-type="float" office:value="-4.444088">
            <text:p>-4.4440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026417">
            <text:p>-6.026417</text:p>
          </table:table-cell>
          <table:table-cell office:value-type="float" office:value="-5.330574">
            <text:p>-5.3305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445283">
            <text:p>-9.445283</text:p>
          </table:table-cell>
          <table:table-cell office:value-type="float" office:value="-5.416635">
            <text:p>-5.4166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38675">
            <text:p>-13.38675</text:p>
          </table:table-cell>
          <table:table-cell office:value-type="float" office:value="-5.609443">
            <text:p>-5.6094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70796">
            <text:p>-17.70796</text:p>
          </table:table-cell>
          <table:table-cell office:value-type="float" office:value="-6.33348">
            <text:p>-6.333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2508">
            <text:p>-22.2508</text:p>
          </table:table-cell>
          <table:table-cell office:value-type="float" office:value="-8.181533">
            <text:p>-8.1815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85352">
            <text:p>-26.85352</text:p>
          </table:table-cell>
          <table:table-cell office:value-type="float" office:value="-11.78148">
            <text:p>-11.781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34786">
            <text:p>-31.34786</text:p>
          </table:table-cell>
          <table:table-cell office:value-type="float" office:value="-17.16877">
            <text:p>-17.168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5709">
            <text:p>-35.5709</text:p>
          </table:table-cell>
          <table:table-cell office:value-type="float" office:value="-22.9699">
            <text:p>-22.96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36846">
            <text:p>-39.36846</text:p>
          </table:table-cell>
          <table:table-cell office:value-type="float" office:value="-28.92994">
            <text:p>-28.929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6053">
            <text:p>-42.6053</text:p>
          </table:table-cell>
          <table:table-cell office:value-type="float" office:value="-34.90932">
            <text:p>-34.909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16281">
            <text:p>-45.16281</text:p>
          </table:table-cell>
          <table:table-cell office:value-type="float" office:value="-40.22114">
            <text:p>-40.221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94828">
            <text:p>-46.94828</text:p>
          </table:table-cell>
          <table:table-cell office:value-type="float" office:value="-42.43819">
            <text:p>-42.438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9684">
            <text:p>-47.89684</text:p>
          </table:table-cell>
          <table:table-cell office:value-type="float" office:value="-46.62788">
            <text:p>-46.627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7472">
            <text:p>-47.97472</text:p>
          </table:table-cell>
          <table:table-cell office:value-type="float" office:value="-48.40634">
            <text:p>-48.406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7863">
            <text:p>-47.17863</text:p>
          </table:table-cell>
          <table:table-cell office:value-type="float" office:value="-51.0289">
            <text:p>-51.02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53745">
            <text:p>-45.53745</text:p>
          </table:table-cell>
          <table:table-cell office:value-type="float" office:value="-52.80215">
            <text:p>-52.802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11155">
            <text:p>-43.11155</text:p>
          </table:table-cell>
          <table:table-cell office:value-type="float" office:value="-54.17611">
            <text:p>-54.176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98732">
            <text:p>-39.98732</text:p>
          </table:table-cell>
          <table:table-cell office:value-type="float" office:value="-54.31487">
            <text:p>-54.314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27864">
            <text:p>-36.27864</text:p>
          </table:table-cell>
          <table:table-cell office:value-type="float" office:value="-52.2982">
            <text:p>-52.29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11996">
            <text:p>-32.11996</text:p>
          </table:table-cell>
          <table:table-cell office:value-type="float" office:value="-48.26974">
            <text:p>-48.269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66345">
            <text:p>-27.66345</text:p>
          </table:table-cell>
          <table:table-cell office:value-type="float" office:value="-43.6319">
            <text:p>-43.63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06782">
            <text:p>-23.06782</text:p>
          </table:table-cell>
          <table:table-cell office:value-type="float" office:value="-39.13492">
            <text:p>-39.134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50103">
            <text:p>-18.50103</text:p>
          </table:table-cell>
          <table:table-cell office:value-type="float" office:value="-35.0086">
            <text:p>-35.00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12859">
            <text:p>-14.12859</text:p>
          </table:table-cell>
          <table:table-cell office:value-type="float" office:value="-30.97175">
            <text:p>-30.971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11022">
            <text:p>-10.11022</text:p>
          </table:table-cell>
          <table:table-cell office:value-type="float" office:value="-27.03962">
            <text:p>-27.039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589002">
            <text:p>-6.589002</text:p>
          </table:table-cell>
          <table:table-cell office:value-type="float" office:value="-23.11679">
            <text:p>-23.116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693915">
            <text:p>-3.693915</text:p>
          </table:table-cell>
          <table:table-cell office:value-type="float" office:value="-19.28343">
            <text:p>-19.283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529898">
            <text:p>-1.529898</text:p>
          </table:table-cell>
          <table:table-cell office:value-type="float" office:value="-15.46923">
            <text:p>-15.469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75687">
            <text:p>-0.175687</text:p>
          </table:table-cell>
          <table:table-cell office:value-type="float" office:value="-12.21751">
            <text:p>-12.217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894591">
            <text:p>-8.8945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5989767">
            <text:p>-0.05989767</text:p>
          </table:table-cell>
          <table:table-cell office:value-type="float" office:value="-6.026427">
            <text:p>-6.0264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303082">
            <text:p>-1.303082</text:p>
          </table:table-cell>
          <table:table-cell office:value-type="float" office:value="-4.251601">
            <text:p>-4.2516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363213">
            <text:p>-3.363213</text:p>
          </table:table-cell>
          <table:table-cell office:value-type="float" office:value="-4.206263">
            <text:p>-4.2062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166933">
            <text:p>-6.166933</text:p>
          </table:table-cell>
          <table:table-cell office:value-type="float" office:value="-4.178795">
            <text:p>-4.1787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612083">
            <text:p>-9.612083</text:p>
          </table:table-cell>
          <table:table-cell office:value-type="float" office:value="-4.995124">
            <text:p>-4.9951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57379">
            <text:p>-13.57379</text:p>
          </table:table-cell>
          <table:table-cell office:value-type="float" office:value="-5.369508">
            <text:p>-5.3695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90703">
            <text:p>-17.90703</text:p>
          </table:table-cell>
          <table:table-cell office:value-type="float" office:value="-6.340195">
            <text:p>-6.3401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45749">
            <text:p>-22.45749</text:p>
          </table:table-cell>
          <table:table-cell office:value-type="float" office:value="-8.515115">
            <text:p>-8.5151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05892">
            <text:p>-27.05892</text:p>
          </table:table-cell>
          <table:table-cell office:value-type="float" office:value="-12.30169">
            <text:p>-12.301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54451">
            <text:p>-31.54451</text:p>
          </table:table-cell>
          <table:table-cell office:value-type="float" office:value="-17.62081">
            <text:p>-17.620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7504">
            <text:p>-35.7504</text:p>
          </table:table-cell>
          <table:table-cell office:value-type="float" office:value="-23.32868">
            <text:p>-23.328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52683">
            <text:p>-39.52683</text:p>
          </table:table-cell>
          <table:table-cell office:value-type="float" office:value="-29.19091">
            <text:p>-29.190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73551">
            <text:p>-42.73551</text:p>
          </table:table-cell>
          <table:table-cell office:value-type="float" office:value="-35.07476">
            <text:p>-35.074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26014">
            <text:p>-45.26014</text:p>
          </table:table-cell>
          <table:table-cell office:value-type="float" office:value="-40.32034">
            <text:p>-40.320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0877">
            <text:p>-47.00877</text:p>
          </table:table-cell>
          <table:table-cell office:value-type="float" office:value="-42.51442">
            <text:p>-42.514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1916">
            <text:p>-47.91916</text:p>
          </table:table-cell>
          <table:table-cell office:value-type="float" office:value="-46.36235">
            <text:p>-46.362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5761">
            <text:p>-47.95761</text:p>
          </table:table-cell>
          <table:table-cell office:value-type="float" office:value="-48.25404">
            <text:p>-48.254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2272">
            <text:p>-47.12272</text:p>
          </table:table-cell>
          <table:table-cell office:value-type="float" office:value="-50.7745">
            <text:p>-50.77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44543">
            <text:p>-45.44543</text:p>
          </table:table-cell>
          <table:table-cell office:value-type="float" office:value="-52.9178">
            <text:p>-52.91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98545">
            <text:p>-42.98545</text:p>
          </table:table-cell>
          <table:table-cell office:value-type="float" office:value="-54.30349">
            <text:p>-54.303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83237">
            <text:p>-39.83237</text:p>
          </table:table-cell>
          <table:table-cell office:value-type="float" office:value="-54.43288">
            <text:p>-54.432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10046">
            <text:p>-36.10046</text:p>
          </table:table-cell>
          <table:table-cell office:value-type="float" office:value="-52.3404">
            <text:p>-52.34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92639">
            <text:p>-31.92639</text:p>
          </table:table-cell>
          <table:table-cell office:value-type="float" office:value="-48.18978">
            <text:p>-48.189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45879">
            <text:p>-27.45879</text:p>
          </table:table-cell>
          <table:table-cell office:value-type="float" office:value="-43.41644">
            <text:p>-43.416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86087">
            <text:p>-22.86087</text:p>
          </table:table-cell>
          <table:table-cell office:value-type="float" office:value="-38.86956">
            <text:p>-38.869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29928">
            <text:p>-18.29928</text:p>
          </table:table-cell>
          <table:table-cell office:value-type="float" office:value="-34.70279">
            <text:p>-34.702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94072">
            <text:p>-13.94072</text:p>
          </table:table-cell>
          <table:table-cell office:value-type="float" office:value="-30.68809">
            <text:p>-30.688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940373">
            <text:p>-9.940373</text:p>
          </table:table-cell>
          <table:table-cell office:value-type="float" office:value="-26.79487">
            <text:p>-26.794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444689">
            <text:p>-6.444689</text:p>
          </table:table-cell>
          <table:table-cell office:value-type="float" office:value="-22.90774">
            <text:p>-22.907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580367">
            <text:p>-3.580367</text:p>
          </table:table-cell>
          <table:table-cell office:value-type="float" office:value="-19.14575">
            <text:p>-19.145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451787">
            <text:p>-1.451787</text:p>
          </table:table-cell>
          <table:table-cell office:value-type="float" office:value="-15.26271">
            <text:p>-15.262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347418">
            <text:p>-0.1347418</text:p>
          </table:table-cell>
          <table:table-cell office:value-type="float" office:value="-12.12327">
            <text:p>-12.123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807519">
            <text:p>-8.8075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9744801">
            <text:p>-0.09744801</text:p>
          </table:table-cell>
          <table:table-cell office:value-type="float" office:value="-5.94188">
            <text:p>-5.941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378006">
            <text:p>-1.378006</text:p>
          </table:table-cell>
          <table:table-cell office:value-type="float" office:value="-4.129625">
            <text:p>-4.1296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473852">
            <text:p>-3.473852</text:p>
          </table:table-cell>
          <table:table-cell office:value-type="float" office:value="-4.058206">
            <text:p>-4.0582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308745">
            <text:p>-6.308745</text:p>
          </table:table-cell>
          <table:table-cell office:value-type="float" office:value="-4.035122">
            <text:p>-4.0351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779928">
            <text:p>-9.779928</text:p>
          </table:table-cell>
          <table:table-cell office:value-type="float" office:value="-4.051445">
            <text:p>-4.0514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76024">
            <text:p>-13.76024</text:p>
          </table:table-cell>
          <table:table-cell office:value-type="float" office:value="-4.686757">
            <text:p>-4.6867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10796">
            <text:p>-18.10796</text:p>
          </table:table-cell>
          <table:table-cell office:value-type="float" office:value="-6.225418">
            <text:p>-6.2254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66429">
            <text:p>-22.66429</text:p>
          </table:table-cell>
          <table:table-cell office:value-type="float" office:value="-9.126408">
            <text:p>-9.1264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26408">
            <text:p>-27.26408</text:p>
          </table:table-cell>
          <table:table-cell office:value-type="float" office:value="-13.57864">
            <text:p>-13.578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73921">
            <text:p>-31.73921</text:p>
          </table:table-cell>
          <table:table-cell office:value-type="float" office:value="-18.74917">
            <text:p>-18.749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93032">
            <text:p>-35.93032</text:p>
          </table:table-cell>
          <table:table-cell office:value-type="float" office:value="-24.26948">
            <text:p>-24.269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68405">
            <text:p>-39.68405</text:p>
          </table:table-cell>
          <table:table-cell office:value-type="float" office:value="-29.93178">
            <text:p>-29.931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86433">
            <text:p>-42.86433</text:p>
          </table:table-cell>
          <table:table-cell office:value-type="float" office:value="-35.61778">
            <text:p>-35.617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35522">
            <text:p>-45.35522</text:p>
          </table:table-cell>
          <table:table-cell office:value-type="float" office:value="-40.91298">
            <text:p>-40.912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6801">
            <text:p>-47.06801</text:p>
          </table:table-cell>
          <table:table-cell office:value-type="float" office:value="-42.82169">
            <text:p>-42.821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3971">
            <text:p>-47.93971</text:p>
          </table:table-cell>
          <table:table-cell office:value-type="float" office:value="-46.70534">
            <text:p>-46.705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3873">
            <text:p>-47.93873</text:p>
          </table:table-cell>
          <table:table-cell office:value-type="float" office:value="-48.28545">
            <text:p>-48.285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6552">
            <text:p>-47.06552</text:p>
          </table:table-cell>
          <table:table-cell office:value-type="float" office:value="-51.37771">
            <text:p>-51.377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35116">
            <text:p>-45.35116</text:p>
          </table:table-cell>
          <table:table-cell office:value-type="float" office:value="-53.20109">
            <text:p>-53.201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85795">
            <text:p>-42.85795</text:p>
          </table:table-cell>
          <table:table-cell office:value-type="float" office:value="-54.79704">
            <text:p>-54.797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67625">
            <text:p>-39.67625</text:p>
          </table:table-cell>
          <table:table-cell office:value-type="float" office:value="-54.90496">
            <text:p>-54.904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92266">
            <text:p>-35.92266</text:p>
          </table:table-cell>
          <table:table-cell office:value-type="float" office:value="-51.33815">
            <text:p>-51.338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73085">
            <text:p>-31.73085</text:p>
          </table:table-cell>
          <table:table-cell office:value-type="float" office:value="-48.20169">
            <text:p>-48.201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25387">
            <text:p>-27.25387</text:p>
          </table:table-cell>
          <table:table-cell office:value-type="float" office:value="-43.72445">
            <text:p>-43.724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65399">
            <text:p>-22.65399</text:p>
          </table:table-cell>
          <table:table-cell office:value-type="float" office:value="-39.19152">
            <text:p>-39.191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09938">
            <text:p>-18.09938</text:p>
          </table:table-cell>
          <table:table-cell office:value-type="float" office:value="-34.77571">
            <text:p>-34.775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75222">
            <text:p>-13.75222</text:p>
          </table:table-cell>
          <table:table-cell office:value-type="float" office:value="-30.6757">
            <text:p>-30.67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771547">
            <text:p>-9.771547</text:p>
          </table:table-cell>
          <table:table-cell office:value-type="float" office:value="-26.50446">
            <text:p>-26.504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301654">
            <text:p>-6.301654</text:p>
          </table:table-cell>
          <table:table-cell office:value-type="float" office:value="-22.65749">
            <text:p>-22.657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469102">
            <text:p>-3.469102</text:p>
          </table:table-cell>
          <table:table-cell office:value-type="float" office:value="-18.88295">
            <text:p>-18.882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374753">
            <text:p>-1.374753</text:p>
          </table:table-cell>
          <table:table-cell office:value-type="float" office:value="-15.10709">
            <text:p>-15.107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9553647">
            <text:p>-0.09553647</text:p>
          </table:table-cell>
          <table:table-cell office:value-type="float" office:value="-12.00791">
            <text:p>-12.007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786462">
            <text:p>-8.7864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364529">
            <text:p>-0.1364529</text:p>
          </table:table-cell>
          <table:table-cell office:value-type="float" office:value="-5.950089">
            <text:p>-5.9500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45511">
            <text:p>-1.45511</text:p>
          </table:table-cell>
          <table:table-cell office:value-type="float" office:value="-4.293818">
            <text:p>-4.2938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585987">
            <text:p>-3.585987</text:p>
          </table:table-cell>
          <table:table-cell office:value-type="float" office:value="-4.316746">
            <text:p>-4.3167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451844">
            <text:p>-6.451844</text:p>
          </table:table-cell>
          <table:table-cell office:value-type="float" office:value="-4.251463">
            <text:p>-4.2514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947599">
            <text:p>-9.947599</text:p>
          </table:table-cell>
          <table:table-cell office:value-type="float" office:value="-5.092007">
            <text:p>-5.0920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94877">
            <text:p>-13.94877</text:p>
          </table:table-cell>
          <table:table-cell office:value-type="float" office:value="-5.471637">
            <text:p>-5.4716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30932">
            <text:p>-18.30932</text:p>
          </table:table-cell>
          <table:table-cell office:value-type="float" office:value="-6.405085">
            <text:p>-6.4050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87117">
            <text:p>-22.87117</text:p>
          </table:table-cell>
          <table:table-cell office:value-type="float" office:value="-8.647245">
            <text:p>-8.6472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46753">
            <text:p>-27.46753</text:p>
          </table:table-cell>
          <table:table-cell office:value-type="float" office:value="-12.66246">
            <text:p>-12.662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93472">
            <text:p>-31.93472</text:p>
          </table:table-cell>
          <table:table-cell office:value-type="float" office:value="-18.05994">
            <text:p>-18.059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10936">
            <text:p>-36.10936</text:p>
          </table:table-cell>
          <table:table-cell office:value-type="float" office:value="-23.9294">
            <text:p>-23.92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84011">
            <text:p>-39.84011</text:p>
          </table:table-cell>
          <table:table-cell office:value-type="float" office:value="-29.92088">
            <text:p>-29.920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99086">
            <text:p>-42.99086</text:p>
          </table:table-cell>
          <table:table-cell office:value-type="float" office:value="-35.89167">
            <text:p>-35.891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44941">
            <text:p>-45.44941</text:p>
          </table:table-cell>
          <table:table-cell office:value-type="float" office:value="-40.23111">
            <text:p>-40.231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2555">
            <text:p>-47.12555</text:p>
          </table:table-cell>
          <table:table-cell office:value-type="float" office:value="-43.63485">
            <text:p>-43.634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5837">
            <text:p>-47.95837</text:p>
          </table:table-cell>
          <table:table-cell office:value-type="float" office:value="-46.81017">
            <text:p>-46.810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1824">
            <text:p>-47.91824</text:p>
          </table:table-cell>
          <table:table-cell office:value-type="float" office:value="-48.98058">
            <text:p>-48.980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0621">
            <text:p>-47.00621</text:p>
          </table:table-cell>
          <table:table-cell office:value-type="float" office:value="-50.89584">
            <text:p>-50.895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25533">
            <text:p>-45.25533</text:p>
          </table:table-cell>
          <table:table-cell office:value-type="float" office:value="-52.62278">
            <text:p>-52.622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72998">
            <text:p>-42.72998</text:p>
          </table:table-cell>
          <table:table-cell office:value-type="float" office:value="-53.72648">
            <text:p>-53.726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5201">
            <text:p>-39.5201</text:p>
          </table:table-cell>
          <table:table-cell office:value-type="float" office:value="-53.40085">
            <text:p>-53.400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74271">
            <text:p>-35.74271</text:p>
          </table:table-cell>
          <table:table-cell office:value-type="float" office:value="-50.97863">
            <text:p>-50.978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53473">
            <text:p>-31.53473</text:p>
          </table:table-cell>
          <table:table-cell office:value-type="float" office:value="-46.9826">
            <text:p>-46.98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05016">
            <text:p>-27.05016</text:p>
          </table:table-cell>
          <table:table-cell office:value-type="float" office:value="-42.76612">
            <text:p>-42.766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44868">
            <text:p>-22.44868</text:p>
          </table:table-cell>
          <table:table-cell office:value-type="float" office:value="-38.69506">
            <text:p>-38.695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89847">
            <text:p>-17.89847</text:p>
          </table:table-cell>
          <table:table-cell office:value-type="float" office:value="-34.51476">
            <text:p>-34.514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56446">
            <text:p>-13.56446</text:p>
          </table:table-cell>
          <table:table-cell office:value-type="float" office:value="-30.5458">
            <text:p>-30.54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604946">
            <text:p>-9.604946</text:p>
          </table:table-cell>
          <table:table-cell office:value-type="float" office:value="-26.45009">
            <text:p>-26.450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160911">
            <text:p>-6.160911</text:p>
          </table:table-cell>
          <table:table-cell office:value-type="float" office:value="-22.58627">
            <text:p>-22.586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358526">
            <text:p>-3.358526</text:p>
          </table:table-cell>
          <table:table-cell office:value-type="float" office:value="-18.60775">
            <text:p>-18.607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299369">
            <text:p>-1.299369</text:p>
          </table:table-cell>
          <table:table-cell office:value-type="float" office:value="-15.11978">
            <text:p>-15.119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58335">
            <text:p>-0.058335</text:p>
          </table:table-cell>
          <table:table-cell office:value-type="float" office:value="-11.6745">
            <text:p>-11.67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502789">
            <text:p>-8.5027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774731">
            <text:p>-0.1774731</text:p>
          </table:table-cell>
          <table:table-cell office:value-type="float" office:value="-5.734563">
            <text:p>-5.7345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533858">
            <text:p>-1.533858</text:p>
          </table:table-cell>
          <table:table-cell office:value-type="float" office:value="-5.123003">
            <text:p>-5.1230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698792">
            <text:p>-3.698792</text:p>
          </table:table-cell>
          <table:table-cell office:value-type="float" office:value="-5.646044">
            <text:p>-5.6460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595186">
            <text:p>-6.595186</text:p>
          </table:table-cell>
          <table:table-cell office:value-type="float" office:value="-5.719334">
            <text:p>-5.7193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11749">
            <text:p>-10.11749</text:p>
          </table:table-cell>
          <table:table-cell office:value-type="float" office:value="-5.651075">
            <text:p>-5.6510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13803">
            <text:p>-14.13803</text:p>
          </table:table-cell>
          <table:table-cell office:value-type="float" office:value="-5.949067">
            <text:p>-5.9490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50964">
            <text:p>-18.50964</text:p>
          </table:table-cell>
          <table:table-cell office:value-type="float" office:value="-7.03397">
            <text:p>-7.033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07665">
            <text:p>-23.07665</text:p>
          </table:table-cell>
          <table:table-cell office:value-type="float" office:value="-9.377144">
            <text:p>-9.3771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67218">
            <text:p>-27.67218</text:p>
          </table:table-cell>
          <table:table-cell office:value-type="float" office:value="-13.3698">
            <text:p>-13.36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12965">
            <text:p>-32.12965</text:p>
          </table:table-cell>
          <table:table-cell office:value-type="float" office:value="-18.66079">
            <text:p>-18.660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28622">
            <text:p>-36.28622</text:p>
          </table:table-cell>
          <table:table-cell office:value-type="float" office:value="-24.44339">
            <text:p>-24.443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9939">
            <text:p>-39.9939</text:p>
          </table:table-cell>
          <table:table-cell office:value-type="float" office:value="-30.36637">
            <text:p>-30.366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1169">
            <text:p>-43.1169</text:p>
          </table:table-cell>
          <table:table-cell office:value-type="float" office:value="-36.26489">
            <text:p>-36.264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54202">
            <text:p>-45.54202</text:p>
          </table:table-cell>
          <table:table-cell office:value-type="float" office:value="-40.33694">
            <text:p>-40.336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8098">
            <text:p>-47.18098</text:p>
          </table:table-cell>
          <table:table-cell office:value-type="float" office:value="-43.93425">
            <text:p>-43.934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7541">
            <text:p>-47.97541</text:p>
          </table:table-cell>
          <table:table-cell office:value-type="float" office:value="-46.56816">
            <text:p>-46.568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9585">
            <text:p>-47.89585</text:p>
          </table:table-cell>
          <table:table-cell office:value-type="float" office:value="-49.25158">
            <text:p>-49.251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94521">
            <text:p>-46.94521</text:p>
          </table:table-cell>
          <table:table-cell office:value-type="float" office:value="-51.26454">
            <text:p>-51.264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15862">
            <text:p>-45.15862</text:p>
          </table:table-cell>
          <table:table-cell office:value-type="float" office:value="-53.51104">
            <text:p>-53.511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59971">
            <text:p>-42.59971</text:p>
          </table:table-cell>
          <table:table-cell office:value-type="float" office:value="-54.50344">
            <text:p>-54.503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36168">
            <text:p>-39.36168</text:p>
          </table:table-cell>
          <table:table-cell office:value-type="float" office:value="-54.19578">
            <text:p>-54.195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56188">
            <text:p>-35.56188</text:p>
          </table:table-cell>
          <table:table-cell office:value-type="float" office:value="-51.70494">
            <text:p>-51.704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33946">
            <text:p>-31.33946</text:p>
          </table:table-cell>
          <table:table-cell office:value-type="float" office:value="-47.47511">
            <text:p>-47.475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84476">
            <text:p>-26.84476</text:p>
          </table:table-cell>
          <table:table-cell office:value-type="float" office:value="-42.74198">
            <text:p>-42.741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24199">
            <text:p>-22.24199</text:p>
          </table:table-cell>
          <table:table-cell office:value-type="float" office:value="-38.4194">
            <text:p>-38.41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69799">
            <text:p>-17.69799</text:p>
          </table:table-cell>
          <table:table-cell office:value-type="float" office:value="-34.27845">
            <text:p>-34.278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37879">
            <text:p>-13.37879</text:p>
          </table:table-cell>
          <table:table-cell office:value-type="float" office:value="-30.2301">
            <text:p>-30.23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43819">
            <text:p>-9.43819</text:p>
          </table:table-cell>
          <table:table-cell office:value-type="float" office:value="-26.29498">
            <text:p>-26.294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020452">
            <text:p>-6.020452</text:p>
          </table:table-cell>
          <table:table-cell office:value-type="float" office:value="-22.43602">
            <text:p>-22.436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249455">
            <text:p>-3.249455</text:p>
          </table:table-cell>
          <table:table-cell office:value-type="float" office:value="-18.39413">
            <text:p>-18.394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226157">
            <text:p>-1.226157</text:p>
          </table:table-cell>
          <table:table-cell office:value-type="float" office:value="-14.94514">
            <text:p>-14.945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2260538">
            <text:p>-0.02260538</text:p>
          </table:table-cell>
          <table:table-cell office:value-type="float" office:value="-11.36891">
            <text:p>-11.368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179853">
            <text:p>-8.1798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20229">
            <text:p>-0.220229</text:p>
          </table:table-cell>
          <table:table-cell office:value-type="float" office:value="-5.497577">
            <text:p>-5.4975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613664">
            <text:p>-1.613664</text:p>
          </table:table-cell>
          <table:table-cell office:value-type="float" office:value="-5.118487">
            <text:p>-5.1184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813881">
            <text:p>-3.813881</text:p>
          </table:table-cell>
          <table:table-cell office:value-type="float" office:value="-5.028703">
            <text:p>-5.0287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740819">
            <text:p>-6.740819</text:p>
          </table:table-cell>
          <table:table-cell office:value-type="float" office:value="-4.989316">
            <text:p>-4.9893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28839">
            <text:p>-10.28839</text:p>
          </table:table-cell>
          <table:table-cell office:value-type="float" office:value="-4.874756">
            <text:p>-4.8747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32664">
            <text:p>-14.32664</text:p>
          </table:table-cell>
          <table:table-cell office:value-type="float" office:value="-5.454203">
            <text:p>-5.4542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71179">
            <text:p>-18.71179</text:p>
          </table:table-cell>
          <table:table-cell office:value-type="float" office:value="-7.02518">
            <text:p>-7.025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28367">
            <text:p>-23.28367</text:p>
          </table:table-cell>
          <table:table-cell office:value-type="float" office:value="-9.955087">
            <text:p>-9.9550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87655">
            <text:p>-27.87655</text:p>
          </table:table-cell>
          <table:table-cell office:value-type="float" office:value="-14.48876">
            <text:p>-14.488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32258">
            <text:p>-32.32258</text:p>
          </table:table-cell>
          <table:table-cell office:value-type="float" office:value="-19.61077">
            <text:p>-19.610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46346">
            <text:p>-36.46346</text:p>
          </table:table-cell>
          <table:table-cell office:value-type="float" office:value="-25.18094">
            <text:p>-25.180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14762">
            <text:p>-40.14762</text:p>
          </table:table-cell>
          <table:table-cell office:value-type="float" office:value="-30.92531">
            <text:p>-30.925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24153">
            <text:p>-43.24153</text:p>
          </table:table-cell>
          <table:table-cell office:value-type="float" office:value="-36.67323">
            <text:p>-36.673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6324">
            <text:p>-45.6324</text:p>
          </table:table-cell>
          <table:table-cell office:value-type="float" office:value="-40.79779">
            <text:p>-40.797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3511">
            <text:p>-47.23511</text:p>
          </table:table-cell>
          <table:table-cell office:value-type="float" office:value="-44.02239">
            <text:p>-44.022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9067">
            <text:p>-47.99067</text:p>
          </table:table-cell>
          <table:table-cell office:value-type="float" office:value="-46.66787">
            <text:p>-46.667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717">
            <text:p>-47.8717</text:p>
          </table:table-cell>
          <table:table-cell office:value-type="float" office:value="-49.52906">
            <text:p>-49.529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88296">
            <text:p>-46.88296</text:p>
          </table:table-cell>
          <table:table-cell office:value-type="float" office:value="-51.87459">
            <text:p>-51.874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05967">
            <text:p>-45.05967</text:p>
          </table:table-cell>
          <table:table-cell office:value-type="float" office:value="-54.31527">
            <text:p>-54.315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46807">
            <text:p>-42.46807</text:p>
          </table:table-cell>
          <table:table-cell office:value-type="float" office:value="-55.44554">
            <text:p>-55.445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20212">
            <text:p>-39.20212</text:p>
          </table:table-cell>
          <table:table-cell office:value-type="float" office:value="-55.09823">
            <text:p>-55.098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8149">
            <text:p>-35.38149</text:p>
          </table:table-cell>
          <table:table-cell office:value-type="float" office:value="-51.04389">
            <text:p>-51.043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14223">
            <text:p>-31.14223</text:p>
          </table:table-cell>
          <table:table-cell office:value-type="float" office:value="-47.69527">
            <text:p>-47.695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63913">
            <text:p>-26.63913</text:p>
          </table:table-cell>
          <table:table-cell office:value-type="float" office:value="-43.15416">
            <text:p>-43.154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03542">
            <text:p>-22.03542</text:p>
          </table:table-cell>
          <table:table-cell office:value-type="float" office:value="-38.71401">
            <text:p>-38.714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49939">
            <text:p>-17.49939</text:p>
          </table:table-cell>
          <table:table-cell office:value-type="float" office:value="-34.17921">
            <text:p>-34.179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19255">
            <text:p>-13.19255</text:p>
          </table:table-cell>
          <table:table-cell office:value-type="float" office:value="-30.09331">
            <text:p>-30.093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272493">
            <text:p>-9.272493</text:p>
          </table:table-cell>
          <table:table-cell office:value-type="float" office:value="-25.96333">
            <text:p>-25.963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881301">
            <text:p>-5.881301</text:p>
          </table:table-cell>
          <table:table-cell office:value-type="float" office:value="-22.17587">
            <text:p>-22.175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142655">
            <text:p>-3.142655</text:p>
          </table:table-cell>
          <table:table-cell office:value-type="float" office:value="-18.48865">
            <text:p>-18.488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154075">
            <text:p>-1.154075</text:p>
          </table:table-cell>
          <table:table-cell office:value-type="float" office:value="-14.69945">
            <text:p>-14.699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1.59309">
            <text:p>-11.593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205112">
            <text:p>-8.2051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643948">
            <text:p>-0.2643948</text:p>
          </table:table-cell>
          <table:table-cell office:value-type="float" office:value="-5.525844">
            <text:p>-5.5258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695667">
            <text:p>-1.695667</text:p>
          </table:table-cell>
          <table:table-cell office:value-type="float" office:value="-5.010358">
            <text:p>-5.0103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93044">
            <text:p>-3.93044</text:p>
          </table:table-cell>
          <table:table-cell office:value-type="float" office:value="-4.886959">
            <text:p>-4.8869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887708">
            <text:p>-6.887708</text:p>
          </table:table-cell>
          <table:table-cell office:value-type="float" office:value="-4.811574">
            <text:p>-4.8115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45905">
            <text:p>-10.45905</text:p>
          </table:table-cell>
          <table:table-cell office:value-type="float" office:value="-4.655725">
            <text:p>-4.6557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51731">
            <text:p>-14.51731</text:p>
          </table:table-cell>
          <table:table-cell office:value-type="float" office:value="-5.239104">
            <text:p>-5.2391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91432">
            <text:p>-18.91432</text:p>
          </table:table-cell>
          <table:table-cell office:value-type="float" office:value="-6.797196">
            <text:p>-6.7971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49072">
            <text:p>-23.49072</text:p>
          </table:table-cell>
          <table:table-cell office:value-type="float" office:value="-9.788881">
            <text:p>-9.7888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07917">
            <text:p>-28.07917</text:p>
          </table:table-cell>
          <table:table-cell office:value-type="float" office:value="-14.35936">
            <text:p>-14.359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51628">
            <text:p>-32.51628</text:p>
          </table:table-cell>
          <table:table-cell office:value-type="float" office:value="-19.6233">
            <text:p>-19.62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63976">
            <text:p>-36.63976</text:p>
          </table:table-cell>
          <table:table-cell office:value-type="float" office:value="-25.26186">
            <text:p>-25.261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30014">
            <text:p>-40.30014</text:p>
          </table:table-cell>
          <table:table-cell office:value-type="float" office:value="-31.06915">
            <text:p>-31.069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36386">
            <text:p>-43.36386</text:p>
          </table:table-cell>
          <table:table-cell office:value-type="float" office:value="-36.8661">
            <text:p>-36.86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72184">
            <text:p>-45.72184</text:p>
          </table:table-cell>
          <table:table-cell office:value-type="float" office:value="-40.3903">
            <text:p>-40.39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8753">
            <text:p>-47.28753</text:p>
          </table:table-cell>
          <table:table-cell office:value-type="float" office:value="-43.90575">
            <text:p>-43.905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0417">
            <text:p>-48.00417</text:p>
          </table:table-cell>
          <table:table-cell office:value-type="float" office:value="-45.95618">
            <text:p>-45.956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4598">
            <text:p>-47.84598</text:p>
          </table:table-cell>
          <table:table-cell office:value-type="float" office:value="-48.7229">
            <text:p>-48.72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81859">
            <text:p>-46.81859</text:p>
          </table:table-cell>
          <table:table-cell office:value-type="float" office:value="-50.69513">
            <text:p>-50.695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95915">
            <text:p>-44.95915</text:p>
          </table:table-cell>
          <table:table-cell office:value-type="float" office:value="-53.1783">
            <text:p>-53.17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33507">
            <text:p>-42.33507</text:p>
          </table:table-cell>
          <table:table-cell office:value-type="float" office:value="-54.18217">
            <text:p>-54.182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04259">
            <text:p>-39.04259</text:p>
          </table:table-cell>
          <table:table-cell office:value-type="float" office:value="-53.97618">
            <text:p>-53.976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19897">
            <text:p>-35.19897</text:p>
          </table:table-cell>
          <table:table-cell office:value-type="float" office:value="-51.46986">
            <text:p>-51.469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94447">
            <text:p>-30.94447</text:p>
          </table:table-cell>
          <table:table-cell office:value-type="float" office:value="-47.17076">
            <text:p>-47.170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43331">
            <text:p>-26.43331</text:p>
          </table:table-cell>
          <table:table-cell office:value-type="float" office:value="-42.40468">
            <text:p>-42.404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83046">
            <text:p>-21.83046</text:p>
          </table:table-cell>
          <table:table-cell office:value-type="float" office:value="-37.88497">
            <text:p>-37.884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29982">
            <text:p>-17.29982</text:p>
          </table:table-cell>
          <table:table-cell office:value-type="float" office:value="-33.7153">
            <text:p>-33.71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00709">
            <text:p>-13.00709</text:p>
          </table:table-cell>
          <table:table-cell office:value-type="float" office:value="-29.72543">
            <text:p>-29.725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109035">
            <text:p>-9.109035</text:p>
          </table:table-cell>
          <table:table-cell office:value-type="float" office:value="-25.82062">
            <text:p>-25.820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744446">
            <text:p>-5.744446</text:p>
          </table:table-cell>
          <table:table-cell office:value-type="float" office:value="-22.00797">
            <text:p>-22.007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036604">
            <text:p>-3.036604</text:p>
          </table:table-cell>
          <table:table-cell office:value-type="float" office:value="-18.34184">
            <text:p>-18.341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083656">
            <text:p>-1.083656</text:p>
          </table:table-cell>
          <table:table-cell office:value-type="float" office:value="-14.4823">
            <text:p>-14.48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1.29968">
            <text:p>-11.299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864718">
            <text:p>-7.8647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106033">
            <text:p>-0.3106033</text:p>
          </table:table-cell>
          <table:table-cell office:value-type="float" office:value="-5.275369">
            <text:p>-5.2753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779297">
            <text:p>-1.779297</text:p>
          </table:table-cell>
          <table:table-cell office:value-type="float" office:value="-4.750152">
            <text:p>-4.7501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047613">
            <text:p>-4.047613</text:p>
          </table:table-cell>
          <table:table-cell office:value-type="float" office:value="-4.654505">
            <text:p>-4.6545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034781">
            <text:p>-7.034781</text:p>
          </table:table-cell>
          <table:table-cell office:value-type="float" office:value="-4.576372">
            <text:p>-4.5763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63192">
            <text:p>-10.63192</text:p>
          </table:table-cell>
          <table:table-cell office:value-type="float" office:value="-4.561066">
            <text:p>-4.5610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70866">
            <text:p>-14.70866</text:p>
          </table:table-cell>
          <table:table-cell office:value-type="float" office:value="-5.242656">
            <text:p>-5.2426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11577">
            <text:p>-19.11577</text:p>
          </table:table-cell>
          <table:table-cell office:value-type="float" office:value="-6.915712">
            <text:p>-6.9157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69633">
            <text:p>-23.69633</text:p>
          </table:table-cell>
          <table:table-cell office:value-type="float" office:value="-10.01958">
            <text:p>-10.019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28294">
            <text:p>-28.28294</text:p>
          </table:table-cell>
          <table:table-cell office:value-type="float" office:value="-14.65271">
            <text:p>-14.652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70935">
            <text:p>-32.70935</text:p>
          </table:table-cell>
          <table:table-cell office:value-type="float" office:value="-19.90697">
            <text:p>-19.906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81389">
            <text:p>-36.81389</text:p>
          </table:table-cell>
          <table:table-cell office:value-type="float" office:value="-25.53746">
            <text:p>-25.537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45038">
            <text:p>-40.45038</text:p>
          </table:table-cell>
          <table:table-cell office:value-type="float" office:value="-31.27758">
            <text:p>-31.277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48565">
            <text:p>-43.48565</text:p>
          </table:table-cell>
          <table:table-cell office:value-type="float" office:value="-36.99429">
            <text:p>-36.994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80968">
            <text:p>-45.80968</text:p>
          </table:table-cell>
          <table:table-cell office:value-type="float" office:value="-40.58606">
            <text:p>-40.586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3787">
            <text:p>-47.33787</text:p>
          </table:table-cell>
          <table:table-cell office:value-type="float" office:value="-44.01952">
            <text:p>-44.019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1582">
            <text:p>-48.01582</text:p>
          </table:table-cell>
          <table:table-cell office:value-type="float" office:value="-46.11104">
            <text:p>-46.111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1832">
            <text:p>-47.81832</text:p>
          </table:table-cell>
          <table:table-cell office:value-type="float" office:value="-48.78401">
            <text:p>-48.784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75253">
            <text:p>-46.75253</text:p>
          </table:table-cell>
          <table:table-cell office:value-type="float" office:value="-51.00622">
            <text:p>-51.006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85783">
            <text:p>-44.85783</text:p>
          </table:table-cell>
          <table:table-cell office:value-type="float" office:value="-53.28054">
            <text:p>-53.280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20167">
            <text:p>-42.20167</text:p>
          </table:table-cell>
          <table:table-cell office:value-type="float" office:value="-54.28077">
            <text:p>-54.280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88081">
            <text:p>-38.88081</text:p>
          </table:table-cell>
          <table:table-cell office:value-type="float" office:value="-53.90003">
            <text:p>-53.900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01562">
            <text:p>-35.01562</text:p>
          </table:table-cell>
          <table:table-cell office:value-type="float" office:value="-51.28098">
            <text:p>-51.280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74761">
            <text:p>-30.74761</text:p>
          </table:table-cell>
          <table:table-cell office:value-type="float" office:value="-46.94516">
            <text:p>-46.945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22876">
            <text:p>-26.22876</text:p>
          </table:table-cell>
          <table:table-cell office:value-type="float" office:value="-42.1489">
            <text:p>-42.14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62417">
            <text:p>-21.62417</text:p>
          </table:table-cell>
          <table:table-cell office:value-type="float" office:value="-37.68308">
            <text:p>-37.683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10074">
            <text:p>-17.10074</text:p>
          </table:table-cell>
          <table:table-cell office:value-type="float" office:value="-33.5706">
            <text:p>-33.57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82375">
            <text:p>-12.82375</text:p>
          </table:table-cell>
          <table:table-cell office:value-type="float" office:value="-29.61033">
            <text:p>-29.610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94548">
            <text:p>-8.94548</text:p>
          </table:table-cell>
          <table:table-cell office:value-type="float" office:value="-25.73772">
            <text:p>-25.737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607933">
            <text:p>-5.607933</text:p>
          </table:table-cell>
          <table:table-cell office:value-type="float" office:value="-21.90434">
            <text:p>-21.904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932079">
            <text:p>-2.932079</text:p>
          </table:table-cell>
          <table:table-cell office:value-type="float" office:value="-18.26547">
            <text:p>-18.265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015393">
            <text:p>-1.015393</text:p>
          </table:table-cell>
          <table:table-cell office:value-type="float" office:value="-14.32581">
            <text:p>-14.325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1.31007">
            <text:p>-11.310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934988">
            <text:p>-7.9349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585373">
            <text:p>-0.3585373</text:p>
          </table:table-cell>
          <table:table-cell office:value-type="float" office:value="-5.392124">
            <text:p>-5.3921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863933">
            <text:p>-1.863933</text:p>
          </table:table-cell>
          <table:table-cell office:value-type="float" office:value="-4.737474">
            <text:p>-4.7374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167076">
            <text:p>-4.167076</text:p>
          </table:table-cell>
          <table:table-cell office:value-type="float" office:value="-4.629862">
            <text:p>-4.6298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184139">
            <text:p>-7.184139</text:p>
          </table:table-cell>
          <table:table-cell office:value-type="float" office:value="-4.533886">
            <text:p>-4.5338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80576">
            <text:p>-10.80576</text:p>
          </table:table-cell>
          <table:table-cell office:value-type="float" office:value="-4.487815">
            <text:p>-4.4878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89931">
            <text:p>-14.89931</text:p>
          </table:table-cell>
          <table:table-cell office:value-type="float" office:value="-5.243403">
            <text:p>-5.2434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31901">
            <text:p>-19.31901</text:p>
          </table:table-cell>
          <table:table-cell office:value-type="float" office:value="-7.089389">
            <text:p>-7.0893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90342">
            <text:p>-23.90342</text:p>
          </table:table-cell>
          <table:table-cell office:value-type="float" office:value="-10.34303">
            <text:p>-10.343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48639">
            <text:p>-28.48639</text:p>
          </table:table-cell>
          <table:table-cell office:value-type="float" office:value="-15.0915">
            <text:p>-15.09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90041">
            <text:p>-32.90041</text:p>
          </table:table-cell>
          <table:table-cell office:value-type="float" office:value="-20.31009">
            <text:p>-20.310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98832">
            <text:p>-36.98832</text:p>
          </table:table-cell>
          <table:table-cell office:value-type="float" office:value="-25.94015">
            <text:p>-25.940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60049">
            <text:p>-40.60049</text:p>
          </table:table-cell>
          <table:table-cell office:value-type="float" office:value="-31.72869">
            <text:p>-31.728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606">
            <text:p>-43.606</text:p>
          </table:table-cell>
          <table:table-cell office:value-type="float" office:value="-37.49309">
            <text:p>-37.493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89529">
            <text:p>-45.89529</text:p>
          </table:table-cell>
          <table:table-cell office:value-type="float" office:value="-40.65896">
            <text:p>-40.658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8686">
            <text:p>-47.38686</text:p>
          </table:table-cell>
          <table:table-cell office:value-type="float" office:value="-44.52762">
            <text:p>-44.527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2578">
            <text:p>-48.02578</text:p>
          </table:table-cell>
          <table:table-cell office:value-type="float" office:value="-46.02008">
            <text:p>-46.020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889">
            <text:p>-47.7889</text:p>
          </table:table-cell>
          <table:table-cell office:value-type="float" office:value="-49.57076">
            <text:p>-49.570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68529">
            <text:p>-46.68529</text:p>
          </table:table-cell>
          <table:table-cell office:value-type="float" office:value="-51.12169">
            <text:p>-51.121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75424">
            <text:p>-44.75424</text:p>
          </table:table-cell>
          <table:table-cell office:value-type="float" office:value="-53.78971">
            <text:p>-53.789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06598">
            <text:p>-42.06598</text:p>
          </table:table-cell>
          <table:table-cell office:value-type="float" office:value="-54.71634">
            <text:p>-54.716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71792">
            <text:p>-38.71792</text:p>
          </table:table-cell>
          <table:table-cell office:value-type="float" office:value="-54.14014">
            <text:p>-54.140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83276">
            <text:p>-34.83276</text:p>
          </table:table-cell>
          <table:table-cell office:value-type="float" office:value="-51.23719">
            <text:p>-51.237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54883">
            <text:p>-30.54883</text:p>
          </table:table-cell>
          <table:table-cell office:value-type="float" office:value="-46.74347">
            <text:p>-46.743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02257">
            <text:p>-26.02257</text:p>
          </table:table-cell>
          <table:table-cell office:value-type="float" office:value="-42.00814">
            <text:p>-42.008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41805">
            <text:p>-21.41805</text:p>
          </table:table-cell>
          <table:table-cell office:value-type="float" office:value="-37.57047">
            <text:p>-37.570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90357">
            <text:p>-16.90357</text:p>
          </table:table-cell>
          <table:table-cell office:value-type="float" office:value="-33.44542">
            <text:p>-33.445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63989">
            <text:p>-12.63989</text:p>
          </table:table-cell>
          <table:table-cell office:value-type="float" office:value="-29.50905">
            <text:p>-29.509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783019">
            <text:p>-8.783019</text:p>
          </table:table-cell>
          <table:table-cell office:value-type="float" office:value="-25.61974">
            <text:p>-25.619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472757">
            <text:p>-5.472757</text:p>
          </table:table-cell>
          <table:table-cell office:value-type="float" office:value="-21.81223">
            <text:p>-21.812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829818">
            <text:p>-2.829818</text:p>
          </table:table-cell>
          <table:table-cell office:value-type="float" office:value="-18.17241">
            <text:p>-18.172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9483089">
            <text:p>-0.9483089</text:p>
          </table:table-cell>
          <table:table-cell office:value-type="float" office:value="-14.23426">
            <text:p>-14.234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1.21695">
            <text:p>-11.216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844477">
            <text:p>-7.8444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078351">
            <text:p>-0.4078351</text:p>
          </table:table-cell>
          <table:table-cell office:value-type="float" office:value="-5.319461">
            <text:p>-5.3194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950782">
            <text:p>-1.950782</text:p>
          </table:table-cell>
          <table:table-cell office:value-type="float" office:value="-4.650042">
            <text:p>-4.6500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287982">
            <text:p>-4.287982</text:p>
          </table:table-cell>
          <table:table-cell office:value-type="float" office:value="-4.525368">
            <text:p>-4.5253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334719">
            <text:p>-7.334719</text:p>
          </table:table-cell>
          <table:table-cell office:value-type="float" office:value="-4.406689">
            <text:p>-4.4066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97931">
            <text:p>-10.97931</text:p>
          </table:table-cell>
          <table:table-cell office:value-type="float" office:value="-4.384141">
            <text:p>-4.3841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09198">
            <text:p>-15.09198</text:p>
          </table:table-cell>
          <table:table-cell office:value-type="float" office:value="-5.163422">
            <text:p>-5.1634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52258">
            <text:p>-19.52258</text:p>
          </table:table-cell>
          <table:table-cell office:value-type="float" office:value="-7.074404">
            <text:p>-7.0744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11052">
            <text:p>-24.11052</text:p>
          </table:table-cell>
          <table:table-cell office:value-type="float" office:value="-10.44058">
            <text:p>-10.440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68804">
            <text:p>-28.68804</text:p>
          </table:table-cell>
          <table:table-cell office:value-type="float" office:value="-15.30189">
            <text:p>-15.301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09217">
            <text:p>-33.09217</text:p>
          </table:table-cell>
          <table:table-cell office:value-type="float" office:value="-20.60501">
            <text:p>-20.605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16178">
            <text:p>-37.16178</text:p>
          </table:table-cell>
          <table:table-cell office:value-type="float" office:value="-26.28459">
            <text:p>-26.284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74937">
            <text:p>-40.74937</text:p>
          </table:table-cell>
          <table:table-cell office:value-type="float" office:value="-32.08553">
            <text:p>-32.085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72406">
            <text:p>-43.72406</text:p>
          </table:table-cell>
          <table:table-cell office:value-type="float" office:value="-37.8297">
            <text:p>-37.82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97992">
            <text:p>-45.97992</text:p>
          </table:table-cell>
          <table:table-cell office:value-type="float" office:value="-40.9757">
            <text:p>-40.97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3413">
            <text:p>-47.43413</text:p>
          </table:table-cell>
          <table:table-cell office:value-type="float" office:value="-45.01281">
            <text:p>-45.012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3398">
            <text:p>-48.03398</text:p>
          </table:table-cell>
          <table:table-cell office:value-type="float" office:value="-46.36001">
            <text:p>-46.36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5796">
            <text:p>-47.75796</text:p>
          </table:table-cell>
          <table:table-cell office:value-type="float" office:value="-49.92382">
            <text:p>-49.923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61589">
            <text:p>-46.61589</text:p>
          </table:table-cell>
          <table:table-cell office:value-type="float" office:value="-51.36896">
            <text:p>-51.368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64988">
            <text:p>-44.64988</text:p>
          </table:table-cell>
          <table:table-cell office:value-type="float" office:value="-53.94334">
            <text:p>-53.943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93091">
            <text:p>-41.93091</text:p>
          </table:table-cell>
          <table:table-cell office:value-type="float" office:value="-54.75399">
            <text:p>-54.753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55747">
            <text:p>-38.55747</text:p>
          </table:table-cell>
          <table:table-cell office:value-type="float" office:value="-53.95874">
            <text:p>-53.958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65043">
            <text:p>-34.65043</text:p>
          </table:table-cell>
          <table:table-cell office:value-type="float" office:value="-50.85759">
            <text:p>-50.857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35383">
            <text:p>-30.35383</text:p>
          </table:table-cell>
          <table:table-cell office:value-type="float" office:value="-46.38457">
            <text:p>-46.384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82211">
            <text:p>-25.82211</text:p>
          </table:table-cell>
          <table:table-cell office:value-type="float" office:value="-41.76072">
            <text:p>-41.760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21944">
            <text:p>-21.21944</text:p>
          </table:table-cell>
          <table:table-cell office:value-type="float" office:value="-37.36182">
            <text:p>-37.361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71254">
            <text:p>-16.71254</text:p>
          </table:table-cell>
          <table:table-cell office:value-type="float" office:value="-33.39541">
            <text:p>-33.395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46467">
            <text:p>-12.46467</text:p>
          </table:table-cell>
          <table:table-cell office:value-type="float" office:value="-29.45294">
            <text:p>-29.452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628544">
            <text:p>-8.628544</text:p>
          </table:table-cell>
          <table:table-cell office:value-type="float" office:value="-25.52071">
            <text:p>-25.520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345576">
            <text:p>-5.345576</text:p>
          </table:table-cell>
          <table:table-cell office:value-type="float" office:value="-21.69937">
            <text:p>-21.699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733384">
            <text:p>-2.733384</text:p>
          </table:table-cell>
          <table:table-cell office:value-type="float" office:value="-18.03749">
            <text:p>-18.037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886589">
            <text:p>-0.886589</text:p>
          </table:table-cell>
          <table:table-cell office:value-type="float" office:value="-14.06815">
            <text:p>-14.068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98378">
            <text:p>-10.983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602846">
            <text:p>-7.6028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554823">
            <text:p>-0.4554823</text:p>
          </table:table-cell>
          <table:table-cell office:value-type="float" office:value="-5.139574">
            <text:p>-5.1395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032882">
            <text:p>-2.032882</text:p>
          </table:table-cell>
          <table:table-cell office:value-type="float" office:value="-4.566988">
            <text:p>-4.5669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400681">
            <text:p>-4.400681</text:p>
          </table:table-cell>
          <table:table-cell office:value-type="float" office:value="-4.482007">
            <text:p>-4.4820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473482">
            <text:p>-7.473482</text:p>
          </table:table-cell>
          <table:table-cell office:value-type="float" office:value="-4.382443">
            <text:p>-4.3824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13998">
            <text:p>-11.13998</text:p>
          </table:table-cell>
          <table:table-cell office:value-type="float" office:value="-4.464404">
            <text:p>-4.4644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26736">
            <text:p>-15.26736</text:p>
          </table:table-cell>
          <table:table-cell office:value-type="float" office:value="-5.29165">
            <text:p>-5.291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70611">
            <text:p>-19.70611</text:p>
          </table:table-cell>
          <table:table-cell office:value-type="float" office:value="-7.229793">
            <text:p>-7.2297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29692">
            <text:p>-24.29692</text:p>
          </table:table-cell>
          <table:table-cell office:value-type="float" office:value="-10.62938">
            <text:p>-10.629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87058">
            <text:p>-28.87058</text:p>
          </table:table-cell>
          <table:table-cell office:value-type="float" office:value="-15.51513">
            <text:p>-15.515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26286">
            <text:p>-33.26286</text:p>
          </table:table-cell>
          <table:table-cell office:value-type="float" office:value="-20.84458">
            <text:p>-20.844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31465">
            <text:p>-37.31465</text:p>
          </table:table-cell>
          <table:table-cell office:value-type="float" office:value="-26.57755">
            <text:p>-26.577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87919">
            <text:p>-40.87919</text:p>
          </table:table-cell>
          <table:table-cell office:value-type="float" office:value="-32.42929">
            <text:p>-32.429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82735">
            <text:p>-43.82735</text:p>
          </table:table-cell>
          <table:table-cell office:value-type="float" office:value="-38.21031">
            <text:p>-38.210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05236">
            <text:p>-46.05236</text:p>
          </table:table-cell>
          <table:table-cell office:value-type="float" office:value="-41.03256">
            <text:p>-41.032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7392">
            <text:p>-47.47392</text:p>
          </table:table-cell>
          <table:table-cell office:value-type="float" office:value="-45.28684">
            <text:p>-45.286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3964">
            <text:p>-48.03964</text:p>
          </table:table-cell>
          <table:table-cell office:value-type="float" office:value="-46.40331">
            <text:p>-46.403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2961">
            <text:p>-47.72961</text:p>
          </table:table-cell>
          <table:table-cell office:value-type="float" office:value="-50.19218">
            <text:p>-50.192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55506">
            <text:p>-46.55506</text:p>
          </table:table-cell>
          <table:table-cell office:value-type="float" office:value="-51.48524">
            <text:p>-51.485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55854">
            <text:p>-44.55854</text:p>
          </table:table-cell>
          <table:table-cell office:value-type="float" office:value="-54.08735">
            <text:p>-54.087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81237">
            <text:p>-41.81237</text:p>
          </table:table-cell>
          <table:table-cell office:value-type="float" office:value="-54.83425">
            <text:p>-54.834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41485">
            <text:p>-38.41485</text:p>
          </table:table-cell>
          <table:table-cell office:value-type="float" office:value="-53.96423">
            <text:p>-53.964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49121">
            <text:p>-34.49121</text:p>
          </table:table-cell>
          <table:table-cell office:value-type="float" office:value="-50.80258">
            <text:p>-50.802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18259">
            <text:p>-30.18259</text:p>
          </table:table-cell>
          <table:table-cell office:value-type="float" office:value="-46.28351">
            <text:p>-46.283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64507">
            <text:p>-25.64507</text:p>
          </table:table-cell>
          <table:table-cell office:value-type="float" office:value="-41.62618">
            <text:p>-41.626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043">
            <text:p>-21.043</text:p>
          </table:table-cell>
          <table:table-cell office:value-type="float" office:value="-37.20251">
            <text:p>-37.202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5431">
            <text:p>-16.5431</text:p>
          </table:table-cell>
          <table:table-cell office:value-type="float" office:value="-33.22268">
            <text:p>-33.222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30836">
            <text:p>-12.30836</text:p>
          </table:table-cell>
          <table:table-cell office:value-type="float" office:value="-29.27591">
            <text:p>-29.275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49104">
            <text:p>-8.49104</text:p>
          </table:table-cell>
          <table:table-cell office:value-type="float" office:value="-25.33976">
            <text:p>-25.339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231852">
            <text:p>-5.231852</text:p>
          </table:table-cell>
          <table:table-cell office:value-type="float" office:value="-21.53741">
            <text:p>-21.537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647555">
            <text:p>-2.647555</text:p>
          </table:table-cell>
          <table:table-cell office:value-type="float" office:value="-17.87043">
            <text:p>-17.870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831767">
            <text:p>-0.831767</text:p>
          </table:table-cell>
          <table:table-cell office:value-type="float" office:value="-14.15091">
            <text:p>-14.150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65769">
            <text:p>-10.657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360713">
            <text:p>-7.3607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5007869">
            <text:p>-0.5007869</text:p>
          </table:table-cell>
          <table:table-cell office:value-type="float" office:value="-4.926526">
            <text:p>-4.9265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109904">
            <text:p>-2.109904</text:p>
          </table:table-cell>
          <table:table-cell office:value-type="float" office:value="-4.517656">
            <text:p>-4.5176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506623">
            <text:p>-4.506623</text:p>
          </table:table-cell>
          <table:table-cell office:value-type="float" office:value="-4.460542">
            <text:p>-4.4605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604504">
            <text:p>-7.604504</text:p>
          </table:table-cell>
          <table:table-cell office:value-type="float" office:value="-4.400507">
            <text:p>-4.4005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29134">
            <text:p>-11.29134</text:p>
          </table:table-cell>
          <table:table-cell office:value-type="float" office:value="-4.519174">
            <text:p>-4.5191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43357">
            <text:p>-15.43357</text:p>
          </table:table-cell>
          <table:table-cell office:value-type="float" office:value="-5.349985">
            <text:p>-5.3499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88115">
            <text:p>-19.88115</text:p>
          </table:table-cell>
          <table:table-cell office:value-type="float" office:value="-7.289492">
            <text:p>-7.2894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47446">
            <text:p>-24.47446</text:p>
          </table:table-cell>
          <table:table-cell office:value-type="float" office:value="-10.75537">
            <text:p>-10.755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04417">
            <text:p>-29.04417</text:p>
          </table:table-cell>
          <table:table-cell office:value-type="float" office:value="-15.58542">
            <text:p>-15.585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42622">
            <text:p>-33.42622</text:p>
          </table:table-cell>
          <table:table-cell office:value-type="float" office:value="-20.96406">
            <text:p>-20.964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46186">
            <text:p>-37.46186</text:p>
          </table:table-cell>
          <table:table-cell office:value-type="float" office:value="-26.711">
            <text:p>-26.7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00492">
            <text:p>-41.00492</text:p>
          </table:table-cell>
          <table:table-cell office:value-type="float" office:value="-32.65184">
            <text:p>-32.651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92705">
            <text:p>-43.92705</text:p>
          </table:table-cell>
          <table:table-cell office:value-type="float" office:value="-38.51015">
            <text:p>-38.510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12241">
            <text:p>-46.12241</text:p>
          </table:table-cell>
          <table:table-cell office:value-type="float" office:value="-41.09057">
            <text:p>-41.090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1178">
            <text:p>-47.51178</text:p>
          </table:table-cell>
          <table:table-cell office:value-type="float" office:value="-45.73307">
            <text:p>-45.733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394">
            <text:p>-48.04394</text:p>
          </table:table-cell>
          <table:table-cell office:value-type="float" office:value="-46.50954">
            <text:p>-46.509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002">
            <text:p>-47.7002</text:p>
          </table:table-cell>
          <table:table-cell office:value-type="float" office:value="-51.04583">
            <text:p>-51.045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49301">
            <text:p>-46.49301</text:p>
          </table:table-cell>
          <table:table-cell office:value-type="float" office:value="-51.64013">
            <text:p>-51.640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46609">
            <text:p>-44.46609</text:p>
          </table:table-cell>
          <table:table-cell office:value-type="float" office:value="-54.81221">
            <text:p>-54.812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69287">
            <text:p>-41.69287</text:p>
          </table:table-cell>
          <table:table-cell office:value-type="float" office:value="-55.08725">
            <text:p>-55.087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27262">
            <text:p>-38.27262</text:p>
          </table:table-cell>
          <table:table-cell office:value-type="float" office:value="-54.03402">
            <text:p>-54.034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33142">
            <text:p>-34.33142</text:p>
          </table:table-cell>
          <table:table-cell office:value-type="float" office:value="-50.71502">
            <text:p>-50.715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01102">
            <text:p>-30.01102</text:p>
          </table:table-cell>
          <table:table-cell office:value-type="float" office:value="-46.18716">
            <text:p>-46.187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46793">
            <text:p>-25.46793</text:p>
          </table:table-cell>
          <table:table-cell office:value-type="float" office:value="-41.5023">
            <text:p>-41.50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86672">
            <text:p>-20.86672</text:p>
          </table:table-cell>
          <table:table-cell office:value-type="float" office:value="-37.07236">
            <text:p>-37.072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37406">
            <text:p>-16.37406</text:p>
          </table:table-cell>
          <table:table-cell office:value-type="float" office:value="-33.11137">
            <text:p>-33.111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15268">
            <text:p>-12.15268</text:p>
          </table:table-cell>
          <table:table-cell office:value-type="float" office:value="-29.17453">
            <text:p>-29.174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354365">
            <text:p>-8.354365</text:p>
          </table:table-cell>
          <table:table-cell office:value-type="float" office:value="-25.2438">
            <text:p>-25.24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11913">
            <text:p>-5.11913</text:p>
          </table:table-cell>
          <table:table-cell office:value-type="float" office:value="-21.45954">
            <text:p>-21.459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562872">
            <text:p>-2.562872</text:p>
          </table:table-cell>
          <table:table-cell office:value-type="float" office:value="-17.77256">
            <text:p>-17.772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7781878">
            <text:p>-0.7781878</text:p>
          </table:table-cell>
          <table:table-cell office:value-type="float" office:value="-14.06737">
            <text:p>-14.067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56936">
            <text:p>-10.569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260068">
            <text:p>-7.2600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5477421">
            <text:p>-0.5477421</text:p>
          </table:table-cell>
          <table:table-cell office:value-type="float" office:value="-4.81971">
            <text:p>-4.819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1881">
            <text:p>-2.1881</text:p>
          </table:table-cell>
          <table:table-cell office:value-type="float" office:value="-4.365338">
            <text:p>-4.3653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613607">
            <text:p>-4.613607</text:p>
          </table:table-cell>
          <table:table-cell office:value-type="float" office:value="-4.296964">
            <text:p>-4.2969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736403">
            <text:p>-7.736403</text:p>
          </table:table-cell>
          <table:table-cell office:value-type="float" office:value="-4.213194">
            <text:p>-4.2131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44337">
            <text:p>-11.44337</text:p>
          </table:table-cell>
          <table:table-cell office:value-type="float" office:value="-4.37833">
            <text:p>-4.378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60023">
            <text:p>-15.60023</text:p>
          </table:table-cell>
          <table:table-cell office:value-type="float" office:value="-5.259448">
            <text:p>-5.2594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0564">
            <text:p>-20.0564</text:p>
          </table:table-cell>
          <table:table-cell office:value-type="float" office:value="-7.295814">
            <text:p>-7.2958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65195">
            <text:p>-24.65195</text:p>
          </table:table-cell>
          <table:table-cell office:value-type="float" office:value="-10.87144">
            <text:p>-10.871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21748">
            <text:p>-29.21748</text:p>
          </table:table-cell>
          <table:table-cell office:value-type="float" office:value="-15.75582">
            <text:p>-15.755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58906">
            <text:p>-33.58906</text:p>
          </table:table-cell>
          <table:table-cell office:value-type="float" office:value="-21.20174">
            <text:p>-21.201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60834">
            <text:p>-37.60834</text:p>
          </table:table-cell>
          <table:table-cell office:value-type="float" office:value="-26.97786">
            <text:p>-26.977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12973">
            <text:p>-41.12973</text:p>
          </table:table-cell>
          <table:table-cell office:value-type="float" office:value="-32.93534">
            <text:p>-32.935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02567">
            <text:p>-44.02567</text:p>
          </table:table-cell>
          <table:table-cell office:value-type="float" office:value="-38.8409">
            <text:p>-38.84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19126">
            <text:p>-46.19126</text:p>
          </table:table-cell>
          <table:table-cell office:value-type="float" office:value="-41.28412">
            <text:p>-41.284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4836">
            <text:p>-47.54836</text:p>
          </table:table-cell>
          <table:table-cell office:value-type="float" office:value="-46.17242">
            <text:p>-46.172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694">
            <text:p>-48.04694</text:p>
          </table:table-cell>
          <table:table-cell office:value-type="float" office:value="-46.84934">
            <text:p>-46.849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6951">
            <text:p>-47.66951</text:p>
          </table:table-cell>
          <table:table-cell office:value-type="float" office:value="-51.43133">
            <text:p>-51.431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42973">
            <text:p>-46.42973</text:p>
          </table:table-cell>
          <table:table-cell office:value-type="float" office:value="-51.78988">
            <text:p>-51.789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37253">
            <text:p>-44.37253</text:p>
          </table:table-cell>
          <table:table-cell office:value-type="float" office:value="-55.02447">
            <text:p>-55.024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57241">
            <text:p>-41.57241</text:p>
          </table:table-cell>
          <table:table-cell office:value-type="float" office:value="-53.28895">
            <text:p>-53.288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12962">
            <text:p>-38.12962</text:p>
          </table:table-cell>
          <table:table-cell office:value-type="float" office:value="-53.27151">
            <text:p>-53.271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17106">
            <text:p>-34.17106</text:p>
          </table:table-cell>
          <table:table-cell office:value-type="float" office:value="-50.49375">
            <text:p>-50.493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83912">
            <text:p>-29.83912</text:p>
          </table:table-cell>
          <table:table-cell office:value-type="float" office:value="-45.99273">
            <text:p>-45.992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29071">
            <text:p>-25.29071</text:p>
          </table:table-cell>
          <table:table-cell office:value-type="float" office:value="-41.42959">
            <text:p>-41.429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6906">
            <text:p>-20.6906</text:p>
          </table:table-cell>
          <table:table-cell office:value-type="float" office:value="-36.96174">
            <text:p>-36.961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20542">
            <text:p>-16.20542</text:p>
          </table:table-cell>
          <table:table-cell office:value-type="float" office:value="-32.8913">
            <text:p>-32.89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99763">
            <text:p>-11.99763</text:p>
          </table:table-cell>
          <table:table-cell office:value-type="float" office:value="-28.92492">
            <text:p>-28.924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218526">
            <text:p>-8.218526</text:p>
          </table:table-cell>
          <table:table-cell office:value-type="float" office:value="-24.98261">
            <text:p>-24.982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007419">
            <text:p>-5.007419</text:p>
          </table:table-cell>
          <table:table-cell office:value-type="float" office:value="-21.18196">
            <text:p>-21.181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479336">
            <text:p>-2.479336</text:p>
          </table:table-cell>
          <table:table-cell office:value-type="float" office:value="-17.54646">
            <text:p>-17.546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7258525">
            <text:p>-0.7258525</text:p>
          </table:table-cell>
          <table:table-cell office:value-type="float" office:value="-13.93404">
            <text:p>-13.934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48759">
            <text:p>-10.487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264336">
            <text:p>-7.2643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5955738">
            <text:p>-0.5955738</text:p>
          </table:table-cell>
          <table:table-cell office:value-type="float" office:value="-4.741443">
            <text:p>-4.7414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267465">
            <text:p>-2.267465</text:p>
          </table:table-cell>
          <table:table-cell office:value-type="float" office:value="-4.122648">
            <text:p>-4.1226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721629">
            <text:p>-4.721629</text:p>
          </table:table-cell>
          <table:table-cell office:value-type="float" office:value="-4.675375">
            <text:p>-4.6753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869172">
            <text:p>-7.869172</text:p>
          </table:table-cell>
          <table:table-cell office:value-type="float" office:value="-4.7784">
            <text:p>-4.77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59607">
            <text:p>-11.59607</text:p>
          </table:table-cell>
          <table:table-cell office:value-type="float" office:value="-4.871219">
            <text:p>-4.8712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76734">
            <text:p>-15.76734</text:p>
          </table:table-cell>
          <table:table-cell office:value-type="float" office:value="-5.519208">
            <text:p>-5.5192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23186">
            <text:p>-20.23186</text:p>
          </table:table-cell>
          <table:table-cell office:value-type="float" office:value="-7.142569">
            <text:p>-7.1425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82941">
            <text:p>-24.82941</text:p>
          </table:table-cell>
          <table:table-cell office:value-type="float" office:value="-10.44403">
            <text:p>-10.444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3905">
            <text:p>-29.3905</text:p>
          </table:table-cell>
          <table:table-cell office:value-type="float" office:value="-15.44438">
            <text:p>-15.444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75138">
            <text:p>-33.75138</text:p>
          </table:table-cell>
          <table:table-cell office:value-type="float" office:value="-20.94162">
            <text:p>-20.941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75408">
            <text:p>-37.75408</text:p>
          </table:table-cell>
          <table:table-cell office:value-type="float" office:value="-26.88986">
            <text:p>-26.889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2536">
            <text:p>-41.2536</text:p>
          </table:table-cell>
          <table:table-cell office:value-type="float" office:value="-32.99044">
            <text:p>-32.990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1232">
            <text:p>-44.1232</text:p>
          </table:table-cell>
          <table:table-cell office:value-type="float" office:value="-38.7705">
            <text:p>-38.77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25891">
            <text:p>-46.25891</text:p>
          </table:table-cell>
          <table:table-cell office:value-type="float" office:value="-41.31454">
            <text:p>-41.314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8367">
            <text:p>-47.58367</text:p>
          </table:table-cell>
          <table:table-cell office:value-type="float" office:value="-46.36558">
            <text:p>-46.365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863">
            <text:p>-48.04863</text:p>
          </table:table-cell>
          <table:table-cell office:value-type="float" office:value="-47.09475">
            <text:p>-47.094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3753">
            <text:p>-47.63753</text:p>
          </table:table-cell>
          <table:table-cell office:value-type="float" office:value="-51.46574">
            <text:p>-51.465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36524">
            <text:p>-46.36524</text:p>
          </table:table-cell>
          <table:table-cell office:value-type="float" office:value="-52.01568">
            <text:p>-52.015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27786">
            <text:p>-44.27786</text:p>
          </table:table-cell>
          <table:table-cell office:value-type="float" office:value="-54.90855">
            <text:p>-54.908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451">
            <text:p>-41.451</text:p>
          </table:table-cell>
          <table:table-cell office:value-type="float" office:value="-55.09365">
            <text:p>-55.093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98584">
            <text:p>-37.98584</text:p>
          </table:table-cell>
          <table:table-cell office:value-type="float" office:value="-52.3175">
            <text:p>-52.31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01014">
            <text:p>-34.01014</text:p>
          </table:table-cell>
          <table:table-cell office:value-type="float" office:value="-49.83055">
            <text:p>-49.830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66689">
            <text:p>-29.66689</text:p>
          </table:table-cell>
          <table:table-cell office:value-type="float" office:value="-45.73989">
            <text:p>-45.739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11341">
            <text:p>-25.11341</text:p>
          </table:table-cell>
          <table:table-cell office:value-type="float" office:value="-41.44868">
            <text:p>-41.448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51465">
            <text:p>-20.51465</text:p>
          </table:table-cell>
          <table:table-cell office:value-type="float" office:value="-36.96119">
            <text:p>-36.961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03719">
            <text:p>-16.03719</text:p>
          </table:table-cell>
          <table:table-cell office:value-type="float" office:value="-32.88505">
            <text:p>-32.885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84321">
            <text:p>-11.84321</text:p>
          </table:table-cell>
          <table:table-cell office:value-type="float" office:value="-28.78328">
            <text:p>-28.783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08353">
            <text:p>-8.08353</text:p>
          </table:table-cell>
          <table:table-cell office:value-type="float" office:value="-24.82026">
            <text:p>-24.820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896725">
            <text:p>-4.896725</text:p>
          </table:table-cell>
          <table:table-cell office:value-type="float" office:value="-20.98032">
            <text:p>-20.98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396952">
            <text:p>-2.396952</text:p>
          </table:table-cell>
          <table:table-cell office:value-type="float" office:value="-17.47252">
            <text:p>-17.472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747643">
            <text:p>-0.6747643</text:p>
          </table:table-cell>
          <table:table-cell office:value-type="float" office:value="-13.71004">
            <text:p>-13.710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41934">
            <text:p>-10.419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19721">
            <text:p>-7.197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446597">
            <text:p>-0.6446597</text:p>
          </table:table-cell>
          <table:table-cell office:value-type="float" office:value="-4.90001">
            <text:p>-4.90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347993">
            <text:p>-2.347993</text:p>
          </table:table-cell>
          <table:table-cell office:value-type="float" office:value="-4.431156">
            <text:p>-4.4311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830685">
            <text:p>-4.830685</text:p>
          </table:table-cell>
          <table:table-cell office:value-type="float" office:value="-5.038745">
            <text:p>-5.0387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002801">
            <text:p>-8.002801</text:p>
          </table:table-cell>
          <table:table-cell office:value-type="float" office:value="-5.173468">
            <text:p>-5.1734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74944">
            <text:p>-11.74944</text:p>
          </table:table-cell>
          <table:table-cell office:value-type="float" office:value="-5.247363">
            <text:p>-5.2473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93488">
            <text:p>-15.93488</text:p>
          </table:table-cell>
          <table:table-cell office:value-type="float" office:value="-5.889459">
            <text:p>-5.8894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40752">
            <text:p>-20.40752</text:p>
          </table:table-cell>
          <table:table-cell office:value-type="float" office:value="-7.463112">
            <text:p>-7.4631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00681">
            <text:p>-25.00681</text:p>
          </table:table-cell>
          <table:table-cell office:value-type="float" office:value="-10.65885">
            <text:p>-10.658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56322">
            <text:p>-29.56322</text:p>
          </table:table-cell>
          <table:table-cell office:value-type="float" office:value="-15.62528">
            <text:p>-15.625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91316">
            <text:p>-33.91316</text:p>
          </table:table-cell>
          <table:table-cell office:value-type="float" office:value="-21.10128">
            <text:p>-21.101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89906">
            <text:p>-37.89906</text:p>
          </table:table-cell>
          <table:table-cell office:value-type="float" office:value="-27.07236">
            <text:p>-27.072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37654">
            <text:p>-41.37654</text:p>
          </table:table-cell>
          <table:table-cell office:value-type="float" office:value="-33.23056">
            <text:p>-33.230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21964">
            <text:p>-44.21964</text:p>
          </table:table-cell>
          <table:table-cell office:value-type="float" office:value="-38.62629">
            <text:p>-38.626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3259">
            <text:p>-46.3259</text:p>
          </table:table-cell>
          <table:table-cell office:value-type="float" office:value="-41.49887">
            <text:p>-41.498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1769">
            <text:p>-47.61769</text:p>
          </table:table-cell>
          <table:table-cell office:value-type="float" office:value="-45.8728">
            <text:p>-45.87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903">
            <text:p>-48.04903</text:p>
          </table:table-cell>
          <table:table-cell office:value-type="float" office:value="-47.2407">
            <text:p>-47.24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0427">
            <text:p>-47.60427</text:p>
          </table:table-cell>
          <table:table-cell office:value-type="float" office:value="-50.72384">
            <text:p>-50.723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29954">
            <text:p>-46.29954</text:p>
          </table:table-cell>
          <table:table-cell office:value-type="float" office:value="-52.32708">
            <text:p>-52.327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18209">
            <text:p>-44.18209</text:p>
          </table:table-cell>
          <table:table-cell office:value-type="float" office:value="-54.54471">
            <text:p>-54.544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32863">
            <text:p>-41.32863</text:p>
          </table:table-cell>
          <table:table-cell office:value-type="float" office:value="-55.09577">
            <text:p>-55.095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84131">
            <text:p>-37.84131</text:p>
          </table:table-cell>
          <table:table-cell office:value-type="float" office:value="-53.90802">
            <text:p>-53.908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84868">
            <text:p>-33.84868</text:p>
          </table:table-cell>
          <table:table-cell office:value-type="float" office:value="-50.45669">
            <text:p>-50.456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49435">
            <text:p>-29.49435</text:p>
          </table:table-cell>
          <table:table-cell office:value-type="float" office:value="-45.78774">
            <text:p>-45.787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93604">
            <text:p>-24.93604</text:p>
          </table:table-cell>
          <table:table-cell office:value-type="float" office:value="-41.05324">
            <text:p>-41.053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33888">
            <text:p>-20.33888</text:p>
          </table:table-cell>
          <table:table-cell office:value-type="float" office:value="-36.62606">
            <text:p>-36.626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86938">
            <text:p>-15.86938</text:p>
          </table:table-cell>
          <table:table-cell office:value-type="float" office:value="-32.66159">
            <text:p>-32.661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68945">
            <text:p>-11.68945</text:p>
          </table:table-cell>
          <table:table-cell office:value-type="float" office:value="-28.69015">
            <text:p>-28.690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949386">
            <text:p>-7.949386</text:p>
          </table:table-cell>
          <table:table-cell office:value-type="float" office:value="-24.77767">
            <text:p>-24.777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787053">
            <text:p>-4.787053</text:p>
          </table:table-cell>
          <table:table-cell office:value-type="float" office:value="-21.05954">
            <text:p>-21.059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315726">
            <text:p>-2.315726</text:p>
          </table:table-cell>
          <table:table-cell office:value-type="float" office:value="-17.46341">
            <text:p>-17.463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249259">
            <text:p>-0.6249259</text:p>
          </table:table-cell>
          <table:table-cell office:value-type="float" office:value="-13.64992">
            <text:p>-13.649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22016">
            <text:p>-10.22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939553">
            <text:p>-6.9395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949969">
            <text:p>-0.6949969</text:p>
          </table:table-cell>
          <table:table-cell office:value-type="float" office:value="-4.737599">
            <text:p>-4.7375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429682">
            <text:p>-2.429682</text:p>
          </table:table-cell>
          <table:table-cell office:value-type="float" office:value="-4.457862">
            <text:p>-4.4578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940764">
            <text:p>-4.940764</text:p>
          </table:table-cell>
          <table:table-cell office:value-type="float" office:value="-4.511365">
            <text:p>-4.5113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137286">
            <text:p>-8.137286</text:p>
          </table:table-cell>
          <table:table-cell office:value-type="float" office:value="-4.500237">
            <text:p>-4.5002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90346">
            <text:p>-11.90346</text:p>
          </table:table-cell>
          <table:table-cell office:value-type="float" office:value="-4.738136">
            <text:p>-4.7381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10285">
            <text:p>-16.10285</text:p>
          </table:table-cell>
          <table:table-cell office:value-type="float" office:value="-5.712785">
            <text:p>-5.7127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58336">
            <text:p>-20.58336</text:p>
          </table:table-cell>
          <table:table-cell office:value-type="float" office:value="-7.893816">
            <text:p>-7.8938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18415">
            <text:p>-25.18415</text:p>
          </table:table-cell>
          <table:table-cell office:value-type="float" office:value="-11.47804">
            <text:p>-11.478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73564">
            <text:p>-29.73564</text:p>
          </table:table-cell>
          <table:table-cell office:value-type="float" office:value="-16.43135">
            <text:p>-16.431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07441">
            <text:p>-34.07441</text:p>
          </table:table-cell>
          <table:table-cell office:value-type="float" office:value="-21.96955">
            <text:p>-21.969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0433">
            <text:p>-38.0433</text:p>
          </table:table-cell>
          <table:table-cell office:value-type="float" office:value="-27.79021">
            <text:p>-27.790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49854">
            <text:p>-41.49854</text:p>
          </table:table-cell>
          <table:table-cell office:value-type="float" office:value="-33.76986">
            <text:p>-33.769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31498">
            <text:p>-44.31498</text:p>
          </table:table-cell>
          <table:table-cell office:value-type="float" office:value="-39.46258">
            <text:p>-39.462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39112">
            <text:p>-46.39112</text:p>
          </table:table-cell>
          <table:table-cell office:value-type="float" office:value="-41.67529">
            <text:p>-41.675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5044">
            <text:p>-47.65044</text:p>
          </table:table-cell>
          <table:table-cell office:value-type="float" office:value="-46.48109">
            <text:p>-46.481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811">
            <text:p>-48.04811</text:p>
          </table:table-cell>
          <table:table-cell office:value-type="float" office:value="-47.34206">
            <text:p>-47.342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6973">
            <text:p>-47.56973</text:p>
          </table:table-cell>
          <table:table-cell office:value-type="float" office:value="-51.77289">
            <text:p>-51.772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23263">
            <text:p>-46.23263</text:p>
          </table:table-cell>
          <table:table-cell office:value-type="float" office:value="-52.32936">
            <text:p>-52.329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08523">
            <text:p>-44.08523</text:p>
          </table:table-cell>
          <table:table-cell office:value-type="float" office:value="-55.15757">
            <text:p>-55.157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20532">
            <text:p>-41.20532</text:p>
          </table:table-cell>
          <table:table-cell office:value-type="float" office:value="-55.53991">
            <text:p>-55.539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69602">
            <text:p>-37.69602</text:p>
          </table:table-cell>
          <table:table-cell office:value-type="float" office:value="-52.73545">
            <text:p>-52.735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68668">
            <text:p>-33.68668</text:p>
          </table:table-cell>
          <table:table-cell office:value-type="float" office:value="-50.66618">
            <text:p>-50.666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32151">
            <text:p>-29.32151</text:p>
          </table:table-cell>
          <table:table-cell office:value-type="float" office:value="-46.28025">
            <text:p>-46.280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75862">
            <text:p>-24.75862</text:p>
          </table:table-cell>
          <table:table-cell office:value-type="float" office:value="-41.5172">
            <text:p>-41.51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1633">
            <text:p>-20.1633</text:p>
          </table:table-cell>
          <table:table-cell office:value-type="float" office:value="-36.78326">
            <text:p>-36.783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70201">
            <text:p>-15.70201</text:p>
          </table:table-cell>
          <table:table-cell office:value-type="float" office:value="-32.37901">
            <text:p>-32.379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53634">
            <text:p>-11.53634</text:p>
          </table:table-cell>
          <table:table-cell office:value-type="float" office:value="-28.34593">
            <text:p>-28.345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816098">
            <text:p>-7.816098</text:p>
          </table:table-cell>
          <table:table-cell office:value-type="float" office:value="-24.34214">
            <text:p>-24.342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678409">
            <text:p>-4.678409</text:p>
          </table:table-cell>
          <table:table-cell office:value-type="float" office:value="-20.71605">
            <text:p>-20.716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235662">
            <text:p>-2.235662</text:p>
          </table:table-cell>
          <table:table-cell office:value-type="float" office:value="-17.23399">
            <text:p>-17.233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5763417">
            <text:p>-0.5763417</text:p>
          </table:table-cell>
          <table:table-cell office:value-type="float" office:value="-13.45615">
            <text:p>-13.456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3117">
            <text:p>-10.31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965058">
            <text:p>-6.9650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7465825">
            <text:p>-0.7465825</text:p>
          </table:table-cell>
          <table:table-cell office:value-type="float" office:value="-4.737144">
            <text:p>-4.7371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512525">
            <text:p>-2.512525</text:p>
          </table:table-cell>
          <table:table-cell office:value-type="float" office:value="-4.444485">
            <text:p>-4.4444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051866">
            <text:p>-5.051866</text:p>
          </table:table-cell>
          <table:table-cell office:value-type="float" office:value="-4.466378">
            <text:p>-4.4663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272618">
            <text:p>-8.272618</text:p>
          </table:table-cell>
          <table:table-cell office:value-type="float" office:value="-4.413661">
            <text:p>-4.4136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05812">
            <text:p>-12.05812</text:p>
          </table:table-cell>
          <table:table-cell office:value-type="float" office:value="-4.635359">
            <text:p>-4.6353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27125">
            <text:p>-16.27125</text:p>
          </table:table-cell>
          <table:table-cell office:value-type="float" office:value="-5.570598">
            <text:p>-5.5705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75938">
            <text:p>-20.75938</text:p>
          </table:table-cell>
          <table:table-cell office:value-type="float" office:value="-7.778746">
            <text:p>-7.7787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36143">
            <text:p>-25.36143</text:p>
          </table:table-cell>
          <table:table-cell office:value-type="float" office:value="-11.50658">
            <text:p>-11.506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90774">
            <text:p>-29.90774</text:p>
          </table:table-cell>
          <table:table-cell office:value-type="float" office:value="-16.59427">
            <text:p>-16.594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2351">
            <text:p>-34.2351</text:p>
          </table:table-cell>
          <table:table-cell office:value-type="float" office:value="-22.27401">
            <text:p>-22.274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18676">
            <text:p>-38.18676</text:p>
          </table:table-cell>
          <table:table-cell office:value-type="float" office:value="-28.13989">
            <text:p>-28.139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61958">
            <text:p>-41.61958</text:p>
          </table:table-cell>
          <table:table-cell office:value-type="float" office:value="-34.10183">
            <text:p>-34.101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40921">
            <text:p>-44.40921</text:p>
          </table:table-cell>
          <table:table-cell office:value-type="float" office:value="-39.27667">
            <text:p>-39.276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45512">
            <text:p>-46.45512</text:p>
          </table:table-cell>
          <table:table-cell office:value-type="float" office:value="-41.8786">
            <text:p>-41.87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8191">
            <text:p>-47.68191</text:p>
          </table:table-cell>
          <table:table-cell office:value-type="float" office:value="-46.27874">
            <text:p>-46.278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59">
            <text:p>-48.0459</text:p>
          </table:table-cell>
          <table:table-cell office:value-type="float" office:value="-47.39406">
            <text:p>-47.394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3392">
            <text:p>-47.53392</text:p>
          </table:table-cell>
          <table:table-cell office:value-type="float" office:value="-51.13489">
            <text:p>-51.134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16451">
            <text:p>-46.16451</text:p>
          </table:table-cell>
          <table:table-cell office:value-type="float" office:value="-52.43984">
            <text:p>-52.439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98727">
            <text:p>-43.98727</text:p>
          </table:table-cell>
          <table:table-cell office:value-type="float" office:value="-54.80008">
            <text:p>-54.800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08108">
            <text:p>-41.08108</text:p>
          </table:table-cell>
          <table:table-cell office:value-type="float" office:value="-55.46596">
            <text:p>-55.465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54999">
            <text:p>-37.54999</text:p>
          </table:table-cell>
          <table:table-cell office:value-type="float" office:value="-52.5867">
            <text:p>-52.58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52415">
            <text:p>-33.52415</text:p>
          </table:table-cell>
          <table:table-cell office:value-type="float" office:value="-49.99003">
            <text:p>-49.990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14837">
            <text:p>-29.14837</text:p>
          </table:table-cell>
          <table:table-cell office:value-type="float" office:value="-45.57163">
            <text:p>-45.571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58114">
            <text:p>-24.58114</text:p>
          </table:table-cell>
          <table:table-cell office:value-type="float" office:value="-41.06192">
            <text:p>-41.061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98792">
            <text:p>-19.98792</text:p>
          </table:table-cell>
          <table:table-cell office:value-type="float" office:value="-36.45399">
            <text:p>-36.453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53507">
            <text:p>-15.53507</text:p>
          </table:table-cell>
          <table:table-cell office:value-type="float" office:value="-32.35646">
            <text:p>-32.356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38263">
            <text:p>-11.38263</text:p>
          </table:table-cell>
          <table:table-cell office:value-type="float" office:value="-28.29782">
            <text:p>-28.297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683677">
            <text:p>-7.683677</text:p>
          </table:table-cell>
          <table:table-cell office:value-type="float" office:value="-24.39952">
            <text:p>-24.399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570801">
            <text:p>-4.570801</text:p>
          </table:table-cell>
          <table:table-cell office:value-type="float" office:value="-20.64846">
            <text:p>-20.648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156763">
            <text:p>-2.156763</text:p>
          </table:table-cell>
          <table:table-cell office:value-type="float" office:value="-17.23645">
            <text:p>-17.236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5290117">
            <text:p>-0.5290117</text:p>
          </table:table-cell>
          <table:table-cell office:value-type="float" office:value="-13.48049">
            <text:p>-13.480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17535">
            <text:p>-10.175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986822">
            <text:p>-6.9868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7994151">
            <text:p>-0.7994151</text:p>
          </table:table-cell>
          <table:table-cell office:value-type="float" office:value="-4.894329">
            <text:p>-4.8943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596519">
            <text:p>-2.596519</text:p>
          </table:table-cell>
          <table:table-cell office:value-type="float" office:value="-4.521557">
            <text:p>-4.5215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16398">
            <text:p>-5.16398</text:p>
          </table:table-cell>
          <table:table-cell office:value-type="float" office:value="-5.306036">
            <text:p>-5.3060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408792">
            <text:p>-8.408792</text:p>
          </table:table-cell>
          <table:table-cell office:value-type="float" office:value="-5.462532">
            <text:p>-5.4625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21342">
            <text:p>-12.21342</text:p>
          </table:table-cell>
          <table:table-cell office:value-type="float" office:value="-5.548919">
            <text:p>-5.5489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44005">
            <text:p>-16.44005</text:p>
          </table:table-cell>
          <table:table-cell office:value-type="float" office:value="-6.143695">
            <text:p>-6.1436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93557">
            <text:p>-20.93557</text:p>
          </table:table-cell>
          <table:table-cell office:value-type="float" office:value="-7.802957">
            <text:p>-7.8029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53861">
            <text:p>-25.53861</text:p>
          </table:table-cell>
          <table:table-cell office:value-type="float" office:value="-11.09794">
            <text:p>-11.097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07951">
            <text:p>-30.07951</text:p>
          </table:table-cell>
          <table:table-cell office:value-type="float" office:value="-16.27571">
            <text:p>-16.275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39524">
            <text:p>-34.39524</text:p>
          </table:table-cell>
          <table:table-cell office:value-type="float" office:value="-22.06631">
            <text:p>-22.066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32946">
            <text:p>-38.32946</text:p>
          </table:table-cell>
          <table:table-cell office:value-type="float" office:value="-28.09632">
            <text:p>-28.096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73967">
            <text:p>-41.73967</text:p>
          </table:table-cell>
          <table:table-cell office:value-type="float" office:value="-34.21536">
            <text:p>-34.215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50234">
            <text:p>-44.50234</text:p>
          </table:table-cell>
          <table:table-cell office:value-type="float" office:value="-38.9388">
            <text:p>-38.93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51791">
            <text:p>-46.51791</text:p>
          </table:table-cell>
          <table:table-cell office:value-type="float" office:value="-42.5871">
            <text:p>-42.58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1209">
            <text:p>-47.71209</text:p>
          </table:table-cell>
          <table:table-cell office:value-type="float" office:value="-45.68954">
            <text:p>-45.689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238">
            <text:p>-48.04238</text:p>
          </table:table-cell>
          <table:table-cell office:value-type="float" office:value="-48.34821">
            <text:p>-48.348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9683">
            <text:p>-47.49683</text:p>
          </table:table-cell>
          <table:table-cell office:value-type="float" office:value="-50.8962">
            <text:p>-50.89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09519">
            <text:p>-46.09519</text:p>
          </table:table-cell>
          <table:table-cell office:value-type="float" office:value="-53.23609">
            <text:p>-53.236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88824">
            <text:p>-43.88824</text:p>
          </table:table-cell>
          <table:table-cell office:value-type="float" office:value="-54.87709">
            <text:p>-54.877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95591">
            <text:p>-40.95591</text:p>
          </table:table-cell>
          <table:table-cell office:value-type="float" office:value="-55.4255">
            <text:p>-55.42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40322">
            <text:p>-37.40322</text:p>
          </table:table-cell>
          <table:table-cell office:value-type="float" office:value="-52.57197">
            <text:p>-52.571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3611">
            <text:p>-33.3611</text:p>
          </table:table-cell>
          <table:table-cell office:value-type="float" office:value="-49.91363">
            <text:p>-49.913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97495">
            <text:p>-28.97495</text:p>
          </table:table-cell>
          <table:table-cell office:value-type="float" office:value="-45.42529">
            <text:p>-45.425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40363">
            <text:p>-24.40363</text:p>
          </table:table-cell>
          <table:table-cell office:value-type="float" office:value="-40.88261">
            <text:p>-40.882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81275">
            <text:p>-19.81275</text:p>
          </table:table-cell>
          <table:table-cell office:value-type="float" office:value="-36.28561">
            <text:p>-36.285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36858">
            <text:p>-15.36858</text:p>
          </table:table-cell>
          <table:table-cell office:value-type="float" office:value="-32.2058">
            <text:p>-32.20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23087">
            <text:p>-11.23087</text:p>
          </table:table-cell>
          <table:table-cell office:value-type="float" office:value="-28.13285">
            <text:p>-28.132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552127">
            <text:p>-7.552127</text:p>
          </table:table-cell>
          <table:table-cell office:value-type="float" office:value="-24.27309">
            <text:p>-24.273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464231">
            <text:p>-4.464231</text:p>
          </table:table-cell>
          <table:table-cell office:value-type="float" office:value="-20.54575">
            <text:p>-20.545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079036">
            <text:p>-2.079036</text:p>
          </table:table-cell>
          <table:table-cell office:value-type="float" office:value="-17.20294">
            <text:p>-17.202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829387">
            <text:p>-0.4829387</text:p>
          </table:table-cell>
          <table:table-cell office:value-type="float" office:value="-13.37801">
            <text:p>-13.378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07492">
            <text:p>-10.074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874892">
            <text:p>-6.8748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8534902">
            <text:p>-0.8534902</text:p>
          </table:table-cell>
          <table:table-cell office:value-type="float" office:value="-4.617321">
            <text:p>-4.6173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68166">
            <text:p>-2.68166</text:p>
          </table:table-cell>
          <table:table-cell office:value-type="float" office:value="-4.648399">
            <text:p>-4.6483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277102">
            <text:p>-5.277102</text:p>
          </table:table-cell>
          <table:table-cell office:value-type="float" office:value="-4.679814">
            <text:p>-4.6798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545798">
            <text:p>-8.545798</text:p>
          </table:table-cell>
          <table:table-cell office:value-type="float" office:value="-5.447443">
            <text:p>-5.4474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36935">
            <text:p>-12.36935</text:p>
          </table:table-cell>
          <table:table-cell office:value-type="float" office:value="-5.69199">
            <text:p>-5.691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60925">
            <text:p>-16.60925</text:p>
          </table:table-cell>
          <table:table-cell office:value-type="float" office:value="-6.371906">
            <text:p>-6.3719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11338">
            <text:p>-21.11338</text:p>
          </table:table-cell>
          <table:table-cell office:value-type="float" office:value="-8.064627">
            <text:p>-8.0646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71571">
            <text:p>-25.71571</text:p>
          </table:table-cell>
          <table:table-cell office:value-type="float" office:value="-11.32754">
            <text:p>-11.327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25095">
            <text:p>-30.25095</text:p>
          </table:table-cell>
          <table:table-cell office:value-type="float" office:value="-16.45189">
            <text:p>-16.451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5548">
            <text:p>-34.5548</text:p>
          </table:table-cell>
          <table:table-cell office:value-type="float" office:value="-22.19326">
            <text:p>-22.193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47137">
            <text:p>-38.47137</text:p>
          </table:table-cell>
          <table:table-cell office:value-type="float" office:value="-28.19382">
            <text:p>-28.193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8588">
            <text:p>-41.8588</text:p>
          </table:table-cell>
          <table:table-cell office:value-type="float" office:value="-34.33393">
            <text:p>-34.333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59436">
            <text:p>-44.59436</text:p>
          </table:table-cell>
          <table:table-cell office:value-type="float" office:value="-38.73599">
            <text:p>-38.735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57948">
            <text:p>-46.57948</text:p>
          </table:table-cell>
          <table:table-cell office:value-type="float" office:value="-42.61802">
            <text:p>-42.618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4098">
            <text:p>-47.74098</text:p>
          </table:table-cell>
          <table:table-cell office:value-type="float" office:value="-45.45646">
            <text:p>-45.456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3756">
            <text:p>-48.03756</text:p>
          </table:table-cell>
          <table:table-cell office:value-type="float" office:value="-48.064">
            <text:p>-48.0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5846">
            <text:p>-47.45846</text:p>
          </table:table-cell>
          <table:table-cell office:value-type="float" office:value="-50.40595">
            <text:p>-50.405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02467">
            <text:p>-46.02467</text:p>
          </table:table-cell>
          <table:table-cell office:value-type="float" office:value="-52.70339">
            <text:p>-52.703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78812">
            <text:p>-43.78812</text:p>
          </table:table-cell>
          <table:table-cell office:value-type="float" office:value="-54.40938">
            <text:p>-54.409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82982">
            <text:p>-40.82982</text:p>
          </table:table-cell>
          <table:table-cell office:value-type="float" office:value="-55.04041">
            <text:p>-55.040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25571">
            <text:p>-37.25571</text:p>
          </table:table-cell>
          <table:table-cell office:value-type="float" office:value="-52.32911">
            <text:p>-52.329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19754">
            <text:p>-33.19754</text:p>
          </table:table-cell>
          <table:table-cell office:value-type="float" office:value="-49.7426">
            <text:p>-49.74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80125">
            <text:p>-28.80125</text:p>
          </table:table-cell>
          <table:table-cell office:value-type="float" office:value="-45.48466">
            <text:p>-45.484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22609">
            <text:p>-24.22609</text:p>
          </table:table-cell>
          <table:table-cell office:value-type="float" office:value="-40.73558">
            <text:p>-40.735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63779">
            <text:p>-19.63779</text:p>
          </table:table-cell>
          <table:table-cell office:value-type="float" office:value="-36.10101">
            <text:p>-36.101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20255">
            <text:p>-15.20255</text:p>
          </table:table-cell>
          <table:table-cell office:value-type="float" office:value="-31.89446">
            <text:p>-31.894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07978">
            <text:p>-11.07978</text:p>
          </table:table-cell>
          <table:table-cell office:value-type="float" office:value="-27.89108">
            <text:p>-27.891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421456">
            <text:p>-7.421456</text:p>
          </table:table-cell>
          <table:table-cell office:value-type="float" office:value="-24.02374">
            <text:p>-24.023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358708">
            <text:p>-4.358708</text:p>
          </table:table-cell>
          <table:table-cell office:value-type="float" office:value="-20.44899">
            <text:p>-20.448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002481">
            <text:p>-2.002481</text:p>
          </table:table-cell>
          <table:table-cell office:value-type="float" office:value="-17.03427">
            <text:p>-17.034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381271">
            <text:p>-0.4381271</text:p>
          </table:table-cell>
          <table:table-cell office:value-type="float" office:value="-13.17747">
            <text:p>-13.177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930324">
            <text:p>-9.9303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576618">
            <text:p>-6.5766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9088052">
            <text:p>-0.9088052</text:p>
          </table:table-cell>
          <table:table-cell office:value-type="float" office:value="-4.253674">
            <text:p>-4.2536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767943">
            <text:p>-2.767943</text:p>
          </table:table-cell>
          <table:table-cell office:value-type="float" office:value="-4.427353">
            <text:p>-4.4273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391227">
            <text:p>-5.391227</text:p>
          </table:table-cell>
          <table:table-cell office:value-type="float" office:value="-4.561066">
            <text:p>-4.5610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683631">
            <text:p>-8.683631</text:p>
          </table:table-cell>
          <table:table-cell office:value-type="float" office:value="-4.604918">
            <text:p>-4.6049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52589">
            <text:p>-12.52589</text:p>
          </table:table-cell>
          <table:table-cell office:value-type="float" office:value="-4.888962">
            <text:p>-4.8889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77884">
            <text:p>-16.77884</text:p>
          </table:table-cell>
          <table:table-cell office:value-type="float" office:value="-5.890757">
            <text:p>-5.8907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28987">
            <text:p>-21.28987</text:p>
          </table:table-cell>
          <table:table-cell office:value-type="float" office:value="-8.174331">
            <text:p>-8.1743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89271">
            <text:p>-25.89271</text:p>
          </table:table-cell>
          <table:table-cell office:value-type="float" office:value="-11.95807">
            <text:p>-11.958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42204">
            <text:p>-30.42204</text:p>
          </table:table-cell>
          <table:table-cell office:value-type="float" office:value="-17.10777">
            <text:p>-17.107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71379">
            <text:p>-34.71379</text:p>
          </table:table-cell>
          <table:table-cell office:value-type="float" office:value="-22.81178">
            <text:p>-22.811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6125">
            <text:p>-38.6125</text:p>
          </table:table-cell>
          <table:table-cell office:value-type="float" office:value="-28.65682">
            <text:p>-28.656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97695">
            <text:p>-41.97695</text:p>
          </table:table-cell>
          <table:table-cell office:value-type="float" office:value="-34.58926">
            <text:p>-34.589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68526">
            <text:p>-44.68526</text:p>
          </table:table-cell>
          <table:table-cell office:value-type="float" office:value="-39.37734">
            <text:p>-39.377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63982">
            <text:p>-46.63982</text:p>
          </table:table-cell>
          <table:table-cell office:value-type="float" office:value="-42.3903">
            <text:p>-42.39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6859">
            <text:p>-47.76859</text:p>
          </table:table-cell>
          <table:table-cell office:value-type="float" office:value="-45.78926">
            <text:p>-45.789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3143">
            <text:p>-48.03143</text:p>
          </table:table-cell>
          <table:table-cell office:value-type="float" office:value="-47.78596">
            <text:p>-47.785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1882">
            <text:p>-47.41882</text:p>
          </table:table-cell>
          <table:table-cell office:value-type="float" office:value="-50.24145">
            <text:p>-50.241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95295">
            <text:p>-45.95295</text:p>
          </table:table-cell>
          <table:table-cell office:value-type="float" office:value="-52.21814">
            <text:p>-52.218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68692">
            <text:p>-43.68692</text:p>
          </table:table-cell>
          <table:table-cell office:value-type="float" office:value="-54.02499">
            <text:p>-54.024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70282">
            <text:p>-40.70282</text:p>
          </table:table-cell>
          <table:table-cell office:value-type="float" office:value="-54.59724">
            <text:p>-54.597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10749">
            <text:p>-37.10749</text:p>
          </table:table-cell>
          <table:table-cell office:value-type="float" office:value="-53.22728">
            <text:p>-53.227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03348">
            <text:p>-33.03348</text:p>
          </table:table-cell>
          <table:table-cell office:value-type="float" office:value="-49.57719">
            <text:p>-49.577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62729">
            <text:p>-28.62729</text:p>
          </table:table-cell>
          <table:table-cell office:value-type="float" office:value="-44.92678">
            <text:p>-44.926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04853">
            <text:p>-24.04853</text:p>
          </table:table-cell>
          <table:table-cell office:value-type="float" office:value="-40.22301">
            <text:p>-40.223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46307">
            <text:p>-19.46307</text:p>
          </table:table-cell>
          <table:table-cell office:value-type="float" office:value="-35.81349">
            <text:p>-35.813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03699">
            <text:p>-15.03699</text:p>
          </table:table-cell>
          <table:table-cell office:value-type="float" office:value="-31.86466">
            <text:p>-31.864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92939">
            <text:p>-10.92939</text:p>
          </table:table-cell>
          <table:table-cell office:value-type="float" office:value="-27.92181">
            <text:p>-27.921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291672">
            <text:p>-7.291672</text:p>
          </table:table-cell>
          <table:table-cell office:value-type="float" office:value="-24.09826">
            <text:p>-24.098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254235">
            <text:p>-4.254235</text:p>
          </table:table-cell>
          <table:table-cell office:value-type="float" office:value="-20.46217">
            <text:p>-20.462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927104">
            <text:p>-1.927104</text:p>
          </table:table-cell>
          <table:table-cell office:value-type="float" office:value="-16.98644">
            <text:p>-16.986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945783">
            <text:p>-0.3945783</text:p>
          </table:table-cell>
          <table:table-cell office:value-type="float" office:value="-13.00401">
            <text:p>-13.004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587674">
            <text:p>-9.5876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433004">
            <text:p>-6.4330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9653585">
            <text:p>-0.9653585</text:p>
          </table:table-cell>
          <table:table-cell office:value-type="float" office:value="-4.159959">
            <text:p>-4.1599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855364">
            <text:p>-2.855364</text:p>
          </table:table-cell>
          <table:table-cell office:value-type="float" office:value="-4.357614">
            <text:p>-4.3576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506346">
            <text:p>-5.506346</text:p>
          </table:table-cell>
          <table:table-cell office:value-type="float" office:value="-4.473696">
            <text:p>-4.4736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822281">
            <text:p>-8.822281</text:p>
          </table:table-cell>
          <table:table-cell office:value-type="float" office:value="-4.518697">
            <text:p>-4.5186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68305">
            <text:p>-12.68305</text:p>
          </table:table-cell>
          <table:table-cell office:value-type="float" office:value="-4.823083">
            <text:p>-4.8230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94881">
            <text:p>-16.94881</text:p>
          </table:table-cell>
          <table:table-cell office:value-type="float" office:value="-5.861202">
            <text:p>-5.8612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4665">
            <text:p>-21.4665</text:p>
          </table:table-cell>
          <table:table-cell office:value-type="float" office:value="-8.193858">
            <text:p>-8.1938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0696">
            <text:p>-26.0696</text:p>
          </table:table-cell>
          <table:table-cell office:value-type="float" office:value="-12.02833">
            <text:p>-12.028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59278">
            <text:p>-30.59278</text:p>
          </table:table-cell>
          <table:table-cell office:value-type="float" office:value="-17.2093">
            <text:p>-17.20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8722">
            <text:p>-34.8722</text:p>
          </table:table-cell>
          <table:table-cell office:value-type="float" office:value="-22.94852">
            <text:p>-22.948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75283">
            <text:p>-38.75283</text:p>
          </table:table-cell>
          <table:table-cell office:value-type="float" office:value="-28.83255">
            <text:p>-28.832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09412">
            <text:p>-42.09412</text:p>
          </table:table-cell>
          <table:table-cell office:value-type="float" office:value="-34.79049">
            <text:p>-34.790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77503">
            <text:p>-44.77503</text:p>
          </table:table-cell>
          <table:table-cell office:value-type="float" office:value="-39.4708">
            <text:p>-39.47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69893">
            <text:p>-46.69893</text:p>
          </table:table-cell>
          <table:table-cell office:value-type="float" office:value="-42.63355">
            <text:p>-42.633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9491">
            <text:p>-47.79491</text:p>
          </table:table-cell>
          <table:table-cell office:value-type="float" office:value="-46.00466">
            <text:p>-46.004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2401">
            <text:p>-48.02401</text:p>
          </table:table-cell>
          <table:table-cell office:value-type="float" office:value="-48.04494">
            <text:p>-48.044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7791">
            <text:p>-47.37791</text:p>
          </table:table-cell>
          <table:table-cell office:value-type="float" office:value="-51.09189">
            <text:p>-51.091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88005">
            <text:p>-45.88005</text:p>
          </table:table-cell>
          <table:table-cell office:value-type="float" office:value="-53.10297">
            <text:p>-53.102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58466">
            <text:p>-43.58466</text:p>
          </table:table-cell>
          <table:table-cell office:value-type="float" office:value="-54.98407">
            <text:p>-54.984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57384">
            <text:p>-40.57384</text:p>
          </table:table-cell>
          <table:table-cell office:value-type="float" office:value="-55.55268">
            <text:p>-55.552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95855">
            <text:p>-36.95855</text:p>
          </table:table-cell>
          <table:table-cell office:value-type="float" office:value="-52.32784">
            <text:p>-52.327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86892">
            <text:p>-32.86892</text:p>
          </table:table-cell>
          <table:table-cell office:value-type="float" office:value="-49.90739">
            <text:p>-49.907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45307">
            <text:p>-28.45307</text:p>
          </table:table-cell>
          <table:table-cell office:value-type="float" office:value="-45.35612">
            <text:p>-45.356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87096">
            <text:p>-23.87096</text:p>
          </table:table-cell>
          <table:table-cell office:value-type="float" office:value="-40.58323">
            <text:p>-40.583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28858">
            <text:p>-19.28858</text:p>
          </table:table-cell>
          <table:table-cell office:value-type="float" office:value="-35.86939">
            <text:p>-35.869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87191">
            <text:p>-14.87191</text:p>
          </table:table-cell>
          <table:table-cell office:value-type="float" office:value="-31.51208">
            <text:p>-31.512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77969">
            <text:p>-10.77969</text:p>
          </table:table-cell>
          <table:table-cell office:value-type="float" office:value="-27.49212">
            <text:p>-27.492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16278">
            <text:p>-7.16278</text:p>
          </table:table-cell>
          <table:table-cell office:value-type="float" office:value="-23.54161">
            <text:p>-23.541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15082">
            <text:p>-4.15082</text:p>
          </table:table-cell>
          <table:table-cell office:value-type="float" office:value="-19.98632">
            <text:p>-19.986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852912">
            <text:p>-1.852912</text:p>
          </table:table-cell>
          <table:table-cell office:value-type="float" office:value="-16.46697">
            <text:p>-16.466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522938">
            <text:p>-0.3522938</text:p>
          </table:table-cell>
          <table:table-cell office:value-type="float" office:value="-12.83012">
            <text:p>-12.830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672131">
            <text:p>-9.6721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475173">
            <text:p>-6.4751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023146">
            <text:p>-1.023146</text:p>
          </table:table-cell>
          <table:table-cell office:value-type="float" office:value="-4.092516">
            <text:p>-4.0925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943916">
            <text:p>-2.943916</text:p>
          </table:table-cell>
          <table:table-cell office:value-type="float" office:value="-4.365383">
            <text:p>-4.3653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622457">
            <text:p>-5.622457</text:p>
          </table:table-cell>
          <table:table-cell office:value-type="float" office:value="-4.451795">
            <text:p>-4.4517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961742">
            <text:p>-8.961742</text:p>
          </table:table-cell>
          <table:table-cell office:value-type="float" office:value="-4.473214">
            <text:p>-4.4732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84081">
            <text:p>-12.84081</text:p>
          </table:table-cell>
          <table:table-cell office:value-type="float" office:value="-4.71368">
            <text:p>-4.713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11916">
            <text:p>-17.11916</text:p>
          </table:table-cell>
          <table:table-cell office:value-type="float" office:value="-5.686409">
            <text:p>-5.6864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64326">
            <text:p>-21.64326</text:p>
          </table:table-cell>
          <table:table-cell office:value-type="float" office:value="-8.005355">
            <text:p>-8.0053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24637">
            <text:p>-26.24637</text:p>
          </table:table-cell>
          <table:table-cell office:value-type="float" office:value="-11.95665">
            <text:p>-11.956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76316">
            <text:p>-30.76316</text:p>
          </table:table-cell>
          <table:table-cell office:value-type="float" office:value="-17.32849">
            <text:p>-17.328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03001">
            <text:p>-35.03001</text:p>
          </table:table-cell>
          <table:table-cell office:value-type="float" office:value="-23.19915">
            <text:p>-23.199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89237">
            <text:p>-38.89237</text:p>
          </table:table-cell>
          <table:table-cell office:value-type="float" office:value="-29.15208">
            <text:p>-29.152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21032">
            <text:p>-42.21032</text:p>
          </table:table-cell>
          <table:table-cell office:value-type="float" office:value="-35.10175">
            <text:p>-35.101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86368">
            <text:p>-44.86368</text:p>
          </table:table-cell>
          <table:table-cell office:value-type="float" office:value="-39.87448">
            <text:p>-39.874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75682">
            <text:p>-46.75682</text:p>
          </table:table-cell>
          <table:table-cell office:value-type="float" office:value="-43.01535">
            <text:p>-43.015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1994">
            <text:p>-47.81994</text:p>
          </table:table-cell>
          <table:table-cell office:value-type="float" office:value="-46.56052">
            <text:p>-46.560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1527">
            <text:p>-48.01527</text:p>
          </table:table-cell>
          <table:table-cell office:value-type="float" office:value="-48.71129">
            <text:p>-48.711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3574">
            <text:p>-47.33574</text:p>
          </table:table-cell>
          <table:table-cell office:value-type="float" office:value="-51.81092">
            <text:p>-51.810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80596">
            <text:p>-45.80596</text:p>
          </table:table-cell>
          <table:table-cell office:value-type="float" office:value="-53.76537">
            <text:p>-53.765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48134">
            <text:p>-43.48134</text:p>
          </table:table-cell>
          <table:table-cell office:value-type="float" office:value="-55.55667">
            <text:p>-55.556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44501">
            <text:p>-40.44501</text:p>
          </table:table-cell>
          <table:table-cell office:value-type="float" office:value="-55.85321">
            <text:p>-55.853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80891">
            <text:p>-36.80891</text:p>
          </table:table-cell>
          <table:table-cell office:value-type="float" office:value="-52.47586">
            <text:p>-52.475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70387">
            <text:p>-32.70387</text:p>
          </table:table-cell>
          <table:table-cell office:value-type="float" office:value="-49.38755">
            <text:p>-49.387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2786">
            <text:p>-28.2786</text:p>
          </table:table-cell>
          <table:table-cell office:value-type="float" office:value="-44.73381">
            <text:p>-44.733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69339">
            <text:p>-23.69339</text:p>
          </table:table-cell>
          <table:table-cell office:value-type="float" office:value="-40.09435">
            <text:p>-40.094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11433">
            <text:p>-19.11433</text:p>
          </table:table-cell>
          <table:table-cell office:value-type="float" office:value="-35.71782">
            <text:p>-35.717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7073">
            <text:p>-14.7073</text:p>
          </table:table-cell>
          <table:table-cell office:value-type="float" office:value="-31.52655">
            <text:p>-31.526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6307">
            <text:p>-10.6307</text:p>
          </table:table-cell>
          <table:table-cell office:value-type="float" office:value="-27.54601">
            <text:p>-27.546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034791">
            <text:p>-7.034791</text:p>
          </table:table-cell>
          <table:table-cell office:value-type="float" office:value="-23.57999">
            <text:p>-23.57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048468">
            <text:p>-4.048468</text:p>
          </table:table-cell>
          <table:table-cell office:value-type="float" office:value="-19.98124">
            <text:p>-19.981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779904">
            <text:p>-1.779904</text:p>
          </table:table-cell>
          <table:table-cell office:value-type="float" office:value="-16.53567">
            <text:p>-16.535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112765">
            <text:p>-0.3112765</text:p>
          </table:table-cell>
          <table:table-cell office:value-type="float" office:value="-12.89076">
            <text:p>-12.890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517542">
            <text:p>-9.5175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311245">
            <text:p>-6.3112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082164">
            <text:p>-1.082164</text:p>
          </table:table-cell>
          <table:table-cell office:value-type="float" office:value="-4.014345">
            <text:p>-4.0143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033595">
            <text:p>-3.033595</text:p>
          </table:table-cell>
          <table:table-cell office:value-type="float" office:value="-4.353117">
            <text:p>-4.3531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739549">
            <text:p>-5.739549</text:p>
          </table:table-cell>
          <table:table-cell office:value-type="float" office:value="-4.441752">
            <text:p>-4.4417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102007">
            <text:p>-9.102007</text:p>
          </table:table-cell>
          <table:table-cell office:value-type="float" office:value="-4.490826">
            <text:p>-4.4908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99917">
            <text:p>-12.99917</text:p>
          </table:table-cell>
          <table:table-cell office:value-type="float" office:value="-4.774627">
            <text:p>-4.7746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28987">
            <text:p>-17.28987</text:p>
          </table:table-cell>
          <table:table-cell office:value-type="float" office:value="-5.725704">
            <text:p>-5.7257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82015">
            <text:p>-21.82015</text:p>
          </table:table-cell>
          <table:table-cell office:value-type="float" office:value="-8.020935">
            <text:p>-8.0209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42302">
            <text:p>-26.42302</text:p>
          </table:table-cell>
          <table:table-cell office:value-type="float" office:value="-11.95273">
            <text:p>-11.952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93317">
            <text:p>-30.93317</text:p>
          </table:table-cell>
          <table:table-cell office:value-type="float" office:value="-17.3211">
            <text:p>-17.32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18722">
            <text:p>-35.18722</text:p>
          </table:table-cell>
          <table:table-cell office:value-type="float" office:value="-23.21551">
            <text:p>-23.215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03109">
            <text:p>-39.03109</text:p>
          </table:table-cell>
          <table:table-cell office:value-type="float" office:value="-29.2218">
            <text:p>-29.22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32553">
            <text:p>-42.32553</text:p>
          </table:table-cell>
          <table:table-cell office:value-type="float" office:value="-35.2372">
            <text:p>-35.23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9512">
            <text:p>-44.9512</text:p>
          </table:table-cell>
          <table:table-cell office:value-type="float" office:value="-39.57692">
            <text:p>-39.576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81347">
            <text:p>-46.81347</text:p>
          </table:table-cell>
          <table:table-cell office:value-type="float" office:value="-43.1266">
            <text:p>-43.12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4368">
            <text:p>-47.84368</text:p>
          </table:table-cell>
          <table:table-cell office:value-type="float" office:value="-45.79614">
            <text:p>-45.796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0524">
            <text:p>-48.00524</text:p>
          </table:table-cell>
          <table:table-cell office:value-type="float" office:value="-48.36763">
            <text:p>-48.367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923">
            <text:p>-47.2923</text:p>
          </table:table-cell>
          <table:table-cell office:value-type="float" office:value="-50.62483">
            <text:p>-50.624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73069">
            <text:p>-45.73069</text:p>
          </table:table-cell>
          <table:table-cell office:value-type="float" office:value="-52.86932">
            <text:p>-52.869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37696">
            <text:p>-43.37696</text:p>
          </table:table-cell>
          <table:table-cell office:value-type="float" office:value="-54.33027">
            <text:p>-54.330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3153">
            <text:p>-40.3153</text:p>
          </table:table-cell>
          <table:table-cell office:value-type="float" office:value="-54.62214">
            <text:p>-54.622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65857">
            <text:p>-36.65857</text:p>
          </table:table-cell>
          <table:table-cell office:value-type="float" office:value="-51.66291">
            <text:p>-51.662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53835">
            <text:p>-32.53835</text:p>
          </table:table-cell>
          <table:table-cell office:value-type="float" office:value="-48.67542">
            <text:p>-48.675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10389">
            <text:p>-28.10389</text:p>
          </table:table-cell>
          <table:table-cell office:value-type="float" office:value="-44.20152">
            <text:p>-44.201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51583">
            <text:p>-23.51583</text:p>
          </table:table-cell>
          <table:table-cell office:value-type="float" office:value="-39.77799">
            <text:p>-39.777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94035">
            <text:p>-18.94035</text:p>
          </table:table-cell>
          <table:table-cell office:value-type="float" office:value="-35.31285">
            <text:p>-35.312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5432">
            <text:p>-14.5432</text:p>
          </table:table-cell>
          <table:table-cell office:value-type="float" office:value="-31.24319">
            <text:p>-31.243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48242">
            <text:p>-10.48242</text:p>
          </table:table-cell>
          <table:table-cell office:value-type="float" office:value="-27.15343">
            <text:p>-27.153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907707">
            <text:p>-6.907707</text:p>
          </table:table-cell>
          <table:table-cell office:value-type="float" office:value="-23.30692">
            <text:p>-23.306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947182">
            <text:p>-3.947182</text:p>
          </table:table-cell>
          <table:table-cell office:value-type="float" office:value="-19.62393">
            <text:p>-19.623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708088">
            <text:p>-1.708088</text:p>
          </table:table-cell>
          <table:table-cell office:value-type="float" office:value="-16.11613">
            <text:p>-16.116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715306">
            <text:p>-0.2715306</text:p>
          </table:table-cell>
          <table:table-cell office:value-type="float" office:value="-12.34665">
            <text:p>-12.346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194921">
            <text:p>-9.1949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191661">
            <text:p>-6.1916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142411">
            <text:p>-1.142411</text:p>
          </table:table-cell>
          <table:table-cell office:value-type="float" office:value="-4.200066">
            <text:p>-4.2000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124398">
            <text:p>-3.124398</text:p>
          </table:table-cell>
          <table:table-cell office:value-type="float" office:value="-4.403265">
            <text:p>-4.4032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857619">
            <text:p>-5.857619</text:p>
          </table:table-cell>
          <table:table-cell office:value-type="float" office:value="-4.371211">
            <text:p>-4.3712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243068">
            <text:p>-9.243068</text:p>
          </table:table-cell>
          <table:table-cell office:value-type="float" office:value="-5.229221">
            <text:p>-5.2292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15811">
            <text:p>-13.15811</text:p>
          </table:table-cell>
          <table:table-cell office:value-type="float" office:value="-5.520628">
            <text:p>-5.5206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46093">
            <text:p>-17.46093</text:p>
          </table:table-cell>
          <table:table-cell office:value-type="float" office:value="-6.264254">
            <text:p>-6.2642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99714">
            <text:p>-21.99714</text:p>
          </table:table-cell>
          <table:table-cell office:value-type="float" office:value="-8.140539">
            <text:p>-8.1405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59952">
            <text:p>-26.59952</text:p>
          </table:table-cell>
          <table:table-cell office:value-type="float" office:value="-11.75599">
            <text:p>-11.755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10279">
            <text:p>-31.10279</text:p>
          </table:table-cell>
          <table:table-cell office:value-type="float" office:value="-17.16469">
            <text:p>-17.164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4382">
            <text:p>-35.34382</text:p>
          </table:table-cell>
          <table:table-cell office:value-type="float" office:value="-23.11268">
            <text:p>-23.112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16899">
            <text:p>-39.16899</text:p>
          </table:table-cell>
          <table:table-cell office:value-type="float" office:value="-29.20613">
            <text:p>-29.206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43974">
            <text:p>-42.43974</text:p>
          </table:table-cell>
          <table:table-cell office:value-type="float" office:value="-35.32071">
            <text:p>-35.320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03758">
            <text:p>-45.03758</text:p>
          </table:table-cell>
          <table:table-cell office:value-type="float" office:value="-39.43932">
            <text:p>-39.439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86888">
            <text:p>-46.86888</text:p>
          </table:table-cell>
          <table:table-cell office:value-type="float" office:value="-43.54309">
            <text:p>-43.543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6612">
            <text:p>-47.86612</text:p>
          </table:table-cell>
          <table:table-cell office:value-type="float" office:value="-45.86219">
            <text:p>-45.862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939">
            <text:p>-47.9939</text:p>
          </table:table-cell>
          <table:table-cell office:value-type="float" office:value="-49.07999">
            <text:p>-49.07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476">
            <text:p>-47.2476</text:p>
          </table:table-cell>
          <table:table-cell office:value-type="float" office:value="-50.90255">
            <text:p>-50.902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65423">
            <text:p>-45.65423</text:p>
          </table:table-cell>
          <table:table-cell office:value-type="float" office:value="-53.64401">
            <text:p>-53.644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27153">
            <text:p>-43.27153</text:p>
          </table:table-cell>
          <table:table-cell office:value-type="float" office:value="-54.97597">
            <text:p>-54.975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1847">
            <text:p>-40.1847</text:p>
          </table:table-cell>
          <table:table-cell office:value-type="float" office:value="-55.16108">
            <text:p>-55.161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50754">
            <text:p>-36.50754</text:p>
          </table:table-cell>
          <table:table-cell office:value-type="float" office:value="-51.94088">
            <text:p>-51.940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37236">
            <text:p>-32.37236</text:p>
          </table:table-cell>
          <table:table-cell office:value-type="float" office:value="-48.83686">
            <text:p>-48.836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92896">
            <text:p>-27.92896</text:p>
          </table:table-cell>
          <table:table-cell office:value-type="float" office:value="-44.20587">
            <text:p>-44.205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33828">
            <text:p>-23.33828</text:p>
          </table:table-cell>
          <table:table-cell office:value-type="float" office:value="-39.62737">
            <text:p>-39.627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76663">
            <text:p>-18.76663</text:p>
          </table:table-cell>
          <table:table-cell office:value-type="float" office:value="-35.20663">
            <text:p>-35.206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37959">
            <text:p>-14.37959</text:p>
          </table:table-cell>
          <table:table-cell office:value-type="float" office:value="-31.14322">
            <text:p>-31.143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33486">
            <text:p>-10.33486</text:p>
          </table:table-cell>
          <table:table-cell office:value-type="float" office:value="-27.06281">
            <text:p>-27.062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781537">
            <text:p>-6.781537</text:p>
          </table:table-cell>
          <table:table-cell office:value-type="float" office:value="-23.25961">
            <text:p>-23.259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846972">
            <text:p>-3.846972</text:p>
          </table:table-cell>
          <table:table-cell office:value-type="float" office:value="-19.56075">
            <text:p>-19.560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637466">
            <text:p>-1.637466</text:p>
          </table:table-cell>
          <table:table-cell office:value-type="float" office:value="-16.28647">
            <text:p>-16.286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330548">
            <text:p>-0.2330548</text:p>
          </table:table-cell>
          <table:table-cell office:value-type="float" office:value="-12.6522">
            <text:p>-12.65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276292">
            <text:p>-9.2762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1224616">
            <text:p>-0.01224616</text:p>
          </table:table-cell>
          <table:table-cell office:value-type="float" office:value="-6.191566">
            <text:p>-6.1915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203883">
            <text:p>-1.203883</text:p>
          </table:table-cell>
          <table:table-cell office:value-type="float" office:value="-4.218351">
            <text:p>-4.2183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216319">
            <text:p>-3.216319</text:p>
          </table:table-cell>
          <table:table-cell office:value-type="float" office:value="-3.926205">
            <text:p>-3.9262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976659">
            <text:p>-5.976659</text:p>
          </table:table-cell>
          <table:table-cell office:value-type="float" office:value="-4.226561">
            <text:p>-4.2265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384914">
            <text:p>-9.384914</text:p>
          </table:table-cell>
          <table:table-cell office:value-type="float" office:value="-4.973781">
            <text:p>-4.9737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31763">
            <text:p>-13.31763</text:p>
          </table:table-cell>
          <table:table-cell office:value-type="float" office:value="-5.474608">
            <text:p>-5.4746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63234">
            <text:p>-17.63234</text:p>
          </table:table-cell>
          <table:table-cell office:value-type="float" office:value="-6.25006">
            <text:p>-6.250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17423">
            <text:p>-22.17423</text:p>
          </table:table-cell>
          <table:table-cell office:value-type="float" office:value="-8.246217">
            <text:p>-8.2462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77588">
            <text:p>-26.77588</text:p>
          </table:table-cell>
          <table:table-cell office:value-type="float" office:value="-11.88607">
            <text:p>-11.886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27203">
            <text:p>-31.27203</text:p>
          </table:table-cell>
          <table:table-cell office:value-type="float" office:value="-17.24951">
            <text:p>-17.249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4998">
            <text:p>-35.4998</text:p>
          </table:table-cell>
          <table:table-cell office:value-type="float" office:value="-23.16681">
            <text:p>-23.166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30607">
            <text:p>-39.30607</text:p>
          </table:table-cell>
          <table:table-cell office:value-type="float" office:value="-29.29022">
            <text:p>-29.290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55294">
            <text:p>-42.55294</text:p>
          </table:table-cell>
          <table:table-cell office:value-type="float" office:value="-35.50629">
            <text:p>-35.506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12282">
            <text:p>-45.12282</text:p>
          </table:table-cell>
          <table:table-cell office:value-type="float" office:value="-39.22396">
            <text:p>-39.223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92305">
            <text:p>-46.92305</text:p>
          </table:table-cell>
          <table:table-cell office:value-type="float" office:value="-43.6001">
            <text:p>-43.6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8728">
            <text:p>-47.88728</text:p>
          </table:table-cell>
          <table:table-cell office:value-type="float" office:value="-45.6499">
            <text:p>-45.64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8127">
            <text:p>-47.98127</text:p>
          </table:table-cell>
          <table:table-cell office:value-type="float" office:value="-49.03647">
            <text:p>-49.036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0163">
            <text:p>-47.20163</text:p>
          </table:table-cell>
          <table:table-cell office:value-type="float" office:value="-50.85817">
            <text:p>-50.858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5766">
            <text:p>-45.5766</text:p>
          </table:table-cell>
          <table:table-cell office:value-type="float" office:value="-53.70702">
            <text:p>-53.707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16505">
            <text:p>-43.16505</text:p>
          </table:table-cell>
          <table:table-cell office:value-type="float" office:value="-55.02339">
            <text:p>-55.023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05322">
            <text:p>-40.05322</text:p>
          </table:table-cell>
          <table:table-cell office:value-type="float" office:value="-55.19699">
            <text:p>-55.196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35583">
            <text:p>-36.35583</text:p>
          </table:table-cell>
          <table:table-cell office:value-type="float" office:value="-51.92997">
            <text:p>-51.92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20591">
            <text:p>-32.20591</text:p>
          </table:table-cell>
          <table:table-cell office:value-type="float" office:value="-48.75024">
            <text:p>-48.750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75381">
            <text:p>-27.75381</text:p>
          </table:table-cell>
          <table:table-cell office:value-type="float" office:value="-44.05381">
            <text:p>-44.053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16077">
            <text:p>-23.16077</text:p>
          </table:table-cell>
          <table:table-cell office:value-type="float" office:value="-39.52602">
            <text:p>-39.526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59318">
            <text:p>-18.59318</text:p>
          </table:table-cell>
          <table:table-cell office:value-type="float" office:value="-34.97981">
            <text:p>-34.979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2165">
            <text:p>-14.2165</text:p>
          </table:table-cell>
          <table:table-cell office:value-type="float" office:value="-30.91592">
            <text:p>-30.915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18803">
            <text:p>-10.18803</text:p>
          </table:table-cell>
          <table:table-cell office:value-type="float" office:value="-26.86609">
            <text:p>-26.866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656288">
            <text:p>-6.656288</text:p>
          </table:table-cell>
          <table:table-cell office:value-type="float" office:value="-23.05255">
            <text:p>-23.052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74784">
            <text:p>-3.74784</text:p>
          </table:table-cell>
          <table:table-cell office:value-type="float" office:value="-19.38086">
            <text:p>-19.380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568042">
            <text:p>-1.568042</text:p>
          </table:table-cell>
          <table:table-cell office:value-type="float" office:value="-15.984">
            <text:p>-15.9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958533">
            <text:p>-0.1958533</text:p>
          </table:table-cell>
          <table:table-cell office:value-type="float" office:value="-12.2791">
            <text:p>-12.27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109382">
            <text:p>-9.1093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4232622">
            <text:p>-0.04232622</text:p>
          </table:table-cell>
          <table:table-cell office:value-type="float" office:value="-6.089883">
            <text:p>-6.0898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266574">
            <text:p>-1.266574</text:p>
          </table:table-cell>
          <table:table-cell office:value-type="float" office:value="-4.100452">
            <text:p>-4.1004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309353">
            <text:p>-3.309353</text:p>
          </table:table-cell>
          <table:table-cell office:value-type="float" office:value="-4.330969">
            <text:p>-4.3309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096664">
            <text:p>-6.096664</text:p>
          </table:table-cell>
          <table:table-cell office:value-type="float" office:value="-4.266225">
            <text:p>-4.2662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527543">
            <text:p>-9.527543</text:p>
          </table:table-cell>
          <table:table-cell office:value-type="float" office:value="-5.158221">
            <text:p>-5.1582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47771">
            <text:p>-13.47771</text:p>
          </table:table-cell>
          <table:table-cell office:value-type="float" office:value="-5.499288">
            <text:p>-5.4992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80408">
            <text:p>-17.80408</text:p>
          </table:table-cell>
          <table:table-cell office:value-type="float" office:value="-6.304438">
            <text:p>-6.3044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35141">
            <text:p>-22.35141</text:p>
          </table:table-cell>
          <table:table-cell office:value-type="float" office:value="-8.328622">
            <text:p>-8.3286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95208">
            <text:p>-26.95208</text:p>
          </table:table-cell>
          <table:table-cell office:value-type="float" office:value="-12.05321">
            <text:p>-12.053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44086">
            <text:p>-31.44086</text:p>
          </table:table-cell>
          <table:table-cell office:value-type="float" office:value="-17.50557">
            <text:p>-17.505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65516">
            <text:p>-35.65516</text:p>
          </table:table-cell>
          <table:table-cell office:value-type="float" office:value="-23.50137">
            <text:p>-23.501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44231">
            <text:p>-39.44231</text:p>
          </table:table-cell>
          <table:table-cell office:value-type="float" office:value="-29.63401">
            <text:p>-29.634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66515">
            <text:p>-42.66515</text:p>
          </table:table-cell>
          <table:table-cell office:value-type="float" office:value="-35.80764">
            <text:p>-35.807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20761">
            <text:p>-45.20761</text:p>
          </table:table-cell>
          <table:table-cell office:value-type="float" office:value="-39.61016">
            <text:p>-39.61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97598">
            <text:p>-46.97598</text:p>
          </table:table-cell>
          <table:table-cell office:value-type="float" office:value="-44.11404">
            <text:p>-44.114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0713">
            <text:p>-47.90713</text:p>
          </table:table-cell>
          <table:table-cell office:value-type="float" office:value="-45.90992">
            <text:p>-45.909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6733">
            <text:p>-47.96733</text:p>
          </table:table-cell>
          <table:table-cell office:value-type="float" office:value="-49.70609">
            <text:p>-49.706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5441">
            <text:p>-47.15441</text:p>
          </table:table-cell>
          <table:table-cell office:value-type="float" office:value="-50.98071">
            <text:p>-50.980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49781">
            <text:p>-45.49781</text:p>
          </table:table-cell>
          <table:table-cell office:value-type="float" office:value="-53.99593">
            <text:p>-53.995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05753">
            <text:p>-43.05753</text:p>
          </table:table-cell>
          <table:table-cell office:value-type="float" office:value="-55.15491">
            <text:p>-55.154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92086">
            <text:p>-39.92086</text:p>
          </table:table-cell>
          <table:table-cell office:value-type="float" office:value="-55.07919">
            <text:p>-55.079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20344">
            <text:p>-36.20344</text:p>
          </table:table-cell>
          <table:table-cell office:value-type="float" office:value="-51.5568">
            <text:p>-51.55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03902">
            <text:p>-32.03902</text:p>
          </table:table-cell>
          <table:table-cell office:value-type="float" office:value="-48.41024">
            <text:p>-48.410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57844">
            <text:p>-27.57844</text:p>
          </table:table-cell>
          <table:table-cell office:value-type="float" office:value="-43.85683">
            <text:p>-43.856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98329">
            <text:p>-22.98329</text:p>
          </table:table-cell>
          <table:table-cell office:value-type="float" office:value="-39.34435">
            <text:p>-39.344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42002">
            <text:p>-18.42002</text:p>
          </table:table-cell>
          <table:table-cell office:value-type="float" office:value="-34.96594">
            <text:p>-34.965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05392">
            <text:p>-14.05392</text:p>
          </table:table-cell>
          <table:table-cell office:value-type="float" office:value="-30.91883">
            <text:p>-30.918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04194">
            <text:p>-10.04194</text:p>
          </table:table-cell>
          <table:table-cell office:value-type="float" office:value="-26.82455">
            <text:p>-26.824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531967">
            <text:p>-6.531967</text:p>
          </table:table-cell>
          <table:table-cell office:value-type="float" office:value="-23.00333">
            <text:p>-23.003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649792">
            <text:p>-3.649792</text:p>
          </table:table-cell>
          <table:table-cell office:value-type="float" office:value="-19.29302">
            <text:p>-19.293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499819">
            <text:p>-1.499819</text:p>
          </table:table-cell>
          <table:table-cell office:value-type="float" office:value="-15.9773">
            <text:p>-15.97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599276">
            <text:p>-0.1599276</text:p>
          </table:table-cell>
          <table:table-cell office:value-type="float" office:value="-12.3132">
            <text:p>-12.31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033658">
            <text:p>-9.0336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7369217">
            <text:p>-0.07369217</text:p>
          </table:table-cell>
          <table:table-cell office:value-type="float" office:value="-5.98019">
            <text:p>-5.980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330485">
            <text:p>-1.330485</text:p>
          </table:table-cell>
          <table:table-cell office:value-type="float" office:value="-4.080679">
            <text:p>-4.0806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403494">
            <text:p>-3.403494</text:p>
          </table:table-cell>
          <table:table-cell office:value-type="float" office:value="-3.831854">
            <text:p>-3.8318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217627">
            <text:p>-6.217627</text:p>
          </table:table-cell>
          <table:table-cell office:value-type="float" office:value="-4.129625">
            <text:p>-4.1296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670945">
            <text:p>-9.670945</text:p>
          </table:table-cell>
          <table:table-cell office:value-type="float" office:value="-4.903926">
            <text:p>-4.9039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63836">
            <text:p>-13.63836</text:p>
          </table:table-cell>
          <table:table-cell office:value-type="float" office:value="-5.427044">
            <text:p>-5.4270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97615">
            <text:p>-17.97615</text:p>
          </table:table-cell>
          <table:table-cell office:value-type="float" office:value="-6.187511">
            <text:p>-6.1875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52868">
            <text:p>-22.52868</text:p>
          </table:table-cell>
          <table:table-cell office:value-type="float" office:value="-8.294436">
            <text:p>-8.2944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12811">
            <text:p>-27.12811</text:p>
          </table:table-cell>
          <table:table-cell office:value-type="float" office:value="-12.58119">
            <text:p>-12.581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60929">
            <text:p>-31.60929</text:p>
          </table:table-cell>
          <table:table-cell office:value-type="float" office:value="-17.81739">
            <text:p>-17.817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80988">
            <text:p>-35.80988</text:p>
          </table:table-cell>
          <table:table-cell office:value-type="float" office:value="-23.59813">
            <text:p>-23.598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57772">
            <text:p>-39.57772</text:p>
          </table:table-cell>
          <table:table-cell office:value-type="float" office:value="-29.69059">
            <text:p>-29.690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77633">
            <text:p>-42.77633</text:p>
          </table:table-cell>
          <table:table-cell office:value-type="float" office:value="-35.92757">
            <text:p>-35.927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29054">
            <text:p>-45.29054</text:p>
          </table:table-cell>
          <table:table-cell office:value-type="float" office:value="-39.32191">
            <text:p>-39.321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2766">
            <text:p>-47.02766</text:p>
          </table:table-cell>
          <table:table-cell office:value-type="float" office:value="-44.39328">
            <text:p>-44.393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2569">
            <text:p>-47.92569</text:p>
          </table:table-cell>
          <table:table-cell office:value-type="float" office:value="-45.7584">
            <text:p>-45.75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521">
            <text:p>-47.9521</text:p>
          </table:table-cell>
          <table:table-cell office:value-type="float" office:value="-50.0937">
            <text:p>-50.09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0593">
            <text:p>-47.10593</text:p>
          </table:table-cell>
          <table:table-cell office:value-type="float" office:value="-50.86139">
            <text:p>-50.861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41784">
            <text:p>-45.41784</text:p>
          </table:table-cell>
          <table:table-cell office:value-type="float" office:value="-54.01006">
            <text:p>-54.010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94897">
            <text:p>-42.94897</text:p>
          </table:table-cell>
          <table:table-cell office:value-type="float" office:value="-54.91401">
            <text:p>-54.914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78764">
            <text:p>-39.78764</text:p>
          </table:table-cell>
          <table:table-cell office:value-type="float" office:value="-54.75699">
            <text:p>-54.756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05039">
            <text:p>-36.05039</text:p>
          </table:table-cell>
          <table:table-cell office:value-type="float" office:value="-52.39133">
            <text:p>-52.391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87168">
            <text:p>-31.87168</text:p>
          </table:table-cell>
          <table:table-cell office:value-type="float" office:value="-48.00541">
            <text:p>-48.005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40288">
            <text:p>-27.40288</text:p>
          </table:table-cell>
          <table:table-cell office:value-type="float" office:value="-43.3146">
            <text:p>-43.31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80586">
            <text:p>-22.80586</text:p>
          </table:table-cell>
          <table:table-cell office:value-type="float" office:value="-38.81627">
            <text:p>-38.816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24715">
            <text:p>-18.24715</text:p>
          </table:table-cell>
          <table:table-cell office:value-type="float" office:value="-34.65688">
            <text:p>-34.656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89053">
            <text:p>-13.89053</text:p>
          </table:table-cell>
          <table:table-cell office:value-type="float" office:value="-30.67844">
            <text:p>-30.678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896594">
            <text:p>-9.896594</text:p>
          </table:table-cell>
          <table:table-cell office:value-type="float" office:value="-26.76329">
            <text:p>-26.763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40858">
            <text:p>-6.40858</text:p>
          </table:table-cell>
          <table:table-cell office:value-type="float" office:value="-22.91501">
            <text:p>-22.915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552835">
            <text:p>-3.552835</text:p>
          </table:table-cell>
          <table:table-cell office:value-type="float" office:value="-19.26196">
            <text:p>-19.261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432803">
            <text:p>-1.432803</text:p>
          </table:table-cell>
          <table:table-cell office:value-type="float" office:value="-15.5675">
            <text:p>-15.56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252792">
            <text:p>-0.1252792</text:p>
          </table:table-cell>
          <table:table-cell office:value-type="float" office:value="-12.07966">
            <text:p>-12.079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584785">
            <text:p>-8.5847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063397">
            <text:p>-0.1063397</text:p>
          </table:table-cell>
          <table:table-cell office:value-type="float" office:value="-5.529992">
            <text:p>-5.5299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395612">
            <text:p>-1.395612</text:p>
          </table:table-cell>
          <table:table-cell office:value-type="float" office:value="-3.652108">
            <text:p>-3.6521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498739">
            <text:p>-3.498739</text:p>
          </table:table-cell>
          <table:table-cell office:value-type="float" office:value="-3.422053">
            <text:p>-3.4220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33954">
            <text:p>-6.33954</text:p>
          </table:table-cell>
          <table:table-cell office:value-type="float" office:value="-3.680307">
            <text:p>-3.6803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815112">
            <text:p>-9.815112</text:p>
          </table:table-cell>
          <table:table-cell office:value-type="float" office:value="-4.6138">
            <text:p>-4.61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79956">
            <text:p>-13.79956</text:p>
          </table:table-cell>
          <table:table-cell office:value-type="float" office:value="-5.156245">
            <text:p>-5.1562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14854">
            <text:p>-18.14854</text:p>
          </table:table-cell>
          <table:table-cell office:value-type="float" office:value="-6.020211">
            <text:p>-6.0202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70601">
            <text:p>-22.70601</text:p>
          </table:table-cell>
          <table:table-cell office:value-type="float" office:value="-8.358088">
            <text:p>-8.3580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30397">
            <text:p>-27.30397</text:p>
          </table:table-cell>
          <table:table-cell office:value-type="float" office:value="-13.02734">
            <text:p>-13.027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7773">
            <text:p>-31.7773</text:p>
          </table:table-cell>
          <table:table-cell office:value-type="float" office:value="-17.98243">
            <text:p>-17.982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96395">
            <text:p>-35.96395</text:p>
          </table:table-cell>
          <table:table-cell office:value-type="float" office:value="-23.80451">
            <text:p>-23.804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71228">
            <text:p>-39.71228</text:p>
          </table:table-cell>
          <table:table-cell office:value-type="float" office:value="-29.95968">
            <text:p>-29.959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8865">
            <text:p>-42.8865</text:p>
          </table:table-cell>
          <table:table-cell office:value-type="float" office:value="-36.17993">
            <text:p>-36.179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37232">
            <text:p>-45.37232</text:p>
          </table:table-cell>
          <table:table-cell office:value-type="float" office:value="-39.5038">
            <text:p>-39.50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7809">
            <text:p>-47.07809</text:p>
          </table:table-cell>
          <table:table-cell office:value-type="float" office:value="-44.52811">
            <text:p>-44.528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4296">
            <text:p>-47.94296</text:p>
          </table:table-cell>
          <table:table-cell office:value-type="float" office:value="-45.72527">
            <text:p>-45.725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3557">
            <text:p>-47.93557</text:p>
          </table:table-cell>
          <table:table-cell office:value-type="float" office:value="-49.88878">
            <text:p>-49.888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5621">
            <text:p>-47.05621</text:p>
          </table:table-cell>
          <table:table-cell office:value-type="float" office:value="-50.65833">
            <text:p>-50.658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33672">
            <text:p>-45.33672</text:p>
          </table:table-cell>
          <table:table-cell office:value-type="float" office:value="-53.72407">
            <text:p>-53.724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83939">
            <text:p>-42.83939</text:p>
          </table:table-cell>
          <table:table-cell office:value-type="float" office:value="-54.6719">
            <text:p>-54.67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65356">
            <text:p>-39.65356</text:p>
          </table:table-cell>
          <table:table-cell office:value-type="float" office:value="-54.48108">
            <text:p>-54.481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89668">
            <text:p>-35.89668</text:p>
          </table:table-cell>
          <table:table-cell office:value-type="float" office:value="-52.06377">
            <text:p>-52.063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70391">
            <text:p>-31.70391</text:p>
          </table:table-cell>
          <table:table-cell office:value-type="float" office:value="-47.71095">
            <text:p>-47.710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22712">
            <text:p>-27.22712</text:p>
          </table:table-cell>
          <table:table-cell office:value-type="float" office:value="-43.07021">
            <text:p>-43.070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62849">
            <text:p>-22.62849</text:p>
          </table:table-cell>
          <table:table-cell office:value-type="float" office:value="-38.59224">
            <text:p>-38.592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07458">
            <text:p>-18.07458</text:p>
          </table:table-cell>
          <table:table-cell office:value-type="float" office:value="-34.43902">
            <text:p>-34.439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72903">
            <text:p>-13.72903</text:p>
          </table:table-cell>
          <table:table-cell office:value-type="float" office:value="-30.44807">
            <text:p>-30.448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752001">
            <text:p>-9.752001</text:p>
          </table:table-cell>
          <table:table-cell office:value-type="float" office:value="-26.53446">
            <text:p>-26.534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286134">
            <text:p>-6.286134</text:p>
          </table:table-cell>
          <table:table-cell office:value-type="float" office:value="-22.72832">
            <text:p>-22.728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456971">
            <text:p>-3.456971</text:p>
          </table:table-cell>
          <table:table-cell office:value-type="float" office:value="-19.09558">
            <text:p>-19.095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366995">
            <text:p>-1.366995</text:p>
          </table:table-cell>
          <table:table-cell office:value-type="float" office:value="-15.41703">
            <text:p>-15.417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9191089">
            <text:p>-0.09191089</text:p>
          </table:table-cell>
          <table:table-cell office:value-type="float" office:value="-11.94388">
            <text:p>-11.943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451894">
            <text:p>-8.4518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402673">
            <text:p>-0.1402673</text:p>
          </table:table-cell>
          <table:table-cell office:value-type="float" office:value="-5.432133">
            <text:p>-5.4321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461948">
            <text:p>-1.461948</text:p>
          </table:table-cell>
          <table:table-cell office:value-type="float" office:value="-4.62546">
            <text:p>-4.625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595082">
            <text:p>-3.595082</text:p>
          </table:table-cell>
          <table:table-cell office:value-type="float" office:value="-4.466378">
            <text:p>-4.4663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462399">
            <text:p>-6.462399</text:p>
          </table:table-cell>
          <table:table-cell office:value-type="float" office:value="-4.111374">
            <text:p>-4.1113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960035">
            <text:p>-9.960035</text:p>
          </table:table-cell>
          <table:table-cell office:value-type="float" office:value="-4.306616">
            <text:p>-4.3066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9613">
            <text:p>-13.9613</text:p>
          </table:table-cell>
          <table:table-cell office:value-type="float" office:value="-4.819345">
            <text:p>-4.8193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32124">
            <text:p>-18.32124</text:p>
          </table:table-cell>
          <table:table-cell office:value-type="float" office:value="-6.414812">
            <text:p>-6.4148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88341">
            <text:p>-22.88341</text:p>
          </table:table-cell>
          <table:table-cell office:value-type="float" office:value="-9.381628">
            <text:p>-9.3816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47964">
            <text:p>-27.47964</text:p>
          </table:table-cell>
          <table:table-cell office:value-type="float" office:value="-13.99942">
            <text:p>-13.999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94488">
            <text:p>-31.94488</text:p>
          </table:table-cell>
          <table:table-cell office:value-type="float" office:value="-19.23085">
            <text:p>-19.230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11737">
            <text:p>-36.11737</text:p>
          </table:table-cell>
          <table:table-cell office:value-type="float" office:value="-24.88205">
            <text:p>-24.882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84598">
            <text:p>-39.84598</text:p>
          </table:table-cell>
          <table:table-cell office:value-type="float" office:value="-30.61368">
            <text:p>-30.613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99565">
            <text:p>-42.99565</text:p>
          </table:table-cell>
          <table:table-cell office:value-type="float" office:value="-36.43577">
            <text:p>-36.435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45294">
            <text:p>-45.45294</text:p>
          </table:table-cell>
          <table:table-cell office:value-type="float" office:value="-40.40819">
            <text:p>-40.408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2728">
            <text:p>-47.12728</text:p>
          </table:table-cell>
          <table:table-cell office:value-type="float" office:value="-44.10053">
            <text:p>-44.100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5892">
            <text:p>-47.95892</text:p>
          </table:table-cell>
          <table:table-cell office:value-type="float" office:value="-46.32639">
            <text:p>-46.326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1774">
            <text:p>-47.91774</text:p>
          </table:table-cell>
          <table:table-cell office:value-type="float" office:value="-49.53726">
            <text:p>-49.537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0522">
            <text:p>-47.00522</text:p>
          </table:table-cell>
          <table:table-cell office:value-type="float" office:value="-51.34936">
            <text:p>-51.349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25443">
            <text:p>-45.25443</text:p>
          </table:table-cell>
          <table:table-cell office:value-type="float" office:value="-54.09051">
            <text:p>-54.090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72878">
            <text:p>-42.72878</text:p>
          </table:table-cell>
          <table:table-cell office:value-type="float" office:value="-55.28363">
            <text:p>-55.283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51863">
            <text:p>-39.51863</text:p>
          </table:table-cell>
          <table:table-cell office:value-type="float" office:value="-55.04869">
            <text:p>-55.048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74232">
            <text:p>-35.74232</text:p>
          </table:table-cell>
          <table:table-cell office:value-type="float" office:value="-51.32035">
            <text:p>-51.320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53572">
            <text:p>-31.53572</text:p>
          </table:table-cell>
          <table:table-cell office:value-type="float" office:value="-48.07352">
            <text:p>-48.073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05119">
            <text:p>-27.05119</text:p>
          </table:table-cell>
          <table:table-cell office:value-type="float" office:value="-43.45624">
            <text:p>-43.456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45118">
            <text:p>-22.45118</text:p>
          </table:table-cell>
          <table:table-cell office:value-type="float" office:value="-38.97421">
            <text:p>-38.97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90233">
            <text:p>-17.90233</text:p>
          </table:table-cell>
          <table:table-cell office:value-type="float" office:value="-34.4535">
            <text:p>-34.45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56807">
            <text:p>-13.56807</text:p>
          </table:table-cell>
          <table:table-cell office:value-type="float" office:value="-30.38704">
            <text:p>-30.387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608169">
            <text:p>-9.608169</text:p>
          </table:table-cell>
          <table:table-cell office:value-type="float" office:value="-26.32099">
            <text:p>-26.320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164635">
            <text:p>-6.164635</text:p>
          </table:table-cell>
          <table:table-cell office:value-type="float" office:value="-22.54632">
            <text:p>-22.546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362208">
            <text:p>-3.362208</text:p>
          </table:table-cell>
          <table:table-cell office:value-type="float" office:value="-18.89137">
            <text:p>-18.891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3024">
            <text:p>-1.3024</text:p>
          </table:table-cell>
          <table:table-cell office:value-type="float" office:value="-15.60152">
            <text:p>-15.601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5982415">
            <text:p>-0.05982415</text:p>
          </table:table-cell>
          <table:table-cell office:value-type="float" office:value="-11.9223">
            <text:p>-11.92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657756">
            <text:p>-8.6577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754737">
            <text:p>-0.1754737</text:p>
          </table:table-cell>
          <table:table-cell office:value-type="float" office:value="-5.662093">
            <text:p>-5.6620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529491">
            <text:p>-1.529491</text:p>
          </table:table-cell>
          <table:table-cell office:value-type="float" office:value="-3.952551">
            <text:p>-3.9525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692517">
            <text:p>-3.692517</text:p>
          </table:table-cell>
          <table:table-cell office:value-type="float" office:value="-4.004968">
            <text:p>-4.0049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586195">
            <text:p>-6.586195</text:p>
          </table:table-cell>
          <table:table-cell office:value-type="float" office:value="-5.16475">
            <text:p>-5.164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10571">
            <text:p>-10.10571</text:p>
          </table:table-cell>
          <table:table-cell office:value-type="float" office:value="-5.1875">
            <text:p>-5.18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12357">
            <text:p>-14.12357</text:p>
          </table:table-cell>
          <table:table-cell office:value-type="float" office:value="-5.657903">
            <text:p>-5.6579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49567">
            <text:p>-18.49567</text:p>
          </table:table-cell>
          <table:table-cell office:value-type="float" office:value="-6.296471">
            <text:p>-6.2964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06086">
            <text:p>-23.06086</text:p>
          </table:table-cell>
          <table:table-cell office:value-type="float" office:value="-8.392694">
            <text:p>-8.3926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65512">
            <text:p>-27.65512</text:p>
          </table:table-cell>
          <table:table-cell office:value-type="float" office:value="-13.04144">
            <text:p>-13.041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11203">
            <text:p>-32.11203</text:p>
          </table:table-cell>
          <table:table-cell office:value-type="float" office:value="-18.0046">
            <text:p>-18.00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27013">
            <text:p>-36.27013</text:p>
          </table:table-cell>
          <table:table-cell office:value-type="float" office:value="-23.99449">
            <text:p>-23.994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97882">
            <text:p>-39.97882</text:p>
          </table:table-cell>
          <table:table-cell office:value-type="float" office:value="-30.37455">
            <text:p>-30.374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10376">
            <text:p>-43.10376</text:p>
          </table:table-cell>
          <table:table-cell office:value-type="float" office:value="-36.33965">
            <text:p>-36.339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53239">
            <text:p>-45.53239</text:p>
          </table:table-cell>
          <table:table-cell office:value-type="float" office:value="-39.94015">
            <text:p>-39.940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7521">
            <text:p>-47.17521</text:p>
          </table:table-cell>
          <table:table-cell office:value-type="float" office:value="-44.85206">
            <text:p>-44.852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7359">
            <text:p>-47.97359</text:p>
          </table:table-cell>
          <table:table-cell office:value-type="float" office:value="-46.50173">
            <text:p>-46.501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9861">
            <text:p>-47.89861</text:p>
          </table:table-cell>
          <table:table-cell office:value-type="float" office:value="-50.4798">
            <text:p>-50.47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953">
            <text:p>-46.953</text:p>
          </table:table-cell>
          <table:table-cell office:value-type="float" office:value="-51.57335">
            <text:p>-51.573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17099">
            <text:p>-45.17099</text:p>
          </table:table-cell>
          <table:table-cell office:value-type="float" office:value="-54.32899">
            <text:p>-54.328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61716">
            <text:p>-42.61716</text:p>
          </table:table-cell>
          <table:table-cell office:value-type="float" office:value="-55.27151">
            <text:p>-55.271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38286">
            <text:p>-39.38286</text:p>
          </table:table-cell>
          <table:table-cell office:value-type="float" office:value="-54.71164">
            <text:p>-54.711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58733">
            <text:p>-35.58733</text:p>
          </table:table-cell>
          <table:table-cell office:value-type="float" office:value="-50.75388">
            <text:p>-50.753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36711">
            <text:p>-31.36711</text:p>
          </table:table-cell>
          <table:table-cell office:value-type="float" office:value="-47.43805">
            <text:p>-47.438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87508">
            <text:p>-26.87508</text:p>
          </table:table-cell>
          <table:table-cell office:value-type="float" office:value="-43.02706">
            <text:p>-43.027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27395">
            <text:p>-22.27395</text:p>
          </table:table-cell>
          <table:table-cell office:value-type="float" office:value="-38.71884">
            <text:p>-38.718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7304">
            <text:p>-17.7304</text:p>
          </table:table-cell>
          <table:table-cell office:value-type="float" office:value="-34.33253">
            <text:p>-34.332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40767">
            <text:p>-13.40767</text:p>
          </table:table-cell>
          <table:table-cell office:value-type="float" office:value="-30.27367">
            <text:p>-30.273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465103">
            <text:p>-9.465103</text:p>
          </table:table-cell>
          <table:table-cell office:value-type="float" office:value="-26.17632">
            <text:p>-26.176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044091">
            <text:p>-6.044091</text:p>
          </table:table-cell>
          <table:table-cell office:value-type="float" office:value="-22.37693">
            <text:p>-22.376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26855">
            <text:p>-3.26855</text:p>
          </table:table-cell>
          <table:table-cell office:value-type="float" office:value="-18.72375">
            <text:p>-18.723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239021">
            <text:p>-1.239021</text:p>
          </table:table-cell>
          <table:table-cell office:value-type="float" office:value="-15.34889">
            <text:p>-15.348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2902042">
            <text:p>-0.02902042</text:p>
          </table:table-cell>
          <table:table-cell office:value-type="float" office:value="-11.54011">
            <text:p>-11.540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359685">
            <text:p>-8.3596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119572">
            <text:p>-0.2119572</text:p>
          </table:table-cell>
          <table:table-cell office:value-type="float" office:value="-5.458117">
            <text:p>-5.4581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59824">
            <text:p>-1.59824</text:p>
          </table:table-cell>
          <table:table-cell office:value-type="float" office:value="-4.987667">
            <text:p>-4.9876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791039">
            <text:p>-3.791039</text:p>
          </table:table-cell>
          <table:table-cell office:value-type="float" office:value="-4.912588">
            <text:p>-4.9125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710922">
            <text:p>-6.710922</text:p>
          </table:table-cell>
          <table:table-cell office:value-type="float" office:value="-4.562912">
            <text:p>-4.5629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25212">
            <text:p>-10.25212</text:p>
          </table:table-cell>
          <table:table-cell office:value-type="float" office:value="-4.697611">
            <text:p>-4.6976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28637">
            <text:p>-14.28637</text:p>
          </table:table-cell>
          <table:table-cell office:value-type="float" office:value="-5.032208">
            <text:p>-5.0322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66896">
            <text:p>-18.66896</text:p>
          </table:table-cell>
          <table:table-cell office:value-type="float" office:value="-6.445641">
            <text:p>-6.4456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23836">
            <text:p>-23.23836</text:p>
          </table:table-cell>
          <table:table-cell office:value-type="float" office:value="-9.385294">
            <text:p>-9.3852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83039">
            <text:p>-27.83039</text:p>
          </table:table-cell>
          <table:table-cell office:value-type="float" office:value="-14.15197">
            <text:p>-14.151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27872">
            <text:p>-32.27872</text:p>
          </table:table-cell>
          <table:table-cell office:value-type="float" office:value="-19.62487">
            <text:p>-19.624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42223">
            <text:p>-36.42223</text:p>
          </table:table-cell>
          <table:table-cell office:value-type="float" office:value="-25.51633">
            <text:p>-25.516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1108">
            <text:p>-40.1108</text:p>
          </table:table-cell>
          <table:table-cell office:value-type="float" office:value="-31.42081">
            <text:p>-31.420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21083">
            <text:p>-43.21083</text:p>
          </table:table-cell>
          <table:table-cell office:value-type="float" office:value="-37.35684">
            <text:p>-37.356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61068">
            <text:p>-45.61068</text:p>
          </table:table-cell>
          <table:table-cell office:value-type="float" office:value="-40.69664">
            <text:p>-40.696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2188">
            <text:p>-47.22188</text:p>
          </table:table-cell>
          <table:table-cell office:value-type="float" office:value="-45.24284">
            <text:p>-45.242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8695">
            <text:p>-47.98695</text:p>
          </table:table-cell>
          <table:table-cell office:value-type="float" office:value="-46.73691">
            <text:p>-46.736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7819">
            <text:p>-47.87819</text:p>
          </table:table-cell>
          <table:table-cell office:value-type="float" office:value="-50.37055">
            <text:p>-50.370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89952">
            <text:p>-46.89952</text:p>
          </table:table-cell>
          <table:table-cell office:value-type="float" office:value="-51.52982">
            <text:p>-51.529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08641">
            <text:p>-45.08641</text:p>
          </table:table-cell>
          <table:table-cell office:value-type="float" office:value="-54.20682">
            <text:p>-54.206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50452">
            <text:p>-42.50452</text:p>
          </table:table-cell>
          <table:table-cell office:value-type="float" office:value="-55.19048">
            <text:p>-55.190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24625">
            <text:p>-39.24625</text:p>
          </table:table-cell>
          <table:table-cell office:value-type="float" office:value="-54.96144">
            <text:p>-54.961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4317">
            <text:p>-35.4317</text:p>
          </table:table-cell>
          <table:table-cell office:value-type="float" office:value="-51.30738">
            <text:p>-51.307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1981">
            <text:p>-31.1981</text:p>
          </table:table-cell>
          <table:table-cell office:value-type="float" office:value="-47.95731">
            <text:p>-47.957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69881">
            <text:p>-26.69881</text:p>
          </table:table-cell>
          <table:table-cell office:value-type="float" office:value="-43.21411">
            <text:p>-43.214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09681">
            <text:p>-22.09681</text:p>
          </table:table-cell>
          <table:table-cell office:value-type="float" office:value="-38.67942">
            <text:p>-38.679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5588">
            <text:p>-17.5588</text:p>
          </table:table-cell>
          <table:table-cell office:value-type="float" office:value="-34.15358">
            <text:p>-34.153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24783">
            <text:p>-13.24783</text:p>
          </table:table-cell>
          <table:table-cell office:value-type="float" office:value="-30.08856">
            <text:p>-30.088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322814">
            <text:p>-9.322814</text:p>
          </table:table-cell>
          <table:table-cell office:value-type="float" office:value="-26.04999">
            <text:p>-26.04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924507">
            <text:p>-5.924507</text:p>
          </table:table-cell>
          <table:table-cell office:value-type="float" office:value="-22.35221">
            <text:p>-22.352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176002">
            <text:p>-3.176002</text:p>
          </table:table-cell>
          <table:table-cell office:value-type="float" office:value="-18.74893">
            <text:p>-18.748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176862">
            <text:p>-1.176862</text:p>
          </table:table-cell>
          <table:table-cell office:value-type="float" office:value="-15.561">
            <text:p>-15.5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1.8265">
            <text:p>-11.82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457376">
            <text:p>-8.4573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497166">
            <text:p>-0.2497166</text:p>
          </table:table-cell>
          <table:table-cell office:value-type="float" office:value="-5.510289">
            <text:p>-5.5102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668189">
            <text:p>-1.668189</text:p>
          </table:table-cell>
          <table:table-cell office:value-type="float" office:value="-5.036684">
            <text:p>-5.0366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890643">
            <text:p>-3.890643</text:p>
          </table:table-cell>
          <table:table-cell office:value-type="float" office:value="-4.985348">
            <text:p>-4.9853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836575">
            <text:p>-6.836575</text:p>
          </table:table-cell>
          <table:table-cell office:value-type="float" office:value="-4.802854">
            <text:p>-4.8028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39927">
            <text:p>-10.39927</text:p>
          </table:table-cell>
          <table:table-cell office:value-type="float" office:value="-4.499584">
            <text:p>-4.4995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44968">
            <text:p>-14.44968</text:p>
          </table:table-cell>
          <table:table-cell office:value-type="float" office:value="-5.192635">
            <text:p>-5.1926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84253">
            <text:p>-18.84253</text:p>
          </table:table-cell>
          <table:table-cell office:value-type="float" office:value="-6.485673">
            <text:p>-6.4856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41589">
            <text:p>-23.41589</text:p>
          </table:table-cell>
          <table:table-cell office:value-type="float" office:value="-9.468052">
            <text:p>-9.4680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00545">
            <text:p>-28.00545</text:p>
          </table:table-cell>
          <table:table-cell office:value-type="float" office:value="-14.24133">
            <text:p>-14.241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44497">
            <text:p>-32.44497</text:p>
          </table:table-cell>
          <table:table-cell office:value-type="float" office:value="-19.73879">
            <text:p>-19.738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57364">
            <text:p>-36.57364</text:p>
          </table:table-cell>
          <table:table-cell office:value-type="float" office:value="-25.65948">
            <text:p>-25.659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24189">
            <text:p>-40.24189</text:p>
          </table:table-cell>
          <table:table-cell office:value-type="float" office:value="-31.68974">
            <text:p>-31.689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31686">
            <text:p>-43.31686</text:p>
          </table:table-cell>
          <table:table-cell office:value-type="float" office:value="-37.70115">
            <text:p>-37.701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68779">
            <text:p>-45.68779</text:p>
          </table:table-cell>
          <table:table-cell office:value-type="float" office:value="-40.89174">
            <text:p>-40.891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6729">
            <text:p>-47.26729</text:p>
          </table:table-cell>
          <table:table-cell office:value-type="float" office:value="-45.53862">
            <text:p>-45.538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9902">
            <text:p>-47.99902</text:p>
          </table:table-cell>
          <table:table-cell office:value-type="float" office:value="-47.11887">
            <text:p>-47.118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5647">
            <text:p>-47.85647</text:p>
          </table:table-cell>
          <table:table-cell office:value-type="float" office:value="-50.50792">
            <text:p>-50.507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84481">
            <text:p>-46.84481</text:p>
          </table:table-cell>
          <table:table-cell office:value-type="float" office:value="-51.97295">
            <text:p>-51.972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00068">
            <text:p>-45.00068</text:p>
          </table:table-cell>
          <table:table-cell office:value-type="float" office:value="-54.37366">
            <text:p>-54.373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38993">
            <text:p>-42.38993</text:p>
          </table:table-cell>
          <table:table-cell office:value-type="float" office:value="-55.27097">
            <text:p>-55.270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10881">
            <text:p>-39.10881</text:p>
          </table:table-cell>
          <table:table-cell office:value-type="float" office:value="-54.90072">
            <text:p>-54.900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27544">
            <text:p>-35.27544</text:p>
          </table:table-cell>
          <table:table-cell office:value-type="float" office:value="-51.21067">
            <text:p>-51.210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02869">
            <text:p>-31.02869</text:p>
          </table:table-cell>
          <table:table-cell office:value-type="float" office:value="-47.78994">
            <text:p>-47.789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52239">
            <text:p>-26.52239</text:p>
          </table:table-cell>
          <table:table-cell office:value-type="float" office:value="-42.98741">
            <text:p>-42.987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91976">
            <text:p>-21.91976</text:p>
          </table:table-cell>
          <table:table-cell office:value-type="float" office:value="-38.55046">
            <text:p>-38.550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38754">
            <text:p>-17.38754</text:p>
          </table:table-cell>
          <table:table-cell office:value-type="float" office:value="-34.14874">
            <text:p>-34.148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08856">
            <text:p>-13.08856</text:p>
          </table:table-cell>
          <table:table-cell office:value-type="float" office:value="-30.08335">
            <text:p>-30.083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18131">
            <text:p>-9.18131</text:p>
          </table:table-cell>
          <table:table-cell office:value-type="float" office:value="-25.93526">
            <text:p>-25.935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80589">
            <text:p>-5.80589</text:p>
          </table:table-cell>
          <table:table-cell office:value-type="float" office:value="-22.1456">
            <text:p>-22.14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08457">
            <text:p>-3.08457</text:p>
          </table:table-cell>
          <table:table-cell office:value-type="float" office:value="-18.53469">
            <text:p>-18.534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115926">
            <text:p>-1.115926</text:p>
          </table:table-cell>
          <table:table-cell office:value-type="float" office:value="-14.87993">
            <text:p>-14.879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1.49853">
            <text:p>-11.498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162361">
            <text:p>-8.1623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887474">
            <text:p>-0.2887474</text:p>
          </table:table-cell>
          <table:table-cell office:value-type="float" office:value="-5.313822">
            <text:p>-5.3138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739333">
            <text:p>-1.739333</text:p>
          </table:table-cell>
          <table:table-cell office:value-type="float" office:value="-5.102808">
            <text:p>-5.1028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991323">
            <text:p>-3.991323</text:p>
          </table:table-cell>
          <table:table-cell office:value-type="float" office:value="-5.09293">
            <text:p>-5.092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963144">
            <text:p>-6.963144</text:p>
          </table:table-cell>
          <table:table-cell office:value-type="float" office:value="-4.925969">
            <text:p>-4.9259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54715">
            <text:p>-10.54715</text:p>
          </table:table-cell>
          <table:table-cell office:value-type="float" office:value="-4.634894">
            <text:p>-4.6348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6135">
            <text:p>-14.6135</text:p>
          </table:table-cell>
          <table:table-cell office:value-type="float" office:value="-5.233117">
            <text:p>-5.2331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01637">
            <text:p>-19.01637</text:p>
          </table:table-cell>
          <table:table-cell office:value-type="float" office:value="-6.555144">
            <text:p>-6.5551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59344">
            <text:p>-23.59344</text:p>
          </table:table-cell>
          <table:table-cell office:value-type="float" office:value="-9.619322">
            <text:p>-9.6193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18029">
            <text:p>-28.18029</text:p>
          </table:table-cell>
          <table:table-cell office:value-type="float" office:value="-14.71118">
            <text:p>-14.711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61076">
            <text:p>-32.61076</text:p>
          </table:table-cell>
          <table:table-cell office:value-type="float" office:value="-20.35272">
            <text:p>-20.352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72437">
            <text:p>-36.72437</text:p>
          </table:table-cell>
          <table:table-cell office:value-type="float" office:value="-26.27596">
            <text:p>-26.275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37211">
            <text:p>-40.37211</text:p>
          </table:table-cell>
          <table:table-cell office:value-type="float" office:value="-32.32778">
            <text:p>-32.327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42185">
            <text:p>-43.42185</text:p>
          </table:table-cell>
          <table:table-cell office:value-type="float" office:value="-38.04725">
            <text:p>-38.047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76373">
            <text:p>-45.76373</text:p>
          </table:table-cell>
          <table:table-cell office:value-type="float" office:value="-40.9859">
            <text:p>-40.98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1144">
            <text:p>-47.31144</text:p>
          </table:table-cell>
          <table:table-cell office:value-type="float" office:value="-46.17376">
            <text:p>-46.173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0978">
            <text:p>-48.00978</text:p>
          </table:table-cell>
          <table:table-cell office:value-type="float" office:value="-47.33841">
            <text:p>-47.338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3346">
            <text:p>-47.83346</text:p>
          </table:table-cell>
          <table:table-cell office:value-type="float" office:value="-51.73949">
            <text:p>-51.739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78886">
            <text:p>-46.78886</text:p>
          </table:table-cell>
          <table:table-cell office:value-type="float" office:value="-52.26699">
            <text:p>-52.266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91381">
            <text:p>-44.91381</text:p>
          </table:table-cell>
          <table:table-cell office:value-type="float" office:value="-55.17984">
            <text:p>-55.179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27529">
            <text:p>-42.27529</text:p>
          </table:table-cell>
          <table:table-cell office:value-type="float" office:value="-55.72894">
            <text:p>-55.728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97055">
            <text:p>-38.97055</text:p>
          </table:table-cell>
          <table:table-cell office:value-type="float" office:value="-53.56153">
            <text:p>-53.561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11858">
            <text:p>-35.11858</text:p>
          </table:table-cell>
          <table:table-cell office:value-type="float" office:value="-52.17871">
            <text:p>-52.178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8589">
            <text:p>-30.8589</text:p>
          </table:table-cell>
          <table:table-cell office:value-type="float" office:value="-48.35713">
            <text:p>-48.357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34582">
            <text:p>-26.34582</text:p>
          </table:table-cell>
          <table:table-cell office:value-type="float" office:value="-43.35118">
            <text:p>-43.351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74282">
            <text:p>-21.74282</text:p>
          </table:table-cell>
          <table:table-cell office:value-type="float" office:value="-38.44425">
            <text:p>-38.444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21662">
            <text:p>-17.21662</text:p>
          </table:table-cell>
          <table:table-cell office:value-type="float" office:value="-33.93033">
            <text:p>-33.930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92988">
            <text:p>-12.92988</text:p>
          </table:table-cell>
          <table:table-cell office:value-type="float" office:value="-29.783">
            <text:p>-29.7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040597">
            <text:p>-9.040597</text:p>
          </table:table-cell>
          <table:table-cell office:value-type="float" office:value="-25.78114">
            <text:p>-25.781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688246">
            <text:p>-5.688246</text:p>
          </table:table-cell>
          <table:table-cell office:value-type="float" office:value="-21.97529">
            <text:p>-21.975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994257">
            <text:p>-2.994257</text:p>
          </table:table-cell>
          <table:table-cell office:value-type="float" office:value="-18.41219">
            <text:p>-18.412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056216">
            <text:p>-1.056216</text:p>
          </table:table-cell>
          <table:table-cell office:value-type="float" office:value="-14.57772">
            <text:p>-14.577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9526">
            <text:p>-10.95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448479">
            <text:p>-7.4484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290498">
            <text:p>-0.3290498</text:p>
          </table:table-cell>
          <table:table-cell office:value-type="float" office:value="-4.81422">
            <text:p>-4.814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811671">
            <text:p>-1.811671</text:p>
          </table:table-cell>
          <table:table-cell office:value-type="float" office:value="-4.425981">
            <text:p>-4.4259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093076">
            <text:p>-4.093076</text:p>
          </table:table-cell>
          <table:table-cell office:value-type="float" office:value="-5.501319">
            <text:p>-5.5013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090625">
            <text:p>-7.090625</text:p>
          </table:table-cell>
          <table:table-cell office:value-type="float" office:value="-5.762589">
            <text:p>-5.7625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69574">
            <text:p>-10.69574</text:p>
          </table:table-cell>
          <table:table-cell office:value-type="float" office:value="-5.570633">
            <text:p>-5.5706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77782">
            <text:p>-14.77782</text:p>
          </table:table-cell>
          <table:table-cell office:value-type="float" office:value="-5.990343">
            <text:p>-5.9903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19047">
            <text:p>-19.19047</text:p>
          </table:table-cell>
          <table:table-cell office:value-type="float" office:value="-6.869869">
            <text:p>-6.8698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77101">
            <text:p>-23.77101</text:p>
          </table:table-cell>
          <table:table-cell office:value-type="float" office:value="-9.370309">
            <text:p>-9.3703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35489">
            <text:p>-28.35489</text:p>
          </table:table-cell>
          <table:table-cell office:value-type="float" office:value="-14.27828">
            <text:p>-14.278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77607">
            <text:p>-32.77607</text:p>
          </table:table-cell>
          <table:table-cell office:value-type="float" office:value="-19.86025">
            <text:p>-19.860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87441">
            <text:p>-36.87441</text:p>
          </table:table-cell>
          <table:table-cell office:value-type="float" office:value="-25.87256">
            <text:p>-25.872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50144">
            <text:p>-40.50144</text:p>
          </table:table-cell>
          <table:table-cell office:value-type="float" office:value="-32.08126">
            <text:p>-32.081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52578">
            <text:p>-43.52578</text:p>
          </table:table-cell>
          <table:table-cell office:value-type="float" office:value="-37.67811">
            <text:p>-37.678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83849">
            <text:p>-45.83849</text:p>
          </table:table-cell>
          <table:table-cell office:value-type="float" office:value="-41.13944">
            <text:p>-41.139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5433">
            <text:p>-47.35433</text:p>
          </table:table-cell>
          <table:table-cell office:value-type="float" office:value="-45.70287">
            <text:p>-45.702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1925">
            <text:p>-48.01925</text:p>
          </table:table-cell>
          <table:table-cell office:value-type="float" office:value="-47.56502">
            <text:p>-47.565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0916">
            <text:p>-47.80916</text:p>
          </table:table-cell>
          <table:table-cell office:value-type="float" office:value="-51.56884">
            <text:p>-51.568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73167">
            <text:p>-46.73167</text:p>
          </table:table-cell>
          <table:table-cell office:value-type="float" office:value="-52.57564">
            <text:p>-52.575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82581">
            <text:p>-44.82581</text:p>
          </table:table-cell>
          <table:table-cell office:value-type="float" office:value="-55.19709">
            <text:p>-55.197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15965">
            <text:p>-42.15965</text:p>
          </table:table-cell>
          <table:table-cell office:value-type="float" office:value="-55.64629">
            <text:p>-55.646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83147">
            <text:p>-38.83147</text:p>
          </table:table-cell>
          <table:table-cell office:value-type="float" office:value="-53.14429">
            <text:p>-53.144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9611">
            <text:p>-34.9611</text:p>
          </table:table-cell>
          <table:table-cell office:value-type="float" office:value="-51.46973">
            <text:p>-51.469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68873">
            <text:p>-30.68873</text:p>
          </table:table-cell>
          <table:table-cell office:value-type="float" office:value="-47.48497">
            <text:p>-47.484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16912">
            <text:p>-26.16912</text:p>
          </table:table-cell>
          <table:table-cell office:value-type="float" office:value="-42.69238">
            <text:p>-42.692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56598">
            <text:p>-21.56598</text:p>
          </table:table-cell>
          <table:table-cell office:value-type="float" office:value="-38.03415">
            <text:p>-38.034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04607">
            <text:p>-17.04607</text:p>
          </table:table-cell>
          <table:table-cell office:value-type="float" office:value="-33.67646">
            <text:p>-33.676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77178">
            <text:p>-12.77178</text:p>
          </table:table-cell>
          <table:table-cell office:value-type="float" office:value="-29.56344">
            <text:p>-29.563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900682">
            <text:p>-8.900682</text:p>
          </table:table-cell>
          <table:table-cell office:value-type="float" office:value="-25.57177">
            <text:p>-25.571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571582">
            <text:p>-5.571582</text:p>
          </table:table-cell>
          <table:table-cell office:value-type="float" office:value="-21.73625">
            <text:p>-21.736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90507">
            <text:p>-2.90507</text:p>
          </table:table-cell>
          <table:table-cell office:value-type="float" office:value="-18.11757">
            <text:p>-18.117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997735">
            <text:p>-0.997735</text:p>
          </table:table-cell>
          <table:table-cell office:value-type="float" office:value="-14.34624">
            <text:p>-14.346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70252">
            <text:p>-10.702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284295">
            <text:p>-7.2842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706207">
            <text:p>-0.3706207</text:p>
          </table:table-cell>
          <table:table-cell office:value-type="float" office:value="-4.770358">
            <text:p>-4.7703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885196">
            <text:p>-1.885196</text:p>
          </table:table-cell>
          <table:table-cell office:value-type="float" office:value="-4.462912">
            <text:p>-4.4629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195894">
            <text:p>-4.195894</text:p>
          </table:table-cell>
          <table:table-cell office:value-type="float" office:value="-5.59468">
            <text:p>-5.594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219011">
            <text:p>-7.219011</text:p>
          </table:table-cell>
          <table:table-cell office:value-type="float" office:value="-5.86949">
            <text:p>-5.869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84504">
            <text:p>-10.84504</text:p>
          </table:table-cell>
          <table:table-cell office:value-type="float" office:value="-5.708014">
            <text:p>-5.7080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94264">
            <text:p>-14.94264</text:p>
          </table:table-cell>
          <table:table-cell office:value-type="float" office:value="-6.082926">
            <text:p>-6.0829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36482">
            <text:p>-19.36482</text:p>
          </table:table-cell>
          <table:table-cell office:value-type="float" office:value="-7.033998">
            <text:p>-7.0339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94858">
            <text:p>-23.94858</text:p>
          </table:table-cell>
          <table:table-cell office:value-type="float" office:value="-9.536834">
            <text:p>-9.5368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52925">
            <text:p>-28.52925</text:p>
          </table:table-cell>
          <table:table-cell office:value-type="float" office:value="-14.41184">
            <text:p>-14.411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94091">
            <text:p>-32.94091</text:p>
          </table:table-cell>
          <table:table-cell office:value-type="float" office:value="-19.9309">
            <text:p>-19.93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02374">
            <text:p>-37.02374</text:p>
          </table:table-cell>
          <table:table-cell office:value-type="float" office:value="-25.866">
            <text:p>-25.8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62986">
            <text:p>-40.62986</text:p>
          </table:table-cell>
          <table:table-cell office:value-type="float" office:value="-31.92651">
            <text:p>-31.926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62864">
            <text:p>-43.62864</text:p>
          </table:table-cell>
          <table:table-cell office:value-type="float" office:value="-37.56838">
            <text:p>-37.568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91206">
            <text:p>-45.91206</text:p>
          </table:table-cell>
          <table:table-cell office:value-type="float" office:value="-41.11498">
            <text:p>-41.114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9595">
            <text:p>-47.39595</text:p>
          </table:table-cell>
          <table:table-cell office:value-type="float" office:value="-45.51016">
            <text:p>-45.51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2741">
            <text:p>-48.02741</text:p>
          </table:table-cell>
          <table:table-cell office:value-type="float" office:value="-47.38906">
            <text:p>-47.389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8357">
            <text:p>-47.78357</text:p>
          </table:table-cell>
          <table:table-cell office:value-type="float" office:value="-51.24919">
            <text:p>-51.249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67324">
            <text:p>-46.67324</text:p>
          </table:table-cell>
          <table:table-cell office:value-type="float" office:value="-52.289">
            <text:p>-52.2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73668">
            <text:p>-44.73668</text:p>
          </table:table-cell>
          <table:table-cell office:value-type="float" office:value="-54.70397">
            <text:p>-54.703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04303">
            <text:p>-42.04303</text:p>
          </table:table-cell>
          <table:table-cell office:value-type="float" office:value="-55.24372">
            <text:p>-55.243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69159">
            <text:p>-38.69159</text:p>
          </table:table-cell>
          <table:table-cell office:value-type="float" office:value="-52.70583">
            <text:p>-52.705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80303">
            <text:p>-34.80303</text:p>
          </table:table-cell>
          <table:table-cell office:value-type="float" office:value="-50.91699">
            <text:p>-50.916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51819">
            <text:p>-30.51819</text:p>
          </table:table-cell>
          <table:table-cell office:value-type="float" office:value="-46.99141">
            <text:p>-46.991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9923">
            <text:p>-25.9923</text:p>
          </table:table-cell>
          <table:table-cell office:value-type="float" office:value="-42.33043">
            <text:p>-42.330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38928">
            <text:p>-21.38928</text:p>
          </table:table-cell>
          <table:table-cell office:value-type="float" office:value="-37.74628">
            <text:p>-37.746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87588">
            <text:p>-16.87588</text:p>
          </table:table-cell>
          <table:table-cell office:value-type="float" office:value="-33.38346">
            <text:p>-33.383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61428">
            <text:p>-12.61428</text:p>
          </table:table-cell>
          <table:table-cell office:value-type="float" office:value="-29.36057">
            <text:p>-29.360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761575">
            <text:p>-8.761575</text:p>
          </table:table-cell>
          <table:table-cell office:value-type="float" office:value="-25.42231">
            <text:p>-25.422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455904">
            <text:p>-5.455904</text:p>
          </table:table-cell>
          <table:table-cell office:value-type="float" office:value="-21.74187">
            <text:p>-21.741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817011">
            <text:p>-2.817011</text:p>
          </table:table-cell>
          <table:table-cell office:value-type="float" office:value="-18.18036">
            <text:p>-18.180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9404868">
            <text:p>-0.9404868</text:p>
          </table:table-cell>
          <table:table-cell office:value-type="float" office:value="-14.86841">
            <text:p>-14.868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80795">
            <text:p>-10.807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614633">
            <text:p>-7.6146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134587">
            <text:p>-0.4134587</text:p>
          </table:table-cell>
          <table:table-cell office:value-type="float" office:value="-4.862081">
            <text:p>-4.8620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959908">
            <text:p>-1.959908</text:p>
          </table:table-cell>
          <table:table-cell office:value-type="float" office:value="-4.640976">
            <text:p>-4.6409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299772">
            <text:p>-4.299772</text:p>
          </table:table-cell>
          <table:table-cell office:value-type="float" office:value="-4.740616">
            <text:p>-4.7406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348293">
            <text:p>-7.348293</text:p>
          </table:table-cell>
          <table:table-cell office:value-type="float" office:value="-4.664259">
            <text:p>-4.6642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99504">
            <text:p>-10.99504</text:p>
          </table:table-cell>
          <table:table-cell office:value-type="float" office:value="-4.603088">
            <text:p>-4.6030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10793">
            <text:p>-15.10793</text:p>
          </table:table-cell>
          <table:table-cell office:value-type="float" office:value="-5.252252">
            <text:p>-5.2522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53941">
            <text:p>-19.53941</text:p>
          </table:table-cell>
          <table:table-cell office:value-type="float" office:value="-6.938478">
            <text:p>-6.9384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12615">
            <text:p>-24.12615</text:p>
          </table:table-cell>
          <table:table-cell office:value-type="float" office:value="-10.09713">
            <text:p>-10.097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70336">
            <text:p>-28.70336</text:p>
          </table:table-cell>
          <table:table-cell office:value-type="float" office:value="-14.88661">
            <text:p>-14.886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10525">
            <text:p>-33.10525</text:p>
          </table:table-cell>
          <table:table-cell office:value-type="float" office:value="-20.39459">
            <text:p>-20.394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17237">
            <text:p>-37.17237</text:p>
          </table:table-cell>
          <table:table-cell office:value-type="float" office:value="-26.25099">
            <text:p>-26.250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75739">
            <text:p>-40.75739</text:p>
          </table:table-cell>
          <table:table-cell office:value-type="float" office:value="-32.24717">
            <text:p>-32.247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73129">
            <text:p>-43.73129</text:p>
          </table:table-cell>
          <table:table-cell office:value-type="float" office:value="-38.15525">
            <text:p>-38.155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98445">
            <text:p>-45.98445</text:p>
          </table:table-cell>
          <table:table-cell office:value-type="float" office:value="-40.99961">
            <text:p>-40.999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3631">
            <text:p>-47.43631</text:p>
          </table:table-cell>
          <table:table-cell office:value-type="float" office:value="-45.47601">
            <text:p>-45.476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3427">
            <text:p>-48.03427</text:p>
          </table:table-cell>
          <table:table-cell office:value-type="float" office:value="-46.70045">
            <text:p>-46.700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5668">
            <text:p>-47.75668</text:p>
          </table:table-cell>
          <table:table-cell office:value-type="float" office:value="-49.58991">
            <text:p>-49.589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61359">
            <text:p>-46.61359</text:p>
          </table:table-cell>
          <table:table-cell office:value-type="float" office:value="-50.57428">
            <text:p>-50.574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64642">
            <text:p>-44.64642</text:p>
          </table:table-cell>
          <table:table-cell office:value-type="float" office:value="-52.77039">
            <text:p>-52.770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92542">
            <text:p>-41.92542</text:p>
          </table:table-cell>
          <table:table-cell office:value-type="float" office:value="-53.34406">
            <text:p>-53.344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55091">
            <text:p>-38.55091</text:p>
          </table:table-cell>
          <table:table-cell office:value-type="float" office:value="-52.9332">
            <text:p>-52.93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64437">
            <text:p>-34.64437</text:p>
          </table:table-cell>
          <table:table-cell office:value-type="float" office:value="-50.54363">
            <text:p>-50.543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3473">
            <text:p>-30.3473</text:p>
          </table:table-cell>
          <table:table-cell office:value-type="float" office:value="-46.46084">
            <text:p>-46.460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81536">
            <text:p>-25.81536</text:p>
          </table:table-cell>
          <table:table-cell office:value-type="float" office:value="-41.9651">
            <text:p>-41.96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21271">
            <text:p>-21.21271</text:p>
          </table:table-cell>
          <table:table-cell office:value-type="float" office:value="-37.53775">
            <text:p>-37.537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70607">
            <text:p>-16.70607</text:p>
          </table:table-cell>
          <table:table-cell office:value-type="float" office:value="-33.43019">
            <text:p>-33.430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45739">
            <text:p>-12.45739</text:p>
          </table:table-cell>
          <table:table-cell office:value-type="float" office:value="-29.58466">
            <text:p>-29.584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623282">
            <text:p>-8.623282</text:p>
          </table:table-cell>
          <table:table-cell office:value-type="float" office:value="-25.7044">
            <text:p>-25.70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341218">
            <text:p>-5.341218</text:p>
          </table:table-cell>
          <table:table-cell office:value-type="float" office:value="-21.89203">
            <text:p>-21.892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730088">
            <text:p>-2.730088</text:p>
          </table:table-cell>
          <table:table-cell office:value-type="float" office:value="-18.36365">
            <text:p>-18.363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8844742">
            <text:p>-0.8844742</text:p>
          </table:table-cell>
          <table:table-cell office:value-type="float" office:value="-14.86285">
            <text:p>-14.862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1.01033">
            <text:p>-11.010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834687">
            <text:p>-7.8346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575596">
            <text:p>-0.4575596</text:p>
          </table:table-cell>
          <table:table-cell office:value-type="float" office:value="-4.774299">
            <text:p>-4.7742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035798">
            <text:p>-2.035798</text:p>
          </table:table-cell>
          <table:table-cell office:value-type="float" office:value="-4.064619">
            <text:p>-4.0646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404705">
            <text:p>-4.404705</text:p>
          </table:table-cell>
          <table:table-cell office:value-type="float" office:value="-4.968106">
            <text:p>-4.9681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478465">
            <text:p>-7.478465</text:p>
          </table:table-cell>
          <table:table-cell office:value-type="float" office:value="-5.241909">
            <text:p>-5.2419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14574">
            <text:p>-11.14574</text:p>
          </table:table-cell>
          <table:table-cell office:value-type="float" office:value="-5.185007">
            <text:p>-5.1850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27369">
            <text:p>-15.27369</text:p>
          </table:table-cell>
          <table:table-cell office:value-type="float" office:value="-5.678062">
            <text:p>-5.6780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71424">
            <text:p>-19.71424</text:p>
          </table:table-cell>
          <table:table-cell office:value-type="float" office:value="-7.034974">
            <text:p>-7.0349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3037">
            <text:p>-24.3037</text:p>
          </table:table-cell>
          <table:table-cell office:value-type="float" office:value="-9.935195">
            <text:p>-9.9351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87721">
            <text:p>-28.87721</text:p>
          </table:table-cell>
          <table:table-cell office:value-type="float" office:value="-14.89616">
            <text:p>-14.896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2691">
            <text:p>-33.2691</text:p>
          </table:table-cell>
          <table:table-cell office:value-type="float" office:value="-20.41009">
            <text:p>-20.410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32028">
            <text:p>-37.32028</text:p>
          </table:table-cell>
          <table:table-cell office:value-type="float" office:value="-26.2904">
            <text:p>-26.29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884">
            <text:p>-40.884</text:p>
          </table:table-cell>
          <table:table-cell office:value-type="float" office:value="-32.44071">
            <text:p>-32.440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83201">
            <text:p>-43.83201</text:p>
          </table:table-cell>
          <table:table-cell office:value-type="float" office:value="-37.74872">
            <text:p>-37.748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05564">
            <text:p>-46.05564</text:p>
          </table:table-cell>
          <table:table-cell office:value-type="float" office:value="-40.8218">
            <text:p>-40.82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7539">
            <text:p>-47.47539</text:p>
          </table:table-cell>
          <table:table-cell office:value-type="float" office:value="-45.3517">
            <text:p>-45.35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3983">
            <text:p>-48.03983</text:p>
          </table:table-cell>
          <table:table-cell office:value-type="float" office:value="-46.75564">
            <text:p>-46.755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2851">
            <text:p>-47.72851</text:p>
          </table:table-cell>
          <table:table-cell office:value-type="float" office:value="-49.87823">
            <text:p>-49.878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55272">
            <text:p>-46.55272</text:p>
          </table:table-cell>
          <table:table-cell office:value-type="float" office:value="-50.99723">
            <text:p>-50.997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55504">
            <text:p>-44.55504</text:p>
          </table:table-cell>
          <table:table-cell office:value-type="float" office:value="-53.35674">
            <text:p>-53.356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80684">
            <text:p>-41.80684</text:p>
          </table:table-cell>
          <table:table-cell office:value-type="float" office:value="-53.98064">
            <text:p>-53.980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40944">
            <text:p>-38.40944</text:p>
          </table:table-cell>
          <table:table-cell office:value-type="float" office:value="-53.62783">
            <text:p>-53.627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48512">
            <text:p>-34.48512</text:p>
          </table:table-cell>
          <table:table-cell office:value-type="float" office:value="-51.23212">
            <text:p>-51.232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17605">
            <text:p>-30.17605</text:p>
          </table:table-cell>
          <table:table-cell office:value-type="float" office:value="-46.93644">
            <text:p>-46.936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63831">
            <text:p>-25.63831</text:p>
          </table:table-cell>
          <table:table-cell office:value-type="float" office:value="-42.13314">
            <text:p>-42.133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03628">
            <text:p>-21.03628</text:p>
          </table:table-cell>
          <table:table-cell office:value-type="float" office:value="-37.54155">
            <text:p>-37.541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53664">
            <text:p>-16.53664</text:p>
          </table:table-cell>
          <table:table-cell office:value-type="float" office:value="-33.32589">
            <text:p>-33.325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30111">
            <text:p>-12.30111</text:p>
          </table:table-cell>
          <table:table-cell office:value-type="float" office:value="-29.38192">
            <text:p>-29.381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48581">
            <text:p>-8.48581</text:p>
          </table:table-cell>
          <table:table-cell office:value-type="float" office:value="-25.57643">
            <text:p>-25.576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227531">
            <text:p>-5.227531</text:p>
          </table:table-cell>
          <table:table-cell office:value-type="float" office:value="-21.9317">
            <text:p>-21.93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644303">
            <text:p>-2.644303</text:p>
          </table:table-cell>
          <table:table-cell office:value-type="float" office:value="-18.29637">
            <text:p>-18.296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8296998">
            <text:p>-0.8296998</text:p>
          </table:table-cell>
          <table:table-cell office:value-type="float" office:value="-14.96981">
            <text:p>-14.969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99356">
            <text:p>-10.993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483252">
            <text:p>-7.4832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5029233">
            <text:p>-0.5029233</text:p>
          </table:table-cell>
          <table:table-cell office:value-type="float" office:value="-4.780449">
            <text:p>-4.7804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112867">
            <text:p>-2.112867</text:p>
          </table:table-cell>
          <table:table-cell office:value-type="float" office:value="-4.513319">
            <text:p>-4.513319</text:p>
          </table:table-cell>
          <table:table-cell table:number-columns-repeated="6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1">21/07/2014</text:date>, <text:time>14:38:3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 W</meta:initial-creator>
    <meta:creation-date>2014-07-16T22:03:36.09</meta:creation-date>
    <dc:date>2014-07-21T14:38:32.58</dc:date>
    <dc:creator>W W</dc:creator>
    <meta:editing-duration>PT15M17S</meta:editing-duration>
    <meta:editing-cycles>3</meta:editing-cycles>
    <meta:generator>OpenOffice/4.0.1$Win32 OpenOffice.org_project/401m5$Build-9714</meta:generator>
    <meta:document-statistic meta:table-count="3" meta:cell-count="8399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axis-position="0" chart:axis-label-position="outside-start"/>
      <style:graphic-properties draw:stroke="none"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392cm" svg:height="7.555cm" xlink:href=".." xlink:type="simple" chart:class="chart:line" chart:style-name="ch1">
        <chart:legend chart:legend-position="end" svg:x="11.746cm" svg:y="3.203cm" style:legend-expansion="high" chart:style-name="ch2"/>
        <chart:plot-area chart:style-name="ch3" table:cell-range-address="Hoja1.A105:Hoja1.C170 Hoja1.B1:Hoja1.C1" chart:data-source-has-labels="both" svg:x="1.345cm" svg:y="0.739cm" svg:width="10.639cm" svg:height="5.655cm">
          <chartooo:coordinate-region svg:x="2.072cm" svg:y="0.951cm" svg:width="9.222cm" svg:height="4.77cm"/>
          <chart:axis chart:dimension="x" chart:name="primary-x" chart:style-name="ch4" chartooo:axis-type="auto">
            <chartooo:date-scale/>
            <chart:title svg:x="5.165cm" svg:y="6.546cm" chart:style-name="ch5">
              <text:p>Tiempo (segundos)</text:p>
            </chart:title>
            <chart:categories table:cell-range-address="Hoja1.A105:Hoja1.A170"/>
          </chart:axis>
          <chart:axis chart:dimension="y" chart:name="primary-y" chart:style-name="ch6">
            <chart:title svg:x="0.451cm" svg:y="4.787cm" chart:style-name="ch7">
              <text:p>Ángulo (grados)</text:p>
            </chart:title>
            <chart:grid chart:style-name="ch8" chart:class="major"/>
          </chart:axis>
          <chart:series chart:style-name="ch9" chart:values-cell-range-address="Hoja1.C105:Hoja1.C170" chart:label-cell-address="Hoja1.C1:Hoja1.C1" chart:class="chart:line">
            <chart:data-point chart:repeated="66"/>
          </chart:series>
          <chart:series chart:style-name="ch10" chart:values-cell-range-address="Hoja1.B105:Hoja1.B170" chart:label-cell-address="Hoja1.B1:Hoja1.B1" chart:class="chart:line">
            <chart:data-point chart:repeated="6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Ángulo real</text:p>
                <draw:g>
                  <svg:desc>Hoja1.C1:Hoja1.C1</svg:desc>
                </draw:g>
              </table:table-cell>
              <table:table-cell office:value-type="string">
                <text:p>Ángulo objetivo</text:p>
                <draw:g>
                  <svg:desc>Hoja1.B1:Hoja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Hoja1.A105:Hoja1.A170</svg:desc>
                </draw:g>
              </table:table-cell>
              <table:table-cell office:value-type="float" office:value="-49.16344">
                <text:p>-49.16344</text:p>
                <draw:g>
                  <svg:desc>Hoja1.C105:Hoja1.C170</svg:desc>
                </draw:g>
              </table:table-cell>
              <table:table-cell office:value-type="float" office:value="-45.11612">
                <text:p>-45.11612</text:p>
                <draw:g>
                  <svg:desc>Hoja1.B105:Hoja1.B170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1.13495">
                <text:p>-51.13495</text:p>
              </table:table-cell>
              <table:table-cell office:value-type="float" office:value="-42.54339">
                <text:p>-42.54339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-51.66211">
                <text:p>-51.66211</text:p>
              </table:table-cell>
              <table:table-cell office:value-type="float" office:value="-39.29374">
                <text:p>-39.293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0.26927">
                <text:p>-50.26927</text:p>
              </table:table-cell>
              <table:table-cell office:value-type="float" office:value="-35.48487">
                <text:p>-35.484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6.81858">
                <text:p>-46.81858</text:p>
              </table:table-cell>
              <table:table-cell office:value-type="float" office:value="-31.25488">
                <text:p>-31.254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2.42387">
                <text:p>-42.42387</text:p>
              </table:table-cell>
              <table:table-cell office:value-type="float" office:value="-26.757">
                <text:p>-26.7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7.97186">
                <text:p>-37.97186</text:p>
              </table:table-cell>
              <table:table-cell office:value-type="float" office:value="-22.15429">
                <text:p>-22.154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3.7813">
                <text:p>-33.7813</text:p>
              </table:table-cell>
              <table:table-cell office:value-type="float" office:value="-17.61347">
                <text:p>-17.613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9.87097">
                <text:p>-29.87097</text:p>
              </table:table-cell>
              <table:table-cell office:value-type="float" office:value="-13.29914">
                <text:p>-13.299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6.19593">
                <text:p>-26.19593</text:p>
              </table:table-cell>
              <table:table-cell office:value-type="float" office:value="-9.367689">
                <text:p>-9.3676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4.22324">
                <text:p>-24.22324</text:p>
              </table:table-cell>
              <table:table-cell office:value-type="float" office:value="-5.961505">
                <text:p>-5.9615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2.00844">
                <text:p>-22.00844</text:p>
              </table:table-cell>
              <table:table-cell office:value-type="float" office:value="-3.204093">
                <text:p>-3.2040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8.88936">
                <text:p>-18.88936</text:p>
              </table:table-cell>
              <table:table-cell office:value-type="float" office:value="-1.195324">
                <text:p>-1.195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5.14413">
                <text:p>-15.14413</text:p>
              </table:table-cell>
              <table:table-cell office:value-type="float" office:value="-0.008035302">
                <text:p>-0.0080353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.17066">
                <text:p>-11.17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.669102">
                <text:p>-7.669102</text:p>
              </table:table-cell>
              <table:table-cell office:value-type="float" office:value="-0.2386049">
                <text:p>-0.23860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.440164">
                <text:p>-4.440164</text:p>
              </table:table-cell>
              <table:table-cell office:value-type="float" office:value="-1.648126">
                <text:p>-1.6481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.394307">
                <text:p>-3.394307</text:p>
              </table:table-cell>
              <table:table-cell office:value-type="float" office:value="-3.862684">
                <text:p>-3.8626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.637335">
                <text:p>-3.637335</text:p>
              </table:table-cell>
              <table:table-cell office:value-type="float" office:value="-6.802068">
                <text:p>-6.8020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.242194">
                <text:p>-4.242194</text:p>
              </table:table-cell>
              <table:table-cell office:value-type="float" office:value="-10.35974">
                <text:p>-10.359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.755749">
                <text:p>-5.755749</text:p>
              </table:table-cell>
              <table:table-cell office:value-type="float" office:value="-14.40673">
                <text:p>-14.406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.415709">
                <text:p>-8.415709</text:p>
              </table:table-cell>
              <table:table-cell office:value-type="float" office:value="-18.79645">
                <text:p>-18.796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.47471">
                <text:p>-12.47471</text:p>
              </table:table-cell>
              <table:table-cell office:value-type="float" office:value="-23.36975">
                <text:p>-23.369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.18661">
                <text:p>-17.18661</text:p>
              </table:table-cell>
              <table:table-cell office:value-type="float" office:value="-27.96098">
                <text:p>-27.960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2.63895">
                <text:p>-22.63895</text:p>
              </table:table-cell>
              <table:table-cell office:value-type="float" office:value="-32.40367">
                <text:p>-32.403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8.41131">
                <text:p>-28.41131</text:p>
              </table:table-cell>
              <table:table-cell office:value-type="float" office:value="-36.53691">
                <text:p>-36.536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4.22573">
                <text:p>-34.22573</text:p>
              </table:table-cell>
              <table:table-cell office:value-type="float" office:value="-40.21084">
                <text:p>-40.210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8.95649">
                <text:p>-38.95649</text:p>
              </table:table-cell>
              <table:table-cell office:value-type="float" office:value="-43.29238">
                <text:p>-43.292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1.47213">
                <text:p>-41.47213</text:p>
              </table:table-cell>
              <table:table-cell office:value-type="float" office:value="-45.6698">
                <text:p>-45.66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5.54404">
                <text:p>-45.54404</text:p>
              </table:table-cell>
              <table:table-cell office:value-type="float" office:value="-47.25701">
                <text:p>-47.257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7.61218">
                <text:p>-47.61218</text:p>
              </table:table-cell>
              <table:table-cell office:value-type="float" office:value="-47.99644">
                <text:p>-47.996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0.54396">
                <text:p>-50.54396</text:p>
              </table:table-cell>
              <table:table-cell office:value-type="float" office:value="-47.86131">
                <text:p>-47.861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1.44418">
                <text:p>-51.44418</text:p>
              </table:table-cell>
              <table:table-cell office:value-type="float" office:value="-46.85651">
                <text:p>-46.856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3.62328">
                <text:p>-53.62328</text:p>
              </table:table-cell>
              <table:table-cell office:value-type="float" office:value="-45.01849">
                <text:p>-45.01849</text:p>
              </table:table-cell>
            </table:table-row>
            <table:table-row>
              <table:table-cell office:value-type="string">
                <text:p>T + 2π/ω</text:p>
              </table:table-cell>
              <table:table-cell office:value-type="float" office:value="-54.11367">
                <text:p>-54.11367</text:p>
              </table:table-cell>
              <table:table-cell office:value-type="float" office:value="-42.4138">
                <text:p>-42.41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5.32823">
                <text:p>-55.32823</text:p>
              </table:table-cell>
              <table:table-cell office:value-type="float" office:value="-39.13688">
                <text:p>-39.136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2.57638">
                <text:p>-52.57638</text:p>
              </table:table-cell>
              <table:table-cell office:value-type="float" office:value="-35.30644">
                <text:p>-35.306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0.39461">
                <text:p>-50.39461</text:p>
              </table:table-cell>
              <table:table-cell office:value-type="float" office:value="-31.06135">
                <text:p>-31.061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5.76097">
                <text:p>-45.76097</text:p>
              </table:table-cell>
              <table:table-cell office:value-type="float" office:value="-26.55536">
                <text:p>-26.555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1.39704">
                <text:p>-41.39704</text:p>
              </table:table-cell>
              <table:table-cell office:value-type="float" office:value="-21.95187">
                <text:p>-21.951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6.86912">
                <text:p>-36.86912</text:p>
              </table:table-cell>
              <table:table-cell office:value-type="float" office:value="-17.4176">
                <text:p>-17.41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2.82233">
                <text:p>-32.82233</text:p>
              </table:table-cell>
              <table:table-cell office:value-type="float" office:value="-13.11692">
                <text:p>-13.116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8.86264">
                <text:p>-28.86264</text:p>
              </table:table-cell>
              <table:table-cell office:value-type="float" office:value="-9.205674">
                <text:p>-9.2056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5.97912">
                <text:p>-25.97912</text:p>
              </table:table-cell>
              <table:table-cell office:value-type="float" office:value="-5.825675">
                <text:p>-5.8256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2.16513">
                <text:p>-22.16513</text:p>
              </table:table-cell>
              <table:table-cell office:value-type="float" office:value="-3.099275">
                <text:p>-3.0992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.68373">
                <text:p>-17.68373</text:p>
              </table:table-cell>
              <table:table-cell office:value-type="float" office:value="-1.125348">
                <text:p>-1.1253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.80857">
                <text:p>-12.80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.295123">
                <text:p>-8.295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.453642">
                <text:p>-4.453642</text:p>
              </table:table-cell>
              <table:table-cell office:value-type="float" office:value="-0.2829047">
                <text:p>-0.28290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.729511">
                <text:p>-3.729511</text:p>
              </table:table-cell>
              <table:table-cell office:value-type="float" office:value="-1.729164">
                <text:p>-1.7291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.432393">
                <text:p>-3.432393</text:p>
              </table:table-cell>
              <table:table-cell office:value-type="float" office:value="-3.977548">
                <text:p>-3.9775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984248">
                <text:p>4.984248</text:p>
              </table:table-cell>
              <table:table-cell office:value-type="float" office:value="-6.946511">
                <text:p>-6.9465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.692253">
                <text:p>-6.692253</text:p>
              </table:table-cell>
              <table:table-cell office:value-type="float" office:value="-10.52858">
                <text:p>-10.528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.917152">
                <text:p>-5.917152</text:p>
              </table:table-cell>
              <table:table-cell office:value-type="float" office:value="-14.59389">
                <text:p>-14.593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.445238">
                <text:p>-7.445238</text:p>
              </table:table-cell>
              <table:table-cell office:value-type="float" office:value="-18.99512">
                <text:p>-18.995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.59641">
                <text:p>-10.59641</text:p>
              </table:table-cell>
              <table:table-cell office:value-type="float" office:value="-23.57276">
                <text:p>-23.572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5.45059">
                <text:p>-15.45059</text:p>
              </table:table-cell>
              <table:table-cell office:value-type="float" office:value="-28.16085">
                <text:p>-28.160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0.91562">
                <text:p>-20.91562</text:p>
              </table:table-cell>
              <table:table-cell office:value-type="float" office:value="-32.59328">
                <text:p>-32.593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6.82986">
                <text:p>-26.82986</text:p>
              </table:table-cell>
              <table:table-cell office:value-type="float" office:value="-36.70935">
                <text:p>-36.709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2.64191">
                <text:p>-32.64191</text:p>
              </table:table-cell>
              <table:table-cell office:value-type="float" office:value="-40.35989">
                <text:p>-40.359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6.08984">
                <text:p>-36.08984</text:p>
              </table:table-cell>
              <table:table-cell office:value-type="float" office:value="-43.41255">
                <text:p>-43.412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0.12992">
                <text:p>-40.12992</text:p>
              </table:table-cell>
              <table:table-cell office:value-type="float" office:value="-45.75683">
                <text:p>-45.756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2.2343">
                <text:p>-42.2343</text:p>
              </table:table-cell>
              <table:table-cell office:value-type="float" office:value="-47.3077">
                <text:p>-47.30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4.14292">
                <text:p>-44.14292</text:p>
              </table:table-cell>
              <table:table-cell office:value-type="float" office:value="-48.00897">
                <text:p>-48.008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5.55569">
                <text:p>-45.55569</text:p>
              </table:table-cell>
              <table:table-cell office:value-type="float" office:value="-47.83522">
                <text:p>-47.83522</text:p>
              </table:table-cell>
            </table:table-row>
            <table:table-row>
              <table:table-cell office:value-type="string">
                <text:p>T + 4π/ω</text:p>
              </table:table-cell>
              <table:table-cell office:value-type="float" office:value="-47.93219">
                <text:p>-47.93219</text:p>
              </table:table-cell>
              <table:table-cell office:value-type="float" office:value="-46.79277">
                <text:p>-46.792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